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51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number-columns-repeated="500" table:default-cell-style-name="Default"/>
        <table:table-row table:style-name="ro1">
          <table:table-cell office:value-type="string">
            <text:p>Training Set Error</text:p>
          </table:table-cell>
          <table:table-cell office:value-type="float" office:value="1.532782">
            <text:p>1,532782</text:p>
          </table:table-cell>
          <table:table-cell office:value-type="float" office:value="1.449157">
            <text:p>1,449157</text:p>
          </table:table-cell>
          <table:table-cell office:value-type="float" office:value="1.39574">
            <text:p>1,39574</text:p>
          </table:table-cell>
          <table:table-cell office:value-type="float" office:value="1.346719">
            <text:p>1,346719</text:p>
          </table:table-cell>
          <table:table-cell office:value-type="float" office:value="1.2948">
            <text:p>1,2948</text:p>
          </table:table-cell>
          <table:table-cell office:value-type="float" office:value="1.227139">
            <text:p>1,227139</text:p>
          </table:table-cell>
          <table:table-cell office:value-type="float" office:value="1.158037">
            <text:p>1,158037</text:p>
          </table:table-cell>
          <table:table-cell office:value-type="float" office:value="1.119723">
            <text:p>1,119723</text:p>
          </table:table-cell>
          <table:table-cell office:value-type="float" office:value="1.086623">
            <text:p>1,086623</text:p>
          </table:table-cell>
          <table:table-cell office:value-type="float" office:value="1.054387">
            <text:p>1,054387</text:p>
          </table:table-cell>
          <table:table-cell office:value-type="float" office:value="1.014006">
            <text:p>1,014006</text:p>
          </table:table-cell>
          <table:table-cell office:value-type="float" office:value="0.982127">
            <text:p>0,982127</text:p>
          </table:table-cell>
          <table:table-cell office:value-type="float" office:value="0.943463">
            <text:p>0,943463</text:p>
          </table:table-cell>
          <table:table-cell office:value-type="float" office:value="0.913848">
            <text:p>0,913848</text:p>
          </table:table-cell>
          <table:table-cell office:value-type="float" office:value="0.890915">
            <text:p>0,890915</text:p>
          </table:table-cell>
          <table:table-cell office:value-type="float" office:value="0.861734">
            <text:p>0,861734</text:p>
          </table:table-cell>
          <table:table-cell office:value-type="float" office:value="0.851712">
            <text:p>0,851712</text:p>
          </table:table-cell>
          <table:table-cell office:value-type="float" office:value="0.815884">
            <text:p>0,815884</text:p>
          </table:table-cell>
          <table:table-cell office:value-type="float" office:value="0.791027">
            <text:p>0,791027</text:p>
          </table:table-cell>
          <table:table-cell office:value-type="float" office:value="0.773793">
            <text:p>0,773793</text:p>
          </table:table-cell>
          <table:table-cell office:value-type="float" office:value="0.761502">
            <text:p>0,761502</text:p>
          </table:table-cell>
          <table:table-cell office:value-type="float" office:value="0.737824">
            <text:p>0,737824</text:p>
          </table:table-cell>
          <table:table-cell office:value-type="float" office:value="0.724458">
            <text:p>0,724458</text:p>
          </table:table-cell>
          <table:table-cell office:value-type="float" office:value="0.709866">
            <text:p>0,709866</text:p>
          </table:table-cell>
          <table:table-cell office:value-type="float" office:value="0.701423">
            <text:p>0,701423</text:p>
          </table:table-cell>
          <table:table-cell office:value-type="float" office:value="0.675216">
            <text:p>0,675216</text:p>
          </table:table-cell>
          <table:table-cell office:value-type="float" office:value="0.666927">
            <text:p>0,666927</text:p>
          </table:table-cell>
          <table:table-cell office:value-type="float" office:value="0.664309">
            <text:p>0,664309</text:p>
          </table:table-cell>
          <table:table-cell office:value-type="float" office:value="0.647609">
            <text:p>0,647609</text:p>
          </table:table-cell>
          <table:table-cell office:value-type="float" office:value="0.637396">
            <text:p>0,637396</text:p>
          </table:table-cell>
          <table:table-cell office:value-type="float" office:value="0.631568">
            <text:p>0,631568</text:p>
          </table:table-cell>
          <table:table-cell office:value-type="float" office:value="0.620785">
            <text:p>0,620785</text:p>
          </table:table-cell>
          <table:table-cell office:value-type="float" office:value="0.609924">
            <text:p>0,609924</text:p>
          </table:table-cell>
          <table:table-cell office:value-type="float" office:value="0.599892">
            <text:p>0,599892</text:p>
          </table:table-cell>
          <table:table-cell office:value-type="float" office:value="0.590927">
            <text:p>0,590927</text:p>
          </table:table-cell>
          <table:table-cell office:value-type="float" office:value="0.588515">
            <text:p>0,588515</text:p>
          </table:table-cell>
          <table:table-cell office:value-type="float" office:value="0.576442">
            <text:p>0,576442</text:p>
          </table:table-cell>
          <table:table-cell office:value-type="float" office:value="0.577875">
            <text:p>0,577875</text:p>
          </table:table-cell>
          <table:table-cell office:value-type="float" office:value="0.566148">
            <text:p>0,566148</text:p>
          </table:table-cell>
          <table:table-cell office:value-type="float" office:value="0.565998">
            <text:p>0,565998</text:p>
          </table:table-cell>
          <table:table-cell office:value-type="float" office:value="0.560759">
            <text:p>0,560759</text:p>
          </table:table-cell>
          <table:table-cell office:value-type="float" office:value="0.561665">
            <text:p>0,561665</text:p>
          </table:table-cell>
          <table:table-cell office:value-type="float" office:value="0.556757">
            <text:p>0,556757</text:p>
          </table:table-cell>
          <table:table-cell office:value-type="float" office:value="0.541557">
            <text:p>0,541557</text:p>
          </table:table-cell>
          <table:table-cell office:value-type="float" office:value="0.537695">
            <text:p>0,537695</text:p>
          </table:table-cell>
          <table:table-cell office:value-type="float" office:value="0.539128">
            <text:p>0,539128</text:p>
          </table:table-cell>
          <table:table-cell office:value-type="float" office:value="0.534388">
            <text:p>0,534388</text:p>
          </table:table-cell>
          <table:table-cell office:value-type="float" office:value="0.526815">
            <text:p>0,526815</text:p>
          </table:table-cell>
          <table:table-cell office:value-type="float" office:value="0.526592">
            <text:p>0,526592</text:p>
          </table:table-cell>
          <table:table-cell office:value-type="float" office:value="0.526405">
            <text:p>0,526405</text:p>
          </table:table-cell>
          <table:table-cell office:value-type="float" office:value="0.519557">
            <text:p>0,519557</text:p>
          </table:table-cell>
          <table:table-cell office:value-type="float" office:value="0.519466">
            <text:p>0,519466</text:p>
          </table:table-cell>
          <table:table-cell office:value-type="float" office:value="0.525576">
            <text:p>0,525576</text:p>
          </table:table-cell>
          <table:table-cell office:value-type="float" office:value="0.523678">
            <text:p>0,523678</text:p>
          </table:table-cell>
          <table:table-cell office:value-type="float" office:value="0.52234">
            <text:p>0,52234</text:p>
          </table:table-cell>
          <table:table-cell office:value-type="float" office:value="0.510193">
            <text:p>0,510193</text:p>
          </table:table-cell>
          <table:table-cell office:value-type="float" office:value="0.50499">
            <text:p>0,50499</text:p>
          </table:table-cell>
          <table:table-cell office:value-type="float" office:value="0.511926">
            <text:p>0,511926</text:p>
          </table:table-cell>
          <table:table-cell office:value-type="float" office:value="0.505135">
            <text:p>0,505135</text:p>
          </table:table-cell>
          <table:table-cell office:value-type="float" office:value="0.503349">
            <text:p>0,503349</text:p>
          </table:table-cell>
          <table:table-cell office:value-type="float" office:value="0.50455">
            <text:p>0,50455</text:p>
          </table:table-cell>
          <table:table-cell office:value-type="float" office:value="0.497554">
            <text:p>0,497554</text:p>
          </table:table-cell>
          <table:table-cell office:value-type="float" office:value="0.497747">
            <text:p>0,497747</text:p>
          </table:table-cell>
          <table:table-cell office:value-type="float" office:value="0.497887">
            <text:p>0,497887</text:p>
          </table:table-cell>
          <table:table-cell office:value-type="float" office:value="0.504383">
            <text:p>0,504383</text:p>
          </table:table-cell>
          <table:table-cell office:value-type="float" office:value="0.493454">
            <text:p>0,493454</text:p>
          </table:table-cell>
          <table:table-cell office:value-type="float" office:value="0.497776">
            <text:p>0,497776</text:p>
          </table:table-cell>
          <table:table-cell office:value-type="float" office:value="0.492697">
            <text:p>0,492697</text:p>
          </table:table-cell>
          <table:table-cell office:value-type="float" office:value="0.500713">
            <text:p>0,500713</text:p>
          </table:table-cell>
          <table:table-cell office:value-type="float" office:value="0.490086">
            <text:p>0,490086</text:p>
          </table:table-cell>
          <table:table-cell office:value-type="float" office:value="0.484782">
            <text:p>0,484782</text:p>
          </table:table-cell>
          <table:table-cell office:value-type="float" office:value="0.500894">
            <text:p>0,500894</text:p>
          </table:table-cell>
          <table:table-cell office:value-type="float" office:value="0.494438">
            <text:p>0,494438</text:p>
          </table:table-cell>
          <table:table-cell office:value-type="float" office:value="0.488274">
            <text:p>0,488274</text:p>
          </table:table-cell>
          <table:table-cell office:value-type="float" office:value="0.485622">
            <text:p>0,485622</text:p>
          </table:table-cell>
          <table:table-cell office:value-type="float" office:value="0.493927">
            <text:p>0,493927</text:p>
          </table:table-cell>
          <table:table-cell office:value-type="float" office:value="0.485742">
            <text:p>0,485742</text:p>
          </table:table-cell>
          <table:table-cell office:value-type="float" office:value="0.484067">
            <text:p>0,484067</text:p>
          </table:table-cell>
          <table:table-cell office:value-type="float" office:value="0.486108">
            <text:p>0,486108</text:p>
          </table:table-cell>
          <table:table-cell office:value-type="float" office:value="0.480426">
            <text:p>0,480426</text:p>
          </table:table-cell>
          <table:table-cell office:value-type="float" office:value="0.481387">
            <text:p>0,481387</text:p>
          </table:table-cell>
          <table:table-cell office:value-type="float" office:value="0.480313">
            <text:p>0,480313</text:p>
          </table:table-cell>
          <table:table-cell office:value-type="float" office:value="0.483546">
            <text:p>0,483546</text:p>
          </table:table-cell>
          <table:table-cell office:value-type="float" office:value="0.4811">
            <text:p>0,4811</text:p>
          </table:table-cell>
          <table:table-cell office:value-type="float" office:value="0.472448">
            <text:p>0,472448</text:p>
          </table:table-cell>
          <table:table-cell office:value-type="float" office:value="0.483751">
            <text:p>0,483751</text:p>
          </table:table-cell>
          <table:table-cell office:value-type="float" office:value="0.481732">
            <text:p>0,481732</text:p>
          </table:table-cell>
          <table:table-cell office:value-type="float" office:value="0.478297">
            <text:p>0,478297</text:p>
          </table:table-cell>
          <table:table-cell office:value-type="float" office:value="0.47339">
            <text:p>0,47339</text:p>
          </table:table-cell>
          <table:table-cell office:value-type="float" office:value="0.476437">
            <text:p>0,476437</text:p>
          </table:table-cell>
          <table:table-cell office:value-type="float" office:value="0.481069">
            <text:p>0,481069</text:p>
          </table:table-cell>
          <table:table-cell office:value-type="float" office:value="0.474179">
            <text:p>0,474179</text:p>
          </table:table-cell>
          <table:table-cell office:value-type="float" office:value="0.47926">
            <text:p>0,47926</text:p>
          </table:table-cell>
          <table:table-cell office:value-type="float" office:value="0.472385">
            <text:p>0,472385</text:p>
          </table:table-cell>
          <table:table-cell office:value-type="float" office:value="0.471605">
            <text:p>0,471605</text:p>
          </table:table-cell>
          <table:table-cell office:value-type="float" office:value="0.468858">
            <text:p>0,468858</text:p>
          </table:table-cell>
          <table:table-cell office:value-type="float" office:value="0.472413">
            <text:p>0,472413</text:p>
          </table:table-cell>
          <table:table-cell office:value-type="float" office:value="0.468591">
            <text:p>0,468591</text:p>
          </table:table-cell>
          <table:table-cell office:value-type="float" office:value="0.471206">
            <text:p>0,471206</text:p>
          </table:table-cell>
          <table:table-cell office:value-type="float" office:value="0.468832">
            <text:p>0,468832</text:p>
          </table:table-cell>
          <table:table-cell office:value-type="float" office:value="0.476837">
            <text:p>0,476837</text:p>
          </table:table-cell>
          <table:table-cell office:value-type="float" office:value="0.478356">
            <text:p>0,478356</text:p>
          </table:table-cell>
          <table:table-cell office:value-type="float" office:value="0.468402">
            <text:p>0,468402</text:p>
          </table:table-cell>
          <table:table-cell office:value-type="float" office:value="0.46901">
            <text:p>0,46901</text:p>
          </table:table-cell>
          <table:table-cell office:value-type="float" office:value="0.467488">
            <text:p>0,467488</text:p>
          </table:table-cell>
          <table:table-cell office:value-type="float" office:value="0.464976">
            <text:p>0,464976</text:p>
          </table:table-cell>
          <table:table-cell office:value-type="float" office:value="0.467835">
            <text:p>0,467835</text:p>
          </table:table-cell>
          <table:table-cell office:value-type="float" office:value="0.457633">
            <text:p>0,457633</text:p>
          </table:table-cell>
          <table:table-cell office:value-type="float" office:value="0.468278">
            <text:p>0,468278</text:p>
          </table:table-cell>
          <table:table-cell office:value-type="float" office:value="0.465036">
            <text:p>0,465036</text:p>
          </table:table-cell>
          <table:table-cell office:value-type="float" office:value="0.459474">
            <text:p>0,459474</text:p>
          </table:table-cell>
          <table:table-cell office:value-type="float" office:value="0.458634">
            <text:p>0,458634</text:p>
          </table:table-cell>
          <table:table-cell office:value-type="float" office:value="0.462418">
            <text:p>0,462418</text:p>
          </table:table-cell>
          <table:table-cell office:value-type="float" office:value="0.459447">
            <text:p>0,459447</text:p>
          </table:table-cell>
          <table:table-cell office:value-type="float" office:value="0.460078">
            <text:p>0,460078</text:p>
          </table:table-cell>
          <table:table-cell office:value-type="float" office:value="0.459442">
            <text:p>0,459442</text:p>
          </table:table-cell>
          <table:table-cell office:value-type="float" office:value="0.458852">
            <text:p>0,458852</text:p>
          </table:table-cell>
          <table:table-cell office:value-type="float" office:value="0.456759">
            <text:p>0,456759</text:p>
          </table:table-cell>
          <table:table-cell office:value-type="float" office:value="0.462074">
            <text:p>0,462074</text:p>
          </table:table-cell>
          <table:table-cell office:value-type="float" office:value="0.452658">
            <text:p>0,452658</text:p>
          </table:table-cell>
          <table:table-cell office:value-type="float" office:value="0.458025">
            <text:p>0,458025</text:p>
          </table:table-cell>
          <table:table-cell office:value-type="float" office:value="0.46078">
            <text:p>0,46078</text:p>
          </table:table-cell>
          <table:table-cell office:value-type="float" office:value="0.455659">
            <text:p>0,455659</text:p>
          </table:table-cell>
          <table:table-cell office:value-type="float" office:value="0.453556">
            <text:p>0,453556</text:p>
          </table:table-cell>
          <table:table-cell office:value-type="float" office:value="0.457821">
            <text:p>0,457821</text:p>
          </table:table-cell>
          <table:table-cell office:value-type="float" office:value="0.459326">
            <text:p>0,459326</text:p>
          </table:table-cell>
          <table:table-cell office:value-type="float" office:value="0.454839">
            <text:p>0,454839</text:p>
          </table:table-cell>
          <table:table-cell office:value-type="float" office:value="0.461376">
            <text:p>0,461376</text:p>
          </table:table-cell>
          <table:table-cell office:value-type="float" office:value="0.462669">
            <text:p>0,462669</text:p>
          </table:table-cell>
          <table:table-cell office:value-type="float" office:value="0.449411">
            <text:p>0,449411</text:p>
          </table:table-cell>
          <table:table-cell office:value-type="float" office:value="0.454596">
            <text:p>0,454596</text:p>
          </table:table-cell>
          <table:table-cell office:value-type="float" office:value="0.448818">
            <text:p>0,448818</text:p>
          </table:table-cell>
          <table:table-cell office:value-type="float" office:value="0.456819">
            <text:p>0,456819</text:p>
          </table:table-cell>
          <table:table-cell office:value-type="float" office:value="0.450327">
            <text:p>0,450327</text:p>
          </table:table-cell>
          <table:table-cell office:value-type="float" office:value="0.452223">
            <text:p>0,452223</text:p>
          </table:table-cell>
          <table:table-cell office:value-type="float" office:value="0.451834">
            <text:p>0,451834</text:p>
          </table:table-cell>
          <table:table-cell office:value-type="float" office:value="0.447559">
            <text:p>0,447559</text:p>
          </table:table-cell>
          <table:table-cell office:value-type="float" office:value="0.444753">
            <text:p>0,444753</text:p>
          </table:table-cell>
          <table:table-cell office:value-type="float" office:value="0.442735">
            <text:p>0,442735</text:p>
          </table:table-cell>
          <table:table-cell office:value-type="float" office:value="0.448303">
            <text:p>0,448303</text:p>
          </table:table-cell>
          <table:table-cell office:value-type="float" office:value="0.447095">
            <text:p>0,447095</text:p>
          </table:table-cell>
          <table:table-cell office:value-type="float" office:value="0.444163">
            <text:p>0,444163</text:p>
          </table:table-cell>
          <table:table-cell office:value-type="float" office:value="0.445327">
            <text:p>0,445327</text:p>
          </table:table-cell>
          <table:table-cell office:value-type="float" office:value="0.445277">
            <text:p>0,445277</text:p>
          </table:table-cell>
          <table:table-cell office:value-type="float" office:value="0.444589">
            <text:p>0,444589</text:p>
          </table:table-cell>
          <table:table-cell office:value-type="float" office:value="0.444355">
            <text:p>0,444355</text:p>
          </table:table-cell>
          <table:table-cell office:value-type="float" office:value="0.449917">
            <text:p>0,449917</text:p>
          </table:table-cell>
          <table:table-cell office:value-type="float" office:value="0.440874">
            <text:p>0,440874</text:p>
          </table:table-cell>
          <table:table-cell office:value-type="float" office:value="0.449328">
            <text:p>0,449328</text:p>
          </table:table-cell>
          <table:table-cell office:value-type="float" office:value="0.438755">
            <text:p>0,438755</text:p>
          </table:table-cell>
          <table:table-cell office:value-type="float" office:value="0.445367">
            <text:p>0,445367</text:p>
          </table:table-cell>
          <table:table-cell office:value-type="float" office:value="0.443534">
            <text:p>0,443534</text:p>
          </table:table-cell>
          <table:table-cell office:value-type="float" office:value="0.449694">
            <text:p>0,449694</text:p>
          </table:table-cell>
          <table:table-cell office:value-type="float" office:value="0.440142">
            <text:p>0,440142</text:p>
          </table:table-cell>
          <table:table-cell office:value-type="float" office:value="0.436633">
            <text:p>0,436633</text:p>
          </table:table-cell>
          <table:table-cell office:value-type="float" office:value="0.44012">
            <text:p>0,44012</text:p>
          </table:table-cell>
          <table:table-cell office:value-type="float" office:value="0.435857">
            <text:p>0,435857</text:p>
          </table:table-cell>
          <table:table-cell office:value-type="float" office:value="0.440937">
            <text:p>0,440937</text:p>
          </table:table-cell>
          <table:table-cell office:value-type="float" office:value="0.442221">
            <text:p>0,442221</text:p>
          </table:table-cell>
          <table:table-cell office:value-type="float" office:value="0.439009">
            <text:p>0,439009</text:p>
          </table:table-cell>
          <table:table-cell office:value-type="float" office:value="0.435242">
            <text:p>0,435242</text:p>
          </table:table-cell>
          <table:table-cell office:value-type="float" office:value="0.441636">
            <text:p>0,441636</text:p>
          </table:table-cell>
          <table:table-cell office:value-type="float" office:value="0.439953">
            <text:p>0,439953</text:p>
          </table:table-cell>
          <table:table-cell office:value-type="float" office:value="0.438847">
            <text:p>0,438847</text:p>
          </table:table-cell>
          <table:table-cell office:value-type="float" office:value="0.439283">
            <text:p>0,439283</text:p>
          </table:table-cell>
          <table:table-cell office:value-type="float" office:value="0.443921">
            <text:p>0,443921</text:p>
          </table:table-cell>
          <table:table-cell office:value-type="float" office:value="0.433066">
            <text:p>0,433066</text:p>
          </table:table-cell>
          <table:table-cell office:value-type="float" office:value="0.43016">
            <text:p>0,43016</text:p>
          </table:table-cell>
          <table:table-cell office:value-type="float" office:value="0.428297">
            <text:p>0,428297</text:p>
          </table:table-cell>
          <table:table-cell office:value-type="float" office:value="0.43716">
            <text:p>0,43716</text:p>
          </table:table-cell>
          <table:table-cell office:value-type="float" office:value="0.432145">
            <text:p>0,432145</text:p>
          </table:table-cell>
          <table:table-cell office:value-type="float" office:value="0.435837">
            <text:p>0,435837</text:p>
          </table:table-cell>
          <table:table-cell office:value-type="float" office:value="0.434492">
            <text:p>0,434492</text:p>
          </table:table-cell>
          <table:table-cell office:value-type="float" office:value="0.431873">
            <text:p>0,431873</text:p>
          </table:table-cell>
          <table:table-cell office:value-type="float" office:value="0.423011">
            <text:p>0,423011</text:p>
          </table:table-cell>
          <table:table-cell office:value-type="float" office:value="0.431268">
            <text:p>0,431268</text:p>
          </table:table-cell>
          <table:table-cell office:value-type="float" office:value="0.430178">
            <text:p>0,430178</text:p>
          </table:table-cell>
          <table:table-cell office:value-type="float" office:value="0.437826">
            <text:p>0,437826</text:p>
          </table:table-cell>
          <table:table-cell office:value-type="float" office:value="0.4344">
            <text:p>0,4344</text:p>
          </table:table-cell>
          <table:table-cell office:value-type="float" office:value="0.423071">
            <text:p>0,423071</text:p>
          </table:table-cell>
          <table:table-cell office:value-type="float" office:value="0.426558">
            <text:p>0,426558</text:p>
          </table:table-cell>
          <table:table-cell office:value-type="float" office:value="0.422998">
            <text:p>0,422998</text:p>
          </table:table-cell>
          <table:table-cell office:value-type="float" office:value="0.429339">
            <text:p>0,429339</text:p>
          </table:table-cell>
          <table:table-cell office:value-type="float" office:value="0.421284">
            <text:p>0,421284</text:p>
          </table:table-cell>
          <table:table-cell office:value-type="float" office:value="0.42378">
            <text:p>0,42378</text:p>
          </table:table-cell>
          <table:table-cell office:value-type="float" office:value="0.422154">
            <text:p>0,422154</text:p>
          </table:table-cell>
          <table:table-cell office:value-type="float" office:value="0.419924">
            <text:p>0,419924</text:p>
          </table:table-cell>
          <table:table-cell office:value-type="float" office:value="0.419975">
            <text:p>0,419975</text:p>
          </table:table-cell>
          <table:table-cell office:value-type="float" office:value="0.421739">
            <text:p>0,421739</text:p>
          </table:table-cell>
          <table:table-cell office:value-type="float" office:value="0.427166">
            <text:p>0,427166</text:p>
          </table:table-cell>
          <table:table-cell office:value-type="float" office:value="0.422409">
            <text:p>0,422409</text:p>
          </table:table-cell>
          <table:table-cell office:value-type="float" office:value="0.427023">
            <text:p>0,427023</text:p>
          </table:table-cell>
          <table:table-cell office:value-type="float" office:value="0.421415">
            <text:p>0,421415</text:p>
          </table:table-cell>
          <table:table-cell office:value-type="float" office:value="0.424328">
            <text:p>0,424328</text:p>
          </table:table-cell>
          <table:table-cell office:value-type="float" office:value="0.415767">
            <text:p>0,415767</text:p>
          </table:table-cell>
          <table:table-cell office:value-type="float" office:value="0.424896">
            <text:p>0,424896</text:p>
          </table:table-cell>
          <table:table-cell office:value-type="float" office:value="0.40911">
            <text:p>0,40911</text:p>
          </table:table-cell>
          <table:table-cell office:value-type="float" office:value="0.425092">
            <text:p>0,425092</text:p>
          </table:table-cell>
          <table:table-cell office:value-type="float" office:value="0.414439">
            <text:p>0,414439</text:p>
          </table:table-cell>
          <table:table-cell office:value-type="float" office:value="0.418304">
            <text:p>0,418304</text:p>
          </table:table-cell>
          <table:table-cell office:value-type="float" office:value="0.420058">
            <text:p>0,420058</text:p>
          </table:table-cell>
          <table:table-cell office:value-type="float" office:value="0.409893">
            <text:p>0,409893</text:p>
          </table:table-cell>
          <table:table-cell office:value-type="float" office:value="0.421547">
            <text:p>0,421547</text:p>
          </table:table-cell>
          <table:table-cell office:value-type="float" office:value="0.415538">
            <text:p>0,415538</text:p>
          </table:table-cell>
          <table:table-cell office:value-type="float" office:value="0.421118">
            <text:p>0,421118</text:p>
          </table:table-cell>
          <table:table-cell office:value-type="float" office:value="0.413647">
            <text:p>0,413647</text:p>
          </table:table-cell>
          <table:table-cell office:value-type="float" office:value="0.413658">
            <text:p>0,413658</text:p>
          </table:table-cell>
          <table:table-cell office:value-type="float" office:value="0.414533">
            <text:p>0,414533</text:p>
          </table:table-cell>
          <table:table-cell office:value-type="float" office:value="0.417836">
            <text:p>0,417836</text:p>
          </table:table-cell>
          <table:table-cell office:value-type="float" office:value="0.410625">
            <text:p>0,410625</text:p>
          </table:table-cell>
          <table:table-cell office:value-type="float" office:value="0.419301">
            <text:p>0,419301</text:p>
          </table:table-cell>
          <table:table-cell office:value-type="float" office:value="0.415748">
            <text:p>0,415748</text:p>
          </table:table-cell>
          <table:table-cell office:value-type="float" office:value="0.413743">
            <text:p>0,413743</text:p>
          </table:table-cell>
          <table:table-cell office:value-type="float" office:value="0.410338">
            <text:p>0,410338</text:p>
          </table:table-cell>
          <table:table-cell office:value-type="float" office:value="0.402377">
            <text:p>0,402377</text:p>
          </table:table-cell>
          <table:table-cell office:value-type="float" office:value="0.409227">
            <text:p>0,409227</text:p>
          </table:table-cell>
          <table:table-cell office:value-type="float" office:value="0.409188">
            <text:p>0,409188</text:p>
          </table:table-cell>
          <table:table-cell office:value-type="float" office:value="0.41116">
            <text:p>0,41116</text:p>
          </table:table-cell>
          <table:table-cell office:value-type="float" office:value="0.406977">
            <text:p>0,406977</text:p>
          </table:table-cell>
          <table:table-cell office:value-type="float" office:value="0.410398">
            <text:p>0,410398</text:p>
          </table:table-cell>
          <table:table-cell office:value-type="float" office:value="0.401168">
            <text:p>0,401168</text:p>
          </table:table-cell>
          <table:table-cell office:value-type="float" office:value="0.405021">
            <text:p>0,405021</text:p>
          </table:table-cell>
          <table:table-cell office:value-type="float" office:value="0.399199">
            <text:p>0,399199</text:p>
          </table:table-cell>
          <table:table-cell office:value-type="float" office:value="0.404856">
            <text:p>0,404856</text:p>
          </table:table-cell>
          <table:table-cell office:value-type="float" office:value="0.414333">
            <text:p>0,414333</text:p>
          </table:table-cell>
          <table:table-cell office:value-type="float" office:value="0.410365">
            <text:p>0,410365</text:p>
          </table:table-cell>
          <table:table-cell office:value-type="float" office:value="0.406858">
            <text:p>0,406858</text:p>
          </table:table-cell>
          <table:table-cell office:value-type="float" office:value="0.403806">
            <text:p>0,403806</text:p>
          </table:table-cell>
          <table:table-cell office:value-type="float" office:value="0.398261">
            <text:p>0,398261</text:p>
          </table:table-cell>
          <table:table-cell office:value-type="float" office:value="0.40695">
            <text:p>0,40695</text:p>
          </table:table-cell>
          <table:table-cell office:value-type="float" office:value="0.406532">
            <text:p>0,406532</text:p>
          </table:table-cell>
          <table:table-cell office:value-type="float" office:value="0.404821">
            <text:p>0,404821</text:p>
          </table:table-cell>
          <table:table-cell office:value-type="float" office:value="0.403096">
            <text:p>0,403096</text:p>
          </table:table-cell>
          <table:table-cell office:value-type="float" office:value="0.404188">
            <text:p>0,404188</text:p>
          </table:table-cell>
          <table:table-cell office:value-type="float" office:value="0.401384">
            <text:p>0,401384</text:p>
          </table:table-cell>
          <table:table-cell office:value-type="float" office:value="0.400777">
            <text:p>0,400777</text:p>
          </table:table-cell>
          <table:table-cell office:value-type="float" office:value="0.398639">
            <text:p>0,398639</text:p>
          </table:table-cell>
          <table:table-cell office:value-type="float" office:value="0.399555">
            <text:p>0,399555</text:p>
          </table:table-cell>
          <table:table-cell office:value-type="float" office:value="0.396728">
            <text:p>0,396728</text:p>
          </table:table-cell>
          <table:table-cell office:value-type="float" office:value="0.400097">
            <text:p>0,400097</text:p>
          </table:table-cell>
          <table:table-cell office:value-type="float" office:value="0.400419">
            <text:p>0,400419</text:p>
          </table:table-cell>
          <table:table-cell office:value-type="float" office:value="0.399797">
            <text:p>0,399797</text:p>
          </table:table-cell>
          <table:table-cell office:value-type="float" office:value="0.405268">
            <text:p>0,405268</text:p>
          </table:table-cell>
          <table:table-cell office:value-type="float" office:value="0.397188">
            <text:p>0,397188</text:p>
          </table:table-cell>
          <table:table-cell office:value-type="float" office:value="0.399226">
            <text:p>0,399226</text:p>
          </table:table-cell>
          <table:table-cell office:value-type="float" office:value="0.40121">
            <text:p>0,40121</text:p>
          </table:table-cell>
          <table:table-cell office:value-type="float" office:value="0.406822">
            <text:p>0,406822</text:p>
          </table:table-cell>
          <table:table-cell office:value-type="float" office:value="0.398266">
            <text:p>0,398266</text:p>
          </table:table-cell>
          <table:table-cell office:value-type="float" office:value="0.396678">
            <text:p>0,396678</text:p>
          </table:table-cell>
          <table:table-cell office:value-type="float" office:value="0.396999">
            <text:p>0,396999</text:p>
          </table:table-cell>
          <table:table-cell office:value-type="float" office:value="0.3975">
            <text:p>0,3975</text:p>
          </table:table-cell>
          <table:table-cell office:value-type="float" office:value="0.392669">
            <text:p>0,392669</text:p>
          </table:table-cell>
          <table:table-cell office:value-type="float" office:value="0.391455">
            <text:p>0,391455</text:p>
          </table:table-cell>
          <table:table-cell office:value-type="float" office:value="0.397021">
            <text:p>0,397021</text:p>
          </table:table-cell>
          <table:table-cell office:value-type="float" office:value="0.397042">
            <text:p>0,397042</text:p>
          </table:table-cell>
          <table:table-cell office:value-type="float" office:value="0.390895">
            <text:p>0,390895</text:p>
          </table:table-cell>
          <table:table-cell office:value-type="float" office:value="0.394517">
            <text:p>0,394517</text:p>
          </table:table-cell>
          <table:table-cell office:value-type="float" office:value="0.392634">
            <text:p>0,392634</text:p>
          </table:table-cell>
          <table:table-cell office:value-type="float" office:value="0.38739">
            <text:p>0,38739</text:p>
          </table:table-cell>
          <table:table-cell office:value-type="float" office:value="0.390771">
            <text:p>0,390771</text:p>
          </table:table-cell>
          <table:table-cell office:value-type="float" office:value="0.395562">
            <text:p>0,395562</text:p>
          </table:table-cell>
          <table:table-cell office:value-type="float" office:value="0.388275">
            <text:p>0,388275</text:p>
          </table:table-cell>
          <table:table-cell office:value-type="float" office:value="0.388422">
            <text:p>0,388422</text:p>
          </table:table-cell>
          <table:table-cell office:value-type="float" office:value="0.387762">
            <text:p>0,387762</text:p>
          </table:table-cell>
          <table:table-cell office:value-type="float" office:value="0.389719">
            <text:p>0,389719</text:p>
          </table:table-cell>
          <table:table-cell office:value-type="float" office:value="0.384638">
            <text:p>0,384638</text:p>
          </table:table-cell>
          <table:table-cell office:value-type="float" office:value="0.389496">
            <text:p>0,389496</text:p>
          </table:table-cell>
          <table:table-cell office:value-type="float" office:value="0.388793">
            <text:p>0,388793</text:p>
          </table:table-cell>
          <table:table-cell office:value-type="float" office:value="0.387626">
            <text:p>0,387626</text:p>
          </table:table-cell>
          <table:table-cell office:value-type="float" office:value="0.390366">
            <text:p>0,390366</text:p>
          </table:table-cell>
          <table:table-cell office:value-type="float" office:value="0.380735">
            <text:p>0,380735</text:p>
          </table:table-cell>
          <table:table-cell office:value-type="float" office:value="0.384012">
            <text:p>0,384012</text:p>
          </table:table-cell>
          <table:table-cell office:value-type="float" office:value="0.385459">
            <text:p>0,385459</text:p>
          </table:table-cell>
          <table:table-cell office:value-type="float" office:value="0.382822">
            <text:p>0,382822</text:p>
          </table:table-cell>
          <table:table-cell office:value-type="float" office:value="0.384134">
            <text:p>0,384134</text:p>
          </table:table-cell>
          <table:table-cell office:value-type="float" office:value="0.381883">
            <text:p>0,381883</text:p>
          </table:table-cell>
          <table:table-cell office:value-type="float" office:value="0.385246">
            <text:p>0,385246</text:p>
          </table:table-cell>
          <table:table-cell office:value-type="float" office:value="0.379257">
            <text:p>0,379257</text:p>
          </table:table-cell>
          <table:table-cell office:value-type="float" office:value="0.383196">
            <text:p>0,383196</text:p>
          </table:table-cell>
          <table:table-cell office:value-type="float" office:value="0.376728">
            <text:p>0,376728</text:p>
          </table:table-cell>
          <table:table-cell office:value-type="float" office:value="0.377115">
            <text:p>0,377115</text:p>
          </table:table-cell>
          <table:table-cell office:value-type="float" office:value="0.385508">
            <text:p>0,385508</text:p>
          </table:table-cell>
          <table:table-cell office:value-type="float" office:value="0.38096">
            <text:p>0,38096</text:p>
          </table:table-cell>
          <table:table-cell office:value-type="float" office:value="0.376089">
            <text:p>0,376089</text:p>
          </table:table-cell>
          <table:table-cell office:value-type="float" office:value="0.379235">
            <text:p>0,379235</text:p>
          </table:table-cell>
          <table:table-cell office:value-type="float" office:value="0.378248">
            <text:p>0,378248</text:p>
          </table:table-cell>
          <table:table-cell office:value-type="float" office:value="0.379966">
            <text:p>0,379966</text:p>
          </table:table-cell>
          <table:table-cell office:value-type="float" office:value="0.371889">
            <text:p>0,371889</text:p>
          </table:table-cell>
          <table:table-cell office:value-type="float" office:value="0.377236">
            <text:p>0,377236</text:p>
          </table:table-cell>
          <table:table-cell office:value-type="float" office:value="0.375927">
            <text:p>0,375927</text:p>
          </table:table-cell>
          <table:table-cell office:value-type="float" office:value="0.381195">
            <text:p>0,381195</text:p>
          </table:table-cell>
          <table:table-cell office:value-type="float" office:value="0.372061">
            <text:p>0,372061</text:p>
          </table:table-cell>
          <table:table-cell office:value-type="float" office:value="0.374556">
            <text:p>0,374556</text:p>
          </table:table-cell>
          <table:table-cell office:value-type="float" office:value="0.380069">
            <text:p>0,380069</text:p>
          </table:table-cell>
          <table:table-cell office:value-type="float" office:value="0.377819">
            <text:p>0,377819</text:p>
          </table:table-cell>
          <table:table-cell office:value-type="float" office:value="0.375809">
            <text:p>0,375809</text:p>
          </table:table-cell>
          <table:table-cell office:value-type="float" office:value="0.378765">
            <text:p>0,378765</text:p>
          </table:table-cell>
          <table:table-cell office:value-type="float" office:value="0.371784">
            <text:p>0,371784</text:p>
          </table:table-cell>
          <table:table-cell office:value-type="float" office:value="0.370625">
            <text:p>0,370625</text:p>
          </table:table-cell>
          <table:table-cell office:value-type="float" office:value="0.371236">
            <text:p>0,371236</text:p>
          </table:table-cell>
          <table:table-cell office:value-type="float" office:value="0.374197">
            <text:p>0,374197</text:p>
          </table:table-cell>
          <table:table-cell office:value-type="float" office:value="0.373117">
            <text:p>0,373117</text:p>
          </table:table-cell>
          <table:table-cell office:value-type="float" office:value="0.373576">
            <text:p>0,373576</text:p>
          </table:table-cell>
          <table:table-cell office:value-type="float" office:value="0.376365">
            <text:p>0,376365</text:p>
          </table:table-cell>
          <table:table-cell office:value-type="float" office:value="0.38179">
            <text:p>0,38179</text:p>
          </table:table-cell>
          <table:table-cell office:value-type="float" office:value="0.368584">
            <text:p>0,368584</text:p>
          </table:table-cell>
          <table:table-cell office:value-type="float" office:value="0.367548">
            <text:p>0,367548</text:p>
          </table:table-cell>
          <table:table-cell office:value-type="float" office:value="0.362378">
            <text:p>0,362378</text:p>
          </table:table-cell>
          <table:table-cell office:value-type="float" office:value="0.366967">
            <text:p>0,366967</text:p>
          </table:table-cell>
          <table:table-cell office:value-type="float" office:value="0.367484">
            <text:p>0,367484</text:p>
          </table:table-cell>
          <table:table-cell office:value-type="float" office:value="0.36906">
            <text:p>0,36906</text:p>
          </table:table-cell>
          <table:table-cell office:value-type="float" office:value="0.366031">
            <text:p>0,366031</text:p>
          </table:table-cell>
          <table:table-cell office:value-type="float" office:value="0.368999">
            <text:p>0,368999</text:p>
          </table:table-cell>
          <table:table-cell office:value-type="float" office:value="0.366872">
            <text:p>0,366872</text:p>
          </table:table-cell>
          <table:table-cell office:value-type="float" office:value="0.37105">
            <text:p>0,37105</text:p>
          </table:table-cell>
          <table:table-cell office:value-type="float" office:value="0.370769">
            <text:p>0,370769</text:p>
          </table:table-cell>
          <table:table-cell office:value-type="float" office:value="0.366748">
            <text:p>0,366748</text:p>
          </table:table-cell>
          <table:table-cell office:value-type="float" office:value="0.372179">
            <text:p>0,372179</text:p>
          </table:table-cell>
          <table:table-cell office:value-type="float" office:value="0.362365">
            <text:p>0,362365</text:p>
          </table:table-cell>
          <table:table-cell office:value-type="float" office:value="0.368284">
            <text:p>0,368284</text:p>
          </table:table-cell>
          <table:table-cell office:value-type="float" office:value="0.366566">
            <text:p>0,366566</text:p>
          </table:table-cell>
          <table:table-cell office:value-type="float" office:value="0.361689">
            <text:p>0,361689</text:p>
          </table:table-cell>
          <table:table-cell office:value-type="float" office:value="0.363959">
            <text:p>0,363959</text:p>
          </table:table-cell>
          <table:table-cell office:value-type="float" office:value="0.360856">
            <text:p>0,360856</text:p>
          </table:table-cell>
          <table:table-cell office:value-type="float" office:value="0.359258">
            <text:p>0,359258</text:p>
          </table:table-cell>
          <table:table-cell office:value-type="float" office:value="0.362276">
            <text:p>0,362276</text:p>
          </table:table-cell>
          <table:table-cell office:value-type="float" office:value="0.365247">
            <text:p>0,365247</text:p>
          </table:table-cell>
          <table:table-cell office:value-type="float" office:value="0.359076">
            <text:p>0,359076</text:p>
          </table:table-cell>
          <table:table-cell office:value-type="float" office:value="0.363893">
            <text:p>0,363893</text:p>
          </table:table-cell>
          <table:table-cell office:value-type="float" office:value="0.366256">
            <text:p>0,366256</text:p>
          </table:table-cell>
          <table:table-cell office:value-type="float" office:value="0.362012">
            <text:p>0,362012</text:p>
          </table:table-cell>
          <table:table-cell office:value-type="float" office:value="0.360658">
            <text:p>0,360658</text:p>
          </table:table-cell>
          <table:table-cell office:value-type="float" office:value="0.357825">
            <text:p>0,357825</text:p>
          </table:table-cell>
          <table:table-cell office:value-type="float" office:value="0.363111">
            <text:p>0,363111</text:p>
          </table:table-cell>
          <table:table-cell office:value-type="float" office:value="0.356165">
            <text:p>0,356165</text:p>
          </table:table-cell>
          <table:table-cell office:value-type="float" office:value="0.355785">
            <text:p>0,355785</text:p>
          </table:table-cell>
          <table:table-cell office:value-type="float" office:value="0.36289">
            <text:p>0,36289</text:p>
          </table:table-cell>
          <table:table-cell office:value-type="float" office:value="0.360734">
            <text:p>0,360734</text:p>
          </table:table-cell>
          <table:table-cell office:value-type="float" office:value="0.360078">
            <text:p>0,360078</text:p>
          </table:table-cell>
          <table:table-cell office:value-type="float" office:value="0.357539">
            <text:p>0,357539</text:p>
          </table:table-cell>
          <table:table-cell office:value-type="float" office:value="0.353307">
            <text:p>0,353307</text:p>
          </table:table-cell>
          <table:table-cell office:value-type="float" office:value="0.356176">
            <text:p>0,356176</text:p>
          </table:table-cell>
          <table:table-cell office:value-type="float" office:value="0.358768">
            <text:p>0,358768</text:p>
          </table:table-cell>
          <table:table-cell office:value-type="float" office:value="0.355799">
            <text:p>0,355799</text:p>
          </table:table-cell>
          <table:table-cell office:value-type="float" office:value="0.355047">
            <text:p>0,355047</text:p>
          </table:table-cell>
          <table:table-cell office:value-type="float" office:value="0.359989">
            <text:p>0,359989</text:p>
          </table:table-cell>
          <table:table-cell office:value-type="float" office:value="0.354293">
            <text:p>0,354293</text:p>
          </table:table-cell>
          <table:table-cell office:value-type="float" office:value="0.356666">
            <text:p>0,356666</text:p>
          </table:table-cell>
          <table:table-cell office:value-type="float" office:value="0.357298">
            <text:p>0,357298</text:p>
          </table:table-cell>
          <table:table-cell office:value-type="float" office:value="0.352491">
            <text:p>0,352491</text:p>
          </table:table-cell>
          <table:table-cell office:value-type="float" office:value="0.349509">
            <text:p>0,349509</text:p>
          </table:table-cell>
          <table:table-cell office:value-type="float" office:value="0.349168">
            <text:p>0,349168</text:p>
          </table:table-cell>
          <table:table-cell office:value-type="float" office:value="0.349235">
            <text:p>0,349235</text:p>
          </table:table-cell>
          <table:table-cell office:value-type="float" office:value="0.349817">
            <text:p>0,349817</text:p>
          </table:table-cell>
          <table:table-cell office:value-type="float" office:value="0.349147">
            <text:p>0,349147</text:p>
          </table:table-cell>
          <table:table-cell office:value-type="float" office:value="0.351482">
            <text:p>0,351482</text:p>
          </table:table-cell>
          <table:table-cell office:value-type="float" office:value="0.35129">
            <text:p>0,35129</text:p>
          </table:table-cell>
          <table:table-cell office:value-type="float" office:value="0.346415">
            <text:p>0,346415</text:p>
          </table:table-cell>
          <table:table-cell office:value-type="float" office:value="0.350957">
            <text:p>0,350957</text:p>
          </table:table-cell>
          <table:table-cell office:value-type="float" office:value="0.353259">
            <text:p>0,353259</text:p>
          </table:table-cell>
          <table:table-cell office:value-type="float" office:value="0.351194">
            <text:p>0,351194</text:p>
          </table:table-cell>
          <table:table-cell office:value-type="float" office:value="0.350102">
            <text:p>0,350102</text:p>
          </table:table-cell>
          <table:table-cell office:value-type="float" office:value="0.351451">
            <text:p>0,351451</text:p>
          </table:table-cell>
          <table:table-cell office:value-type="float" office:value="0.349879">
            <text:p>0,349879</text:p>
          </table:table-cell>
          <table:table-cell office:value-type="float" office:value="0.346491">
            <text:p>0,346491</text:p>
          </table:table-cell>
          <table:table-cell office:value-type="float" office:value="0.343492">
            <text:p>0,343492</text:p>
          </table:table-cell>
          <table:table-cell office:value-type="float" office:value="0.344474">
            <text:p>0,344474</text:p>
          </table:table-cell>
          <table:table-cell office:value-type="float" office:value="0.343417">
            <text:p>0,343417</text:p>
          </table:table-cell>
          <table:table-cell office:value-type="float" office:value="0.344459">
            <text:p>0,344459</text:p>
          </table:table-cell>
          <table:table-cell office:value-type="float" office:value="0.345737">
            <text:p>0,345737</text:p>
          </table:table-cell>
          <table:table-cell office:value-type="float" office:value="0.345403">
            <text:p>0,345403</text:p>
          </table:table-cell>
          <table:table-cell office:value-type="float" office:value="0.344423">
            <text:p>0,344423</text:p>
          </table:table-cell>
          <table:table-cell office:value-type="float" office:value="0.342839">
            <text:p>0,342839</text:p>
          </table:table-cell>
          <table:table-cell office:value-type="float" office:value="0.342399">
            <text:p>0,342399</text:p>
          </table:table-cell>
          <table:table-cell office:value-type="float" office:value="0.346771">
            <text:p>0,346771</text:p>
          </table:table-cell>
          <table:table-cell office:value-type="float" office:value="0.343757">
            <text:p>0,343757</text:p>
          </table:table-cell>
          <table:table-cell office:value-type="float" office:value="0.343695">
            <text:p>0,343695</text:p>
          </table:table-cell>
          <table:table-cell office:value-type="float" office:value="0.342179">
            <text:p>0,342179</text:p>
          </table:table-cell>
          <table:table-cell office:value-type="float" office:value="0.339988">
            <text:p>0,339988</text:p>
          </table:table-cell>
          <table:table-cell office:value-type="float" office:value="0.34371">
            <text:p>0,34371</text:p>
          </table:table-cell>
          <table:table-cell office:value-type="float" office:value="0.343885">
            <text:p>0,343885</text:p>
          </table:table-cell>
          <table:table-cell office:value-type="float" office:value="0.338825">
            <text:p>0,338825</text:p>
          </table:table-cell>
          <table:table-cell office:value-type="float" office:value="0.338462">
            <text:p>0,338462</text:p>
          </table:table-cell>
          <table:table-cell office:value-type="float" office:value="0.33546">
            <text:p>0,33546</text:p>
          </table:table-cell>
          <table:table-cell office:value-type="float" office:value="0.347286">
            <text:p>0,347286</text:p>
          </table:table-cell>
          <table:table-cell office:value-type="float" office:value="0.338097">
            <text:p>0,338097</text:p>
          </table:table-cell>
          <table:table-cell office:value-type="float" office:value="0.334109">
            <text:p>0,334109</text:p>
          </table:table-cell>
          <table:table-cell office:value-type="float" office:value="0.332639">
            <text:p>0,332639</text:p>
          </table:table-cell>
          <table:table-cell office:value-type="float" office:value="0.335301">
            <text:p>0,335301</text:p>
          </table:table-cell>
          <table:table-cell office:value-type="float" office:value="0.333248">
            <text:p>0,333248</text:p>
          </table:table-cell>
          <table:table-cell office:value-type="float" office:value="0.333701">
            <text:p>0,333701</text:p>
          </table:table-cell>
          <table:table-cell office:value-type="float" office:value="0.336961">
            <text:p>0,336961</text:p>
          </table:table-cell>
          <table:table-cell office:value-type="float" office:value="0.335299">
            <text:p>0,335299</text:p>
          </table:table-cell>
          <table:table-cell office:value-type="float" office:value="0.333424">
            <text:p>0,333424</text:p>
          </table:table-cell>
          <table:table-cell office:value-type="float" office:value="0.334479">
            <text:p>0,334479</text:p>
          </table:table-cell>
          <table:table-cell office:value-type="float" office:value="0.334295">
            <text:p>0,334295</text:p>
          </table:table-cell>
          <table:table-cell office:value-type="float" office:value="0.335598">
            <text:p>0,335598</text:p>
          </table:table-cell>
          <table:table-cell office:value-type="float" office:value="0.330765">
            <text:p>0,330765</text:p>
          </table:table-cell>
          <table:table-cell office:value-type="float" office:value="0.330924">
            <text:p>0,330924</text:p>
          </table:table-cell>
          <table:table-cell office:value-type="float" office:value="0.33431">
            <text:p>0,33431</text:p>
          </table:table-cell>
          <table:table-cell office:value-type="float" office:value="0.333495">
            <text:p>0,333495</text:p>
          </table:table-cell>
          <table:table-cell office:value-type="float" office:value="0.334567">
            <text:p>0,334567</text:p>
          </table:table-cell>
          <table:table-cell office:value-type="float" office:value="0.330853">
            <text:p>0,330853</text:p>
          </table:table-cell>
          <table:table-cell office:value-type="float" office:value="0.331266">
            <text:p>0,331266</text:p>
          </table:table-cell>
          <table:table-cell office:value-type="float" office:value="0.324923">
            <text:p>0,324923</text:p>
          </table:table-cell>
          <table:table-cell office:value-type="float" office:value="0.330609">
            <text:p>0,330609</text:p>
          </table:table-cell>
          <table:table-cell office:value-type="float" office:value="0.334158">
            <text:p>0,334158</text:p>
          </table:table-cell>
          <table:table-cell office:value-type="float" office:value="0.332092">
            <text:p>0,332092</text:p>
          </table:table-cell>
          <table:table-cell office:value-type="float" office:value="0.329869">
            <text:p>0,329869</text:p>
          </table:table-cell>
          <table:table-cell office:value-type="float" office:value="0.324078">
            <text:p>0,324078</text:p>
          </table:table-cell>
          <table:table-cell office:value-type="float" office:value="0.327947">
            <text:p>0,327947</text:p>
          </table:table-cell>
          <table:table-cell office:value-type="float" office:value="0.329309">
            <text:p>0,329309</text:p>
          </table:table-cell>
          <table:table-cell office:value-type="float" office:value="0.328948">
            <text:p>0,328948</text:p>
          </table:table-cell>
          <table:table-cell office:value-type="float" office:value="0.331258">
            <text:p>0,331258</text:p>
          </table:table-cell>
          <table:table-cell office:value-type="float" office:value="0.330818">
            <text:p>0,330818</text:p>
          </table:table-cell>
          <table:table-cell office:value-type="float" office:value="0.324065">
            <text:p>0,324065</text:p>
          </table:table-cell>
          <table:table-cell office:value-type="float" office:value="0.326473">
            <text:p>0,326473</text:p>
          </table:table-cell>
          <table:table-cell office:value-type="float" office:value="0.32544">
            <text:p>0,32544</text:p>
          </table:table-cell>
          <table:table-cell office:value-type="float" office:value="0.327133">
            <text:p>0,327133</text:p>
          </table:table-cell>
          <table:table-cell office:value-type="float" office:value="0.328354">
            <text:p>0,328354</text:p>
          </table:table-cell>
          <table:table-cell office:value-type="float" office:value="0.323766">
            <text:p>0,323766</text:p>
          </table:table-cell>
          <table:table-cell office:value-type="float" office:value="0.320424">
            <text:p>0,320424</text:p>
          </table:table-cell>
          <table:table-cell office:value-type="float" office:value="0.324278">
            <text:p>0,324278</text:p>
          </table:table-cell>
          <table:table-cell office:value-type="float" office:value="0.324777">
            <text:p>0,324777</text:p>
          </table:table-cell>
          <table:table-cell office:value-type="float" office:value="0.323344">
            <text:p>0,323344</text:p>
          </table:table-cell>
          <table:table-cell office:value-type="float" office:value="0.32289">
            <text:p>0,32289</text:p>
          </table:table-cell>
          <table:table-cell office:value-type="float" office:value="0.324943">
            <text:p>0,324943</text:p>
          </table:table-cell>
          <table:table-cell office:value-type="float" office:value="0.323035">
            <text:p>0,323035</text:p>
          </table:table-cell>
          <table:table-cell office:value-type="float" office:value="0.326269">
            <text:p>0,326269</text:p>
          </table:table-cell>
          <table:table-cell office:value-type="float" office:value="0.321522">
            <text:p>0,321522</text:p>
          </table:table-cell>
          <table:table-cell office:value-type="float" office:value="0.320148">
            <text:p>0,320148</text:p>
          </table:table-cell>
          <table:table-cell office:value-type="float" office:value="0.321778">
            <text:p>0,321778</text:p>
          </table:table-cell>
          <table:table-cell office:value-type="float" office:value="0.316393">
            <text:p>0,316393</text:p>
          </table:table-cell>
          <table:table-cell office:value-type="float" office:value="0.320825">
            <text:p>0,320825</text:p>
          </table:table-cell>
          <table:table-cell office:value-type="float" office:value="0.318585">
            <text:p>0,318585</text:p>
          </table:table-cell>
          <table:table-cell office:value-type="float" office:value="0.323568">
            <text:p>0,323568</text:p>
          </table:table-cell>
          <table:table-cell office:value-type="float" office:value="0.319515">
            <text:p>0,319515</text:p>
          </table:table-cell>
          <table:table-cell office:value-type="float" office:value="0.313911">
            <text:p>0,313911</text:p>
          </table:table-cell>
          <table:table-cell office:value-type="float" office:value="0.316749">
            <text:p>0,316749</text:p>
          </table:table-cell>
          <table:table-cell office:value-type="float" office:value="0.320609">
            <text:p>0,320609</text:p>
          </table:table-cell>
          <table:table-cell office:value-type="float" office:value="0.317364">
            <text:p>0,317364</text:p>
          </table:table-cell>
          <table:table-cell office:value-type="float" office:value="0.317695">
            <text:p>0,317695</text:p>
          </table:table-cell>
          <table:table-cell office:value-type="float" office:value="0.314834">
            <text:p>0,314834</text:p>
          </table:table-cell>
          <table:table-cell office:value-type="float" office:value="0.314703">
            <text:p>0,314703</text:p>
          </table:table-cell>
          <table:table-cell office:value-type="float" office:value="0.317024">
            <text:p>0,317024</text:p>
          </table:table-cell>
          <table:table-cell office:value-type="float" office:value="0.314634">
            <text:p>0,314634</text:p>
          </table:table-cell>
          <table:table-cell office:value-type="float" office:value="0.317974">
            <text:p>0,317974</text:p>
          </table:table-cell>
          <table:table-cell office:value-type="float" office:value="0.318054">
            <text:p>0,318054</text:p>
          </table:table-cell>
          <table:table-cell office:value-type="float" office:value="0.315102">
            <text:p>0,315102</text:p>
          </table:table-cell>
          <table:table-cell office:value-type="float" office:value="0.312304">
            <text:p>0,312304</text:p>
          </table:table-cell>
          <table:table-cell office:value-type="float" office:value="0.315535">
            <text:p>0,315535</text:p>
          </table:table-cell>
          <table:table-cell office:value-type="float" office:value="0.30956">
            <text:p>0,30956</text:p>
          </table:table-cell>
          <table:table-cell office:value-type="float" office:value="0.314938">
            <text:p>0,314938</text:p>
          </table:table-cell>
          <table:table-cell office:value-type="float" office:value="0.310928">
            <text:p>0,310928</text:p>
          </table:table-cell>
          <table:table-cell office:value-type="float" office:value="0.307387">
            <text:p>0,307387</text:p>
          </table:table-cell>
          <table:table-cell office:value-type="float" office:value="0.3137">
            <text:p>0,3137</text:p>
          </table:table-cell>
          <table:table-cell office:value-type="float" office:value="0.311339">
            <text:p>0,311339</text:p>
          </table:table-cell>
          <table:table-cell office:value-type="float" office:value="0.30805">
            <text:p>0,30805</text:p>
          </table:table-cell>
          <table:table-cell office:value-type="float" office:value="0.310126">
            <text:p>0,310126</text:p>
          </table:table-cell>
          <table:table-cell office:value-type="float" office:value="0.310171">
            <text:p>0,310171</text:p>
          </table:table-cell>
          <table:table-cell office:value-type="float" office:value="0.31212">
            <text:p>0,31212</text:p>
          </table:table-cell>
          <table:table-cell office:value-type="float" office:value="0.309842">
            <text:p>0,309842</text:p>
          </table:table-cell>
          <table:table-cell office:value-type="float" office:value="0.305453">
            <text:p>0,305453</text:p>
          </table:table-cell>
          <table:table-cell office:value-type="float" office:value="0.316607">
            <text:p>0,316607</text:p>
          </table:table-cell>
          <table:table-cell office:value-type="float" office:value="0.314797">
            <text:p>0,314797</text:p>
          </table:table-cell>
          <table:table-cell office:value-type="float" office:value="0.310991">
            <text:p>0,310991</text:p>
          </table:table-cell>
          <table:table-cell office:value-type="float" office:value="0.311143">
            <text:p>0,311143</text:p>
          </table:table-cell>
          <table:table-cell office:value-type="float" office:value="0.302725">
            <text:p>0,302725</text:p>
          </table:table-cell>
          <table:table-cell office:value-type="float" office:value="0.310363">
            <text:p>0,310363</text:p>
          </table:table-cell>
          <table:table-cell office:value-type="float" office:value="0.306883">
            <text:p>0,306883</text:p>
          </table:table-cell>
          <table:table-cell office:value-type="float" office:value="0.30821">
            <text:p>0,30821</text:p>
          </table:table-cell>
          <table:table-cell office:value-type="float" office:value="0.307575">
            <text:p>0,307575</text:p>
          </table:table-cell>
          <table:table-cell office:value-type="float" office:value="0.305791">
            <text:p>0,305791</text:p>
          </table:table-cell>
          <table:table-cell office:value-type="float" office:value="0.303588">
            <text:p>0,303588</text:p>
          </table:table-cell>
          <table:table-cell office:value-type="float" office:value="0.312533">
            <text:p>0,312533</text:p>
          </table:table-cell>
          <table:table-cell office:value-type="float" office:value="0.309395">
            <text:p>0,309395</text:p>
          </table:table-cell>
          <table:table-cell office:value-type="float" office:value="0.306259">
            <text:p>0,306259</text:p>
          </table:table-cell>
          <table:table-cell office:value-type="float" office:value="0.304769">
            <text:p>0,304769</text:p>
          </table:table-cell>
          <table:table-cell office:value-type="float" office:value="0.298544">
            <text:p>0,298544</text:p>
          </table:table-cell>
          <table:table-cell office:value-type="float" office:value="0.302433">
            <text:p>0,302433</text:p>
          </table:table-cell>
          <table:table-cell office:value-type="float" office:value="0.303108">
            <text:p>0,303108</text:p>
          </table:table-cell>
          <table:table-cell office:value-type="float" office:value="0.298455">
            <text:p>0,298455</text:p>
          </table:table-cell>
          <table:table-cell office:value-type="float" office:value="0.302422">
            <text:p>0,302422</text:p>
          </table:table-cell>
          <table:table-cell office:value-type="float" office:value="0.306814">
            <text:p>0,306814</text:p>
          </table:table-cell>
          <table:table-cell office:value-type="float" office:value="0.298886">
            <text:p>0,298886</text:p>
          </table:table-cell>
          <table:table-cell office:value-type="float" office:value="0.302504">
            <text:p>0,302504</text:p>
          </table:table-cell>
          <table:table-cell office:value-type="float" office:value="0.301126">
            <text:p>0,301126</text:p>
          </table:table-cell>
          <table:table-cell office:value-type="float" office:value="0.29916">
            <text:p>0,29916</text:p>
          </table:table-cell>
          <table:table-cell office:value-type="float" office:value="0.302343">
            <text:p>0,302343</text:p>
          </table:table-cell>
          <table:table-cell office:value-type="float" office:value="0.304685">
            <text:p>0,304685</text:p>
          </table:table-cell>
          <table:table-cell office:value-type="float" office:value="0.302499">
            <text:p>0,302499</text:p>
          </table:table-cell>
          <table:table-cell office:value-type="float" office:value="0.301986">
            <text:p>0,301986</text:p>
          </table:table-cell>
          <table:table-cell office:value-type="float" office:value="0.298398">
            <text:p>0,298398</text:p>
          </table:table-cell>
          <table:table-cell office:value-type="float" office:value="0.297918">
            <text:p>0,297918</text:p>
          </table:table-cell>
          <table:table-cell office:value-type="float" office:value="0.302013">
            <text:p>0,302013</text:p>
          </table:table-cell>
          <table:table-cell office:value-type="float" office:value="0.29856">
            <text:p>0,29856</text:p>
          </table:table-cell>
          <table:table-cell office:value-type="float" office:value="0.299033">
            <text:p>0,299033</text:p>
          </table:table-cell>
          <table:table-cell office:value-type="float" office:value="0.303849">
            <text:p>0,303849</text:p>
          </table:table-cell>
          <table:table-cell office:value-type="float" office:value="0.294576">
            <text:p>0,294576</text:p>
          </table:table-cell>
          <table:table-cell office:value-type="float" office:value="0.296431">
            <text:p>0,296431</text:p>
          </table:table-cell>
        </table:table-row>
        <table:table-row table:style-name="ro1">
          <table:table-cell office:value-type="string">
            <text:p>Verifying Set Error</text:p>
          </table:table-cell>
          <table:table-cell office:value-type="float" office:value="1.503488">
            <text:p>1,503488</text:p>
          </table:table-cell>
          <table:table-cell office:value-type="float" office:value="1.468906">
            <text:p>1,468906</text:p>
          </table:table-cell>
          <table:table-cell office:value-type="float" office:value="1.380274">
            <text:p>1,380274</text:p>
          </table:table-cell>
          <table:table-cell office:value-type="float" office:value="1.293867">
            <text:p>1,293867</text:p>
          </table:table-cell>
          <table:table-cell office:value-type="float" office:value="1.226467">
            <text:p>1,226467</text:p>
          </table:table-cell>
          <table:table-cell office:value-type="float" office:value="1.209133">
            <text:p>1,209133</text:p>
          </table:table-cell>
          <table:table-cell office:value-type="float" office:value="1.2094">
            <text:p>1,2094</text:p>
          </table:table-cell>
          <table:table-cell office:value-type="float" office:value="1.149927">
            <text:p>1,149927</text:p>
          </table:table-cell>
          <table:table-cell office:value-type="float" office:value="1.087514">
            <text:p>1,087514</text:p>
          </table:table-cell>
          <table:table-cell office:value-type="float" office:value="1.031338">
            <text:p>1,031338</text:p>
          </table:table-cell>
          <table:table-cell office:value-type="float" office:value="1.002517">
            <text:p>1,002517</text:p>
          </table:table-cell>
          <table:table-cell office:value-type="float" office:value="0.962269">
            <text:p>0,962269</text:p>
          </table:table-cell>
          <table:table-cell office:value-type="float" office:value="0.946063">
            <text:p>0,946063</text:p>
          </table:table-cell>
          <table:table-cell office:value-type="float" office:value="0.916371">
            <text:p>0,916371</text:p>
          </table:table-cell>
          <table:table-cell office:value-type="float" office:value="0.87789">
            <text:p>0,87789</text:p>
          </table:table-cell>
          <table:table-cell office:value-type="float" office:value="0.859509">
            <text:p>0,859509</text:p>
          </table:table-cell>
          <table:table-cell office:value-type="float" office:value="0.801883">
            <text:p>0,801883</text:p>
          </table:table-cell>
          <table:table-cell office:value-type="float" office:value="0.80965">
            <text:p>0,80965</text:p>
          </table:table-cell>
          <table:table-cell office:value-type="float" office:value="0.797642">
            <text:p>0,797642</text:p>
          </table:table-cell>
          <table:table-cell office:value-type="float" office:value="0.772835">
            <text:p>0,772835</text:p>
          </table:table-cell>
          <table:table-cell office:value-type="float" office:value="0.740474">
            <text:p>0,740474</text:p>
          </table:table-cell>
          <table:table-cell office:value-type="float" office:value="0.738046">
            <text:p>0,738046</text:p>
          </table:table-cell>
          <table:table-cell office:value-type="float" office:value="0.715565">
            <text:p>0,715565</text:p>
          </table:table-cell>
          <table:table-cell office:value-type="float" office:value="0.699364">
            <text:p>0,699364</text:p>
          </table:table-cell>
          <table:table-cell office:value-type="float" office:value="0.672255">
            <text:p>0,672255</text:p>
          </table:table-cell>
          <table:table-cell office:value-type="float" office:value="0.689993">
            <text:p>0,689993</text:p>
          </table:table-cell>
          <table:table-cell office:value-type="float" office:value="0.669275">
            <text:p>0,669275</text:p>
          </table:table-cell>
          <table:table-cell office:value-type="float" office:value="0.637322">
            <text:p>0,637322</text:p>
          </table:table-cell>
          <table:table-cell office:value-type="float" office:value="0.640681">
            <text:p>0,640681</text:p>
          </table:table-cell>
          <table:table-cell office:value-type="float" office:value="0.631285">
            <text:p>0,631285</text:p>
          </table:table-cell>
          <table:table-cell office:value-type="float" office:value="0.613605">
            <text:p>0,613605</text:p>
          </table:table-cell>
          <table:table-cell office:value-type="float" office:value="0.609326">
            <text:p>0,609326</text:p>
          </table:table-cell>
          <table:table-cell office:value-type="float" office:value="0.607407">
            <text:p>0,607407</text:p>
          </table:table-cell>
          <table:table-cell office:value-type="float" office:value="0.605342">
            <text:p>0,605342</text:p>
          </table:table-cell>
          <table:table-cell office:value-type="float" office:value="0.602277">
            <text:p>0,602277</text:p>
          </table:table-cell>
          <table:table-cell office:value-type="float" office:value="0.58537">
            <text:p>0,58537</text:p>
          </table:table-cell>
          <table:table-cell office:value-type="float" office:value="0.593124">
            <text:p>0,593124</text:p>
          </table:table-cell>
          <table:table-cell office:value-type="float" office:value="0.570658">
            <text:p>0,570658</text:p>
          </table:table-cell>
          <table:table-cell office:value-type="float" office:value="0.579716">
            <text:p>0,579716</text:p>
          </table:table-cell>
          <table:table-cell office:value-type="float" office:value="0.562986">
            <text:p>0,562986</text:p>
          </table:table-cell>
          <table:table-cell office:value-type="float" office:value="0.559159">
            <text:p>0,559159</text:p>
          </table:table-cell>
          <table:table-cell office:value-type="float" office:value="0.542066">
            <text:p>0,542066</text:p>
          </table:table-cell>
          <table:table-cell office:value-type="float" office:value="0.539022">
            <text:p>0,539022</text:p>
          </table:table-cell>
          <table:table-cell office:value-type="float" office:value="0.560656">
            <text:p>0,560656</text:p>
          </table:table-cell>
          <table:table-cell office:value-type="float" office:value="0.556819">
            <text:p>0,556819</text:p>
          </table:table-cell>
          <table:table-cell office:value-type="float" office:value="0.54168">
            <text:p>0,54168</text:p>
          </table:table-cell>
          <table:table-cell office:value-type="float" office:value="0.541415">
            <text:p>0,541415</text:p>
          </table:table-cell>
          <table:table-cell office:value-type="float" office:value="0.548523">
            <text:p>0,548523</text:p>
          </table:table-cell>
          <table:table-cell office:value-type="float" office:value="0.539014">
            <text:p>0,539014</text:p>
          </table:table-cell>
          <table:table-cell office:value-type="float" office:value="0.530051">
            <text:p>0,530051</text:p>
          </table:table-cell>
          <table:table-cell office:value-type="float" office:value="0.537288">
            <text:p>0,537288</text:p>
          </table:table-cell>
          <table:table-cell office:value-type="float" office:value="0.529132">
            <text:p>0,529132</text:p>
          </table:table-cell>
          <table:table-cell office:value-type="float" office:value="0.506847">
            <text:p>0,506847</text:p>
          </table:table-cell>
          <table:table-cell office:value-type="float" office:value="0.503676">
            <text:p>0,503676</text:p>
          </table:table-cell>
          <table:table-cell office:value-type="float" office:value="0.499411">
            <text:p>0,499411</text:p>
          </table:table-cell>
          <table:table-cell office:value-type="float" office:value="0.520756">
            <text:p>0,520756</text:p>
          </table:table-cell>
          <table:table-cell office:value-type="float" office:value="0.52653">
            <text:p>0,52653</text:p>
          </table:table-cell>
          <table:table-cell office:value-type="float" office:value="0.504136">
            <text:p>0,504136</text:p>
          </table:table-cell>
          <table:table-cell office:value-type="float" office:value="0.514124">
            <text:p>0,514124</text:p>
          </table:table-cell>
          <table:table-cell office:value-type="float" office:value="0.512837">
            <text:p>0,512837</text:p>
          </table:table-cell>
          <table:table-cell office:value-type="float" office:value="0.504693">
            <text:p>0,504693</text:p>
          </table:table-cell>
          <table:table-cell office:value-type="float" office:value="0.515662">
            <text:p>0,515662</text:p>
          </table:table-cell>
          <table:table-cell office:value-type="float" office:value="0.510448">
            <text:p>0,510448</text:p>
          </table:table-cell>
          <table:table-cell office:value-type="float" office:value="0.505455">
            <text:p>0,505455</text:p>
          </table:table-cell>
          <table:table-cell office:value-type="float" office:value="0.485818">
            <text:p>0,485818</text:p>
          </table:table-cell>
          <table:table-cell office:value-type="float" office:value="0.507045">
            <text:p>0,507045</text:p>
          </table:table-cell>
          <table:table-cell office:value-type="float" office:value="0.492833">
            <text:p>0,492833</text:p>
          </table:table-cell>
          <table:table-cell office:value-type="float" office:value="0.500668">
            <text:p>0,500668</text:p>
          </table:table-cell>
          <table:table-cell office:value-type="float" office:value="0.478007">
            <text:p>0,478007</text:p>
          </table:table-cell>
          <table:table-cell office:value-type="float" office:value="0.499069">
            <text:p>0,499069</text:p>
          </table:table-cell>
          <table:table-cell office:value-type="float" office:value="0.507957">
            <text:p>0,507957</text:p>
          </table:table-cell>
          <table:table-cell office:value-type="float" office:value="0.467048">
            <text:p>0,467048</text:p>
          </table:table-cell>
          <table:table-cell office:value-type="float" office:value="0.478761">
            <text:p>0,478761</text:p>
          </table:table-cell>
          <table:table-cell office:value-type="float" office:value="0.489932">
            <text:p>0,489932</text:p>
          </table:table-cell>
          <table:table-cell office:value-type="float" office:value="0.493076">
            <text:p>0,493076</text:p>
          </table:table-cell>
          <table:table-cell office:value-type="float" office:value="0.47068">
            <text:p>0,47068</text:p>
          </table:table-cell>
          <table:table-cell office:value-type="float" office:value="0.486862">
            <text:p>0,486862</text:p>
          </table:table-cell>
          <table:table-cell office:value-type="float" office:value="0.488002">
            <text:p>0,488002</text:p>
          </table:table-cell>
          <table:table-cell office:value-type="float" office:value="0.48046">
            <text:p>0,48046</text:p>
          </table:table-cell>
          <table:table-cell office:value-type="float" office:value="0.490997">
            <text:p>0,490997</text:p>
          </table:table-cell>
          <table:table-cell office:value-type="float" office:value="0.486112">
            <text:p>0,486112</text:p>
          </table:table-cell>
          <table:table-cell office:value-type="float" office:value="0.486021">
            <text:p>0,486021</text:p>
          </table:table-cell>
          <table:table-cell office:value-type="float" office:value="0.47594">
            <text:p>0,47594</text:p>
          </table:table-cell>
          <table:table-cell office:value-type="float" office:value="0.47911">
            <text:p>0,47911</text:p>
          </table:table-cell>
          <table:table-cell office:value-type="float" office:value="0.4968">
            <text:p>0,4968</text:p>
          </table:table-cell>
          <table:table-cell office:value-type="float" office:value="0.46801">
            <text:p>0,46801</text:p>
          </table:table-cell>
          <table:table-cell office:value-type="float" office:value="0.470377">
            <text:p>0,470377</text:p>
          </table:table-cell>
          <table:table-cell office:value-type="float" office:value="0.475981">
            <text:p>0,475981</text:p>
          </table:table-cell>
          <table:table-cell office:value-type="float" office:value="0.485125">
            <text:p>0,485125</text:p>
          </table:table-cell>
          <table:table-cell office:value-type="float" office:value="0.475796">
            <text:p>0,475796</text:p>
          </table:table-cell>
          <table:table-cell office:value-type="float" office:value="0.462712">
            <text:p>0,462712</text:p>
          </table:table-cell>
          <table:table-cell office:value-type="float" office:value="0.476557">
            <text:p>0,476557</text:p>
          </table:table-cell>
          <table:table-cell office:value-type="float" office:value="0.462523">
            <text:p>0,462523</text:p>
          </table:table-cell>
          <table:table-cell office:value-type="float" office:value="0.476433">
            <text:p>0,476433</text:p>
          </table:table-cell>
          <table:table-cell office:value-type="float" office:value="0.476146">
            <text:p>0,476146</text:p>
          </table:table-cell>
          <table:table-cell office:value-type="float" office:value="0.480475">
            <text:p>0,480475</text:p>
          </table:table-cell>
          <table:table-cell office:value-type="float" office:value="0.470132">
            <text:p>0,470132</text:p>
          </table:table-cell>
          <table:table-cell office:value-type="float" office:value="0.476999">
            <text:p>0,476999</text:p>
          </table:table-cell>
          <table:table-cell office:value-type="float" office:value="0.468856">
            <text:p>0,468856</text:p>
          </table:table-cell>
          <table:table-cell office:value-type="float" office:value="0.472359">
            <text:p>0,472359</text:p>
          </table:table-cell>
          <table:table-cell office:value-type="float" office:value="0.451672">
            <text:p>0,451672</text:p>
          </table:table-cell>
          <table:table-cell office:value-type="float" office:value="0.446078">
            <text:p>0,446078</text:p>
          </table:table-cell>
          <table:table-cell office:value-type="float" office:value="0.467302">
            <text:p>0,467302</text:p>
          </table:table-cell>
          <table:table-cell office:value-type="float" office:value="0.463942">
            <text:p>0,463942</text:p>
          </table:table-cell>
          <table:table-cell office:value-type="float" office:value="0.465559">
            <text:p>0,465559</text:p>
          </table:table-cell>
          <table:table-cell office:value-type="float" office:value="0.469493">
            <text:p>0,469493</text:p>
          </table:table-cell>
          <table:table-cell office:value-type="float" office:value="0.460881">
            <text:p>0,460881</text:p>
          </table:table-cell>
          <table:table-cell office:value-type="float" office:value="0.482764">
            <text:p>0,482764</text:p>
          </table:table-cell>
          <table:table-cell office:value-type="float" office:value="0.456053">
            <text:p>0,456053</text:p>
          </table:table-cell>
          <table:table-cell office:value-type="float" office:value="0.461722">
            <text:p>0,461722</text:p>
          </table:table-cell>
          <table:table-cell office:value-type="float" office:value="0.472839">
            <text:p>0,472839</text:p>
          </table:table-cell>
          <table:table-cell office:value-type="float" office:value="0.47295">
            <text:p>0,47295</text:p>
          </table:table-cell>
          <table:table-cell office:value-type="float" office:value="0.462271">
            <text:p>0,462271</text:p>
          </table:table-cell>
          <table:table-cell office:value-type="float" office:value="0.467374">
            <text:p>0,467374</text:p>
          </table:table-cell>
          <table:table-cell office:value-type="float" office:value="0.464079">
            <text:p>0,464079</text:p>
          </table:table-cell>
          <table:table-cell office:value-type="float" office:value="0.463748">
            <text:p>0,463748</text:p>
          </table:table-cell>
          <table:table-cell office:value-type="float" office:value="0.463322">
            <text:p>0,463322</text:p>
          </table:table-cell>
          <table:table-cell office:value-type="float" office:value="0.466368">
            <text:p>0,466368</text:p>
          </table:table-cell>
          <table:table-cell office:value-type="float" office:value="0.452162">
            <text:p>0,452162</text:p>
          </table:table-cell>
          <table:table-cell office:value-type="float" office:value="0.472337">
            <text:p>0,472337</text:p>
          </table:table-cell>
          <table:table-cell office:value-type="float" office:value="0.458046">
            <text:p>0,458046</text:p>
          </table:table-cell>
          <table:table-cell office:value-type="float" office:value="0.449826">
            <text:p>0,449826</text:p>
          </table:table-cell>
          <table:table-cell office:value-type="float" office:value="0.45999">
            <text:p>0,45999</text:p>
          </table:table-cell>
          <table:table-cell office:value-type="float" office:value="0.463134">
            <text:p>0,463134</text:p>
          </table:table-cell>
          <table:table-cell office:value-type="float" office:value="0.451418">
            <text:p>0,451418</text:p>
          </table:table-cell>
          <table:table-cell office:value-type="float" office:value="0.446138">
            <text:p>0,446138</text:p>
          </table:table-cell>
          <table:table-cell office:value-type="float" office:value="0.45483">
            <text:p>0,45483</text:p>
          </table:table-cell>
          <table:table-cell office:value-type="float" office:value="0.437808">
            <text:p>0,437808</text:p>
          </table:table-cell>
          <table:table-cell office:value-type="float" office:value="0.433009">
            <text:p>0,433009</text:p>
          </table:table-cell>
          <table:table-cell office:value-type="float" office:value="0.462158">
            <text:p>0,462158</text:p>
          </table:table-cell>
          <table:table-cell office:value-type="float" office:value="0.448319">
            <text:p>0,448319</text:p>
          </table:table-cell>
          <table:table-cell office:value-type="float" office:value="0.460056">
            <text:p>0,460056</text:p>
          </table:table-cell>
          <table:table-cell office:value-type="float" office:value="0.439653">
            <text:p>0,439653</text:p>
          </table:table-cell>
          <table:table-cell office:value-type="float" office:value="0.453047">
            <text:p>0,453047</text:p>
          </table:table-cell>
          <table:table-cell office:value-type="float" office:value="0.446876">
            <text:p>0,446876</text:p>
          </table:table-cell>
          <table:table-cell office:value-type="float" office:value="0.446053">
            <text:p>0,446053</text:p>
          </table:table-cell>
          <table:table-cell office:value-type="float" office:value="0.4543">
            <text:p>0,4543</text:p>
          </table:table-cell>
          <table:table-cell office:value-type="float" office:value="0.459125">
            <text:p>0,459125</text:p>
          </table:table-cell>
          <table:table-cell office:value-type="float" office:value="0.462135">
            <text:p>0,462135</text:p>
          </table:table-cell>
          <table:table-cell office:value-type="float" office:value="0.447441">
            <text:p>0,447441</text:p>
          </table:table-cell>
          <table:table-cell office:value-type="float" office:value="0.448548">
            <text:p>0,448548</text:p>
          </table:table-cell>
          <table:table-cell office:value-type="float" office:value="0.45367">
            <text:p>0,45367</text:p>
          </table:table-cell>
          <table:table-cell office:value-type="float" office:value="0.44925">
            <text:p>0,44925</text:p>
          </table:table-cell>
          <table:table-cell office:value-type="float" office:value="0.447665">
            <text:p>0,447665</text:p>
          </table:table-cell>
          <table:table-cell office:value-type="float" office:value="0.44757">
            <text:p>0,44757</text:p>
          </table:table-cell>
          <table:table-cell office:value-type="float" office:value="0.446412">
            <text:p>0,446412</text:p>
          </table:table-cell>
          <table:table-cell office:value-type="float" office:value="0.431731">
            <text:p>0,431731</text:p>
          </table:table-cell>
          <table:table-cell office:value-type="float" office:value="0.451121">
            <text:p>0,451121</text:p>
          </table:table-cell>
          <table:table-cell office:value-type="float" office:value="0.429702">
            <text:p>0,429702</text:p>
          </table:table-cell>
          <table:table-cell office:value-type="float" office:value="0.45267">
            <text:p>0,45267</text:p>
          </table:table-cell>
          <table:table-cell office:value-type="float" office:value="0.43556">
            <text:p>0,43556</text:p>
          </table:table-cell>
          <table:table-cell office:value-type="float" office:value="0.438142">
            <text:p>0,438142</text:p>
          </table:table-cell>
          <table:table-cell office:value-type="float" office:value="0.422058">
            <text:p>0,422058</text:p>
          </table:table-cell>
          <table:table-cell office:value-type="float" office:value="0.44264">
            <text:p>0,44264</text:p>
          </table:table-cell>
          <table:table-cell office:value-type="float" office:value="0.449155">
            <text:p>0,449155</text:p>
          </table:table-cell>
          <table:table-cell office:value-type="float" office:value="0.439352">
            <text:p>0,439352</text:p>
          </table:table-cell>
          <table:table-cell office:value-type="float" office:value="0.447629">
            <text:p>0,447629</text:p>
          </table:table-cell>
          <table:table-cell office:value-type="float" office:value="0.434103">
            <text:p>0,434103</text:p>
          </table:table-cell>
          <table:table-cell office:value-type="float" office:value="0.429426">
            <text:p>0,429426</text:p>
          </table:table-cell>
          <table:table-cell office:value-type="float" office:value="0.435246">
            <text:p>0,435246</text:p>
          </table:table-cell>
          <table:table-cell office:value-type="float" office:value="0.442361">
            <text:p>0,442361</text:p>
          </table:table-cell>
          <table:table-cell office:value-type="float" office:value="0.425777">
            <text:p>0,425777</text:p>
          </table:table-cell>
          <table:table-cell office:value-type="float" office:value="0.428021">
            <text:p>0,428021</text:p>
          </table:table-cell>
          <table:table-cell office:value-type="float" office:value="0.428927">
            <text:p>0,428927</text:p>
          </table:table-cell>
          <table:table-cell office:value-type="float" office:value="0.426239">
            <text:p>0,426239</text:p>
          </table:table-cell>
          <table:table-cell office:value-type="float" office:value="0.413741">
            <text:p>0,413741</text:p>
          </table:table-cell>
          <table:table-cell office:value-type="float" office:value="0.437392">
            <text:p>0,437392</text:p>
          </table:table-cell>
          <table:table-cell office:value-type="float" office:value="0.442531">
            <text:p>0,442531</text:p>
          </table:table-cell>
          <table:table-cell office:value-type="float" office:value="0.445243">
            <text:p>0,445243</text:p>
          </table:table-cell>
          <table:table-cell office:value-type="float" office:value="0.422925">
            <text:p>0,422925</text:p>
          </table:table-cell>
          <table:table-cell office:value-type="float" office:value="0.432965">
            <text:p>0,432965</text:p>
          </table:table-cell>
          <table:table-cell office:value-type="float" office:value="0.422703">
            <text:p>0,422703</text:p>
          </table:table-cell>
          <table:table-cell office:value-type="float" office:value="0.424179">
            <text:p>0,424179</text:p>
          </table:table-cell>
          <table:table-cell office:value-type="float" office:value="0.428639">
            <text:p>0,428639</text:p>
          </table:table-cell>
          <table:table-cell office:value-type="float" office:value="0.447681">
            <text:p>0,447681</text:p>
          </table:table-cell>
          <table:table-cell office:value-type="float" office:value="0.426793">
            <text:p>0,426793</text:p>
          </table:table-cell>
          <table:table-cell office:value-type="float" office:value="0.427698">
            <text:p>0,427698</text:p>
          </table:table-cell>
          <table:table-cell office:value-type="float" office:value="0.408204">
            <text:p>0,408204</text:p>
          </table:table-cell>
          <table:table-cell office:value-type="float" office:value="0.414539">
            <text:p>0,414539</text:p>
          </table:table-cell>
          <table:table-cell office:value-type="float" office:value="0.439339">
            <text:p>0,439339</text:p>
          </table:table-cell>
          <table:table-cell office:value-type="float" office:value="0.429586">
            <text:p>0,429586</text:p>
          </table:table-cell>
          <table:table-cell office:value-type="float" office:value="0.436276">
            <text:p>0,436276</text:p>
          </table:table-cell>
          <table:table-cell office:value-type="float" office:value="0.419862">
            <text:p>0,419862</text:p>
          </table:table-cell>
          <table:table-cell office:value-type="float" office:value="0.437033">
            <text:p>0,437033</text:p>
          </table:table-cell>
          <table:table-cell office:value-type="float" office:value="0.429601">
            <text:p>0,429601</text:p>
          </table:table-cell>
          <table:table-cell office:value-type="float" office:value="0.431785">
            <text:p>0,431785</text:p>
          </table:table-cell>
          <table:table-cell office:value-type="float" office:value="0.435386">
            <text:p>0,435386</text:p>
          </table:table-cell>
          <table:table-cell office:value-type="float" office:value="0.43367">
            <text:p>0,43367</text:p>
          </table:table-cell>
          <table:table-cell office:value-type="float" office:value="0.42795">
            <text:p>0,42795</text:p>
          </table:table-cell>
          <table:table-cell office:value-type="float" office:value="0.413675">
            <text:p>0,413675</text:p>
          </table:table-cell>
          <table:table-cell office:value-type="float" office:value="0.423151">
            <text:p>0,423151</text:p>
          </table:table-cell>
          <table:table-cell office:value-type="float" office:value="0.410774">
            <text:p>0,410774</text:p>
          </table:table-cell>
          <table:table-cell office:value-type="float" office:value="0.422245">
            <text:p>0,422245</text:p>
          </table:table-cell>
          <table:table-cell office:value-type="float" office:value="0.413843">
            <text:p>0,413843</text:p>
          </table:table-cell>
          <table:table-cell office:value-type="float" office:value="0.432214">
            <text:p>0,432214</text:p>
          </table:table-cell>
          <table:table-cell office:value-type="float" office:value="0.409323">
            <text:p>0,409323</text:p>
          </table:table-cell>
          <table:table-cell office:value-type="float" office:value="0.444557">
            <text:p>0,444557</text:p>
          </table:table-cell>
          <table:table-cell office:value-type="float" office:value="0.405692">
            <text:p>0,405692</text:p>
          </table:table-cell>
          <table:table-cell office:value-type="float" office:value="0.428947">
            <text:p>0,428947</text:p>
          </table:table-cell>
          <table:table-cell office:value-type="float" office:value="0.418349">
            <text:p>0,418349</text:p>
          </table:table-cell>
          <table:table-cell office:value-type="float" office:value="0.412664">
            <text:p>0,412664</text:p>
          </table:table-cell>
          <table:table-cell office:value-type="float" office:value="0.434799">
            <text:p>0,434799</text:p>
          </table:table-cell>
          <table:table-cell office:value-type="float" office:value="0.406042">
            <text:p>0,406042</text:p>
          </table:table-cell>
          <table:table-cell office:value-type="float" office:value="0.418472">
            <text:p>0,418472</text:p>
          </table:table-cell>
          <table:table-cell office:value-type="float" office:value="0.40386">
            <text:p>0,40386</text:p>
          </table:table-cell>
          <table:table-cell office:value-type="float" office:value="0.419701">
            <text:p>0,419701</text:p>
          </table:table-cell>
          <table:table-cell office:value-type="float" office:value="0.418104">
            <text:p>0,418104</text:p>
          </table:table-cell>
          <table:table-cell office:value-type="float" office:value="0.414488">
            <text:p>0,414488</text:p>
          </table:table-cell>
          <table:table-cell office:value-type="float" office:value="0.405201">
            <text:p>0,405201</text:p>
          </table:table-cell>
          <table:table-cell office:value-type="float" office:value="0.420445">
            <text:p>0,420445</text:p>
          </table:table-cell>
          <table:table-cell office:value-type="float" office:value="0.398629">
            <text:p>0,398629</text:p>
          </table:table-cell>
          <table:table-cell office:value-type="float" office:value="0.405336">
            <text:p>0,405336</text:p>
          </table:table-cell>
          <table:table-cell office:value-type="float" office:value="0.408433">
            <text:p>0,408433</text:p>
          </table:table-cell>
          <table:table-cell office:value-type="float" office:value="0.414811">
            <text:p>0,414811</text:p>
          </table:table-cell>
          <table:table-cell office:value-type="float" office:value="0.431836">
            <text:p>0,431836</text:p>
          </table:table-cell>
          <table:table-cell office:value-type="float" office:value="0.414315">
            <text:p>0,414315</text:p>
          </table:table-cell>
          <table:table-cell office:value-type="float" office:value="0.412853">
            <text:p>0,412853</text:p>
          </table:table-cell>
          <table:table-cell office:value-type="float" office:value="0.406697">
            <text:p>0,406697</text:p>
          </table:table-cell>
          <table:table-cell office:value-type="float" office:value="0.414895">
            <text:p>0,414895</text:p>
          </table:table-cell>
          <table:table-cell office:value-type="float" office:value="0.405365">
            <text:p>0,405365</text:p>
          </table:table-cell>
          <table:table-cell office:value-type="float" office:value="0.425356">
            <text:p>0,425356</text:p>
          </table:table-cell>
          <table:table-cell office:value-type="float" office:value="0.414839">
            <text:p>0,414839</text:p>
          </table:table-cell>
          <table:table-cell office:value-type="float" office:value="0.426893">
            <text:p>0,426893</text:p>
          </table:table-cell>
          <table:table-cell office:value-type="float" office:value="0.412167">
            <text:p>0,412167</text:p>
          </table:table-cell>
          <table:table-cell office:value-type="float" office:value="0.388507">
            <text:p>0,388507</text:p>
          </table:table-cell>
          <table:table-cell office:value-type="float" office:value="0.396195">
            <text:p>0,396195</text:p>
          </table:table-cell>
          <table:table-cell office:value-type="float" office:value="0.402823">
            <text:p>0,402823</text:p>
          </table:table-cell>
          <table:table-cell office:value-type="float" office:value="0.408401">
            <text:p>0,408401</text:p>
          </table:table-cell>
          <table:table-cell office:value-type="float" office:value="0.419812">
            <text:p>0,419812</text:p>
          </table:table-cell>
          <table:table-cell office:value-type="float" office:value="0.398015">
            <text:p>0,398015</text:p>
          </table:table-cell>
          <table:table-cell office:value-type="float" office:value="0.397443">
            <text:p>0,397443</text:p>
          </table:table-cell>
          <table:table-cell office:value-type="float" office:value="0.399895">
            <text:p>0,399895</text:p>
          </table:table-cell>
          <table:table-cell office:value-type="float" office:value="0.402384">
            <text:p>0,402384</text:p>
          </table:table-cell>
          <table:table-cell office:value-type="float" office:value="0.398302">
            <text:p>0,398302</text:p>
          </table:table-cell>
          <table:table-cell office:value-type="float" office:value="0.403314">
            <text:p>0,403314</text:p>
          </table:table-cell>
          <table:table-cell office:value-type="float" office:value="0.403207">
            <text:p>0,403207</text:p>
          </table:table-cell>
          <table:table-cell office:value-type="float" office:value="0.406674">
            <text:p>0,406674</text:p>
          </table:table-cell>
          <table:table-cell office:value-type="float" office:value="0.403027">
            <text:p>0,403027</text:p>
          </table:table-cell>
          <table:table-cell office:value-type="float" office:value="0.408106">
            <text:p>0,408106</text:p>
          </table:table-cell>
          <table:table-cell office:value-type="float" office:value="0.398732">
            <text:p>0,398732</text:p>
          </table:table-cell>
          <table:table-cell office:value-type="float" office:value="0.396462">
            <text:p>0,396462</text:p>
          </table:table-cell>
          <table:table-cell office:value-type="float" office:value="0.396394">
            <text:p>0,396394</text:p>
          </table:table-cell>
          <table:table-cell office:value-type="float" office:value="0.382106">
            <text:p>0,382106</text:p>
          </table:table-cell>
          <table:table-cell office:value-type="float" office:value="0.399428">
            <text:p>0,399428</text:p>
          </table:table-cell>
          <table:table-cell office:value-type="float" office:value="0.393168">
            <text:p>0,393168</text:p>
          </table:table-cell>
          <table:table-cell office:value-type="float" office:value="0.38702">
            <text:p>0,38702</text:p>
          </table:table-cell>
          <table:table-cell office:value-type="float" office:value="0.372389">
            <text:p>0,372389</text:p>
          </table:table-cell>
          <table:table-cell office:value-type="float" office:value="0.390823">
            <text:p>0,390823</text:p>
          </table:table-cell>
          <table:table-cell office:value-type="float" office:value="0.393013">
            <text:p>0,393013</text:p>
          </table:table-cell>
          <table:table-cell office:value-type="float" office:value="0.390756">
            <text:p>0,390756</text:p>
          </table:table-cell>
          <table:table-cell office:value-type="float" office:value="0.388077">
            <text:p>0,388077</text:p>
          </table:table-cell>
          <table:table-cell office:value-type="float" office:value="0.397847">
            <text:p>0,397847</text:p>
          </table:table-cell>
          <table:table-cell office:value-type="float" office:value="0.399194">
            <text:p>0,399194</text:p>
          </table:table-cell>
          <table:table-cell office:value-type="float" office:value="0.38471">
            <text:p>0,38471</text:p>
          </table:table-cell>
          <table:table-cell office:value-type="float" office:value="0.383156">
            <text:p>0,383156</text:p>
          </table:table-cell>
          <table:table-cell office:value-type="float" office:value="0.396001">
            <text:p>0,396001</text:p>
          </table:table-cell>
          <table:table-cell office:value-type="float" office:value="0.386065">
            <text:p>0,386065</text:p>
          </table:table-cell>
          <table:table-cell office:value-type="float" office:value="0.388963">
            <text:p>0,388963</text:p>
          </table:table-cell>
          <table:table-cell office:value-type="float" office:value="0.399717">
            <text:p>0,399717</text:p>
          </table:table-cell>
          <table:table-cell office:value-type="float" office:value="0.390351">
            <text:p>0,390351</text:p>
          </table:table-cell>
          <table:table-cell office:value-type="float" office:value="0.377681">
            <text:p>0,377681</text:p>
          </table:table-cell>
          <table:table-cell office:value-type="float" office:value="0.393192">
            <text:p>0,393192</text:p>
          </table:table-cell>
          <table:table-cell office:value-type="float" office:value="0.391373">
            <text:p>0,391373</text:p>
          </table:table-cell>
          <table:table-cell office:value-type="float" office:value="0.391439">
            <text:p>0,391439</text:p>
          </table:table-cell>
          <table:table-cell office:value-type="float" office:value="0.385398">
            <text:p>0,385398</text:p>
          </table:table-cell>
          <table:table-cell office:value-type="float" office:value="0.395778">
            <text:p>0,395778</text:p>
          </table:table-cell>
          <table:table-cell office:value-type="float" office:value="0.382977">
            <text:p>0,382977</text:p>
          </table:table-cell>
          <table:table-cell office:value-type="float" office:value="0.38314">
            <text:p>0,38314</text:p>
          </table:table-cell>
          <table:table-cell office:value-type="float" office:value="0.384394">
            <text:p>0,384394</text:p>
          </table:table-cell>
          <table:table-cell office:value-type="float" office:value="0.376524">
            <text:p>0,376524</text:p>
          </table:table-cell>
          <table:table-cell office:value-type="float" office:value="0.397527">
            <text:p>0,397527</text:p>
          </table:table-cell>
          <table:table-cell office:value-type="float" office:value="0.388429">
            <text:p>0,388429</text:p>
          </table:table-cell>
          <table:table-cell office:value-type="float" office:value="0.383591">
            <text:p>0,383591</text:p>
          </table:table-cell>
          <table:table-cell office:value-type="float" office:value="0.388285">
            <text:p>0,388285</text:p>
          </table:table-cell>
          <table:table-cell office:value-type="float" office:value="0.383772">
            <text:p>0,383772</text:p>
          </table:table-cell>
          <table:table-cell office:value-type="float" office:value="0.387567">
            <text:p>0,387567</text:p>
          </table:table-cell>
          <table:table-cell office:value-type="float" office:value="0.378267">
            <text:p>0,378267</text:p>
          </table:table-cell>
          <table:table-cell office:value-type="float" office:value="0.390785">
            <text:p>0,390785</text:p>
          </table:table-cell>
          <table:table-cell office:value-type="float" office:value="0.380152">
            <text:p>0,380152</text:p>
          </table:table-cell>
          <table:table-cell office:value-type="float" office:value="0.393799">
            <text:p>0,393799</text:p>
          </table:table-cell>
          <table:table-cell office:value-type="float" office:value="0.391468">
            <text:p>0,391468</text:p>
          </table:table-cell>
          <table:table-cell office:value-type="float" office:value="0.370448">
            <text:p>0,370448</text:p>
          </table:table-cell>
          <table:table-cell office:value-type="float" office:value="0.379604">
            <text:p>0,379604</text:p>
          </table:table-cell>
          <table:table-cell office:value-type="float" office:value="0.389529">
            <text:p>0,389529</text:p>
          </table:table-cell>
          <table:table-cell office:value-type="float" office:value="0.380758">
            <text:p>0,380758</text:p>
          </table:table-cell>
          <table:table-cell office:value-type="float" office:value="0.38163">
            <text:p>0,38163</text:p>
          </table:table-cell>
          <table:table-cell office:value-type="float" office:value="0.376182">
            <text:p>0,376182</text:p>
          </table:table-cell>
          <table:table-cell office:value-type="float" office:value="0.393593">
            <text:p>0,393593</text:p>
          </table:table-cell>
          <table:table-cell office:value-type="float" office:value="0.379701">
            <text:p>0,379701</text:p>
          </table:table-cell>
          <table:table-cell office:value-type="float" office:value="0.381325">
            <text:p>0,381325</text:p>
          </table:table-cell>
          <table:table-cell office:value-type="float" office:value="0.367601">
            <text:p>0,367601</text:p>
          </table:table-cell>
          <table:table-cell office:value-type="float" office:value="0.38748">
            <text:p>0,38748</text:p>
          </table:table-cell>
          <table:table-cell office:value-type="float" office:value="0.380248">
            <text:p>0,380248</text:p>
          </table:table-cell>
          <table:table-cell office:value-type="float" office:value="0.365959">
            <text:p>0,365959</text:p>
          </table:table-cell>
          <table:table-cell office:value-type="float" office:value="0.369766">
            <text:p>0,369766</text:p>
          </table:table-cell>
          <table:table-cell office:value-type="float" office:value="0.373026">
            <text:p>0,373026</text:p>
          </table:table-cell>
          <table:table-cell office:value-type="float" office:value="0.3647">
            <text:p>0,3647</text:p>
          </table:table-cell>
          <table:table-cell office:value-type="float" office:value="0.379565">
            <text:p>0,379565</text:p>
          </table:table-cell>
          <table:table-cell office:value-type="float" office:value="0.380856">
            <text:p>0,380856</text:p>
          </table:table-cell>
          <table:table-cell office:value-type="float" office:value="0.378025">
            <text:p>0,378025</text:p>
          </table:table-cell>
          <table:table-cell office:value-type="float" office:value="0.369705">
            <text:p>0,369705</text:p>
          </table:table-cell>
          <table:table-cell office:value-type="float" office:value="0.370808">
            <text:p>0,370808</text:p>
          </table:table-cell>
          <table:table-cell office:value-type="float" office:value="0.36832">
            <text:p>0,36832</text:p>
          </table:table-cell>
          <table:table-cell office:value-type="float" office:value="0.360395">
            <text:p>0,360395</text:p>
          </table:table-cell>
          <table:table-cell office:value-type="float" office:value="0.346307">
            <text:p>0,346307</text:p>
          </table:table-cell>
          <table:table-cell office:value-type="float" office:value="0.375685">
            <text:p>0,375685</text:p>
          </table:table-cell>
          <table:table-cell office:value-type="float" office:value="0.376708">
            <text:p>0,376708</text:p>
          </table:table-cell>
          <table:table-cell office:value-type="float" office:value="0.387381">
            <text:p>0,387381</text:p>
          </table:table-cell>
          <table:table-cell office:value-type="float" office:value="0.375299">
            <text:p>0,375299</text:p>
          </table:table-cell>
          <table:table-cell office:value-type="float" office:value="0.372699">
            <text:p>0,372699</text:p>
          </table:table-cell>
          <table:table-cell office:value-type="float" office:value="0.367628">
            <text:p>0,367628</text:p>
          </table:table-cell>
          <table:table-cell office:value-type="float" office:value="0.3733">
            <text:p>0,3733</text:p>
          </table:table-cell>
          <table:table-cell office:value-type="float" office:value="0.364985">
            <text:p>0,364985</text:p>
          </table:table-cell>
          <table:table-cell office:value-type="float" office:value="0.368548">
            <text:p>0,368548</text:p>
          </table:table-cell>
          <table:table-cell office:value-type="float" office:value="0.357406">
            <text:p>0,357406</text:p>
          </table:table-cell>
          <table:table-cell office:value-type="float" office:value="0.356658">
            <text:p>0,356658</text:p>
          </table:table-cell>
          <table:table-cell office:value-type="float" office:value="0.364639">
            <text:p>0,364639</text:p>
          </table:table-cell>
          <table:table-cell office:value-type="float" office:value="0.350571">
            <text:p>0,350571</text:p>
          </table:table-cell>
          <table:table-cell office:value-type="float" office:value="0.372069">
            <text:p>0,372069</text:p>
          </table:table-cell>
          <table:table-cell office:value-type="float" office:value="0.356879">
            <text:p>0,356879</text:p>
          </table:table-cell>
          <table:table-cell office:value-type="float" office:value="0.359495">
            <text:p>0,359495</text:p>
          </table:table-cell>
          <table:table-cell office:value-type="float" office:value="0.369495">
            <text:p>0,369495</text:p>
          </table:table-cell>
          <table:table-cell office:value-type="float" office:value="0.362823">
            <text:p>0,362823</text:p>
          </table:table-cell>
          <table:table-cell office:value-type="float" office:value="0.368688">
            <text:p>0,368688</text:p>
          </table:table-cell>
          <table:table-cell office:value-type="float" office:value="0.37105">
            <text:p>0,37105</text:p>
          </table:table-cell>
          <table:table-cell office:value-type="float" office:value="0.362644">
            <text:p>0,362644</text:p>
          </table:table-cell>
          <table:table-cell office:value-type="float" office:value="0.354339">
            <text:p>0,354339</text:p>
          </table:table-cell>
          <table:table-cell office:value-type="float" office:value="0.367359">
            <text:p>0,367359</text:p>
          </table:table-cell>
          <table:table-cell office:value-type="float" office:value="0.35475">
            <text:p>0,35475</text:p>
          </table:table-cell>
          <table:table-cell office:value-type="float" office:value="0.347857">
            <text:p>0,347857</text:p>
          </table:table-cell>
          <table:table-cell office:value-type="float" office:value="0.356375">
            <text:p>0,356375</text:p>
          </table:table-cell>
          <table:table-cell office:value-type="float" office:value="0.358165">
            <text:p>0,358165</text:p>
          </table:table-cell>
          <table:table-cell office:value-type="float" office:value="0.363409">
            <text:p>0,363409</text:p>
          </table:table-cell>
          <table:table-cell office:value-type="float" office:value="0.349714">
            <text:p>0,349714</text:p>
          </table:table-cell>
          <table:table-cell office:value-type="float" office:value="0.364552">
            <text:p>0,364552</text:p>
          </table:table-cell>
          <table:table-cell office:value-type="float" office:value="0.364092">
            <text:p>0,364092</text:p>
          </table:table-cell>
          <table:table-cell office:value-type="float" office:value="0.346158">
            <text:p>0,346158</text:p>
          </table:table-cell>
          <table:table-cell office:value-type="float" office:value="0.349817">
            <text:p>0,349817</text:p>
          </table:table-cell>
          <table:table-cell office:value-type="float" office:value="0.349983">
            <text:p>0,349983</text:p>
          </table:table-cell>
          <table:table-cell office:value-type="float" office:value="0.35455">
            <text:p>0,35455</text:p>
          </table:table-cell>
          <table:table-cell office:value-type="float" office:value="0.363073">
            <text:p>0,363073</text:p>
          </table:table-cell>
          <table:table-cell office:value-type="float" office:value="0.35504">
            <text:p>0,35504</text:p>
          </table:table-cell>
          <table:table-cell office:value-type="float" office:value="0.347643">
            <text:p>0,347643</text:p>
          </table:table-cell>
          <table:table-cell office:value-type="float" office:value="0.353216">
            <text:p>0,353216</text:p>
          </table:table-cell>
          <table:table-cell office:value-type="float" office:value="0.353624">
            <text:p>0,353624</text:p>
          </table:table-cell>
          <table:table-cell office:value-type="float" office:value="0.340742">
            <text:p>0,340742</text:p>
          </table:table-cell>
          <table:table-cell office:value-type="float" office:value="0.352674">
            <text:p>0,352674</text:p>
          </table:table-cell>
          <table:table-cell office:value-type="float" office:value="0.345794">
            <text:p>0,345794</text:p>
          </table:table-cell>
          <table:table-cell office:value-type="float" office:value="0.342966">
            <text:p>0,342966</text:p>
          </table:table-cell>
          <table:table-cell office:value-type="float" office:value="0.352835">
            <text:p>0,352835</text:p>
          </table:table-cell>
          <table:table-cell office:value-type="float" office:value="0.358462">
            <text:p>0,358462</text:p>
          </table:table-cell>
          <table:table-cell office:value-type="float" office:value="0.357939">
            <text:p>0,357939</text:p>
          </table:table-cell>
          <table:table-cell office:value-type="float" office:value="0.35646">
            <text:p>0,35646</text:p>
          </table:table-cell>
          <table:table-cell office:value-type="float" office:value="0.353779">
            <text:p>0,353779</text:p>
          </table:table-cell>
          <table:table-cell office:value-type="float" office:value="0.35402">
            <text:p>0,35402</text:p>
          </table:table-cell>
          <table:table-cell office:value-type="float" office:value="0.347252">
            <text:p>0,347252</text:p>
          </table:table-cell>
          <table:table-cell office:value-type="float" office:value="0.346367">
            <text:p>0,346367</text:p>
          </table:table-cell>
          <table:table-cell office:value-type="float" office:value="0.356418">
            <text:p>0,356418</text:p>
          </table:table-cell>
          <table:table-cell office:value-type="float" office:value="0.344508">
            <text:p>0,344508</text:p>
          </table:table-cell>
          <table:table-cell office:value-type="float" office:value="0.337801">
            <text:p>0,337801</text:p>
          </table:table-cell>
          <table:table-cell office:value-type="float" office:value="0.341285">
            <text:p>0,341285</text:p>
          </table:table-cell>
          <table:table-cell office:value-type="float" office:value="0.342508">
            <text:p>0,342508</text:p>
          </table:table-cell>
          <table:table-cell office:value-type="float" office:value="0.338036">
            <text:p>0,338036</text:p>
          </table:table-cell>
          <table:table-cell office:value-type="float" office:value="0.340373">
            <text:p>0,340373</text:p>
          </table:table-cell>
          <table:table-cell office:value-type="float" office:value="0.346962">
            <text:p>0,346962</text:p>
          </table:table-cell>
          <table:table-cell office:value-type="float" office:value="0.352652">
            <text:p>0,352652</text:p>
          </table:table-cell>
          <table:table-cell office:value-type="float" office:value="0.349058">
            <text:p>0,349058</text:p>
          </table:table-cell>
          <table:table-cell office:value-type="float" office:value="0.350225">
            <text:p>0,350225</text:p>
          </table:table-cell>
          <table:table-cell office:value-type="float" office:value="0.346496">
            <text:p>0,346496</text:p>
          </table:table-cell>
          <table:table-cell office:value-type="float" office:value="0.342213">
            <text:p>0,342213</text:p>
          </table:table-cell>
          <table:table-cell office:value-type="float" office:value="0.34168">
            <text:p>0,34168</text:p>
          </table:table-cell>
          <table:table-cell office:value-type="float" office:value="0.342662">
            <text:p>0,342662</text:p>
          </table:table-cell>
          <table:table-cell office:value-type="float" office:value="0.345057">
            <text:p>0,345057</text:p>
          </table:table-cell>
          <table:table-cell office:value-type="float" office:value="0.344789">
            <text:p>0,344789</text:p>
          </table:table-cell>
          <table:table-cell office:value-type="float" office:value="0.333288">
            <text:p>0,333288</text:p>
          </table:table-cell>
          <table:table-cell office:value-type="float" office:value="0.339013">
            <text:p>0,339013</text:p>
          </table:table-cell>
          <table:table-cell office:value-type="float" office:value="0.337859">
            <text:p>0,337859</text:p>
          </table:table-cell>
          <table:table-cell office:value-type="float" office:value="0.340099">
            <text:p>0,340099</text:p>
          </table:table-cell>
          <table:table-cell office:value-type="float" office:value="0.343918">
            <text:p>0,343918</text:p>
          </table:table-cell>
          <table:table-cell office:value-type="float" office:value="0.333945">
            <text:p>0,333945</text:p>
          </table:table-cell>
          <table:table-cell office:value-type="float" office:value="0.332237">
            <text:p>0,332237</text:p>
          </table:table-cell>
          <table:table-cell office:value-type="float" office:value="0.342748">
            <text:p>0,342748</text:p>
          </table:table-cell>
          <table:table-cell office:value-type="float" office:value="0.342315">
            <text:p>0,342315</text:p>
          </table:table-cell>
          <table:table-cell office:value-type="float" office:value="0.348041">
            <text:p>0,348041</text:p>
          </table:table-cell>
          <table:table-cell office:value-type="float" office:value="0.319164">
            <text:p>0,319164</text:p>
          </table:table-cell>
          <table:table-cell office:value-type="float" office:value="0.339302">
            <text:p>0,339302</text:p>
          </table:table-cell>
          <table:table-cell office:value-type="float" office:value="0.347334">
            <text:p>0,347334</text:p>
          </table:table-cell>
          <table:table-cell office:value-type="float" office:value="0.349503">
            <text:p>0,349503</text:p>
          </table:table-cell>
          <table:table-cell office:value-type="float" office:value="0.34203">
            <text:p>0,34203</text:p>
          </table:table-cell>
          <table:table-cell office:value-type="float" office:value="0.345556">
            <text:p>0,345556</text:p>
          </table:table-cell>
          <table:table-cell office:value-type="float" office:value="0.343239">
            <text:p>0,343239</text:p>
          </table:table-cell>
          <table:table-cell office:value-type="float" office:value="0.334368">
            <text:p>0,334368</text:p>
          </table:table-cell>
          <table:table-cell office:value-type="float" office:value="0.336972">
            <text:p>0,336972</text:p>
          </table:table-cell>
          <table:table-cell office:value-type="float" office:value="0.340081">
            <text:p>0,340081</text:p>
          </table:table-cell>
          <table:table-cell office:value-type="float" office:value="0.33636">
            <text:p>0,33636</text:p>
          </table:table-cell>
          <table:table-cell office:value-type="float" office:value="0.335525">
            <text:p>0,335525</text:p>
          </table:table-cell>
          <table:table-cell office:value-type="float" office:value="0.331224">
            <text:p>0,331224</text:p>
          </table:table-cell>
          <table:table-cell office:value-type="float" office:value="0.341232">
            <text:p>0,341232</text:p>
          </table:table-cell>
          <table:table-cell office:value-type="float" office:value="0.339615">
            <text:p>0,339615</text:p>
          </table:table-cell>
          <table:table-cell office:value-type="float" office:value="0.33046">
            <text:p>0,33046</text:p>
          </table:table-cell>
          <table:table-cell office:value-type="float" office:value="0.331099">
            <text:p>0,331099</text:p>
          </table:table-cell>
          <table:table-cell office:value-type="float" office:value="0.327337">
            <text:p>0,327337</text:p>
          </table:table-cell>
          <table:table-cell office:value-type="float" office:value="0.334738">
            <text:p>0,334738</text:p>
          </table:table-cell>
          <table:table-cell office:value-type="float" office:value="0.332522">
            <text:p>0,332522</text:p>
          </table:table-cell>
          <table:table-cell office:value-type="float" office:value="0.346077">
            <text:p>0,346077</text:p>
          </table:table-cell>
          <table:table-cell office:value-type="float" office:value="0.331579">
            <text:p>0,331579</text:p>
          </table:table-cell>
          <table:table-cell office:value-type="float" office:value="0.322044">
            <text:p>0,322044</text:p>
          </table:table-cell>
          <table:table-cell office:value-type="float" office:value="0.325601">
            <text:p>0,325601</text:p>
          </table:table-cell>
          <table:table-cell office:value-type="float" office:value="0.329535">
            <text:p>0,329535</text:p>
          </table:table-cell>
          <table:table-cell office:value-type="float" office:value="0.341809">
            <text:p>0,341809</text:p>
          </table:table-cell>
          <table:table-cell office:value-type="float" office:value="0.331563">
            <text:p>0,331563</text:p>
          </table:table-cell>
          <table:table-cell office:value-type="float" office:value="0.32714">
            <text:p>0,32714</text:p>
          </table:table-cell>
          <table:table-cell office:value-type="float" office:value="0.326737">
            <text:p>0,326737</text:p>
          </table:table-cell>
          <table:table-cell office:value-type="float" office:value="0.320104">
            <text:p>0,320104</text:p>
          </table:table-cell>
          <table:table-cell office:value-type="float" office:value="0.319882">
            <text:p>0,319882</text:p>
          </table:table-cell>
          <table:table-cell office:value-type="float" office:value="0.334401">
            <text:p>0,334401</text:p>
          </table:table-cell>
          <table:table-cell office:value-type="float" office:value="0.327546">
            <text:p>0,327546</text:p>
          </table:table-cell>
          <table:table-cell office:value-type="float" office:value="0.328723">
            <text:p>0,328723</text:p>
          </table:table-cell>
          <table:table-cell office:value-type="float" office:value="0.323541">
            <text:p>0,323541</text:p>
          </table:table-cell>
          <table:table-cell office:value-type="float" office:value="0.319455">
            <text:p>0,319455</text:p>
          </table:table-cell>
          <table:table-cell office:value-type="float" office:value="0.328926">
            <text:p>0,328926</text:p>
          </table:table-cell>
          <table:table-cell office:value-type="float" office:value="0.335506">
            <text:p>0,335506</text:p>
          </table:table-cell>
          <table:table-cell office:value-type="float" office:value="0.3253">
            <text:p>0,3253</text:p>
          </table:table-cell>
          <table:table-cell office:value-type="float" office:value="0.322907">
            <text:p>0,322907</text:p>
          </table:table-cell>
          <table:table-cell office:value-type="float" office:value="0.325028">
            <text:p>0,325028</text:p>
          </table:table-cell>
          <table:table-cell office:value-type="float" office:value="0.324868">
            <text:p>0,324868</text:p>
          </table:table-cell>
          <table:table-cell office:value-type="float" office:value="0.318854">
            <text:p>0,318854</text:p>
          </table:table-cell>
          <table:table-cell office:value-type="float" office:value="0.322079">
            <text:p>0,322079</text:p>
          </table:table-cell>
          <table:table-cell office:value-type="float" office:value="0.313312">
            <text:p>0,313312</text:p>
          </table:table-cell>
          <table:table-cell office:value-type="float" office:value="0.323164">
            <text:p>0,323164</text:p>
          </table:table-cell>
          <table:table-cell office:value-type="float" office:value="0.32516">
            <text:p>0,32516</text:p>
          </table:table-cell>
          <table:table-cell office:value-type="float" office:value="0.320147">
            <text:p>0,320147</text:p>
          </table:table-cell>
          <table:table-cell office:value-type="float" office:value="0.331503">
            <text:p>0,331503</text:p>
          </table:table-cell>
          <table:table-cell office:value-type="float" office:value="0.319961">
            <text:p>0,319961</text:p>
          </table:table-cell>
          <table:table-cell office:value-type="float" office:value="0.32398">
            <text:p>0,32398</text:p>
          </table:table-cell>
          <table:table-cell office:value-type="float" office:value="0.311146">
            <text:p>0,311146</text:p>
          </table:table-cell>
          <table:table-cell office:value-type="float" office:value="0.319389">
            <text:p>0,319389</text:p>
          </table:table-cell>
          <table:table-cell office:value-type="float" office:value="0.331264">
            <text:p>0,331264</text:p>
          </table:table-cell>
          <table:table-cell office:value-type="float" office:value="0.323456">
            <text:p>0,323456</text:p>
          </table:table-cell>
          <table:table-cell office:value-type="float" office:value="0.313251">
            <text:p>0,313251</text:p>
          </table:table-cell>
          <table:table-cell office:value-type="float" office:value="0.319617">
            <text:p>0,319617</text:p>
          </table:table-cell>
          <table:table-cell office:value-type="float" office:value="0.317651">
            <text:p>0,317651</text:p>
          </table:table-cell>
          <table:table-cell office:value-type="float" office:value="0.323124">
            <text:p>0,323124</text:p>
          </table:table-cell>
          <table:table-cell office:value-type="float" office:value="0.322242">
            <text:p>0,322242</text:p>
          </table:table-cell>
          <table:table-cell office:value-type="float" office:value="0.315638">
            <text:p>0,315638</text:p>
          </table:table-cell>
          <table:table-cell office:value-type="float" office:value="0.320018">
            <text:p>0,320018</text:p>
          </table:table-cell>
          <table:table-cell office:value-type="float" office:value="0.311032">
            <text:p>0,311032</text:p>
          </table:table-cell>
          <table:table-cell office:value-type="float" office:value="0.309643">
            <text:p>0,309643</text:p>
          </table:table-cell>
          <table:table-cell office:value-type="float" office:value="0.315335">
            <text:p>0,315335</text:p>
          </table:table-cell>
          <table:table-cell office:value-type="float" office:value="0.320676">
            <text:p>0,320676</text:p>
          </table:table-cell>
          <table:table-cell office:value-type="float" office:value="0.311958">
            <text:p>0,311958</text:p>
          </table:table-cell>
          <table:table-cell office:value-type="float" office:value="0.324716">
            <text:p>0,324716</text:p>
          </table:table-cell>
          <table:table-cell office:value-type="float" office:value="0.310998">
            <text:p>0,310998</text:p>
          </table:table-cell>
          <table:table-cell office:value-type="float" office:value="0.319171">
            <text:p>0,319171</text:p>
          </table:table-cell>
          <table:table-cell office:value-type="float" office:value="0.326269">
            <text:p>0,326269</text:p>
          </table:table-cell>
          <table:table-cell office:value-type="float" office:value="0.310369">
            <text:p>0,310369</text:p>
          </table:table-cell>
          <table:table-cell office:value-type="float" office:value="0.314696">
            <text:p>0,314696</text:p>
          </table:table-cell>
          <table:table-cell office:value-type="float" office:value="0.321199">
            <text:p>0,321199</text:p>
          </table:table-cell>
          <table:table-cell office:value-type="float" office:value="0.315193">
            <text:p>0,315193</text:p>
          </table:table-cell>
          <table:table-cell office:value-type="float" office:value="0.31392">
            <text:p>0,31392</text:p>
          </table:table-cell>
          <table:table-cell office:value-type="float" office:value="0.308212">
            <text:p>0,308212</text:p>
          </table:table-cell>
          <table:table-cell office:value-type="float" office:value="0.312344">
            <text:p>0,312344</text:p>
          </table:table-cell>
          <table:table-cell office:value-type="float" office:value="0.321424">
            <text:p>0,321424</text:p>
          </table:table-cell>
          <table:table-cell office:value-type="float" office:value="0.294233">
            <text:p>0,294233</text:p>
          </table:table-cell>
          <table:table-cell office:value-type="float" office:value="0.297264">
            <text:p>0,297264</text:p>
          </table:table-cell>
          <table:table-cell office:value-type="float" office:value="0.30496">
            <text:p>0,30496</text:p>
          </table:table-cell>
          <table:table-cell office:value-type="float" office:value="0.303433">
            <text:p>0,303433</text:p>
          </table:table-cell>
          <table:table-cell office:value-type="float" office:value="0.321911">
            <text:p>0,321911</text:p>
          </table:table-cell>
          <table:table-cell office:value-type="float" office:value="0.302939">
            <text:p>0,302939</text:p>
          </table:table-cell>
          <table:table-cell office:value-type="float" office:value="0.309891">
            <text:p>0,309891</text:p>
          </table:table-cell>
          <table:table-cell office:value-type="float" office:value="0.305636">
            <text:p>0,305636</text:p>
          </table:table-cell>
          <table:table-cell office:value-type="float" office:value="0.305956">
            <text:p>0,305956</text:p>
          </table:table-cell>
          <table:table-cell office:value-type="float" office:value="0.308961">
            <text:p>0,308961</text:p>
          </table:table-cell>
          <table:table-cell office:value-type="float" office:value="0.312952">
            <text:p>0,312952</text:p>
          </table:table-cell>
          <table:table-cell office:value-type="float" office:value="0.290927">
            <text:p>0,290927</text:p>
          </table:table-cell>
          <table:table-cell office:value-type="float" office:value="0.297076">
            <text:p>0,297076</text:p>
          </table:table-cell>
          <table:table-cell office:value-type="float" office:value="0.303234">
            <text:p>0,303234</text:p>
          </table:table-cell>
          <table:table-cell office:value-type="float" office:value="0.305557">
            <text:p>0,305557</text:p>
          </table:table-cell>
          <table:table-cell office:value-type="float" office:value="0.318943">
            <text:p>0,318943</text:p>
          </table:table-cell>
          <table:table-cell office:value-type="float" office:value="0.30874">
            <text:p>0,30874</text:p>
          </table:table-cell>
          <table:table-cell office:value-type="float" office:value="0.306024">
            <text:p>0,306024</text:p>
          </table:table-cell>
          <table:table-cell office:value-type="float" office:value="0.315745">
            <text:p>0,315745</text:p>
          </table:table-cell>
          <table:table-cell office:value-type="float" office:value="0.305359">
            <text:p>0,305359</text:p>
          </table:table-cell>
          <table:table-cell office:value-type="float" office:value="0.293967">
            <text:p>0,293967</text:p>
          </table:table-cell>
          <table:table-cell office:value-type="float" office:value="0.311318">
            <text:p>0,311318</text:p>
          </table:table-cell>
          <table:table-cell office:value-type="float" office:value="0.301744">
            <text:p>0,301744</text:p>
          </table:table-cell>
          <table:table-cell office:value-type="float" office:value="0.303822">
            <text:p>0,303822</text:p>
          </table:table-cell>
          <table:table-cell office:value-type="float" office:value="0.307281">
            <text:p>0,307281</text:p>
          </table:table-cell>
          <table:table-cell office:value-type="float" office:value="0.298722">
            <text:p>0,298722</text:p>
          </table:table-cell>
          <table:table-cell office:value-type="float" office:value="0.292114">
            <text:p>0,292114</text:p>
          </table:table-cell>
          <table:table-cell office:value-type="float" office:value="0.296067">
            <text:p>0,296067</text:p>
          </table:table-cell>
          <table:table-cell office:value-type="float" office:value="0.296125">
            <text:p>0,296125</text:p>
          </table:table-cell>
          <table:table-cell office:value-type="float" office:value="0.303359">
            <text:p>0,303359</text:p>
          </table:table-cell>
          <table:table-cell office:value-type="float" office:value="0.303354">
            <text:p>0,303354</text:p>
          </table:table-cell>
          <table:table-cell office:value-type="float" office:value="0.292673">
            <text:p>0,292673</text:p>
          </table:table-cell>
          <table:table-cell office:value-type="float" office:value="0.299598">
            <text:p>0,299598</text:p>
          </table:table-cell>
          <table:table-cell office:value-type="float" office:value="0.297367">
            <text:p>0,297367</text:p>
          </table:table-cell>
          <table:table-cell office:value-type="float" office:value="0.284998">
            <text:p>0,284998</text:p>
          </table:table-cell>
          <table:table-cell office:value-type="float" office:value="0.305503">
            <text:p>0,305503</text:p>
          </table:table-cell>
          <table:table-cell office:value-type="float" office:value="0.300062">
            <text:p>0,300062</text:p>
          </table:table-cell>
        </table:table-row>
        <table:table-row table:style-name="ro1">
          <table:table-cell office:value-type="string">
            <text:p>Training Set Error</text:p>
          </table:table-cell>
          <table:table-cell office:value-type="float" office:value="2.469619">
            <text:p>2,469619</text:p>
          </table:table-cell>
          <table:table-cell office:value-type="float" office:value="2.335855">
            <text:p>2,335855</text:p>
          </table:table-cell>
          <table:table-cell office:value-type="float" office:value="2.241638">
            <text:p>2,241638</text:p>
          </table:table-cell>
          <table:table-cell office:value-type="float" office:value="2.112977">
            <text:p>2,112977</text:p>
          </table:table-cell>
          <table:table-cell office:value-type="float" office:value="2.013542">
            <text:p>2,013542</text:p>
          </table:table-cell>
          <table:table-cell office:value-type="float" office:value="1.923051">
            <text:p>1,923051</text:p>
          </table:table-cell>
          <table:table-cell office:value-type="float" office:value="1.842347">
            <text:p>1,842347</text:p>
          </table:table-cell>
          <table:table-cell office:value-type="float" office:value="1.747499">
            <text:p>1,747499</text:p>
          </table:table-cell>
          <table:table-cell office:value-type="float" office:value="1.68135">
            <text:p>1,68135</text:p>
          </table:table-cell>
          <table:table-cell office:value-type="float" office:value="1.632413">
            <text:p>1,632413</text:p>
          </table:table-cell>
          <table:table-cell office:value-type="float" office:value="1.553255">
            <text:p>1,553255</text:p>
          </table:table-cell>
          <table:table-cell office:value-type="float" office:value="1.504148">
            <text:p>1,504148</text:p>
          </table:table-cell>
          <table:table-cell office:value-type="float" office:value="1.432358">
            <text:p>1,432358</text:p>
          </table:table-cell>
          <table:table-cell office:value-type="float" office:value="1.406659">
            <text:p>1,406659</text:p>
          </table:table-cell>
          <table:table-cell office:value-type="float" office:value="1.361613">
            <text:p>1,361613</text:p>
          </table:table-cell>
          <table:table-cell office:value-type="float" office:value="1.336669">
            <text:p>1,336669</text:p>
          </table:table-cell>
          <table:table-cell office:value-type="float" office:value="1.276084">
            <text:p>1,276084</text:p>
          </table:table-cell>
          <table:table-cell office:value-type="float" office:value="1.226366">
            <text:p>1,226366</text:p>
          </table:table-cell>
          <table:table-cell office:value-type="float" office:value="1.195813">
            <text:p>1,195813</text:p>
          </table:table-cell>
          <table:table-cell office:value-type="float" office:value="1.155341">
            <text:p>1,155341</text:p>
          </table:table-cell>
          <table:table-cell office:value-type="float" office:value="1.140526">
            <text:p>1,140526</text:p>
          </table:table-cell>
          <table:table-cell office:value-type="float" office:value="1.0841">
            <text:p>1,0841</text:p>
          </table:table-cell>
          <table:table-cell office:value-type="float" office:value="1.063675">
            <text:p>1,063675</text:p>
          </table:table-cell>
          <table:table-cell office:value-type="float" office:value="1.041512">
            <text:p>1,041512</text:p>
          </table:table-cell>
          <table:table-cell office:value-type="float" office:value="1.021574">
            <text:p>1,021574</text:p>
          </table:table-cell>
          <table:table-cell office:value-type="float" office:value="1.007214">
            <text:p>1,007214</text:p>
          </table:table-cell>
          <table:table-cell office:value-type="float" office:value="0.96687">
            <text:p>0,96687</text:p>
          </table:table-cell>
          <table:table-cell office:value-type="float" office:value="0.956025">
            <text:p>0,956025</text:p>
          </table:table-cell>
          <table:table-cell office:value-type="float" office:value="0.936128">
            <text:p>0,936128</text:p>
          </table:table-cell>
          <table:table-cell office:value-type="float" office:value="0.928644">
            <text:p>0,928644</text:p>
          </table:table-cell>
          <table:table-cell office:value-type="float" office:value="0.909361">
            <text:p>0,909361</text:p>
          </table:table-cell>
          <table:table-cell office:value-type="float" office:value="0.9015">
            <text:p>0,9015</text:p>
          </table:table-cell>
          <table:table-cell office:value-type="float" office:value="0.873288">
            <text:p>0,873288</text:p>
          </table:table-cell>
          <table:table-cell office:value-type="float" office:value="0.874096">
            <text:p>0,874096</text:p>
          </table:table-cell>
          <table:table-cell office:value-type="float" office:value="0.860111">
            <text:p>0,860111</text:p>
          </table:table-cell>
          <table:table-cell office:value-type="float" office:value="0.841681">
            <text:p>0,841681</text:p>
          </table:table-cell>
          <table:table-cell office:value-type="float" office:value="0.84007">
            <text:p>0,84007</text:p>
          </table:table-cell>
          <table:table-cell office:value-type="float" office:value="0.815598">
            <text:p>0,815598</text:p>
          </table:table-cell>
          <table:table-cell office:value-type="float" office:value="0.811394">
            <text:p>0,811394</text:p>
          </table:table-cell>
          <table:table-cell office:value-type="float" office:value="0.791742">
            <text:p>0,791742</text:p>
          </table:table-cell>
          <table:table-cell office:value-type="float" office:value="0.799961">
            <text:p>0,799961</text:p>
          </table:table-cell>
          <table:table-cell office:value-type="float" office:value="0.786778">
            <text:p>0,786778</text:p>
          </table:table-cell>
          <table:table-cell office:value-type="float" office:value="0.771945">
            <text:p>0,771945</text:p>
          </table:table-cell>
          <table:table-cell office:value-type="float" office:value="0.775812">
            <text:p>0,775812</text:p>
          </table:table-cell>
          <table:table-cell office:value-type="float" office:value="0.755463">
            <text:p>0,755463</text:p>
          </table:table-cell>
          <table:table-cell office:value-type="float" office:value="0.766874">
            <text:p>0,766874</text:p>
          </table:table-cell>
          <table:table-cell office:value-type="float" office:value="0.757261">
            <text:p>0,757261</text:p>
          </table:table-cell>
          <table:table-cell office:value-type="float" office:value="0.745203">
            <text:p>0,745203</text:p>
          </table:table-cell>
          <table:table-cell office:value-type="float" office:value="0.740116">
            <text:p>0,740116</text:p>
          </table:table-cell>
          <table:table-cell office:value-type="float" office:value="0.73511">
            <text:p>0,73511</text:p>
          </table:table-cell>
          <table:table-cell office:value-type="float" office:value="0.723479">
            <text:p>0,723479</text:p>
          </table:table-cell>
          <table:table-cell office:value-type="float" office:value="0.73212">
            <text:p>0,73212</text:p>
          </table:table-cell>
          <table:table-cell office:value-type="float" office:value="0.725505">
            <text:p>0,725505</text:p>
          </table:table-cell>
          <table:table-cell office:value-type="float" office:value="0.718896">
            <text:p>0,718896</text:p>
          </table:table-cell>
          <table:table-cell office:value-type="float" office:value="0.710122">
            <text:p>0,710122</text:p>
          </table:table-cell>
          <table:table-cell office:value-type="float" office:value="0.720305">
            <text:p>0,720305</text:p>
          </table:table-cell>
          <table:table-cell office:value-type="float" office:value="0.720453">
            <text:p>0,720453</text:p>
          </table:table-cell>
          <table:table-cell office:value-type="float" office:value="0.70498">
            <text:p>0,70498</text:p>
          </table:table-cell>
          <table:table-cell office:value-type="float" office:value="0.702947">
            <text:p>0,702947</text:p>
          </table:table-cell>
          <table:table-cell office:value-type="float" office:value="0.707382">
            <text:p>0,707382</text:p>
          </table:table-cell>
          <table:table-cell office:value-type="float" office:value="0.69665">
            <text:p>0,69665</text:p>
          </table:table-cell>
          <table:table-cell office:value-type="float" office:value="0.695601">
            <text:p>0,695601</text:p>
          </table:table-cell>
          <table:table-cell office:value-type="float" office:value="0.697018">
            <text:p>0,697018</text:p>
          </table:table-cell>
          <table:table-cell office:value-type="float" office:value="0.688652">
            <text:p>0,688652</text:p>
          </table:table-cell>
          <table:table-cell office:value-type="float" office:value="0.69093">
            <text:p>0,69093</text:p>
          </table:table-cell>
          <table:table-cell office:value-type="float" office:value="0.688111">
            <text:p>0,688111</text:p>
          </table:table-cell>
          <table:table-cell office:value-type="float" office:value="0.694409">
            <text:p>0,694409</text:p>
          </table:table-cell>
          <table:table-cell office:value-type="float" office:value="0.667441">
            <text:p>0,667441</text:p>
          </table:table-cell>
          <table:table-cell office:value-type="float" office:value="0.681109">
            <text:p>0,681109</text:p>
          </table:table-cell>
          <table:table-cell office:value-type="float" office:value="0.687937">
            <text:p>0,687937</text:p>
          </table:table-cell>
          <table:table-cell office:value-type="float" office:value="0.676506">
            <text:p>0,676506</text:p>
          </table:table-cell>
          <table:table-cell office:value-type="float" office:value="0.676127">
            <text:p>0,676127</text:p>
          </table:table-cell>
          <table:table-cell office:value-type="float" office:value="0.679244">
            <text:p>0,679244</text:p>
          </table:table-cell>
          <table:table-cell office:value-type="float" office:value="0.680156">
            <text:p>0,680156</text:p>
          </table:table-cell>
          <table:table-cell office:value-type="float" office:value="0.671698">
            <text:p>0,671698</text:p>
          </table:table-cell>
          <table:table-cell office:value-type="float" office:value="0.679107">
            <text:p>0,679107</text:p>
          </table:table-cell>
          <table:table-cell office:value-type="float" office:value="0.6716">
            <text:p>0,6716</text:p>
          </table:table-cell>
          <table:table-cell office:value-type="float" office:value="0.674442">
            <text:p>0,674442</text:p>
          </table:table-cell>
          <table:table-cell office:value-type="float" office:value="0.669533">
            <text:p>0,669533</text:p>
          </table:table-cell>
          <table:table-cell office:value-type="float" office:value="0.67114">
            <text:p>0,67114</text:p>
          </table:table-cell>
          <table:table-cell office:value-type="float" office:value="0.665152">
            <text:p>0,665152</text:p>
          </table:table-cell>
          <table:table-cell office:value-type="float" office:value="0.662991">
            <text:p>0,662991</text:p>
          </table:table-cell>
          <table:table-cell office:value-type="float" office:value="0.665331">
            <text:p>0,665331</text:p>
          </table:table-cell>
          <table:table-cell office:value-type="float" office:value="0.668134">
            <text:p>0,668134</text:p>
          </table:table-cell>
          <table:table-cell office:value-type="float" office:value="0.66167">
            <text:p>0,66167</text:p>
          </table:table-cell>
          <table:table-cell office:value-type="float" office:value="0.659261">
            <text:p>0,659261</text:p>
          </table:table-cell>
          <table:table-cell office:value-type="float" office:value="0.654539">
            <text:p>0,654539</text:p>
          </table:table-cell>
          <table:table-cell office:value-type="float" office:value="0.653512">
            <text:p>0,653512</text:p>
          </table:table-cell>
          <table:table-cell office:value-type="float" office:value="0.649586">
            <text:p>0,649586</text:p>
          </table:table-cell>
          <table:table-cell office:value-type="float" office:value="0.658807">
            <text:p>0,658807</text:p>
          </table:table-cell>
          <table:table-cell office:value-type="float" office:value="0.653951">
            <text:p>0,653951</text:p>
          </table:table-cell>
          <table:table-cell office:value-type="float" office:value="0.655178">
            <text:p>0,655178</text:p>
          </table:table-cell>
          <table:table-cell office:value-type="float" office:value="0.656739">
            <text:p>0,656739</text:p>
          </table:table-cell>
          <table:table-cell office:value-type="float" office:value="0.647458">
            <text:p>0,647458</text:p>
          </table:table-cell>
          <table:table-cell office:value-type="float" office:value="0.661455">
            <text:p>0,661455</text:p>
          </table:table-cell>
          <table:table-cell office:value-type="float" office:value="0.647588">
            <text:p>0,647588</text:p>
          </table:table-cell>
          <table:table-cell office:value-type="float" office:value="0.65112">
            <text:p>0,65112</text:p>
          </table:table-cell>
          <table:table-cell office:value-type="float" office:value="0.660343">
            <text:p>0,660343</text:p>
          </table:table-cell>
          <table:table-cell office:value-type="float" office:value="0.648357">
            <text:p>0,648357</text:p>
          </table:table-cell>
          <table:table-cell office:value-type="float" office:value="0.63982">
            <text:p>0,63982</text:p>
          </table:table-cell>
          <table:table-cell office:value-type="float" office:value="0.65477">
            <text:p>0,65477</text:p>
          </table:table-cell>
          <table:table-cell office:value-type="float" office:value="0.647089">
            <text:p>0,647089</text:p>
          </table:table-cell>
          <table:table-cell office:value-type="float" office:value="0.657103">
            <text:p>0,657103</text:p>
          </table:table-cell>
          <table:table-cell office:value-type="float" office:value="0.641844">
            <text:p>0,641844</text:p>
          </table:table-cell>
          <table:table-cell office:value-type="float" office:value="0.651934">
            <text:p>0,651934</text:p>
          </table:table-cell>
          <table:table-cell office:value-type="float" office:value="0.656242">
            <text:p>0,656242</text:p>
          </table:table-cell>
          <table:table-cell office:value-type="float" office:value="0.645229">
            <text:p>0,645229</text:p>
          </table:table-cell>
          <table:table-cell office:value-type="float" office:value="0.642366">
            <text:p>0,642366</text:p>
          </table:table-cell>
          <table:table-cell office:value-type="float" office:value="0.646008">
            <text:p>0,646008</text:p>
          </table:table-cell>
          <table:table-cell office:value-type="float" office:value="0.643816">
            <text:p>0,643816</text:p>
          </table:table-cell>
          <table:table-cell office:value-type="float" office:value="0.644024">
            <text:p>0,644024</text:p>
          </table:table-cell>
          <table:table-cell office:value-type="float" office:value="0.632255">
            <text:p>0,632255</text:p>
          </table:table-cell>
          <table:table-cell office:value-type="float" office:value="0.632854">
            <text:p>0,632854</text:p>
          </table:table-cell>
          <table:table-cell office:value-type="float" office:value="0.630866">
            <text:p>0,630866</text:p>
          </table:table-cell>
          <table:table-cell office:value-type="float" office:value="0.643964">
            <text:p>0,643964</text:p>
          </table:table-cell>
          <table:table-cell office:value-type="float" office:value="0.635232">
            <text:p>0,635232</text:p>
          </table:table-cell>
          <table:table-cell office:value-type="float" office:value="0.635444">
            <text:p>0,635444</text:p>
          </table:table-cell>
          <table:table-cell office:value-type="float" office:value="0.634654">
            <text:p>0,634654</text:p>
          </table:table-cell>
          <table:table-cell office:value-type="float" office:value="0.63292">
            <text:p>0,63292</text:p>
          </table:table-cell>
          <table:table-cell office:value-type="float" office:value="0.639884">
            <text:p>0,639884</text:p>
          </table:table-cell>
          <table:table-cell office:value-type="float" office:value="0.638728">
            <text:p>0,638728</text:p>
          </table:table-cell>
          <table:table-cell office:value-type="float" office:value="0.631271">
            <text:p>0,631271</text:p>
          </table:table-cell>
          <table:table-cell office:value-type="float" office:value="0.635088">
            <text:p>0,635088</text:p>
          </table:table-cell>
          <table:table-cell office:value-type="float" office:value="0.629978">
            <text:p>0,629978</text:p>
          </table:table-cell>
          <table:table-cell office:value-type="float" office:value="0.623999">
            <text:p>0,623999</text:p>
          </table:table-cell>
          <table:table-cell office:value-type="float" office:value="0.627895">
            <text:p>0,627895</text:p>
          </table:table-cell>
          <table:table-cell office:value-type="float" office:value="0.636667">
            <text:p>0,636667</text:p>
          </table:table-cell>
          <table:table-cell office:value-type="float" office:value="0.621634">
            <text:p>0,621634</text:p>
          </table:table-cell>
          <table:table-cell office:value-type="float" office:value="0.629337">
            <text:p>0,629337</text:p>
          </table:table-cell>
          <table:table-cell office:value-type="float" office:value="0.630202">
            <text:p>0,630202</text:p>
          </table:table-cell>
          <table:table-cell office:value-type="float" office:value="0.621617">
            <text:p>0,621617</text:p>
          </table:table-cell>
          <table:table-cell office:value-type="float" office:value="0.627484">
            <text:p>0,627484</text:p>
          </table:table-cell>
          <table:table-cell office:value-type="float" office:value="0.631185">
            <text:p>0,631185</text:p>
          </table:table-cell>
          <table:table-cell office:value-type="float" office:value="0.626488">
            <text:p>0,626488</text:p>
          </table:table-cell>
          <table:table-cell office:value-type="float" office:value="0.619841">
            <text:p>0,619841</text:p>
          </table:table-cell>
          <table:table-cell office:value-type="float" office:value="0.611659">
            <text:p>0,611659</text:p>
          </table:table-cell>
          <table:table-cell office:value-type="float" office:value="0.617666">
            <text:p>0,617666</text:p>
          </table:table-cell>
          <table:table-cell office:value-type="float" office:value="0.625897">
            <text:p>0,625897</text:p>
          </table:table-cell>
          <table:table-cell office:value-type="float" office:value="0.621503">
            <text:p>0,621503</text:p>
          </table:table-cell>
          <table:table-cell office:value-type="float" office:value="0.628494">
            <text:p>0,628494</text:p>
          </table:table-cell>
          <table:table-cell office:value-type="float" office:value="0.613864">
            <text:p>0,613864</text:p>
          </table:table-cell>
          <table:table-cell office:value-type="float" office:value="0.621365">
            <text:p>0,621365</text:p>
          </table:table-cell>
          <table:table-cell office:value-type="float" office:value="0.613061">
            <text:p>0,613061</text:p>
          </table:table-cell>
          <table:table-cell office:value-type="float" office:value="0.609961">
            <text:p>0,609961</text:p>
          </table:table-cell>
          <table:table-cell office:value-type="float" office:value="0.610798">
            <text:p>0,610798</text:p>
          </table:table-cell>
          <table:table-cell office:value-type="float" office:value="0.614834">
            <text:p>0,614834</text:p>
          </table:table-cell>
          <table:table-cell office:value-type="float" office:value="0.609877">
            <text:p>0,609877</text:p>
          </table:table-cell>
          <table:table-cell office:value-type="float" office:value="0.612553">
            <text:p>0,612553</text:p>
          </table:table-cell>
          <table:table-cell office:value-type="float" office:value="0.612325">
            <text:p>0,612325</text:p>
          </table:table-cell>
          <table:table-cell office:value-type="float" office:value="0.60014">
            <text:p>0,60014</text:p>
          </table:table-cell>
          <table:table-cell office:value-type="float" office:value="0.622352">
            <text:p>0,622352</text:p>
          </table:table-cell>
          <table:table-cell office:value-type="float" office:value="0.601076">
            <text:p>0,601076</text:p>
          </table:table-cell>
          <table:table-cell office:value-type="float" office:value="0.598925">
            <text:p>0,598925</text:p>
          </table:table-cell>
          <table:table-cell office:value-type="float" office:value="0.615832">
            <text:p>0,615832</text:p>
          </table:table-cell>
          <table:table-cell office:value-type="float" office:value="0.614022">
            <text:p>0,614022</text:p>
          </table:table-cell>
          <table:table-cell office:value-type="float" office:value="0.609012">
            <text:p>0,609012</text:p>
          </table:table-cell>
          <table:table-cell office:value-type="float" office:value="0.60839">
            <text:p>0,60839</text:p>
          </table:table-cell>
          <table:table-cell office:value-type="float" office:value="0.615754">
            <text:p>0,615754</text:p>
          </table:table-cell>
          <table:table-cell office:value-type="float" office:value="0.606893">
            <text:p>0,606893</text:p>
          </table:table-cell>
          <table:table-cell office:value-type="float" office:value="0.59953">
            <text:p>0,59953</text:p>
          </table:table-cell>
          <table:table-cell office:value-type="float" office:value="0.613378">
            <text:p>0,613378</text:p>
          </table:table-cell>
          <table:table-cell office:value-type="float" office:value="0.608198">
            <text:p>0,608198</text:p>
          </table:table-cell>
          <table:table-cell office:value-type="float" office:value="0.607929">
            <text:p>0,607929</text:p>
          </table:table-cell>
          <table:table-cell office:value-type="float" office:value="0.605667">
            <text:p>0,605667</text:p>
          </table:table-cell>
          <table:table-cell office:value-type="float" office:value="0.594039">
            <text:p>0,594039</text:p>
          </table:table-cell>
          <table:table-cell office:value-type="float" office:value="0.607039">
            <text:p>0,607039</text:p>
          </table:table-cell>
          <table:table-cell office:value-type="float" office:value="0.602178">
            <text:p>0,602178</text:p>
          </table:table-cell>
          <table:table-cell office:value-type="float" office:value="0.596601">
            <text:p>0,596601</text:p>
          </table:table-cell>
          <table:table-cell office:value-type="float" office:value="0.594845">
            <text:p>0,594845</text:p>
          </table:table-cell>
          <table:table-cell office:value-type="float" office:value="0.601846">
            <text:p>0,601846</text:p>
          </table:table-cell>
          <table:table-cell office:value-type="float" office:value="0.600239">
            <text:p>0,600239</text:p>
          </table:table-cell>
          <table:table-cell office:value-type="float" office:value="0.595893">
            <text:p>0,595893</text:p>
          </table:table-cell>
          <table:table-cell office:value-type="float" office:value="0.597295">
            <text:p>0,597295</text:p>
          </table:table-cell>
          <table:table-cell office:value-type="float" office:value="0.586499">
            <text:p>0,586499</text:p>
          </table:table-cell>
          <table:table-cell office:value-type="float" office:value="0.598848">
            <text:p>0,598848</text:p>
          </table:table-cell>
          <table:table-cell office:value-type="float" office:value="0.600877">
            <text:p>0,600877</text:p>
          </table:table-cell>
          <table:table-cell office:value-type="float" office:value="0.588674">
            <text:p>0,588674</text:p>
          </table:table-cell>
          <table:table-cell office:value-type="float" office:value="0.587284">
            <text:p>0,587284</text:p>
          </table:table-cell>
          <table:table-cell office:value-type="float" office:value="0.595738">
            <text:p>0,595738</text:p>
          </table:table-cell>
          <table:table-cell office:value-type="float" office:value="0.590596">
            <text:p>0,590596</text:p>
          </table:table-cell>
          <table:table-cell office:value-type="float" office:value="0.585702">
            <text:p>0,585702</text:p>
          </table:table-cell>
          <table:table-cell office:value-type="float" office:value="0.596574">
            <text:p>0,596574</text:p>
          </table:table-cell>
          <table:table-cell office:value-type="float" office:value="0.582794">
            <text:p>0,582794</text:p>
          </table:table-cell>
          <table:table-cell office:value-type="float" office:value="0.59104">
            <text:p>0,59104</text:p>
          </table:table-cell>
          <table:table-cell office:value-type="float" office:value="0.596352">
            <text:p>0,596352</text:p>
          </table:table-cell>
          <table:table-cell office:value-type="float" office:value="0.589816">
            <text:p>0,589816</text:p>
          </table:table-cell>
          <table:table-cell office:value-type="float" office:value="0.593092">
            <text:p>0,593092</text:p>
          </table:table-cell>
          <table:table-cell office:value-type="float" office:value="0.592005">
            <text:p>0,592005</text:p>
          </table:table-cell>
          <table:table-cell office:value-type="float" office:value="0.585881">
            <text:p>0,585881</text:p>
          </table:table-cell>
          <table:table-cell office:value-type="float" office:value="0.590718">
            <text:p>0,590718</text:p>
          </table:table-cell>
          <table:table-cell office:value-type="float" office:value="0.579257">
            <text:p>0,579257</text:p>
          </table:table-cell>
          <table:table-cell office:value-type="float" office:value="0.58086">
            <text:p>0,58086</text:p>
          </table:table-cell>
          <table:table-cell office:value-type="float" office:value="0.577861">
            <text:p>0,577861</text:p>
          </table:table-cell>
          <table:table-cell office:value-type="float" office:value="0.581979">
            <text:p>0,581979</text:p>
          </table:table-cell>
          <table:table-cell office:value-type="float" office:value="0.579908">
            <text:p>0,579908</text:p>
          </table:table-cell>
          <table:table-cell office:value-type="float" office:value="0.579029">
            <text:p>0,579029</text:p>
          </table:table-cell>
          <table:table-cell office:value-type="float" office:value="0.583261">
            <text:p>0,583261</text:p>
          </table:table-cell>
          <table:table-cell office:value-type="float" office:value="0.580891">
            <text:p>0,580891</text:p>
          </table:table-cell>
          <table:table-cell office:value-type="float" office:value="0.571716">
            <text:p>0,571716</text:p>
          </table:table-cell>
          <table:table-cell office:value-type="float" office:value="0.571783">
            <text:p>0,571783</text:p>
          </table:table-cell>
          <table:table-cell office:value-type="float" office:value="0.58045">
            <text:p>0,58045</text:p>
          </table:table-cell>
          <table:table-cell office:value-type="float" office:value="0.573335">
            <text:p>0,573335</text:p>
          </table:table-cell>
          <table:table-cell office:value-type="float" office:value="0.572111">
            <text:p>0,572111</text:p>
          </table:table-cell>
          <table:table-cell office:value-type="float" office:value="0.580821">
            <text:p>0,580821</text:p>
          </table:table-cell>
          <table:table-cell office:value-type="float" office:value="0.57543">
            <text:p>0,57543</text:p>
          </table:table-cell>
          <table:table-cell office:value-type="float" office:value="0.580287">
            <text:p>0,580287</text:p>
          </table:table-cell>
          <table:table-cell office:value-type="float" office:value="0.574277">
            <text:p>0,574277</text:p>
          </table:table-cell>
          <table:table-cell office:value-type="float" office:value="0.559893">
            <text:p>0,559893</text:p>
          </table:table-cell>
          <table:table-cell office:value-type="float" office:value="0.570972">
            <text:p>0,570972</text:p>
          </table:table-cell>
          <table:table-cell office:value-type="float" office:value="0.564577">
            <text:p>0,564577</text:p>
          </table:table-cell>
          <table:table-cell office:value-type="float" office:value="0.577591">
            <text:p>0,577591</text:p>
          </table:table-cell>
          <table:table-cell office:value-type="float" office:value="0.56603">
            <text:p>0,56603</text:p>
          </table:table-cell>
          <table:table-cell office:value-type="float" office:value="0.561703">
            <text:p>0,561703</text:p>
          </table:table-cell>
          <table:table-cell office:value-type="float" office:value="0.567966">
            <text:p>0,567966</text:p>
          </table:table-cell>
          <table:table-cell office:value-type="float" office:value="0.570418">
            <text:p>0,570418</text:p>
          </table:table-cell>
          <table:table-cell office:value-type="float" office:value="0.5726">
            <text:p>0,5726</text:p>
          </table:table-cell>
          <table:table-cell office:value-type="float" office:value="0.570817">
            <text:p>0,570817</text:p>
          </table:table-cell>
          <table:table-cell office:value-type="float" office:value="0.571495">
            <text:p>0,571495</text:p>
          </table:table-cell>
          <table:table-cell office:value-type="float" office:value="0.566953">
            <text:p>0,566953</text:p>
          </table:table-cell>
          <table:table-cell office:value-type="float" office:value="0.561945">
            <text:p>0,561945</text:p>
          </table:table-cell>
          <table:table-cell office:value-type="float" office:value="0.558317">
            <text:p>0,558317</text:p>
          </table:table-cell>
          <table:table-cell office:value-type="float" office:value="0.567217">
            <text:p>0,567217</text:p>
          </table:table-cell>
          <table:table-cell office:value-type="float" office:value="0.558403">
            <text:p>0,558403</text:p>
          </table:table-cell>
          <table:table-cell office:value-type="float" office:value="0.567688">
            <text:p>0,567688</text:p>
          </table:table-cell>
          <table:table-cell office:value-type="float" office:value="0.56371">
            <text:p>0,56371</text:p>
          </table:table-cell>
          <table:table-cell office:value-type="float" office:value="0.562231">
            <text:p>0,562231</text:p>
          </table:table-cell>
          <table:table-cell office:value-type="float" office:value="0.557976">
            <text:p>0,557976</text:p>
          </table:table-cell>
          <table:table-cell office:value-type="float" office:value="0.563578">
            <text:p>0,563578</text:p>
          </table:table-cell>
          <table:table-cell office:value-type="float" office:value="0.557819">
            <text:p>0,557819</text:p>
          </table:table-cell>
          <table:table-cell office:value-type="float" office:value="0.556861">
            <text:p>0,556861</text:p>
          </table:table-cell>
          <table:table-cell office:value-type="float" office:value="0.548798">
            <text:p>0,548798</text:p>
          </table:table-cell>
          <table:table-cell office:value-type="float" office:value="0.558067">
            <text:p>0,558067</text:p>
          </table:table-cell>
          <table:table-cell office:value-type="float" office:value="0.558584">
            <text:p>0,558584</text:p>
          </table:table-cell>
          <table:table-cell office:value-type="float" office:value="0.550687">
            <text:p>0,550687</text:p>
          </table:table-cell>
          <table:table-cell office:value-type="float" office:value="0.557903">
            <text:p>0,557903</text:p>
          </table:table-cell>
          <table:table-cell office:value-type="float" office:value="0.5547">
            <text:p>0,5547</text:p>
          </table:table-cell>
          <table:table-cell office:value-type="float" office:value="0.550338">
            <text:p>0,550338</text:p>
          </table:table-cell>
          <table:table-cell office:value-type="float" office:value="0.556411">
            <text:p>0,556411</text:p>
          </table:table-cell>
          <table:table-cell office:value-type="float" office:value="0.555483">
            <text:p>0,555483</text:p>
          </table:table-cell>
          <table:table-cell office:value-type="float" office:value="0.554384">
            <text:p>0,554384</text:p>
          </table:table-cell>
          <table:table-cell office:value-type="float" office:value="0.548024">
            <text:p>0,548024</text:p>
          </table:table-cell>
          <table:table-cell office:value-type="float" office:value="0.536295">
            <text:p>0,536295</text:p>
          </table:table-cell>
          <table:table-cell office:value-type="float" office:value="0.553229">
            <text:p>0,553229</text:p>
          </table:table-cell>
          <table:table-cell office:value-type="float" office:value="0.54973">
            <text:p>0,54973</text:p>
          </table:table-cell>
          <table:table-cell office:value-type="float" office:value="0.545595">
            <text:p>0,545595</text:p>
          </table:table-cell>
          <table:table-cell office:value-type="float" office:value="0.544104">
            <text:p>0,544104</text:p>
          </table:table-cell>
          <table:table-cell office:value-type="float" office:value="0.552742">
            <text:p>0,552742</text:p>
          </table:table-cell>
          <table:table-cell office:value-type="float" office:value="0.544315">
            <text:p>0,544315</text:p>
          </table:table-cell>
          <table:table-cell office:value-type="float" office:value="0.540705">
            <text:p>0,540705</text:p>
          </table:table-cell>
          <table:table-cell office:value-type="float" office:value="0.542955">
            <text:p>0,542955</text:p>
          </table:table-cell>
          <table:table-cell office:value-type="float" office:value="0.546889">
            <text:p>0,546889</text:p>
          </table:table-cell>
          <table:table-cell office:value-type="float" office:value="0.539109">
            <text:p>0,539109</text:p>
          </table:table-cell>
          <table:table-cell office:value-type="float" office:value="0.553047">
            <text:p>0,553047</text:p>
          </table:table-cell>
          <table:table-cell office:value-type="float" office:value="0.536081">
            <text:p>0,536081</text:p>
          </table:table-cell>
          <table:table-cell office:value-type="float" office:value="0.546283">
            <text:p>0,546283</text:p>
          </table:table-cell>
          <table:table-cell office:value-type="float" office:value="0.539282">
            <text:p>0,539282</text:p>
          </table:table-cell>
          <table:table-cell office:value-type="float" office:value="0.54688">
            <text:p>0,54688</text:p>
          </table:table-cell>
          <table:table-cell office:value-type="float" office:value="0.543191">
            <text:p>0,543191</text:p>
          </table:table-cell>
          <table:table-cell office:value-type="float" office:value="0.543781">
            <text:p>0,543781</text:p>
          </table:table-cell>
          <table:table-cell office:value-type="float" office:value="0.542965">
            <text:p>0,542965</text:p>
          </table:table-cell>
          <table:table-cell office:value-type="float" office:value="0.541783">
            <text:p>0,541783</text:p>
          </table:table-cell>
          <table:table-cell office:value-type="float" office:value="0.53697">
            <text:p>0,53697</text:p>
          </table:table-cell>
          <table:table-cell office:value-type="float" office:value="0.536665">
            <text:p>0,536665</text:p>
          </table:table-cell>
          <table:table-cell office:value-type="float" office:value="0.534179">
            <text:p>0,534179</text:p>
          </table:table-cell>
          <table:table-cell office:value-type="float" office:value="0.526858">
            <text:p>0,526858</text:p>
          </table:table-cell>
          <table:table-cell office:value-type="float" office:value="0.5405">
            <text:p>0,5405</text:p>
          </table:table-cell>
          <table:table-cell office:value-type="float" office:value="0.540807">
            <text:p>0,540807</text:p>
          </table:table-cell>
          <table:table-cell office:value-type="float" office:value="0.541113">
            <text:p>0,541113</text:p>
          </table:table-cell>
          <table:table-cell office:value-type="float" office:value="0.532931">
            <text:p>0,532931</text:p>
          </table:table-cell>
          <table:table-cell office:value-type="float" office:value="0.537451">
            <text:p>0,537451</text:p>
          </table:table-cell>
          <table:table-cell office:value-type="float" office:value="0.544417">
            <text:p>0,544417</text:p>
          </table:table-cell>
          <table:table-cell office:value-type="float" office:value="0.526389">
            <text:p>0,526389</text:p>
          </table:table-cell>
          <table:table-cell office:value-type="float" office:value="0.528373">
            <text:p>0,528373</text:p>
          </table:table-cell>
          <table:table-cell office:value-type="float" office:value="0.526699">
            <text:p>0,526699</text:p>
          </table:table-cell>
          <table:table-cell office:value-type="float" office:value="0.53333">
            <text:p>0,53333</text:p>
          </table:table-cell>
          <table:table-cell office:value-type="float" office:value="0.529058">
            <text:p>0,529058</text:p>
          </table:table-cell>
          <table:table-cell office:value-type="float" office:value="0.535883">
            <text:p>0,535883</text:p>
          </table:table-cell>
          <table:table-cell office:value-type="float" office:value="0.527623">
            <text:p>0,527623</text:p>
          </table:table-cell>
          <table:table-cell office:value-type="float" office:value="0.532696">
            <text:p>0,532696</text:p>
          </table:table-cell>
          <table:table-cell office:value-type="float" office:value="0.52608">
            <text:p>0,52608</text:p>
          </table:table-cell>
          <table:table-cell office:value-type="float" office:value="0.534635">
            <text:p>0,534635</text:p>
          </table:table-cell>
          <table:table-cell office:value-type="float" office:value="0.521457">
            <text:p>0,521457</text:p>
          </table:table-cell>
          <table:table-cell office:value-type="float" office:value="0.531705">
            <text:p>0,531705</text:p>
          </table:table-cell>
          <table:table-cell office:value-type="float" office:value="0.526027">
            <text:p>0,526027</text:p>
          </table:table-cell>
          <table:table-cell office:value-type="float" office:value="0.525774">
            <text:p>0,525774</text:p>
          </table:table-cell>
          <table:table-cell office:value-type="float" office:value="0.520038">
            <text:p>0,520038</text:p>
          </table:table-cell>
          <table:table-cell office:value-type="float" office:value="0.519266">
            <text:p>0,519266</text:p>
          </table:table-cell>
          <table:table-cell office:value-type="float" office:value="0.519573">
            <text:p>0,519573</text:p>
          </table:table-cell>
          <table:table-cell office:value-type="float" office:value="0.521554">
            <text:p>0,521554</text:p>
          </table:table-cell>
          <table:table-cell office:value-type="float" office:value="0.524286">
            <text:p>0,524286</text:p>
          </table:table-cell>
          <table:table-cell office:value-type="float" office:value="0.521444">
            <text:p>0,521444</text:p>
          </table:table-cell>
          <table:table-cell office:value-type="float" office:value="0.518053">
            <text:p>0,518053</text:p>
          </table:table-cell>
          <table:table-cell office:value-type="float" office:value="0.525706">
            <text:p>0,525706</text:p>
          </table:table-cell>
          <table:table-cell office:value-type="float" office:value="0.512553">
            <text:p>0,512553</text:p>
          </table:table-cell>
          <table:table-cell office:value-type="float" office:value="0.518508">
            <text:p>0,518508</text:p>
          </table:table-cell>
          <table:table-cell office:value-type="float" office:value="0.518611">
            <text:p>0,518611</text:p>
          </table:table-cell>
          <table:table-cell office:value-type="float" office:value="0.517365">
            <text:p>0,517365</text:p>
          </table:table-cell>
          <table:table-cell office:value-type="float" office:value="0.516003">
            <text:p>0,516003</text:p>
          </table:table-cell>
          <table:table-cell office:value-type="float" office:value="0.526741">
            <text:p>0,526741</text:p>
          </table:table-cell>
          <table:table-cell office:value-type="float" office:value="0.515263">
            <text:p>0,515263</text:p>
          </table:table-cell>
          <table:table-cell office:value-type="float" office:value="0.525535">
            <text:p>0,525535</text:p>
          </table:table-cell>
          <table:table-cell office:value-type="float" office:value="0.513913">
            <text:p>0,513913</text:p>
          </table:table-cell>
          <table:table-cell office:value-type="float" office:value="0.509653">
            <text:p>0,509653</text:p>
          </table:table-cell>
          <table:table-cell office:value-type="float" office:value="0.507587">
            <text:p>0,507587</text:p>
          </table:table-cell>
          <table:table-cell office:value-type="float" office:value="0.512649">
            <text:p>0,512649</text:p>
          </table:table-cell>
          <table:table-cell office:value-type="float" office:value="0.512553">
            <text:p>0,512553</text:p>
          </table:table-cell>
          <table:table-cell office:value-type="float" office:value="0.515632">
            <text:p>0,515632</text:p>
          </table:table-cell>
          <table:table-cell office:value-type="float" office:value="0.505735">
            <text:p>0,505735</text:p>
          </table:table-cell>
          <table:table-cell office:value-type="float" office:value="0.50549">
            <text:p>0,50549</text:p>
          </table:table-cell>
          <table:table-cell office:value-type="float" office:value="0.50786">
            <text:p>0,50786</text:p>
          </table:table-cell>
          <table:table-cell office:value-type="float" office:value="0.5107">
            <text:p>0,5107</text:p>
          </table:table-cell>
          <table:table-cell office:value-type="float" office:value="0.506568">
            <text:p>0,506568</text:p>
          </table:table-cell>
          <table:table-cell office:value-type="float" office:value="0.501235">
            <text:p>0,501235</text:p>
          </table:table-cell>
          <table:table-cell office:value-type="float" office:value="0.513285">
            <text:p>0,513285</text:p>
          </table:table-cell>
          <table:table-cell office:value-type="float" office:value="0.503698">
            <text:p>0,503698</text:p>
          </table:table-cell>
          <table:table-cell office:value-type="float" office:value="0.506691">
            <text:p>0,506691</text:p>
          </table:table-cell>
          <table:table-cell office:value-type="float" office:value="0.512805">
            <text:p>0,512805</text:p>
          </table:table-cell>
          <table:table-cell office:value-type="float" office:value="0.508098">
            <text:p>0,508098</text:p>
          </table:table-cell>
          <table:table-cell office:value-type="float" office:value="0.505518">
            <text:p>0,505518</text:p>
          </table:table-cell>
          <table:table-cell office:value-type="float" office:value="0.515613">
            <text:p>0,515613</text:p>
          </table:table-cell>
          <table:table-cell office:value-type="float" office:value="0.500324">
            <text:p>0,500324</text:p>
          </table:table-cell>
          <table:table-cell office:value-type="float" office:value="0.505145">
            <text:p>0,505145</text:p>
          </table:table-cell>
          <table:table-cell office:value-type="float" office:value="0.505065">
            <text:p>0,505065</text:p>
          </table:table-cell>
          <table:table-cell office:value-type="float" office:value="0.504119">
            <text:p>0,504119</text:p>
          </table:table-cell>
          <table:table-cell office:value-type="float" office:value="0.501227">
            <text:p>0,501227</text:p>
          </table:table-cell>
          <table:table-cell office:value-type="float" office:value="0.503933">
            <text:p>0,503933</text:p>
          </table:table-cell>
          <table:table-cell office:value-type="float" office:value="0.505898">
            <text:p>0,505898</text:p>
          </table:table-cell>
          <table:table-cell office:value-type="float" office:value="0.501029">
            <text:p>0,501029</text:p>
          </table:table-cell>
          <table:table-cell office:value-type="float" office:value="0.504481">
            <text:p>0,504481</text:p>
          </table:table-cell>
          <table:table-cell office:value-type="float" office:value="0.497377">
            <text:p>0,497377</text:p>
          </table:table-cell>
          <table:table-cell office:value-type="float" office:value="0.496225">
            <text:p>0,496225</text:p>
          </table:table-cell>
          <table:table-cell office:value-type="float" office:value="0.495112">
            <text:p>0,495112</text:p>
          </table:table-cell>
          <table:table-cell office:value-type="float" office:value="0.505319">
            <text:p>0,505319</text:p>
          </table:table-cell>
          <table:table-cell office:value-type="float" office:value="0.495138">
            <text:p>0,495138</text:p>
          </table:table-cell>
          <table:table-cell office:value-type="float" office:value="0.496658">
            <text:p>0,496658</text:p>
          </table:table-cell>
          <table:table-cell office:value-type="float" office:value="0.498063">
            <text:p>0,498063</text:p>
          </table:table-cell>
          <table:table-cell office:value-type="float" office:value="0.489347">
            <text:p>0,489347</text:p>
          </table:table-cell>
          <table:table-cell office:value-type="float" office:value="0.496149">
            <text:p>0,496149</text:p>
          </table:table-cell>
          <table:table-cell office:value-type="float" office:value="0.489159">
            <text:p>0,489159</text:p>
          </table:table-cell>
          <table:table-cell office:value-type="float" office:value="0.491648">
            <text:p>0,491648</text:p>
          </table:table-cell>
          <table:table-cell office:value-type="float" office:value="0.487891">
            <text:p>0,487891</text:p>
          </table:table-cell>
          <table:table-cell office:value-type="float" office:value="0.500909">
            <text:p>0,500909</text:p>
          </table:table-cell>
          <table:table-cell office:value-type="float" office:value="0.486268">
            <text:p>0,486268</text:p>
          </table:table-cell>
          <table:table-cell office:value-type="float" office:value="0.494985">
            <text:p>0,494985</text:p>
          </table:table-cell>
          <table:table-cell office:value-type="float" office:value="0.482834">
            <text:p>0,482834</text:p>
          </table:table-cell>
          <table:table-cell office:value-type="float" office:value="0.490714">
            <text:p>0,490714</text:p>
          </table:table-cell>
          <table:table-cell office:value-type="float" office:value="0.491239">
            <text:p>0,491239</text:p>
          </table:table-cell>
          <table:table-cell office:value-type="float" office:value="0.492737">
            <text:p>0,492737</text:p>
          </table:table-cell>
          <table:table-cell office:value-type="float" office:value="0.492087">
            <text:p>0,492087</text:p>
          </table:table-cell>
          <table:table-cell office:value-type="float" office:value="0.48824">
            <text:p>0,48824</text:p>
          </table:table-cell>
          <table:table-cell office:value-type="float" office:value="0.488079">
            <text:p>0,488079</text:p>
          </table:table-cell>
          <table:table-cell office:value-type="float" office:value="0.485185">
            <text:p>0,485185</text:p>
          </table:table-cell>
          <table:table-cell office:value-type="float" office:value="0.482624">
            <text:p>0,482624</text:p>
          </table:table-cell>
          <table:table-cell office:value-type="float" office:value="0.484333">
            <text:p>0,484333</text:p>
          </table:table-cell>
          <table:table-cell office:value-type="float" office:value="0.480388">
            <text:p>0,480388</text:p>
          </table:table-cell>
          <table:table-cell office:value-type="float" office:value="0.48536">
            <text:p>0,48536</text:p>
          </table:table-cell>
          <table:table-cell office:value-type="float" office:value="0.483498">
            <text:p>0,483498</text:p>
          </table:table-cell>
          <table:table-cell office:value-type="float" office:value="0.475995">
            <text:p>0,475995</text:p>
          </table:table-cell>
          <table:table-cell office:value-type="float" office:value="0.483232">
            <text:p>0,483232</text:p>
          </table:table-cell>
          <table:table-cell office:value-type="float" office:value="0.481703">
            <text:p>0,481703</text:p>
          </table:table-cell>
          <table:table-cell office:value-type="float" office:value="0.482041">
            <text:p>0,482041</text:p>
          </table:table-cell>
          <table:table-cell office:value-type="float" office:value="0.479237">
            <text:p>0,479237</text:p>
          </table:table-cell>
          <table:table-cell office:value-type="float" office:value="0.482474">
            <text:p>0,482474</text:p>
          </table:table-cell>
          <table:table-cell office:value-type="float" office:value="0.485">
            <text:p>0,485</text:p>
          </table:table-cell>
          <table:table-cell office:value-type="float" office:value="0.479399">
            <text:p>0,479399</text:p>
          </table:table-cell>
          <table:table-cell office:value-type="float" office:value="0.474078">
            <text:p>0,474078</text:p>
          </table:table-cell>
          <table:table-cell office:value-type="float" office:value="0.472366">
            <text:p>0,472366</text:p>
          </table:table-cell>
          <table:table-cell office:value-type="float" office:value="0.478763">
            <text:p>0,478763</text:p>
          </table:table-cell>
          <table:table-cell office:value-type="float" office:value="0.474827">
            <text:p>0,474827</text:p>
          </table:table-cell>
          <table:table-cell office:value-type="float" office:value="0.475044">
            <text:p>0,475044</text:p>
          </table:table-cell>
          <table:table-cell office:value-type="float" office:value="0.472434">
            <text:p>0,472434</text:p>
          </table:table-cell>
          <table:table-cell office:value-type="float" office:value="0.473053">
            <text:p>0,473053</text:p>
          </table:table-cell>
          <table:table-cell office:value-type="float" office:value="0.470928">
            <text:p>0,470928</text:p>
          </table:table-cell>
          <table:table-cell office:value-type="float" office:value="0.471814">
            <text:p>0,471814</text:p>
          </table:table-cell>
          <table:table-cell office:value-type="float" office:value="0.473122">
            <text:p>0,473122</text:p>
          </table:table-cell>
          <table:table-cell office:value-type="float" office:value="0.472664">
            <text:p>0,472664</text:p>
          </table:table-cell>
          <table:table-cell office:value-type="float" office:value="0.474384">
            <text:p>0,474384</text:p>
          </table:table-cell>
          <table:table-cell office:value-type="float" office:value="0.480497">
            <text:p>0,480497</text:p>
          </table:table-cell>
          <table:table-cell office:value-type="float" office:value="0.473772">
            <text:p>0,473772</text:p>
          </table:table-cell>
          <table:table-cell office:value-type="float" office:value="0.468153">
            <text:p>0,468153</text:p>
          </table:table-cell>
          <table:table-cell office:value-type="float" office:value="0.469006">
            <text:p>0,469006</text:p>
          </table:table-cell>
          <table:table-cell office:value-type="float" office:value="0.46625">
            <text:p>0,46625</text:p>
          </table:table-cell>
          <table:table-cell office:value-type="float" office:value="0.469389">
            <text:p>0,469389</text:p>
          </table:table-cell>
          <table:table-cell office:value-type="float" office:value="0.462911">
            <text:p>0,462911</text:p>
          </table:table-cell>
          <table:table-cell office:value-type="float" office:value="0.47185">
            <text:p>0,47185</text:p>
          </table:table-cell>
          <table:table-cell office:value-type="float" office:value="0.468526">
            <text:p>0,468526</text:p>
          </table:table-cell>
          <table:table-cell office:value-type="float" office:value="0.465461">
            <text:p>0,465461</text:p>
          </table:table-cell>
          <table:table-cell office:value-type="float" office:value="0.457829">
            <text:p>0,457829</text:p>
          </table:table-cell>
          <table:table-cell office:value-type="float" office:value="0.460964">
            <text:p>0,460964</text:p>
          </table:table-cell>
          <table:table-cell office:value-type="float" office:value="0.464298">
            <text:p>0,464298</text:p>
          </table:table-cell>
          <table:table-cell office:value-type="float" office:value="0.46353">
            <text:p>0,46353</text:p>
          </table:table-cell>
          <table:table-cell office:value-type="float" office:value="0.464778">
            <text:p>0,464778</text:p>
          </table:table-cell>
          <table:table-cell office:value-type="float" office:value="0.46607">
            <text:p>0,46607</text:p>
          </table:table-cell>
          <table:table-cell office:value-type="float" office:value="0.465256">
            <text:p>0,465256</text:p>
          </table:table-cell>
          <table:table-cell office:value-type="float" office:value="0.461569">
            <text:p>0,461569</text:p>
          </table:table-cell>
          <table:table-cell office:value-type="float" office:value="0.45691">
            <text:p>0,45691</text:p>
          </table:table-cell>
          <table:table-cell office:value-type="float" office:value="0.46504">
            <text:p>0,46504</text:p>
          </table:table-cell>
          <table:table-cell office:value-type="float" office:value="0.466057">
            <text:p>0,466057</text:p>
          </table:table-cell>
          <table:table-cell office:value-type="float" office:value="0.447413">
            <text:p>0,447413</text:p>
          </table:table-cell>
          <table:table-cell office:value-type="float" office:value="0.459689">
            <text:p>0,459689</text:p>
          </table:table-cell>
          <table:table-cell office:value-type="float" office:value="0.458718">
            <text:p>0,458718</text:p>
          </table:table-cell>
          <table:table-cell office:value-type="float" office:value="0.461694">
            <text:p>0,461694</text:p>
          </table:table-cell>
          <table:table-cell office:value-type="float" office:value="0.464189">
            <text:p>0,464189</text:p>
          </table:table-cell>
          <table:table-cell office:value-type="float" office:value="0.457546">
            <text:p>0,457546</text:p>
          </table:table-cell>
          <table:table-cell office:value-type="float" office:value="0.452975">
            <text:p>0,452975</text:p>
          </table:table-cell>
          <table:table-cell office:value-type="float" office:value="0.461526">
            <text:p>0,461526</text:p>
          </table:table-cell>
          <table:table-cell office:value-type="float" office:value="0.4628">
            <text:p>0,4628</text:p>
          </table:table-cell>
          <table:table-cell office:value-type="float" office:value="0.45785">
            <text:p>0,45785</text:p>
          </table:table-cell>
          <table:table-cell office:value-type="float" office:value="0.455304">
            <text:p>0,455304</text:p>
          </table:table-cell>
          <table:table-cell office:value-type="float" office:value="0.453152">
            <text:p>0,453152</text:p>
          </table:table-cell>
          <table:table-cell office:value-type="float" office:value="0.454989">
            <text:p>0,454989</text:p>
          </table:table-cell>
          <table:table-cell office:value-type="float" office:value="0.456779">
            <text:p>0,456779</text:p>
          </table:table-cell>
          <table:table-cell office:value-type="float" office:value="0.460723">
            <text:p>0,460723</text:p>
          </table:table-cell>
          <table:table-cell office:value-type="float" office:value="0.452417">
            <text:p>0,452417</text:p>
          </table:table-cell>
          <table:table-cell office:value-type="float" office:value="0.453576">
            <text:p>0,453576</text:p>
          </table:table-cell>
          <table:table-cell office:value-type="float" office:value="0.450974">
            <text:p>0,450974</text:p>
          </table:table-cell>
          <table:table-cell office:value-type="float" office:value="0.454006">
            <text:p>0,454006</text:p>
          </table:table-cell>
          <table:table-cell office:value-type="float" office:value="0.457588">
            <text:p>0,457588</text:p>
          </table:table-cell>
          <table:table-cell office:value-type="float" office:value="0.441105">
            <text:p>0,441105</text:p>
          </table:table-cell>
          <table:table-cell office:value-type="float" office:value="0.449391">
            <text:p>0,449391</text:p>
          </table:table-cell>
          <table:table-cell office:value-type="float" office:value="0.449542">
            <text:p>0,449542</text:p>
          </table:table-cell>
          <table:table-cell office:value-type="float" office:value="0.448769">
            <text:p>0,448769</text:p>
          </table:table-cell>
          <table:table-cell office:value-type="float" office:value="0.447273">
            <text:p>0,447273</text:p>
          </table:table-cell>
          <table:table-cell office:value-type="float" office:value="0.447242">
            <text:p>0,447242</text:p>
          </table:table-cell>
          <table:table-cell office:value-type="float" office:value="0.454195">
            <text:p>0,454195</text:p>
          </table:table-cell>
          <table:table-cell office:value-type="float" office:value="0.447672">
            <text:p>0,447672</text:p>
          </table:table-cell>
          <table:table-cell office:value-type="float" office:value="0.441939">
            <text:p>0,441939</text:p>
          </table:table-cell>
          <table:table-cell office:value-type="float" office:value="0.449351">
            <text:p>0,449351</text:p>
          </table:table-cell>
          <table:table-cell office:value-type="float" office:value="0.448453">
            <text:p>0,448453</text:p>
          </table:table-cell>
          <table:table-cell office:value-type="float" office:value="0.452133">
            <text:p>0,452133</text:p>
          </table:table-cell>
          <table:table-cell office:value-type="float" office:value="0.444323">
            <text:p>0,444323</text:p>
          </table:table-cell>
          <table:table-cell office:value-type="float" office:value="0.442504">
            <text:p>0,442504</text:p>
          </table:table-cell>
          <table:table-cell office:value-type="float" office:value="0.444847">
            <text:p>0,444847</text:p>
          </table:table-cell>
          <table:table-cell office:value-type="float" office:value="0.448112">
            <text:p>0,448112</text:p>
          </table:table-cell>
          <table:table-cell office:value-type="float" office:value="0.441101">
            <text:p>0,441101</text:p>
          </table:table-cell>
          <table:table-cell office:value-type="float" office:value="0.441011">
            <text:p>0,441011</text:p>
          </table:table-cell>
          <table:table-cell office:value-type="float" office:value="0.441348">
            <text:p>0,441348</text:p>
          </table:table-cell>
          <table:table-cell office:value-type="float" office:value="0.441704">
            <text:p>0,441704</text:p>
          </table:table-cell>
          <table:table-cell office:value-type="float" office:value="0.445323">
            <text:p>0,445323</text:p>
          </table:table-cell>
          <table:table-cell office:value-type="float" office:value="0.442635">
            <text:p>0,442635</text:p>
          </table:table-cell>
          <table:table-cell office:value-type="float" office:value="0.439976">
            <text:p>0,439976</text:p>
          </table:table-cell>
          <table:table-cell office:value-type="float" office:value="0.43745">
            <text:p>0,43745</text:p>
          </table:table-cell>
          <table:table-cell office:value-type="float" office:value="0.431252">
            <text:p>0,431252</text:p>
          </table:table-cell>
          <table:table-cell office:value-type="float" office:value="0.443261">
            <text:p>0,443261</text:p>
          </table:table-cell>
          <table:table-cell office:value-type="float" office:value="0.439756">
            <text:p>0,439756</text:p>
          </table:table-cell>
          <table:table-cell office:value-type="float" office:value="0.443963">
            <text:p>0,443963</text:p>
          </table:table-cell>
          <table:table-cell office:value-type="float" office:value="0.439284">
            <text:p>0,439284</text:p>
          </table:table-cell>
          <table:table-cell office:value-type="float" office:value="0.433483">
            <text:p>0,433483</text:p>
          </table:table-cell>
          <table:table-cell office:value-type="float" office:value="0.440353">
            <text:p>0,440353</text:p>
          </table:table-cell>
          <table:table-cell office:value-type="float" office:value="0.438914">
            <text:p>0,438914</text:p>
          </table:table-cell>
          <table:table-cell office:value-type="float" office:value="0.440898">
            <text:p>0,440898</text:p>
          </table:table-cell>
          <table:table-cell office:value-type="float" office:value="0.433727">
            <text:p>0,433727</text:p>
          </table:table-cell>
          <table:table-cell office:value-type="float" office:value="0.439662">
            <text:p>0,439662</text:p>
          </table:table-cell>
          <table:table-cell office:value-type="float" office:value="0.431212">
            <text:p>0,431212</text:p>
          </table:table-cell>
          <table:table-cell office:value-type="float" office:value="0.436692">
            <text:p>0,436692</text:p>
          </table:table-cell>
          <table:table-cell office:value-type="float" office:value="0.437169">
            <text:p>0,437169</text:p>
          </table:table-cell>
          <table:table-cell office:value-type="float" office:value="0.432229">
            <text:p>0,432229</text:p>
          </table:table-cell>
          <table:table-cell office:value-type="float" office:value="0.433158">
            <text:p>0,433158</text:p>
          </table:table-cell>
          <table:table-cell office:value-type="float" office:value="0.431795">
            <text:p>0,431795</text:p>
          </table:table-cell>
          <table:table-cell office:value-type="float" office:value="0.429235">
            <text:p>0,429235</text:p>
          </table:table-cell>
          <table:table-cell office:value-type="float" office:value="0.426806">
            <text:p>0,426806</text:p>
          </table:table-cell>
          <table:table-cell office:value-type="float" office:value="0.42364">
            <text:p>0,42364</text:p>
          </table:table-cell>
          <table:table-cell office:value-type="float" office:value="0.427165">
            <text:p>0,427165</text:p>
          </table:table-cell>
          <table:table-cell office:value-type="float" office:value="0.427654">
            <text:p>0,427654</text:p>
          </table:table-cell>
          <table:table-cell office:value-type="float" office:value="0.427038">
            <text:p>0,427038</text:p>
          </table:table-cell>
          <table:table-cell office:value-type="float" office:value="0.430343">
            <text:p>0,430343</text:p>
          </table:table-cell>
          <table:table-cell office:value-type="float" office:value="0.427581">
            <text:p>0,427581</text:p>
          </table:table-cell>
          <table:table-cell office:value-type="float" office:value="0.429296">
            <text:p>0,429296</text:p>
          </table:table-cell>
          <table:table-cell office:value-type="float" office:value="0.427113">
            <text:p>0,427113</text:p>
          </table:table-cell>
          <table:table-cell office:value-type="float" office:value="0.424829">
            <text:p>0,424829</text:p>
          </table:table-cell>
          <table:table-cell office:value-type="float" office:value="0.423703">
            <text:p>0,423703</text:p>
          </table:table-cell>
          <table:table-cell office:value-type="float" office:value="0.426963">
            <text:p>0,426963</text:p>
          </table:table-cell>
          <table:table-cell office:value-type="float" office:value="0.42274">
            <text:p>0,42274</text:p>
          </table:table-cell>
          <table:table-cell office:value-type="float" office:value="0.42726">
            <text:p>0,42726</text:p>
          </table:table-cell>
          <table:table-cell office:value-type="float" office:value="0.424013">
            <text:p>0,424013</text:p>
          </table:table-cell>
          <table:table-cell office:value-type="float" office:value="0.427378">
            <text:p>0,427378</text:p>
          </table:table-cell>
          <table:table-cell office:value-type="float" office:value="0.416562">
            <text:p>0,416562</text:p>
          </table:table-cell>
          <table:table-cell office:value-type="float" office:value="0.421143">
            <text:p>0,421143</text:p>
          </table:table-cell>
          <table:table-cell office:value-type="float" office:value="0.424193">
            <text:p>0,424193</text:p>
          </table:table-cell>
          <table:table-cell office:value-type="float" office:value="0.421515">
            <text:p>0,421515</text:p>
          </table:table-cell>
          <table:table-cell office:value-type="float" office:value="0.417524">
            <text:p>0,417524</text:p>
          </table:table-cell>
          <table:table-cell office:value-type="float" office:value="0.420075">
            <text:p>0,420075</text:p>
          </table:table-cell>
          <table:table-cell office:value-type="float" office:value="0.429005">
            <text:p>0,429005</text:p>
          </table:table-cell>
          <table:table-cell office:value-type="float" office:value="0.416866">
            <text:p>0,416866</text:p>
          </table:table-cell>
          <table:table-cell office:value-type="float" office:value="0.412121">
            <text:p>0,412121</text:p>
          </table:table-cell>
          <table:table-cell office:value-type="float" office:value="0.418446">
            <text:p>0,418446</text:p>
          </table:table-cell>
          <table:table-cell office:value-type="float" office:value="0.418922">
            <text:p>0,418922</text:p>
          </table:table-cell>
          <table:table-cell office:value-type="float" office:value="0.41678">
            <text:p>0,41678</text:p>
          </table:table-cell>
          <table:table-cell office:value-type="float" office:value="0.417611">
            <text:p>0,417611</text:p>
          </table:table-cell>
          <table:table-cell office:value-type="float" office:value="0.410895">
            <text:p>0,410895</text:p>
          </table:table-cell>
          <table:table-cell office:value-type="float" office:value="0.410224">
            <text:p>0,410224</text:p>
          </table:table-cell>
          <table:table-cell office:value-type="float" office:value="0.411409">
            <text:p>0,411409</text:p>
          </table:table-cell>
          <table:table-cell office:value-type="float" office:value="0.411534">
            <text:p>0,411534</text:p>
          </table:table-cell>
          <table:table-cell office:value-type="float" office:value="0.415018">
            <text:p>0,415018</text:p>
          </table:table-cell>
          <table:table-cell office:value-type="float" office:value="0.412129">
            <text:p>0,412129</text:p>
          </table:table-cell>
          <table:table-cell office:value-type="float" office:value="0.417276">
            <text:p>0,417276</text:p>
          </table:table-cell>
          <table:table-cell office:value-type="float" office:value="0.414234">
            <text:p>0,414234</text:p>
          </table:table-cell>
          <table:table-cell office:value-type="float" office:value="0.414915">
            <text:p>0,414915</text:p>
          </table:table-cell>
          <table:table-cell office:value-type="float" office:value="0.409448">
            <text:p>0,409448</text:p>
          </table:table-cell>
          <table:table-cell office:value-type="float" office:value="0.412249">
            <text:p>0,412249</text:p>
          </table:table-cell>
        </table:table-row>
        <table:table-row table:style-name="ro1">
          <table:table-cell office:value-type="string">
            <text:p>Verifying Set Error</text:p>
          </table:table-cell>
          <table:table-cell office:value-type="float" office:value="2.347424">
            <text:p>2,347424</text:p>
          </table:table-cell>
          <table:table-cell office:value-type="float" office:value="2.266242">
            <text:p>2,266242</text:p>
          </table:table-cell>
          <table:table-cell office:value-type="float" office:value="2.119421">
            <text:p>2,119421</text:p>
          </table:table-cell>
          <table:table-cell office:value-type="float" office:value="2.077562">
            <text:p>2,077562</text:p>
          </table:table-cell>
          <table:table-cell office:value-type="float" office:value="1.992783">
            <text:p>1,992783</text:p>
          </table:table-cell>
          <table:table-cell office:value-type="float" office:value="1.908251">
            <text:p>1,908251</text:p>
          </table:table-cell>
          <table:table-cell office:value-type="float" office:value="1.81994">
            <text:p>1,81994</text:p>
          </table:table-cell>
          <table:table-cell office:value-type="float" office:value="1.78377">
            <text:p>1,78377</text:p>
          </table:table-cell>
          <table:table-cell office:value-type="float" office:value="1.699595">
            <text:p>1,699595</text:p>
          </table:table-cell>
          <table:table-cell office:value-type="float" office:value="1.590754">
            <text:p>1,590754</text:p>
          </table:table-cell>
          <table:table-cell office:value-type="float" office:value="1.567172">
            <text:p>1,567172</text:p>
          </table:table-cell>
          <table:table-cell office:value-type="float" office:value="1.487797">
            <text:p>1,487797</text:p>
          </table:table-cell>
          <table:table-cell office:value-type="float" office:value="1.474063">
            <text:p>1,474063</text:p>
          </table:table-cell>
          <table:table-cell office:value-type="float" office:value="1.366582">
            <text:p>1,366582</text:p>
          </table:table-cell>
          <table:table-cell office:value-type="float" office:value="1.313729">
            <text:p>1,313729</text:p>
          </table:table-cell>
          <table:table-cell office:value-type="float" office:value="1.223735">
            <text:p>1,223735</text:p>
          </table:table-cell>
          <table:table-cell office:value-type="float" office:value="1.225562">
            <text:p>1,225562</text:p>
          </table:table-cell>
          <table:table-cell office:value-type="float" office:value="1.212631">
            <text:p>1,212631</text:p>
          </table:table-cell>
          <table:table-cell office:value-type="float" office:value="1.164531">
            <text:p>1,164531</text:p>
          </table:table-cell>
          <table:table-cell office:value-type="float" office:value="1.146921">
            <text:p>1,146921</text:p>
          </table:table-cell>
          <table:table-cell office:value-type="float" office:value="1.077851">
            <text:p>1,077851</text:p>
          </table:table-cell>
          <table:table-cell office:value-type="float" office:value="1.112637">
            <text:p>1,112637</text:p>
          </table:table-cell>
          <table:table-cell office:value-type="float" office:value="1.070512">
            <text:p>1,070512</text:p>
          </table:table-cell>
          <table:table-cell office:value-type="float" office:value="1.037896">
            <text:p>1,037896</text:p>
          </table:table-cell>
          <table:table-cell office:value-type="float" office:value="1.006203">
            <text:p>1,006203</text:p>
          </table:table-cell>
          <table:table-cell office:value-type="float" office:value="0.965826">
            <text:p>0,965826</text:p>
          </table:table-cell>
          <table:table-cell office:value-type="float" office:value="0.991018">
            <text:p>0,991018</text:p>
          </table:table-cell>
          <table:table-cell office:value-type="float" office:value="0.951993">
            <text:p>0,951993</text:p>
          </table:table-cell>
          <table:table-cell office:value-type="float" office:value="0.938128">
            <text:p>0,938128</text:p>
          </table:table-cell>
          <table:table-cell office:value-type="float" office:value="0.898958">
            <text:p>0,898958</text:p>
          </table:table-cell>
          <table:table-cell office:value-type="float" office:value="0.891298">
            <text:p>0,891298</text:p>
          </table:table-cell>
          <table:table-cell office:value-type="float" office:value="0.861079">
            <text:p>0,861079</text:p>
          </table:table-cell>
          <table:table-cell office:value-type="float" office:value="0.880456">
            <text:p>0,880456</text:p>
          </table:table-cell>
          <table:table-cell office:value-type="float" office:value="0.835048">
            <text:p>0,835048</text:p>
          </table:table-cell>
          <table:table-cell office:value-type="float" office:value="0.827251">
            <text:p>0,827251</text:p>
          </table:table-cell>
          <table:table-cell office:value-type="float" office:value="0.833123">
            <text:p>0,833123</text:p>
          </table:table-cell>
          <table:table-cell office:value-type="float" office:value="0.801652">
            <text:p>0,801652</text:p>
          </table:table-cell>
          <table:table-cell office:value-type="float" office:value="0.825465">
            <text:p>0,825465</text:p>
          </table:table-cell>
          <table:table-cell office:value-type="float" office:value="0.804086">
            <text:p>0,804086</text:p>
          </table:table-cell>
          <table:table-cell office:value-type="float" office:value="0.821226">
            <text:p>0,821226</text:p>
          </table:table-cell>
          <table:table-cell office:value-type="float" office:value="0.775417">
            <text:p>0,775417</text:p>
          </table:table-cell>
          <table:table-cell office:value-type="float" office:value="0.780583">
            <text:p>0,780583</text:p>
          </table:table-cell>
          <table:table-cell office:value-type="float" office:value="0.791206">
            <text:p>0,791206</text:p>
          </table:table-cell>
          <table:table-cell office:value-type="float" office:value="0.759451">
            <text:p>0,759451</text:p>
          </table:table-cell>
          <table:table-cell office:value-type="float" office:value="0.785748">
            <text:p>0,785748</text:p>
          </table:table-cell>
          <table:table-cell office:value-type="float" office:value="0.7394">
            <text:p>0,7394</text:p>
          </table:table-cell>
          <table:table-cell office:value-type="float" office:value="0.743104">
            <text:p>0,743104</text:p>
          </table:table-cell>
          <table:table-cell office:value-type="float" office:value="0.753782">
            <text:p>0,753782</text:p>
          </table:table-cell>
          <table:table-cell office:value-type="float" office:value="0.749252">
            <text:p>0,749252</text:p>
          </table:table-cell>
          <table:table-cell office:value-type="float" office:value="0.745727">
            <text:p>0,745727</text:p>
          </table:table-cell>
          <table:table-cell office:value-type="float" office:value="0.758438">
            <text:p>0,758438</text:p>
          </table:table-cell>
          <table:table-cell office:value-type="float" office:value="0.724613">
            <text:p>0,724613</text:p>
          </table:table-cell>
          <table:table-cell office:value-type="float" office:value="0.727253">
            <text:p>0,727253</text:p>
          </table:table-cell>
          <table:table-cell office:value-type="float" office:value="0.73041">
            <text:p>0,73041</text:p>
          </table:table-cell>
          <table:table-cell office:value-type="float" office:value="0.739186">
            <text:p>0,739186</text:p>
          </table:table-cell>
          <table:table-cell office:value-type="float" office:value="0.704302">
            <text:p>0,704302</text:p>
          </table:table-cell>
          <table:table-cell office:value-type="float" office:value="0.693413">
            <text:p>0,693413</text:p>
          </table:table-cell>
          <table:table-cell office:value-type="float" office:value="0.719483">
            <text:p>0,719483</text:p>
          </table:table-cell>
          <table:table-cell office:value-type="float" office:value="0.714712">
            <text:p>0,714712</text:p>
          </table:table-cell>
          <table:table-cell office:value-type="float" office:value="0.695533">
            <text:p>0,695533</text:p>
          </table:table-cell>
          <table:table-cell office:value-type="float" office:value="0.712272">
            <text:p>0,712272</text:p>
          </table:table-cell>
          <table:table-cell office:value-type="float" office:value="0.706702">
            <text:p>0,706702</text:p>
          </table:table-cell>
          <table:table-cell office:value-type="float" office:value="0.695469">
            <text:p>0,695469</text:p>
          </table:table-cell>
          <table:table-cell office:value-type="float" office:value="0.707613">
            <text:p>0,707613</text:p>
          </table:table-cell>
          <table:table-cell office:value-type="float" office:value="0.695187">
            <text:p>0,695187</text:p>
          </table:table-cell>
          <table:table-cell office:value-type="float" office:value="0.694802">
            <text:p>0,694802</text:p>
          </table:table-cell>
          <table:table-cell office:value-type="float" office:value="0.673469">
            <text:p>0,673469</text:p>
          </table:table-cell>
          <table:table-cell office:value-type="float" office:value="0.730094">
            <text:p>0,730094</text:p>
          </table:table-cell>
          <table:table-cell office:value-type="float" office:value="0.692317">
            <text:p>0,692317</text:p>
          </table:table-cell>
          <table:table-cell office:value-type="float" office:value="0.670574">
            <text:p>0,670574</text:p>
          </table:table-cell>
          <table:table-cell office:value-type="float" office:value="0.691681">
            <text:p>0,691681</text:p>
          </table:table-cell>
          <table:table-cell office:value-type="float" office:value="0.687421">
            <text:p>0,687421</text:p>
          </table:table-cell>
          <table:table-cell office:value-type="float" office:value="0.67511">
            <text:p>0,67511</text:p>
          </table:table-cell>
          <table:table-cell office:value-type="float" office:value="0.66809">
            <text:p>0,66809</text:p>
          </table:table-cell>
          <table:table-cell office:value-type="float" office:value="0.683114">
            <text:p>0,683114</text:p>
          </table:table-cell>
          <table:table-cell office:value-type="float" office:value="0.661266">
            <text:p>0,661266</text:p>
          </table:table-cell>
          <table:table-cell office:value-type="float" office:value="0.674308">
            <text:p>0,674308</text:p>
          </table:table-cell>
          <table:table-cell office:value-type="float" office:value="0.663315">
            <text:p>0,663315</text:p>
          </table:table-cell>
          <table:table-cell office:value-type="float" office:value="0.670431">
            <text:p>0,670431</text:p>
          </table:table-cell>
          <table:table-cell office:value-type="float" office:value="0.662567">
            <text:p>0,662567</text:p>
          </table:table-cell>
          <table:table-cell office:value-type="float" office:value="0.672497">
            <text:p>0,672497</text:p>
          </table:table-cell>
          <table:table-cell office:value-type="float" office:value="0.673685">
            <text:p>0,673685</text:p>
          </table:table-cell>
          <table:table-cell office:value-type="float" office:value="0.664615">
            <text:p>0,664615</text:p>
          </table:table-cell>
          <table:table-cell office:value-type="float" office:value="0.654452">
            <text:p>0,654452</text:p>
          </table:table-cell>
          <table:table-cell office:value-type="float" office:value="0.665992">
            <text:p>0,665992</text:p>
          </table:table-cell>
          <table:table-cell office:value-type="float" office:value="0.668071">
            <text:p>0,668071</text:p>
          </table:table-cell>
          <table:table-cell office:value-type="float" office:value="0.675655">
            <text:p>0,675655</text:p>
          </table:table-cell>
          <table:table-cell office:value-type="float" office:value="0.674737">
            <text:p>0,674737</text:p>
          </table:table-cell>
          <table:table-cell office:value-type="float" office:value="0.680686">
            <text:p>0,680686</text:p>
          </table:table-cell>
          <table:table-cell office:value-type="float" office:value="0.656028">
            <text:p>0,656028</text:p>
          </table:table-cell>
          <table:table-cell office:value-type="float" office:value="0.664175">
            <text:p>0,664175</text:p>
          </table:table-cell>
          <table:table-cell office:value-type="float" office:value="0.65817">
            <text:p>0,65817</text:p>
          </table:table-cell>
          <table:table-cell office:value-type="float" office:value="0.651406">
            <text:p>0,651406</text:p>
          </table:table-cell>
          <table:table-cell office:value-type="float" office:value="0.669971">
            <text:p>0,669971</text:p>
          </table:table-cell>
          <table:table-cell office:value-type="float" office:value="0.634339">
            <text:p>0,634339</text:p>
          </table:table-cell>
          <table:table-cell office:value-type="float" office:value="0.663624">
            <text:p>0,663624</text:p>
          </table:table-cell>
          <table:table-cell office:value-type="float" office:value="0.652411">
            <text:p>0,652411</text:p>
          </table:table-cell>
          <table:table-cell office:value-type="float" office:value="0.627944">
            <text:p>0,627944</text:p>
          </table:table-cell>
          <table:table-cell office:value-type="float" office:value="0.653025">
            <text:p>0,653025</text:p>
          </table:table-cell>
          <table:table-cell office:value-type="float" office:value="0.670144">
            <text:p>0,670144</text:p>
          </table:table-cell>
          <table:table-cell office:value-type="float" office:value="0.632486">
            <text:p>0,632486</text:p>
          </table:table-cell>
          <table:table-cell office:value-type="float" office:value="0.64764">
            <text:p>0,64764</text:p>
          </table:table-cell>
          <table:table-cell office:value-type="float" office:value="0.621528">
            <text:p>0,621528</text:p>
          </table:table-cell>
          <table:table-cell office:value-type="float" office:value="0.654324">
            <text:p>0,654324</text:p>
          </table:table-cell>
          <table:table-cell office:value-type="float" office:value="0.628079">
            <text:p>0,628079</text:p>
          </table:table-cell>
          <table:table-cell office:value-type="float" office:value="0.615317">
            <text:p>0,615317</text:p>
          </table:table-cell>
          <table:table-cell office:value-type="float" office:value="0.638329">
            <text:p>0,638329</text:p>
          </table:table-cell>
          <table:table-cell office:value-type="float" office:value="0.642363">
            <text:p>0,642363</text:p>
          </table:table-cell>
          <table:table-cell office:value-type="float" office:value="0.631256">
            <text:p>0,631256</text:p>
          </table:table-cell>
          <table:table-cell office:value-type="float" office:value="0.633805">
            <text:p>0,633805</text:p>
          </table:table-cell>
          <table:table-cell office:value-type="float" office:value="0.630757">
            <text:p>0,630757</text:p>
          </table:table-cell>
          <table:table-cell office:value-type="float" office:value="0.655623">
            <text:p>0,655623</text:p>
          </table:table-cell>
          <table:table-cell office:value-type="float" office:value="0.651641">
            <text:p>0,651641</text:p>
          </table:table-cell>
          <table:table-cell office:value-type="float" office:value="0.653746">
            <text:p>0,653746</text:p>
          </table:table-cell>
          <table:table-cell office:value-type="float" office:value="0.620684">
            <text:p>0,620684</text:p>
          </table:table-cell>
          <table:table-cell office:value-type="float" office:value="0.638537">
            <text:p>0,638537</text:p>
          </table:table-cell>
          <table:table-cell office:value-type="float" office:value="0.635543">
            <text:p>0,635543</text:p>
          </table:table-cell>
          <table:table-cell office:value-type="float" office:value="0.634884">
            <text:p>0,634884</text:p>
          </table:table-cell>
          <table:table-cell office:value-type="float" office:value="0.636434">
            <text:p>0,636434</text:p>
          </table:table-cell>
          <table:table-cell office:value-type="float" office:value="0.617701">
            <text:p>0,617701</text:p>
          </table:table-cell>
          <table:table-cell office:value-type="float" office:value="0.617902">
            <text:p>0,617902</text:p>
          </table:table-cell>
          <table:table-cell office:value-type="float" office:value="0.632814">
            <text:p>0,632814</text:p>
          </table:table-cell>
          <table:table-cell office:value-type="float" office:value="0.621454">
            <text:p>0,621454</text:p>
          </table:table-cell>
          <table:table-cell office:value-type="float" office:value="0.630905">
            <text:p>0,630905</text:p>
          </table:table-cell>
          <table:table-cell office:value-type="float" office:value="0.642396">
            <text:p>0,642396</text:p>
          </table:table-cell>
          <table:table-cell office:value-type="float" office:value="0.63088">
            <text:p>0,63088</text:p>
          </table:table-cell>
          <table:table-cell office:value-type="float" office:value="0.60797">
            <text:p>0,60797</text:p>
          </table:table-cell>
          <table:table-cell office:value-type="float" office:value="0.640603">
            <text:p>0,640603</text:p>
          </table:table-cell>
          <table:table-cell office:value-type="float" office:value="0.620219">
            <text:p>0,620219</text:p>
          </table:table-cell>
          <table:table-cell office:value-type="float" office:value="0.61579">
            <text:p>0,61579</text:p>
          </table:table-cell>
          <table:table-cell office:value-type="float" office:value="0.633429">
            <text:p>0,633429</text:p>
          </table:table-cell>
          <table:table-cell office:value-type="float" office:value="0.617344">
            <text:p>0,617344</text:p>
          </table:table-cell>
          <table:table-cell office:value-type="float" office:value="0.606281">
            <text:p>0,606281</text:p>
          </table:table-cell>
          <table:table-cell office:value-type="float" office:value="0.614824">
            <text:p>0,614824</text:p>
          </table:table-cell>
          <table:table-cell office:value-type="float" office:value="0.627939">
            <text:p>0,627939</text:p>
          </table:table-cell>
          <table:table-cell office:value-type="float" office:value="0.644663">
            <text:p>0,644663</text:p>
          </table:table-cell>
          <table:table-cell office:value-type="float" office:value="0.6283">
            <text:p>0,6283</text:p>
          </table:table-cell>
          <table:table-cell office:value-type="float" office:value="0.606731">
            <text:p>0,606731</text:p>
          </table:table-cell>
          <table:table-cell office:value-type="float" office:value="0.614556">
            <text:p>0,614556</text:p>
          </table:table-cell>
          <table:table-cell office:value-type="float" office:value="0.595853">
            <text:p>0,595853</text:p>
          </table:table-cell>
          <table:table-cell office:value-type="float" office:value="0.627605">
            <text:p>0,627605</text:p>
          </table:table-cell>
          <table:table-cell office:value-type="float" office:value="0.607754">
            <text:p>0,607754</text:p>
          </table:table-cell>
          <table:table-cell office:value-type="float" office:value="0.62476">
            <text:p>0,62476</text:p>
          </table:table-cell>
          <table:table-cell office:value-type="float" office:value="0.629653">
            <text:p>0,629653</text:p>
          </table:table-cell>
          <table:table-cell office:value-type="float" office:value="0.625366">
            <text:p>0,625366</text:p>
          </table:table-cell>
          <table:table-cell office:value-type="float" office:value="0.613618">
            <text:p>0,613618</text:p>
          </table:table-cell>
          <table:table-cell office:value-type="float" office:value="0.622843">
            <text:p>0,622843</text:p>
          </table:table-cell>
          <table:table-cell office:value-type="float" office:value="0.61428">
            <text:p>0,61428</text:p>
          </table:table-cell>
          <table:table-cell office:value-type="float" office:value="0.612476">
            <text:p>0,612476</text:p>
          </table:table-cell>
          <table:table-cell office:value-type="float" office:value="0.638594">
            <text:p>0,638594</text:p>
          </table:table-cell>
          <table:table-cell office:value-type="float" office:value="0.584465">
            <text:p>0,584465</text:p>
          </table:table-cell>
          <table:table-cell office:value-type="float" office:value="0.631768">
            <text:p>0,631768</text:p>
          </table:table-cell>
          <table:table-cell office:value-type="float" office:value="0.634508">
            <text:p>0,634508</text:p>
          </table:table-cell>
          <table:table-cell office:value-type="float" office:value="0.592756">
            <text:p>0,592756</text:p>
          </table:table-cell>
          <table:table-cell office:value-type="float" office:value="0.594646">
            <text:p>0,594646</text:p>
          </table:table-cell>
          <table:table-cell office:value-type="float" office:value="0.604016">
            <text:p>0,604016</text:p>
          </table:table-cell>
          <table:table-cell office:value-type="float" office:value="0.603159">
            <text:p>0,603159</text:p>
          </table:table-cell>
          <table:table-cell office:value-type="float" office:value="0.583663">
            <text:p>0,583663</text:p>
          </table:table-cell>
          <table:table-cell office:value-type="float" office:value="0.602015">
            <text:p>0,602015</text:p>
          </table:table-cell>
          <table:table-cell office:value-type="float" office:value="0.616904">
            <text:p>0,616904</text:p>
          </table:table-cell>
          <table:table-cell office:value-type="float" office:value="0.582305">
            <text:p>0,582305</text:p>
          </table:table-cell>
          <table:table-cell office:value-type="float" office:value="0.592076">
            <text:p>0,592076</text:p>
          </table:table-cell>
          <table:table-cell office:value-type="float" office:value="0.590405">
            <text:p>0,590405</text:p>
          </table:table-cell>
          <table:table-cell office:value-type="float" office:value="0.593383">
            <text:p>0,593383</text:p>
          </table:table-cell>
          <table:table-cell office:value-type="float" office:value="0.61824">
            <text:p>0,61824</text:p>
          </table:table-cell>
          <table:table-cell office:value-type="float" office:value="0.585643">
            <text:p>0,585643</text:p>
          </table:table-cell>
          <table:table-cell office:value-type="float" office:value="0.594692">
            <text:p>0,594692</text:p>
          </table:table-cell>
          <table:table-cell office:value-type="float" office:value="0.605438">
            <text:p>0,605438</text:p>
          </table:table-cell>
          <table:table-cell office:value-type="float" office:value="0.607278">
            <text:p>0,607278</text:p>
          </table:table-cell>
          <table:table-cell office:value-type="float" office:value="0.588682">
            <text:p>0,588682</text:p>
          </table:table-cell>
          <table:table-cell office:value-type="float" office:value="0.590155">
            <text:p>0,590155</text:p>
          </table:table-cell>
          <table:table-cell office:value-type="float" office:value="0.598029">
            <text:p>0,598029</text:p>
          </table:table-cell>
          <table:table-cell office:value-type="float" office:value="0.592499">
            <text:p>0,592499</text:p>
          </table:table-cell>
          <table:table-cell office:value-type="float" office:value="0.615449">
            <text:p>0,615449</text:p>
          </table:table-cell>
          <table:table-cell office:value-type="float" office:value="0.584402">
            <text:p>0,584402</text:p>
          </table:table-cell>
          <table:table-cell office:value-type="float" office:value="0.577397">
            <text:p>0,577397</text:p>
          </table:table-cell>
          <table:table-cell office:value-type="float" office:value="0.603614">
            <text:p>0,603614</text:p>
          </table:table-cell>
          <table:table-cell office:value-type="float" office:value="0.604631">
            <text:p>0,604631</text:p>
          </table:table-cell>
          <table:table-cell office:value-type="float" office:value="0.582668">
            <text:p>0,582668</text:p>
          </table:table-cell>
          <table:table-cell office:value-type="float" office:value="0.592417">
            <text:p>0,592417</text:p>
          </table:table-cell>
          <table:table-cell office:value-type="float" office:value="0.601603">
            <text:p>0,601603</text:p>
          </table:table-cell>
          <table:table-cell office:value-type="float" office:value="0.574006">
            <text:p>0,574006</text:p>
          </table:table-cell>
          <table:table-cell office:value-type="float" office:value="0.603923">
            <text:p>0,603923</text:p>
          </table:table-cell>
          <table:table-cell office:value-type="float" office:value="0.582466">
            <text:p>0,582466</text:p>
          </table:table-cell>
          <table:table-cell office:value-type="float" office:value="0.567837">
            <text:p>0,567837</text:p>
          </table:table-cell>
          <table:table-cell office:value-type="float" office:value="0.580835">
            <text:p>0,580835</text:p>
          </table:table-cell>
          <table:table-cell office:value-type="float" office:value="0.570954">
            <text:p>0,570954</text:p>
          </table:table-cell>
          <table:table-cell office:value-type="float" office:value="0.571244">
            <text:p>0,571244</text:p>
          </table:table-cell>
          <table:table-cell office:value-type="float" office:value="0.583299">
            <text:p>0,583299</text:p>
          </table:table-cell>
          <table:table-cell office:value-type="float" office:value="0.56979">
            <text:p>0,56979</text:p>
          </table:table-cell>
          <table:table-cell office:value-type="float" office:value="0.59431">
            <text:p>0,59431</text:p>
          </table:table-cell>
          <table:table-cell office:value-type="float" office:value="0.588374">
            <text:p>0,588374</text:p>
          </table:table-cell>
          <table:table-cell office:value-type="float" office:value="0.593176">
            <text:p>0,593176</text:p>
          </table:table-cell>
          <table:table-cell office:value-type="float" office:value="0.581389">
            <text:p>0,581389</text:p>
          </table:table-cell>
          <table:table-cell office:value-type="float" office:value="0.584006">
            <text:p>0,584006</text:p>
          </table:table-cell>
          <table:table-cell office:value-type="float" office:value="0.583871">
            <text:p>0,583871</text:p>
          </table:table-cell>
          <table:table-cell office:value-type="float" office:value="0.571799">
            <text:p>0,571799</text:p>
          </table:table-cell>
          <table:table-cell office:value-type="float" office:value="0.575128">
            <text:p>0,575128</text:p>
          </table:table-cell>
          <table:table-cell office:value-type="float" office:value="0.594352">
            <text:p>0,594352</text:p>
          </table:table-cell>
          <table:table-cell office:value-type="float" office:value="0.592027">
            <text:p>0,592027</text:p>
          </table:table-cell>
          <table:table-cell office:value-type="float" office:value="0.569637">
            <text:p>0,569637</text:p>
          </table:table-cell>
          <table:table-cell office:value-type="float" office:value="0.584054">
            <text:p>0,584054</text:p>
          </table:table-cell>
          <table:table-cell office:value-type="float" office:value="0.584742">
            <text:p>0,584742</text:p>
          </table:table-cell>
          <table:table-cell office:value-type="float" office:value="0.562243">
            <text:p>0,562243</text:p>
          </table:table-cell>
          <table:table-cell office:value-type="float" office:value="0.57263">
            <text:p>0,57263</text:p>
          </table:table-cell>
          <table:table-cell office:value-type="float" office:value="0.559118">
            <text:p>0,559118</text:p>
          </table:table-cell>
          <table:table-cell office:value-type="float" office:value="0.570953">
            <text:p>0,570953</text:p>
          </table:table-cell>
          <table:table-cell office:value-type="float" office:value="0.602359">
            <text:p>0,602359</text:p>
          </table:table-cell>
          <table:table-cell office:value-type="float" office:value="0.574381">
            <text:p>0,574381</text:p>
          </table:table-cell>
          <table:table-cell office:value-type="float" office:value="0.587152">
            <text:p>0,587152</text:p>
          </table:table-cell>
          <table:table-cell office:value-type="float" office:value="0.55464">
            <text:p>0,55464</text:p>
          </table:table-cell>
          <table:table-cell office:value-type="float" office:value="0.579439">
            <text:p>0,579439</text:p>
          </table:table-cell>
          <table:table-cell office:value-type="float" office:value="0.5874">
            <text:p>0,5874</text:p>
          </table:table-cell>
          <table:table-cell office:value-type="float" office:value="0.570656">
            <text:p>0,570656</text:p>
          </table:table-cell>
          <table:table-cell office:value-type="float" office:value="0.562784">
            <text:p>0,562784</text:p>
          </table:table-cell>
          <table:table-cell office:value-type="float" office:value="0.555534">
            <text:p>0,555534</text:p>
          </table:table-cell>
          <table:table-cell office:value-type="float" office:value="0.557531">
            <text:p>0,557531</text:p>
          </table:table-cell>
          <table:table-cell office:value-type="float" office:value="0.553798">
            <text:p>0,553798</text:p>
          </table:table-cell>
          <table:table-cell office:value-type="float" office:value="0.56223">
            <text:p>0,56223</text:p>
          </table:table-cell>
          <table:table-cell office:value-type="float" office:value="0.571778">
            <text:p>0,571778</text:p>
          </table:table-cell>
          <table:table-cell office:value-type="float" office:value="0.578121">
            <text:p>0,578121</text:p>
          </table:table-cell>
          <table:table-cell office:value-type="float" office:value="0.555233">
            <text:p>0,555233</text:p>
          </table:table-cell>
          <table:table-cell office:value-type="float" office:value="0.573668">
            <text:p>0,573668</text:p>
          </table:table-cell>
          <table:table-cell office:value-type="float" office:value="0.549882">
            <text:p>0,549882</text:p>
          </table:table-cell>
          <table:table-cell office:value-type="float" office:value="0.557024">
            <text:p>0,557024</text:p>
          </table:table-cell>
          <table:table-cell office:value-type="float" office:value="0.558343">
            <text:p>0,558343</text:p>
          </table:table-cell>
          <table:table-cell office:value-type="float" office:value="0.566151">
            <text:p>0,566151</text:p>
          </table:table-cell>
          <table:table-cell office:value-type="float" office:value="0.550961">
            <text:p>0,550961</text:p>
          </table:table-cell>
          <table:table-cell office:value-type="float" office:value="0.562276">
            <text:p>0,562276</text:p>
          </table:table-cell>
          <table:table-cell office:value-type="float" office:value="0.562409">
            <text:p>0,562409</text:p>
          </table:table-cell>
          <table:table-cell office:value-type="float" office:value="0.579125">
            <text:p>0,579125</text:p>
          </table:table-cell>
          <table:table-cell office:value-type="float" office:value="0.555413">
            <text:p>0,555413</text:p>
          </table:table-cell>
          <table:table-cell office:value-type="float" office:value="0.552096">
            <text:p>0,552096</text:p>
          </table:table-cell>
          <table:table-cell office:value-type="float" office:value="0.568419">
            <text:p>0,568419</text:p>
          </table:table-cell>
          <table:table-cell office:value-type="float" office:value="0.549492">
            <text:p>0,549492</text:p>
          </table:table-cell>
          <table:table-cell office:value-type="float" office:value="0.554865">
            <text:p>0,554865</text:p>
          </table:table-cell>
          <table:table-cell office:value-type="float" office:value="0.562947">
            <text:p>0,562947</text:p>
          </table:table-cell>
          <table:table-cell office:value-type="float" office:value="0.546689">
            <text:p>0,546689</text:p>
          </table:table-cell>
          <table:table-cell office:value-type="float" office:value="0.546751">
            <text:p>0,546751</text:p>
          </table:table-cell>
          <table:table-cell office:value-type="float" office:value="0.547218">
            <text:p>0,547218</text:p>
          </table:table-cell>
          <table:table-cell office:value-type="float" office:value="0.559968">
            <text:p>0,559968</text:p>
          </table:table-cell>
          <table:table-cell office:value-type="float" office:value="0.585279">
            <text:p>0,585279</text:p>
          </table:table-cell>
          <table:table-cell office:value-type="float" office:value="0.54372">
            <text:p>0,54372</text:p>
          </table:table-cell>
          <table:table-cell office:value-type="float" office:value="0.549794">
            <text:p>0,549794</text:p>
          </table:table-cell>
          <table:table-cell office:value-type="float" office:value="0.557372">
            <text:p>0,557372</text:p>
          </table:table-cell>
          <table:table-cell office:value-type="float" office:value="0.558791">
            <text:p>0,558791</text:p>
          </table:table-cell>
          <table:table-cell office:value-type="float" office:value="0.536572">
            <text:p>0,536572</text:p>
          </table:table-cell>
          <table:table-cell office:value-type="float" office:value="0.554154">
            <text:p>0,554154</text:p>
          </table:table-cell>
          <table:table-cell office:value-type="float" office:value="0.560534">
            <text:p>0,560534</text:p>
          </table:table-cell>
          <table:table-cell office:value-type="float" office:value="0.553236">
            <text:p>0,553236</text:p>
          </table:table-cell>
          <table:table-cell office:value-type="float" office:value="0.541996">
            <text:p>0,541996</text:p>
          </table:table-cell>
          <table:table-cell office:value-type="float" office:value="0.558092">
            <text:p>0,558092</text:p>
          </table:table-cell>
          <table:table-cell office:value-type="float" office:value="0.523512">
            <text:p>0,523512</text:p>
          </table:table-cell>
          <table:table-cell office:value-type="float" office:value="0.561039">
            <text:p>0,561039</text:p>
          </table:table-cell>
          <table:table-cell office:value-type="float" office:value="0.535189">
            <text:p>0,535189</text:p>
          </table:table-cell>
          <table:table-cell office:value-type="float" office:value="0.549467">
            <text:p>0,549467</text:p>
          </table:table-cell>
          <table:table-cell office:value-type="float" office:value="0.529695">
            <text:p>0,529695</text:p>
          </table:table-cell>
          <table:table-cell office:value-type="float" office:value="0.53624">
            <text:p>0,53624</text:p>
          </table:table-cell>
          <table:table-cell office:value-type="float" office:value="0.532807">
            <text:p>0,532807</text:p>
          </table:table-cell>
          <table:table-cell office:value-type="float" office:value="0.532652">
            <text:p>0,532652</text:p>
          </table:table-cell>
          <table:table-cell office:value-type="float" office:value="0.533364">
            <text:p>0,533364</text:p>
          </table:table-cell>
          <table:table-cell office:value-type="float" office:value="0.542549">
            <text:p>0,542549</text:p>
          </table:table-cell>
          <table:table-cell office:value-type="float" office:value="0.541229">
            <text:p>0,541229</text:p>
          </table:table-cell>
          <table:table-cell office:value-type="float" office:value="0.545003">
            <text:p>0,545003</text:p>
          </table:table-cell>
          <table:table-cell office:value-type="float" office:value="0.560075">
            <text:p>0,560075</text:p>
          </table:table-cell>
          <table:table-cell office:value-type="float" office:value="0.526234">
            <text:p>0,526234</text:p>
          </table:table-cell>
          <table:table-cell office:value-type="float" office:value="0.523477">
            <text:p>0,523477</text:p>
          </table:table-cell>
          <table:table-cell office:value-type="float" office:value="0.520717">
            <text:p>0,520717</text:p>
          </table:table-cell>
          <table:table-cell office:value-type="float" office:value="0.537772">
            <text:p>0,537772</text:p>
          </table:table-cell>
          <table:table-cell office:value-type="float" office:value="0.525208">
            <text:p>0,525208</text:p>
          </table:table-cell>
          <table:table-cell office:value-type="float" office:value="0.506915">
            <text:p>0,506915</text:p>
          </table:table-cell>
          <table:table-cell office:value-type="float" office:value="0.546942">
            <text:p>0,546942</text:p>
          </table:table-cell>
          <table:table-cell office:value-type="float" office:value="0.540323">
            <text:p>0,540323</text:p>
          </table:table-cell>
          <table:table-cell office:value-type="float" office:value="0.542232">
            <text:p>0,542232</text:p>
          </table:table-cell>
          <table:table-cell office:value-type="float" office:value="0.524761">
            <text:p>0,524761</text:p>
          </table:table-cell>
          <table:table-cell office:value-type="float" office:value="0.532717">
            <text:p>0,532717</text:p>
          </table:table-cell>
          <table:table-cell office:value-type="float" office:value="0.514787">
            <text:p>0,514787</text:p>
          </table:table-cell>
          <table:table-cell office:value-type="float" office:value="0.532045">
            <text:p>0,532045</text:p>
          </table:table-cell>
          <table:table-cell office:value-type="float" office:value="0.518207">
            <text:p>0,518207</text:p>
          </table:table-cell>
          <table:table-cell office:value-type="float" office:value="0.531638">
            <text:p>0,531638</text:p>
          </table:table-cell>
          <table:table-cell office:value-type="float" office:value="0.509682">
            <text:p>0,509682</text:p>
          </table:table-cell>
          <table:table-cell office:value-type="float" office:value="0.538421">
            <text:p>0,538421</text:p>
          </table:table-cell>
          <table:table-cell office:value-type="float" office:value="0.512525">
            <text:p>0,512525</text:p>
          </table:table-cell>
          <table:table-cell office:value-type="float" office:value="0.52377">
            <text:p>0,52377</text:p>
          </table:table-cell>
          <table:table-cell office:value-type="float" office:value="0.522382">
            <text:p>0,522382</text:p>
          </table:table-cell>
          <table:table-cell office:value-type="float" office:value="0.533776">
            <text:p>0,533776</text:p>
          </table:table-cell>
          <table:table-cell office:value-type="float" office:value="0.533614">
            <text:p>0,533614</text:p>
          </table:table-cell>
          <table:table-cell office:value-type="float" office:value="0.530936">
            <text:p>0,530936</text:p>
          </table:table-cell>
          <table:table-cell office:value-type="float" office:value="0.524347">
            <text:p>0,524347</text:p>
          </table:table-cell>
          <table:table-cell office:value-type="float" office:value="0.515995">
            <text:p>0,515995</text:p>
          </table:table-cell>
          <table:table-cell office:value-type="float" office:value="0.520653">
            <text:p>0,520653</text:p>
          </table:table-cell>
          <table:table-cell office:value-type="float" office:value="0.526597">
            <text:p>0,526597</text:p>
          </table:table-cell>
          <table:table-cell office:value-type="float" office:value="0.506775">
            <text:p>0,506775</text:p>
          </table:table-cell>
          <table:table-cell office:value-type="float" office:value="0.535491">
            <text:p>0,535491</text:p>
          </table:table-cell>
          <table:table-cell office:value-type="float" office:value="0.519655">
            <text:p>0,519655</text:p>
          </table:table-cell>
          <table:table-cell office:value-type="float" office:value="0.517452">
            <text:p>0,517452</text:p>
          </table:table-cell>
          <table:table-cell office:value-type="float" office:value="0.518405">
            <text:p>0,518405</text:p>
          </table:table-cell>
          <table:table-cell office:value-type="float" office:value="0.519628">
            <text:p>0,519628</text:p>
          </table:table-cell>
          <table:table-cell office:value-type="float" office:value="0.492616">
            <text:p>0,492616</text:p>
          </table:table-cell>
          <table:table-cell office:value-type="float" office:value="0.517417">
            <text:p>0,517417</text:p>
          </table:table-cell>
          <table:table-cell office:value-type="float" office:value="0.491494">
            <text:p>0,491494</text:p>
          </table:table-cell>
          <table:table-cell office:value-type="float" office:value="0.516638">
            <text:p>0,516638</text:p>
          </table:table-cell>
          <table:table-cell office:value-type="float" office:value="0.52464">
            <text:p>0,52464</text:p>
          </table:table-cell>
          <table:table-cell office:value-type="float" office:value="0.527539">
            <text:p>0,527539</text:p>
          </table:table-cell>
          <table:table-cell office:value-type="float" office:value="0.513811">
            <text:p>0,513811</text:p>
          </table:table-cell>
          <table:table-cell office:value-type="float" office:value="0.512093">
            <text:p>0,512093</text:p>
          </table:table-cell>
          <table:table-cell office:value-type="float" office:value="0.50297">
            <text:p>0,50297</text:p>
          </table:table-cell>
          <table:table-cell office:value-type="float" office:value="0.524123">
            <text:p>0,524123</text:p>
          </table:table-cell>
          <table:table-cell office:value-type="float" office:value="0.522784">
            <text:p>0,522784</text:p>
          </table:table-cell>
          <table:table-cell office:value-type="float" office:value="0.515343">
            <text:p>0,515343</text:p>
          </table:table-cell>
          <table:table-cell office:value-type="float" office:value="0.506793">
            <text:p>0,506793</text:p>
          </table:table-cell>
          <table:table-cell office:value-type="float" office:value="0.514512">
            <text:p>0,514512</text:p>
          </table:table-cell>
          <table:table-cell office:value-type="float" office:value="0.525046">
            <text:p>0,525046</text:p>
          </table:table-cell>
          <table:table-cell office:value-type="float" office:value="0.495028">
            <text:p>0,495028</text:p>
          </table:table-cell>
          <table:table-cell office:value-type="float" office:value="0.515464">
            <text:p>0,515464</text:p>
          </table:table-cell>
          <table:table-cell office:value-type="float" office:value="0.506575">
            <text:p>0,506575</text:p>
          </table:table-cell>
          <table:table-cell office:value-type="float" office:value="0.490388">
            <text:p>0,490388</text:p>
          </table:table-cell>
          <table:table-cell office:value-type="float" office:value="0.499441">
            <text:p>0,499441</text:p>
          </table:table-cell>
          <table:table-cell office:value-type="float" office:value="0.503546">
            <text:p>0,503546</text:p>
          </table:table-cell>
          <table:table-cell office:value-type="float" office:value="0.478071">
            <text:p>0,478071</text:p>
          </table:table-cell>
          <table:table-cell office:value-type="float" office:value="0.51182">
            <text:p>0,51182</text:p>
          </table:table-cell>
          <table:table-cell office:value-type="float" office:value="0.498673">
            <text:p>0,498673</text:p>
          </table:table-cell>
          <table:table-cell office:value-type="float" office:value="0.49695">
            <text:p>0,49695</text:p>
          </table:table-cell>
          <table:table-cell office:value-type="float" office:value="0.497251">
            <text:p>0,497251</text:p>
          </table:table-cell>
          <table:table-cell office:value-type="float" office:value="0.5021">
            <text:p>0,5021</text:p>
          </table:table-cell>
          <table:table-cell office:value-type="float" office:value="0.493891">
            <text:p>0,493891</text:p>
          </table:table-cell>
          <table:table-cell office:value-type="float" office:value="0.487399">
            <text:p>0,487399</text:p>
          </table:table-cell>
          <table:table-cell office:value-type="float" office:value="0.496858">
            <text:p>0,496858</text:p>
          </table:table-cell>
          <table:table-cell office:value-type="float" office:value="0.486904">
            <text:p>0,486904</text:p>
          </table:table-cell>
          <table:table-cell office:value-type="float" office:value="0.501581">
            <text:p>0,501581</text:p>
          </table:table-cell>
          <table:table-cell office:value-type="float" office:value="0.502396">
            <text:p>0,502396</text:p>
          </table:table-cell>
          <table:table-cell office:value-type="float" office:value="0.503116">
            <text:p>0,503116</text:p>
          </table:table-cell>
          <table:table-cell office:value-type="float" office:value="0.477419">
            <text:p>0,477419</text:p>
          </table:table-cell>
          <table:table-cell office:value-type="float" office:value="0.499283">
            <text:p>0,499283</text:p>
          </table:table-cell>
          <table:table-cell office:value-type="float" office:value="0.493858">
            <text:p>0,493858</text:p>
          </table:table-cell>
          <table:table-cell office:value-type="float" office:value="0.488702">
            <text:p>0,488702</text:p>
          </table:table-cell>
          <table:table-cell office:value-type="float" office:value="0.507167">
            <text:p>0,507167</text:p>
          </table:table-cell>
          <table:table-cell office:value-type="float" office:value="0.489441">
            <text:p>0,489441</text:p>
          </table:table-cell>
          <table:table-cell office:value-type="float" office:value="0.503885">
            <text:p>0,503885</text:p>
          </table:table-cell>
          <table:table-cell office:value-type="float" office:value="0.496224">
            <text:p>0,496224</text:p>
          </table:table-cell>
          <table:table-cell office:value-type="float" office:value="0.503142">
            <text:p>0,503142</text:p>
          </table:table-cell>
          <table:table-cell office:value-type="float" office:value="0.470907">
            <text:p>0,470907</text:p>
          </table:table-cell>
          <table:table-cell office:value-type="float" office:value="0.503198">
            <text:p>0,503198</text:p>
          </table:table-cell>
          <table:table-cell office:value-type="float" office:value="0.481008">
            <text:p>0,481008</text:p>
          </table:table-cell>
          <table:table-cell office:value-type="float" office:value="0.507505">
            <text:p>0,507505</text:p>
          </table:table-cell>
          <table:table-cell office:value-type="float" office:value="0.487284">
            <text:p>0,487284</text:p>
          </table:table-cell>
          <table:table-cell office:value-type="float" office:value="0.484206">
            <text:p>0,484206</text:p>
          </table:table-cell>
          <table:table-cell office:value-type="float" office:value="0.478856">
            <text:p>0,478856</text:p>
          </table:table-cell>
          <table:table-cell office:value-type="float" office:value="0.478514">
            <text:p>0,478514</text:p>
          </table:table-cell>
          <table:table-cell office:value-type="float" office:value="0.485638">
            <text:p>0,485638</text:p>
          </table:table-cell>
          <table:table-cell office:value-type="float" office:value="0.484169">
            <text:p>0,484169</text:p>
          </table:table-cell>
          <table:table-cell office:value-type="float" office:value="0.489081">
            <text:p>0,489081</text:p>
          </table:table-cell>
          <table:table-cell office:value-type="float" office:value="0.493228">
            <text:p>0,493228</text:p>
          </table:table-cell>
          <table:table-cell office:value-type="float" office:value="0.487417">
            <text:p>0,487417</text:p>
          </table:table-cell>
          <table:table-cell office:value-type="float" office:value="0.494797">
            <text:p>0,494797</text:p>
          </table:table-cell>
          <table:table-cell office:value-type="float" office:value="0.481379">
            <text:p>0,481379</text:p>
          </table:table-cell>
          <table:table-cell office:value-type="float" office:value="0.483894">
            <text:p>0,483894</text:p>
          </table:table-cell>
          <table:table-cell office:value-type="float" office:value="0.499578">
            <text:p>0,499578</text:p>
          </table:table-cell>
          <table:table-cell office:value-type="float" office:value="0.480887">
            <text:p>0,480887</text:p>
          </table:table-cell>
          <table:table-cell office:value-type="float" office:value="0.482634">
            <text:p>0,482634</text:p>
          </table:table-cell>
          <table:table-cell office:value-type="float" office:value="0.480024">
            <text:p>0,480024</text:p>
          </table:table-cell>
          <table:table-cell office:value-type="float" office:value="0.484752">
            <text:p>0,484752</text:p>
          </table:table-cell>
          <table:table-cell office:value-type="float" office:value="0.475384">
            <text:p>0,475384</text:p>
          </table:table-cell>
          <table:table-cell office:value-type="float" office:value="0.467671">
            <text:p>0,467671</text:p>
          </table:table-cell>
          <table:table-cell office:value-type="float" office:value="0.478912">
            <text:p>0,478912</text:p>
          </table:table-cell>
          <table:table-cell office:value-type="float" office:value="0.489524">
            <text:p>0,489524</text:p>
          </table:table-cell>
          <table:table-cell office:value-type="float" office:value="0.49173">
            <text:p>0,49173</text:p>
          </table:table-cell>
          <table:table-cell office:value-type="float" office:value="0.475012">
            <text:p>0,475012</text:p>
          </table:table-cell>
          <table:table-cell office:value-type="float" office:value="0.482395">
            <text:p>0,482395</text:p>
          </table:table-cell>
          <table:table-cell office:value-type="float" office:value="0.480094">
            <text:p>0,480094</text:p>
          </table:table-cell>
          <table:table-cell office:value-type="float" office:value="0.484393">
            <text:p>0,484393</text:p>
          </table:table-cell>
          <table:table-cell office:value-type="float" office:value="0.481165">
            <text:p>0,481165</text:p>
          </table:table-cell>
          <table:table-cell office:value-type="float" office:value="0.484341">
            <text:p>0,484341</text:p>
          </table:table-cell>
          <table:table-cell office:value-type="float" office:value="0.480502">
            <text:p>0,480502</text:p>
          </table:table-cell>
          <table:table-cell office:value-type="float" office:value="0.475658">
            <text:p>0,475658</text:p>
          </table:table-cell>
          <table:table-cell office:value-type="float" office:value="0.47494">
            <text:p>0,47494</text:p>
          </table:table-cell>
          <table:table-cell office:value-type="float" office:value="0.469142">
            <text:p>0,469142</text:p>
          </table:table-cell>
          <table:table-cell office:value-type="float" office:value="0.453082">
            <text:p>0,453082</text:p>
          </table:table-cell>
          <table:table-cell office:value-type="float" office:value="0.466967">
            <text:p>0,466967</text:p>
          </table:table-cell>
          <table:table-cell office:value-type="float" office:value="0.478296">
            <text:p>0,478296</text:p>
          </table:table-cell>
          <table:table-cell office:value-type="float" office:value="0.474536">
            <text:p>0,474536</text:p>
          </table:table-cell>
          <table:table-cell office:value-type="float" office:value="0.479201">
            <text:p>0,479201</text:p>
          </table:table-cell>
          <table:table-cell office:value-type="float" office:value="0.470114">
            <text:p>0,470114</text:p>
          </table:table-cell>
          <table:table-cell office:value-type="float" office:value="0.483464">
            <text:p>0,483464</text:p>
          </table:table-cell>
          <table:table-cell office:value-type="float" office:value="0.460852">
            <text:p>0,460852</text:p>
          </table:table-cell>
          <table:table-cell office:value-type="float" office:value="0.466829">
            <text:p>0,466829</text:p>
          </table:table-cell>
          <table:table-cell office:value-type="float" office:value="0.472214">
            <text:p>0,472214</text:p>
          </table:table-cell>
          <table:table-cell office:value-type="float" office:value="0.488278">
            <text:p>0,488278</text:p>
          </table:table-cell>
          <table:table-cell office:value-type="float" office:value="0.479244">
            <text:p>0,479244</text:p>
          </table:table-cell>
          <table:table-cell office:value-type="float" office:value="0.469703">
            <text:p>0,469703</text:p>
          </table:table-cell>
          <table:table-cell office:value-type="float" office:value="0.469743">
            <text:p>0,469743</text:p>
          </table:table-cell>
          <table:table-cell office:value-type="float" office:value="0.465078">
            <text:p>0,465078</text:p>
          </table:table-cell>
          <table:table-cell office:value-type="float" office:value="0.46031">
            <text:p>0,46031</text:p>
          </table:table-cell>
          <table:table-cell office:value-type="float" office:value="0.460465">
            <text:p>0,460465</text:p>
          </table:table-cell>
          <table:table-cell office:value-type="float" office:value="0.467305">
            <text:p>0,467305</text:p>
          </table:table-cell>
          <table:table-cell office:value-type="float" office:value="0.476437">
            <text:p>0,476437</text:p>
          </table:table-cell>
          <table:table-cell office:value-type="float" office:value="0.455732">
            <text:p>0,455732</text:p>
          </table:table-cell>
          <table:table-cell office:value-type="float" office:value="0.451602">
            <text:p>0,451602</text:p>
          </table:table-cell>
          <table:table-cell office:value-type="float" office:value="0.493369">
            <text:p>0,493369</text:p>
          </table:table-cell>
          <table:table-cell office:value-type="float" office:value="0.463018">
            <text:p>0,463018</text:p>
          </table:table-cell>
          <table:table-cell office:value-type="float" office:value="0.463548">
            <text:p>0,463548</text:p>
          </table:table-cell>
          <table:table-cell office:value-type="float" office:value="0.454869">
            <text:p>0,454869</text:p>
          </table:table-cell>
          <table:table-cell office:value-type="float" office:value="0.447302">
            <text:p>0,447302</text:p>
          </table:table-cell>
          <table:table-cell office:value-type="float" office:value="0.461057">
            <text:p>0,461057</text:p>
          </table:table-cell>
          <table:table-cell office:value-type="float" office:value="0.470001">
            <text:p>0,470001</text:p>
          </table:table-cell>
          <table:table-cell office:value-type="float" office:value="0.448329">
            <text:p>0,448329</text:p>
          </table:table-cell>
          <table:table-cell office:value-type="float" office:value="0.443615">
            <text:p>0,443615</text:p>
          </table:table-cell>
          <table:table-cell office:value-type="float" office:value="0.453424">
            <text:p>0,453424</text:p>
          </table:table-cell>
          <table:table-cell office:value-type="float" office:value="0.457639">
            <text:p>0,457639</text:p>
          </table:table-cell>
          <table:table-cell office:value-type="float" office:value="0.460946">
            <text:p>0,460946</text:p>
          </table:table-cell>
          <table:table-cell office:value-type="float" office:value="0.454945">
            <text:p>0,454945</text:p>
          </table:table-cell>
          <table:table-cell office:value-type="float" office:value="0.449053">
            <text:p>0,449053</text:p>
          </table:table-cell>
          <table:table-cell office:value-type="float" office:value="0.438125">
            <text:p>0,438125</text:p>
          </table:table-cell>
          <table:table-cell office:value-type="float" office:value="0.455767">
            <text:p>0,455767</text:p>
          </table:table-cell>
          <table:table-cell office:value-type="float" office:value="0.451354">
            <text:p>0,451354</text:p>
          </table:table-cell>
          <table:table-cell office:value-type="float" office:value="0.455717">
            <text:p>0,455717</text:p>
          </table:table-cell>
          <table:table-cell office:value-type="float" office:value="0.446939">
            <text:p>0,446939</text:p>
          </table:table-cell>
          <table:table-cell office:value-type="float" office:value="0.436877">
            <text:p>0,436877</text:p>
          </table:table-cell>
          <table:table-cell office:value-type="float" office:value="0.473616">
            <text:p>0,473616</text:p>
          </table:table-cell>
          <table:table-cell office:value-type="float" office:value="0.452608">
            <text:p>0,452608</text:p>
          </table:table-cell>
          <table:table-cell office:value-type="float" office:value="0.450563">
            <text:p>0,450563</text:p>
          </table:table-cell>
          <table:table-cell office:value-type="float" office:value="0.450664">
            <text:p>0,450664</text:p>
          </table:table-cell>
          <table:table-cell office:value-type="float" office:value="0.452462">
            <text:p>0,452462</text:p>
          </table:table-cell>
          <table:table-cell office:value-type="float" office:value="0.450847">
            <text:p>0,450847</text:p>
          </table:table-cell>
          <table:table-cell office:value-type="float" office:value="0.432928">
            <text:p>0,432928</text:p>
          </table:table-cell>
          <table:table-cell office:value-type="float" office:value="0.44644">
            <text:p>0,44644</text:p>
          </table:table-cell>
          <table:table-cell office:value-type="float" office:value="0.458132">
            <text:p>0,458132</text:p>
          </table:table-cell>
          <table:table-cell office:value-type="float" office:value="0.439161">
            <text:p>0,439161</text:p>
          </table:table-cell>
          <table:table-cell office:value-type="float" office:value="0.439568">
            <text:p>0,439568</text:p>
          </table:table-cell>
          <table:table-cell office:value-type="float" office:value="0.42928">
            <text:p>0,42928</text:p>
          </table:table-cell>
          <table:table-cell office:value-type="float" office:value="0.445809">
            <text:p>0,445809</text:p>
          </table:table-cell>
          <table:table-cell office:value-type="float" office:value="0.448378">
            <text:p>0,448378</text:p>
          </table:table-cell>
          <table:table-cell office:value-type="float" office:value="0.441243">
            <text:p>0,441243</text:p>
          </table:table-cell>
          <table:table-cell office:value-type="float" office:value="0.431938">
            <text:p>0,431938</text:p>
          </table:table-cell>
          <table:table-cell office:value-type="float" office:value="0.446616">
            <text:p>0,446616</text:p>
          </table:table-cell>
          <table:table-cell office:value-type="float" office:value="0.445157">
            <text:p>0,445157</text:p>
          </table:table-cell>
          <table:table-cell office:value-type="float" office:value="0.442707">
            <text:p>0,442707</text:p>
          </table:table-cell>
          <table:table-cell office:value-type="float" office:value="0.440211">
            <text:p>0,440211</text:p>
          </table:table-cell>
          <table:table-cell office:value-type="float" office:value="0.430096">
            <text:p>0,430096</text:p>
          </table:table-cell>
          <table:table-cell office:value-type="float" office:value="0.434694">
            <text:p>0,434694</text:p>
          </table:table-cell>
          <table:table-cell office:value-type="float" office:value="0.439226">
            <text:p>0,439226</text:p>
          </table:table-cell>
          <table:table-cell office:value-type="float" office:value="0.443466">
            <text:p>0,443466</text:p>
          </table:table-cell>
          <table:table-cell office:value-type="float" office:value="0.456282">
            <text:p>0,456282</text:p>
          </table:table-cell>
          <table:table-cell office:value-type="float" office:value="0.426619">
            <text:p>0,426619</text:p>
          </table:table-cell>
          <table:table-cell office:value-type="float" office:value="0.43313">
            <text:p>0,43313</text:p>
          </table:table-cell>
          <table:table-cell office:value-type="float" office:value="0.421646">
            <text:p>0,421646</text:p>
          </table:table-cell>
          <table:table-cell office:value-type="float" office:value="0.430897">
            <text:p>0,430897</text:p>
          </table:table-cell>
          <table:table-cell office:value-type="float" office:value="0.442779">
            <text:p>0,442779</text:p>
          </table:table-cell>
          <table:table-cell office:value-type="float" office:value="0.425108">
            <text:p>0,425108</text:p>
          </table:table-cell>
          <table:table-cell office:value-type="float" office:value="0.426814">
            <text:p>0,426814</text:p>
          </table:table-cell>
          <table:table-cell office:value-type="float" office:value="0.420519">
            <text:p>0,420519</text:p>
          </table:table-cell>
          <table:table-cell office:value-type="float" office:value="0.435602">
            <text:p>0,435602</text:p>
          </table:table-cell>
          <table:table-cell office:value-type="float" office:value="0.420105">
            <text:p>0,420105</text:p>
          </table:table-cell>
          <table:table-cell office:value-type="float" office:value="0.438173">
            <text:p>0,438173</text:p>
          </table:table-cell>
          <table:table-cell office:value-type="float" office:value="0.423758">
            <text:p>0,423758</text:p>
          </table:table-cell>
          <table:table-cell office:value-type="float" office:value="0.420992">
            <text:p>0,420992</text:p>
          </table:table-cell>
          <table:table-cell office:value-type="float" office:value="0.430873">
            <text:p>0,430873</text:p>
          </table:table-cell>
          <table:table-cell office:value-type="float" office:value="0.427074">
            <text:p>0,427074</text:p>
          </table:table-cell>
          <table:table-cell office:value-type="float" office:value="0.428627">
            <text:p>0,428627</text:p>
          </table:table-cell>
          <table:table-cell office:value-type="float" office:value="0.43297">
            <text:p>0,43297</text:p>
          </table:table-cell>
          <table:table-cell office:value-type="float" office:value="0.437022">
            <text:p>0,437022</text:p>
          </table:table-cell>
          <table:table-cell office:value-type="float" office:value="0.442804">
            <text:p>0,442804</text:p>
          </table:table-cell>
          <table:table-cell office:value-type="float" office:value="0.432976">
            <text:p>0,432976</text:p>
          </table:table-cell>
          <table:table-cell office:value-type="float" office:value="0.430228">
            <text:p>0,430228</text:p>
          </table:table-cell>
          <table:table-cell office:value-type="float" office:value="0.430046">
            <text:p>0,430046</text:p>
          </table:table-cell>
          <table:table-cell office:value-type="float" office:value="0.420721">
            <text:p>0,420721</text:p>
          </table:table-cell>
          <table:table-cell office:value-type="float" office:value="0.425546">
            <text:p>0,425546</text:p>
          </table:table-cell>
          <table:table-cell office:value-type="float" office:value="0.419927">
            <text:p>0,419927</text:p>
          </table:table-cell>
          <table:table-cell office:value-type="float" office:value="0.423403">
            <text:p>0,423403</text:p>
          </table:table-cell>
          <table:table-cell office:value-type="float" office:value="0.427126">
            <text:p>0,427126</text:p>
          </table:table-cell>
          <table:table-cell office:value-type="float" office:value="0.428151">
            <text:p>0,428151</text:p>
          </table:table-cell>
          <table:table-cell office:value-type="float" office:value="0.418944">
            <text:p>0,418944</text:p>
          </table:table-cell>
          <table:table-cell office:value-type="float" office:value="0.427192">
            <text:p>0,427192</text:p>
          </table:table-cell>
          <table:table-cell office:value-type="float" office:value="0.415043">
            <text:p>0,415043</text:p>
          </table:table-cell>
          <table:table-cell office:value-type="float" office:value="0.421013">
            <text:p>0,421013</text:p>
          </table:table-cell>
          <table:table-cell office:value-type="float" office:value="0.411565">
            <text:p>0,411565</text:p>
          </table:table-cell>
          <table:table-cell office:value-type="float" office:value="0.435199">
            <text:p>0,435199</text:p>
          </table:table-cell>
          <table:table-cell office:value-type="float" office:value="0.42293">
            <text:p>0,42293</text:p>
          </table:table-cell>
          <table:table-cell office:value-type="float" office:value="0.414223">
            <text:p>0,414223</text:p>
          </table:table-cell>
          <table:table-cell office:value-type="float" office:value="0.418875">
            <text:p>0,418875</text:p>
          </table:table-cell>
          <table:table-cell office:value-type="float" office:value="0.426603">
            <text:p>0,426603</text:p>
          </table:table-cell>
          <table:table-cell office:value-type="float" office:value="0.419072">
            <text:p>0,419072</text:p>
          </table:table-cell>
          <table:table-cell office:value-type="float" office:value="0.396642">
            <text:p>0,396642</text:p>
          </table:table-cell>
          <table:table-cell office:value-type="float" office:value="0.42336">
            <text:p>0,42336</text:p>
          </table:table-cell>
          <table:table-cell office:value-type="float" office:value="0.432865">
            <text:p>0,432865</text:p>
          </table:table-cell>
          <table:table-cell office:value-type="float" office:value="0.416545">
            <text:p>0,416545</text:p>
          </table:table-cell>
          <table:table-cell office:value-type="float" office:value="0.413855">
            <text:p>0,413855</text:p>
          </table:table-cell>
          <table:table-cell office:value-type="float" office:value="0.417275">
            <text:p>0,417275</text:p>
          </table:table-cell>
          <table:table-cell office:value-type="float" office:value="0.413761">
            <text:p>0,413761</text:p>
          </table:table-cell>
          <table:table-cell office:value-type="float" office:value="0.427864">
            <text:p>0,427864</text:p>
          </table:table-cell>
          <table:table-cell office:value-type="float" office:value="0.427883">
            <text:p>0,427883</text:p>
          </table:table-cell>
          <table:table-cell office:value-type="float" office:value="0.423568">
            <text:p>0,423568</text:p>
          </table:table-cell>
          <table:table-cell office:value-type="float" office:value="0.421723">
            <text:p>0,421723</text:p>
          </table:table-cell>
          <table:table-cell office:value-type="float" office:value="0.412041">
            <text:p>0,412041</text:p>
          </table:table-cell>
          <table:table-cell office:value-type="float" office:value="0.417217">
            <text:p>0,417217</text:p>
          </table:table-cell>
          <table:table-cell office:value-type="float" office:value="0.40365">
            <text:p>0,40365</text:p>
          </table:table-cell>
          <table:table-cell office:value-type="float" office:value="0.40918">
            <text:p>0,40918</text:p>
          </table:table-cell>
          <table:table-cell office:value-type="float" office:value="0.406025">
            <text:p>0,406025</text:p>
          </table:table-cell>
          <table:table-cell office:value-type="float" office:value="0.417222">
            <text:p>0,417222</text:p>
          </table:table-cell>
          <table:table-cell office:value-type="float" office:value="0.40914">
            <text:p>0,40914</text:p>
          </table:table-cell>
        </table:table-row>
        <table:table-row table:style-name="ro1">
          <table:table-cell office:value-type="string">
            <text:p>Training Set Error</text:p>
          </table:table-cell>
          <table:table-cell office:value-type="float" office:value="1.951462">
            <text:p>1,951462</text:p>
          </table:table-cell>
          <table:table-cell office:value-type="float" office:value="1.905319">
            <text:p>1,905319</text:p>
          </table:table-cell>
          <table:table-cell office:value-type="float" office:value="1.806163">
            <text:p>1,806163</text:p>
          </table:table-cell>
          <table:table-cell office:value-type="float" office:value="1.732995">
            <text:p>1,732995</text:p>
          </table:table-cell>
          <table:table-cell office:value-type="float" office:value="1.675043">
            <text:p>1,675043</text:p>
          </table:table-cell>
          <table:table-cell office:value-type="float" office:value="1.61772">
            <text:p>1,61772</text:p>
          </table:table-cell>
          <table:table-cell office:value-type="float" office:value="1.568414">
            <text:p>1,568414</text:p>
          </table:table-cell>
          <table:table-cell office:value-type="float" office:value="1.507344">
            <text:p>1,507344</text:p>
          </table:table-cell>
          <table:table-cell office:value-type="float" office:value="1.450859">
            <text:p>1,450859</text:p>
          </table:table-cell>
          <table:table-cell office:value-type="float" office:value="1.401551">
            <text:p>1,401551</text:p>
          </table:table-cell>
          <table:table-cell office:value-type="float" office:value="1.345073">
            <text:p>1,345073</text:p>
          </table:table-cell>
          <table:table-cell office:value-type="float" office:value="1.313542">
            <text:p>1,313542</text:p>
          </table:table-cell>
          <table:table-cell office:value-type="float" office:value="1.277906">
            <text:p>1,277906</text:p>
          </table:table-cell>
          <table:table-cell office:value-type="float" office:value="1.212554">
            <text:p>1,212554</text:p>
          </table:table-cell>
          <table:table-cell office:value-type="float" office:value="1.193134">
            <text:p>1,193134</text:p>
          </table:table-cell>
          <table:table-cell office:value-type="float" office:value="1.16274">
            <text:p>1,16274</text:p>
          </table:table-cell>
          <table:table-cell office:value-type="float" office:value="1.139476">
            <text:p>1,139476</text:p>
          </table:table-cell>
          <table:table-cell office:value-type="float" office:value="1.10462">
            <text:p>1,10462</text:p>
          </table:table-cell>
          <table:table-cell office:value-type="float" office:value="1.073666">
            <text:p>1,073666</text:p>
          </table:table-cell>
          <table:table-cell office:value-type="float" office:value="1.070837">
            <text:p>1,070837</text:p>
          </table:table-cell>
          <table:table-cell office:value-type="float" office:value="1.041963">
            <text:p>1,041963</text:p>
          </table:table-cell>
          <table:table-cell office:value-type="float" office:value="1.024122">
            <text:p>1,024122</text:p>
          </table:table-cell>
          <table:table-cell office:value-type="float" office:value="0.99857">
            <text:p>0,99857</text:p>
          </table:table-cell>
          <table:table-cell office:value-type="float" office:value="0.980317">
            <text:p>0,980317</text:p>
          </table:table-cell>
          <table:table-cell office:value-type="float" office:value="0.958711">
            <text:p>0,958711</text:p>
          </table:table-cell>
          <table:table-cell office:value-type="float" office:value="0.946707">
            <text:p>0,946707</text:p>
          </table:table-cell>
          <table:table-cell office:value-type="float" office:value="0.939577">
            <text:p>0,939577</text:p>
          </table:table-cell>
          <table:table-cell office:value-type="float" office:value="0.935668">
            <text:p>0,935668</text:p>
          </table:table-cell>
          <table:table-cell office:value-type="float" office:value="0.901729">
            <text:p>0,901729</text:p>
          </table:table-cell>
          <table:table-cell office:value-type="float" office:value="0.892017">
            <text:p>0,892017</text:p>
          </table:table-cell>
          <table:table-cell office:value-type="float" office:value="0.883589">
            <text:p>0,883589</text:p>
          </table:table-cell>
          <table:table-cell office:value-type="float" office:value="0.868029">
            <text:p>0,868029</text:p>
          </table:table-cell>
          <table:table-cell office:value-type="float" office:value="0.871084">
            <text:p>0,871084</text:p>
          </table:table-cell>
          <table:table-cell office:value-type="float" office:value="0.849309">
            <text:p>0,849309</text:p>
          </table:table-cell>
          <table:table-cell office:value-type="float" office:value="0.840176">
            <text:p>0,840176</text:p>
          </table:table-cell>
          <table:table-cell office:value-type="float" office:value="0.834182">
            <text:p>0,834182</text:p>
          </table:table-cell>
          <table:table-cell office:value-type="float" office:value="0.824039">
            <text:p>0,824039</text:p>
          </table:table-cell>
          <table:table-cell office:value-type="float" office:value="0.814008">
            <text:p>0,814008</text:p>
          </table:table-cell>
          <table:table-cell office:value-type="float" office:value="0.807101">
            <text:p>0,807101</text:p>
          </table:table-cell>
          <table:table-cell office:value-type="float" office:value="0.80762">
            <text:p>0,80762</text:p>
          </table:table-cell>
          <table:table-cell office:value-type="float" office:value="0.79631">
            <text:p>0,79631</text:p>
          </table:table-cell>
          <table:table-cell office:value-type="float" office:value="0.80121">
            <text:p>0,80121</text:p>
          </table:table-cell>
          <table:table-cell office:value-type="float" office:value="0.801422">
            <text:p>0,801422</text:p>
          </table:table-cell>
          <table:table-cell office:value-type="float" office:value="0.794626">
            <text:p>0,794626</text:p>
          </table:table-cell>
          <table:table-cell office:value-type="float" office:value="0.791628">
            <text:p>0,791628</text:p>
          </table:table-cell>
          <table:table-cell office:value-type="float" office:value="0.777915">
            <text:p>0,777915</text:p>
          </table:table-cell>
          <table:table-cell office:value-type="float" office:value="0.765049">
            <text:p>0,765049</text:p>
          </table:table-cell>
          <table:table-cell office:value-type="float" office:value="0.753429">
            <text:p>0,753429</text:p>
          </table:table-cell>
          <table:table-cell office:value-type="float" office:value="0.776645">
            <text:p>0,776645</text:p>
          </table:table-cell>
          <table:table-cell office:value-type="float" office:value="0.754899">
            <text:p>0,754899</text:p>
          </table:table-cell>
          <table:table-cell office:value-type="float" office:value="0.758946">
            <text:p>0,758946</text:p>
          </table:table-cell>
          <table:table-cell office:value-type="float" office:value="0.748763">
            <text:p>0,748763</text:p>
          </table:table-cell>
          <table:table-cell office:value-type="float" office:value="0.757096">
            <text:p>0,757096</text:p>
          </table:table-cell>
          <table:table-cell office:value-type="float" office:value="0.747362">
            <text:p>0,747362</text:p>
          </table:table-cell>
          <table:table-cell office:value-type="float" office:value="0.741952">
            <text:p>0,741952</text:p>
          </table:table-cell>
          <table:table-cell office:value-type="float" office:value="0.761957">
            <text:p>0,761957</text:p>
          </table:table-cell>
          <table:table-cell office:value-type="float" office:value="0.748436">
            <text:p>0,748436</text:p>
          </table:table-cell>
          <table:table-cell office:value-type="float" office:value="0.735676">
            <text:p>0,735676</text:p>
          </table:table-cell>
          <table:table-cell office:value-type="float" office:value="0.736358">
            <text:p>0,736358</text:p>
          </table:table-cell>
          <table:table-cell office:value-type="float" office:value="0.733465">
            <text:p>0,733465</text:p>
          </table:table-cell>
          <table:table-cell office:value-type="float" office:value="0.73105">
            <text:p>0,73105</text:p>
          </table:table-cell>
          <table:table-cell office:value-type="float" office:value="0.726308">
            <text:p>0,726308</text:p>
          </table:table-cell>
          <table:table-cell office:value-type="float" office:value="0.732646">
            <text:p>0,732646</text:p>
          </table:table-cell>
          <table:table-cell office:value-type="float" office:value="0.735646">
            <text:p>0,735646</text:p>
          </table:table-cell>
          <table:table-cell office:value-type="float" office:value="0.729684">
            <text:p>0,729684</text:p>
          </table:table-cell>
          <table:table-cell office:value-type="float" office:value="0.7275">
            <text:p>0,7275</text:p>
          </table:table-cell>
          <table:table-cell office:value-type="float" office:value="0.718627">
            <text:p>0,718627</text:p>
          </table:table-cell>
          <table:table-cell office:value-type="float" office:value="0.714908">
            <text:p>0,714908</text:p>
          </table:table-cell>
          <table:table-cell office:value-type="float" office:value="0.72277">
            <text:p>0,72277</text:p>
          </table:table-cell>
          <table:table-cell office:value-type="float" office:value="0.711943">
            <text:p>0,711943</text:p>
          </table:table-cell>
          <table:table-cell office:value-type="float" office:value="0.713516">
            <text:p>0,713516</text:p>
          </table:table-cell>
          <table:table-cell office:value-type="float" office:value="0.715988">
            <text:p>0,715988</text:p>
          </table:table-cell>
          <table:table-cell office:value-type="float" office:value="0.704287">
            <text:p>0,704287</text:p>
          </table:table-cell>
          <table:table-cell office:value-type="float" office:value="0.713498">
            <text:p>0,713498</text:p>
          </table:table-cell>
          <table:table-cell office:value-type="float" office:value="0.710249">
            <text:p>0,710249</text:p>
          </table:table-cell>
          <table:table-cell office:value-type="float" office:value="0.714063">
            <text:p>0,714063</text:p>
          </table:table-cell>
          <table:table-cell office:value-type="float" office:value="0.715123">
            <text:p>0,715123</text:p>
          </table:table-cell>
          <table:table-cell office:value-type="float" office:value="0.710012">
            <text:p>0,710012</text:p>
          </table:table-cell>
          <table:table-cell office:value-type="float" office:value="0.700921">
            <text:p>0,700921</text:p>
          </table:table-cell>
          <table:table-cell office:value-type="float" office:value="0.702331">
            <text:p>0,702331</text:p>
          </table:table-cell>
          <table:table-cell office:value-type="float" office:value="0.701331">
            <text:p>0,701331</text:p>
          </table:table-cell>
          <table:table-cell office:value-type="float" office:value="0.695637">
            <text:p>0,695637</text:p>
          </table:table-cell>
          <table:table-cell office:value-type="float" office:value="0.698724">
            <text:p>0,698724</text:p>
          </table:table-cell>
          <table:table-cell office:value-type="float" office:value="0.699611">
            <text:p>0,699611</text:p>
          </table:table-cell>
          <table:table-cell office:value-type="float" office:value="0.686905">
            <text:p>0,686905</text:p>
          </table:table-cell>
          <table:table-cell office:value-type="float" office:value="0.690623">
            <text:p>0,690623</text:p>
          </table:table-cell>
          <table:table-cell office:value-type="float" office:value="0.695786">
            <text:p>0,695786</text:p>
          </table:table-cell>
          <table:table-cell office:value-type="float" office:value="0.694729">
            <text:p>0,694729</text:p>
          </table:table-cell>
          <table:table-cell office:value-type="float" office:value="0.699872">
            <text:p>0,699872</text:p>
          </table:table-cell>
          <table:table-cell office:value-type="float" office:value="0.694262">
            <text:p>0,694262</text:p>
          </table:table-cell>
          <table:table-cell office:value-type="float" office:value="0.700827">
            <text:p>0,700827</text:p>
          </table:table-cell>
          <table:table-cell office:value-type="float" office:value="0.693324">
            <text:p>0,693324</text:p>
          </table:table-cell>
          <table:table-cell office:value-type="float" office:value="0.690458">
            <text:p>0,690458</text:p>
          </table:table-cell>
          <table:table-cell office:value-type="float" office:value="0.686552">
            <text:p>0,686552</text:p>
          </table:table-cell>
          <table:table-cell office:value-type="float" office:value="0.688627">
            <text:p>0,688627</text:p>
          </table:table-cell>
          <table:table-cell office:value-type="float" office:value="0.689851">
            <text:p>0,689851</text:p>
          </table:table-cell>
          <table:table-cell office:value-type="float" office:value="0.682043">
            <text:p>0,682043</text:p>
          </table:table-cell>
          <table:table-cell office:value-type="float" office:value="0.68939">
            <text:p>0,68939</text:p>
          </table:table-cell>
          <table:table-cell office:value-type="float" office:value="0.686074">
            <text:p>0,686074</text:p>
          </table:table-cell>
          <table:table-cell office:value-type="float" office:value="0.677743">
            <text:p>0,677743</text:p>
          </table:table-cell>
          <table:table-cell office:value-type="float" office:value="0.698437">
            <text:p>0,698437</text:p>
          </table:table-cell>
          <table:table-cell office:value-type="float" office:value="0.691446">
            <text:p>0,691446</text:p>
          </table:table-cell>
          <table:table-cell office:value-type="float" office:value="0.673121">
            <text:p>0,673121</text:p>
          </table:table-cell>
          <table:table-cell office:value-type="float" office:value="0.679485">
            <text:p>0,679485</text:p>
          </table:table-cell>
          <table:table-cell office:value-type="float" office:value="0.67784">
            <text:p>0,67784</text:p>
          </table:table-cell>
          <table:table-cell office:value-type="float" office:value="0.684099">
            <text:p>0,684099</text:p>
          </table:table-cell>
          <table:table-cell office:value-type="float" office:value="0.685139">
            <text:p>0,685139</text:p>
          </table:table-cell>
          <table:table-cell office:value-type="float" office:value="0.665204">
            <text:p>0,665204</text:p>
          </table:table-cell>
          <table:table-cell office:value-type="float" office:value="0.665343">
            <text:p>0,665343</text:p>
          </table:table-cell>
          <table:table-cell office:value-type="float" office:value="0.677954">
            <text:p>0,677954</text:p>
          </table:table-cell>
          <table:table-cell office:value-type="float" office:value="0.688682">
            <text:p>0,688682</text:p>
          </table:table-cell>
          <table:table-cell office:value-type="float" office:value="0.678832">
            <text:p>0,678832</text:p>
          </table:table-cell>
          <table:table-cell office:value-type="float" office:value="0.662271">
            <text:p>0,662271</text:p>
          </table:table-cell>
          <table:table-cell office:value-type="float" office:value="0.675367">
            <text:p>0,675367</text:p>
          </table:table-cell>
          <table:table-cell office:value-type="float" office:value="0.678857">
            <text:p>0,678857</text:p>
          </table:table-cell>
          <table:table-cell office:value-type="float" office:value="0.661188">
            <text:p>0,661188</text:p>
          </table:table-cell>
          <table:table-cell office:value-type="float" office:value="0.680035">
            <text:p>0,680035</text:p>
          </table:table-cell>
          <table:table-cell office:value-type="float" office:value="0.662407">
            <text:p>0,662407</text:p>
          </table:table-cell>
          <table:table-cell office:value-type="float" office:value="0.681273">
            <text:p>0,681273</text:p>
          </table:table-cell>
          <table:table-cell office:value-type="float" office:value="0.667771">
            <text:p>0,667771</text:p>
          </table:table-cell>
          <table:table-cell office:value-type="float" office:value="0.672487">
            <text:p>0,672487</text:p>
          </table:table-cell>
          <table:table-cell office:value-type="float" office:value="0.67336">
            <text:p>0,67336</text:p>
          </table:table-cell>
          <table:table-cell office:value-type="float" office:value="0.678351">
            <text:p>0,678351</text:p>
          </table:table-cell>
          <table:table-cell office:value-type="float" office:value="0.671097">
            <text:p>0,671097</text:p>
          </table:table-cell>
          <table:table-cell office:value-type="float" office:value="0.661325">
            <text:p>0,661325</text:p>
          </table:table-cell>
          <table:table-cell office:value-type="float" office:value="0.658466">
            <text:p>0,658466</text:p>
          </table:table-cell>
          <table:table-cell office:value-type="float" office:value="0.666761">
            <text:p>0,666761</text:p>
          </table:table-cell>
          <table:table-cell office:value-type="float" office:value="0.660047">
            <text:p>0,660047</text:p>
          </table:table-cell>
          <table:table-cell office:value-type="float" office:value="0.659179">
            <text:p>0,659179</text:p>
          </table:table-cell>
          <table:table-cell office:value-type="float" office:value="0.658965">
            <text:p>0,658965</text:p>
          </table:table-cell>
          <table:table-cell office:value-type="float" office:value="0.659381">
            <text:p>0,659381</text:p>
          </table:table-cell>
          <table:table-cell office:value-type="float" office:value="0.664474">
            <text:p>0,664474</text:p>
          </table:table-cell>
          <table:table-cell office:value-type="float" office:value="0.66328">
            <text:p>0,66328</text:p>
          </table:table-cell>
          <table:table-cell office:value-type="float" office:value="0.66256">
            <text:p>0,66256</text:p>
          </table:table-cell>
          <table:table-cell office:value-type="float" office:value="0.656874">
            <text:p>0,656874</text:p>
          </table:table-cell>
          <table:table-cell office:value-type="float" office:value="0.652963">
            <text:p>0,652963</text:p>
          </table:table-cell>
          <table:table-cell office:value-type="float" office:value="0.655441">
            <text:p>0,655441</text:p>
          </table:table-cell>
          <table:table-cell office:value-type="float" office:value="0.658154">
            <text:p>0,658154</text:p>
          </table:table-cell>
          <table:table-cell office:value-type="float" office:value="0.671233">
            <text:p>0,671233</text:p>
          </table:table-cell>
          <table:table-cell office:value-type="float" office:value="0.659399">
            <text:p>0,659399</text:p>
          </table:table-cell>
          <table:table-cell office:value-type="float" office:value="0.649646">
            <text:p>0,649646</text:p>
          </table:table-cell>
          <table:table-cell office:value-type="float" office:value="0.651929">
            <text:p>0,651929</text:p>
          </table:table-cell>
          <table:table-cell office:value-type="float" office:value="0.657419">
            <text:p>0,657419</text:p>
          </table:table-cell>
          <table:table-cell office:value-type="float" office:value="0.646136">
            <text:p>0,646136</text:p>
          </table:table-cell>
          <table:table-cell office:value-type="float" office:value="0.652393">
            <text:p>0,652393</text:p>
          </table:table-cell>
          <table:table-cell office:value-type="float" office:value="0.648535">
            <text:p>0,648535</text:p>
          </table:table-cell>
          <table:table-cell office:value-type="float" office:value="0.653453">
            <text:p>0,653453</text:p>
          </table:table-cell>
          <table:table-cell office:value-type="float" office:value="0.642639">
            <text:p>0,642639</text:p>
          </table:table-cell>
          <table:table-cell office:value-type="float" office:value="0.641668">
            <text:p>0,641668</text:p>
          </table:table-cell>
          <table:table-cell office:value-type="float" office:value="0.638806">
            <text:p>0,638806</text:p>
          </table:table-cell>
          <table:table-cell office:value-type="float" office:value="0.652896">
            <text:p>0,652896</text:p>
          </table:table-cell>
          <table:table-cell office:value-type="float" office:value="0.649181">
            <text:p>0,649181</text:p>
          </table:table-cell>
          <table:table-cell office:value-type="float" office:value="0.644234">
            <text:p>0,644234</text:p>
          </table:table-cell>
          <table:table-cell office:value-type="float" office:value="0.643192">
            <text:p>0,643192</text:p>
          </table:table-cell>
          <table:table-cell office:value-type="float" office:value="0.645399">
            <text:p>0,645399</text:p>
          </table:table-cell>
          <table:table-cell office:value-type="float" office:value="0.644065">
            <text:p>0,644065</text:p>
          </table:table-cell>
          <table:table-cell office:value-type="float" office:value="0.636944">
            <text:p>0,636944</text:p>
          </table:table-cell>
          <table:table-cell office:value-type="float" office:value="0.646623">
            <text:p>0,646623</text:p>
          </table:table-cell>
          <table:table-cell office:value-type="float" office:value="0.646416">
            <text:p>0,646416</text:p>
          </table:table-cell>
          <table:table-cell office:value-type="float" office:value="0.651201">
            <text:p>0,651201</text:p>
          </table:table-cell>
          <table:table-cell office:value-type="float" office:value="0.6418">
            <text:p>0,6418</text:p>
          </table:table-cell>
          <table:table-cell office:value-type="float" office:value="0.633786">
            <text:p>0,633786</text:p>
          </table:table-cell>
          <table:table-cell office:value-type="float" office:value="0.634362">
            <text:p>0,634362</text:p>
          </table:table-cell>
          <table:table-cell office:value-type="float" office:value="0.634261">
            <text:p>0,634261</text:p>
          </table:table-cell>
          <table:table-cell office:value-type="float" office:value="0.635576">
            <text:p>0,635576</text:p>
          </table:table-cell>
          <table:table-cell office:value-type="float" office:value="0.628205">
            <text:p>0,628205</text:p>
          </table:table-cell>
          <table:table-cell office:value-type="float" office:value="0.627304">
            <text:p>0,627304</text:p>
          </table:table-cell>
          <table:table-cell office:value-type="float" office:value="0.634849">
            <text:p>0,634849</text:p>
          </table:table-cell>
          <table:table-cell office:value-type="float" office:value="0.634001">
            <text:p>0,634001</text:p>
          </table:table-cell>
          <table:table-cell office:value-type="float" office:value="0.622335">
            <text:p>0,622335</text:p>
          </table:table-cell>
          <table:table-cell office:value-type="float" office:value="0.619477">
            <text:p>0,619477</text:p>
          </table:table-cell>
          <table:table-cell office:value-type="float" office:value="0.632338">
            <text:p>0,632338</text:p>
          </table:table-cell>
          <table:table-cell office:value-type="float" office:value="0.630105">
            <text:p>0,630105</text:p>
          </table:table-cell>
          <table:table-cell office:value-type="float" office:value="0.628123">
            <text:p>0,628123</text:p>
          </table:table-cell>
          <table:table-cell office:value-type="float" office:value="0.621897">
            <text:p>0,621897</text:p>
          </table:table-cell>
          <table:table-cell office:value-type="float" office:value="0.638128">
            <text:p>0,638128</text:p>
          </table:table-cell>
          <table:table-cell office:value-type="float" office:value="0.622741">
            <text:p>0,622741</text:p>
          </table:table-cell>
          <table:table-cell office:value-type="float" office:value="0.61358">
            <text:p>0,61358</text:p>
          </table:table-cell>
          <table:table-cell office:value-type="float" office:value="0.61027">
            <text:p>0,61027</text:p>
          </table:table-cell>
          <table:table-cell office:value-type="float" office:value="0.630407">
            <text:p>0,630407</text:p>
          </table:table-cell>
          <table:table-cell office:value-type="float" office:value="0.619">
            <text:p>0,619</text:p>
          </table:table-cell>
          <table:table-cell office:value-type="float" office:value="0.626484">
            <text:p>0,626484</text:p>
          </table:table-cell>
          <table:table-cell office:value-type="float" office:value="0.625239">
            <text:p>0,625239</text:p>
          </table:table-cell>
          <table:table-cell office:value-type="float" office:value="0.609946">
            <text:p>0,609946</text:p>
          </table:table-cell>
          <table:table-cell office:value-type="float" office:value="0.613016">
            <text:p>0,613016</text:p>
          </table:table-cell>
          <table:table-cell office:value-type="float" office:value="0.625685">
            <text:p>0,625685</text:p>
          </table:table-cell>
          <table:table-cell office:value-type="float" office:value="0.618395">
            <text:p>0,618395</text:p>
          </table:table-cell>
          <table:table-cell office:value-type="float" office:value="0.620635">
            <text:p>0,620635</text:p>
          </table:table-cell>
          <table:table-cell office:value-type="float" office:value="0.620044">
            <text:p>0,620044</text:p>
          </table:table-cell>
          <table:table-cell office:value-type="float" office:value="0.616334">
            <text:p>0,616334</text:p>
          </table:table-cell>
          <table:table-cell office:value-type="float" office:value="0.613781">
            <text:p>0,613781</text:p>
          </table:table-cell>
          <table:table-cell office:value-type="float" office:value="0.623332">
            <text:p>0,623332</text:p>
          </table:table-cell>
          <table:table-cell office:value-type="float" office:value="0.614566">
            <text:p>0,614566</text:p>
          </table:table-cell>
          <table:table-cell office:value-type="float" office:value="0.615391">
            <text:p>0,615391</text:p>
          </table:table-cell>
          <table:table-cell office:value-type="float" office:value="0.61143">
            <text:p>0,61143</text:p>
          </table:table-cell>
          <table:table-cell office:value-type="float" office:value="0.603907">
            <text:p>0,603907</text:p>
          </table:table-cell>
          <table:table-cell office:value-type="float" office:value="0.617678">
            <text:p>0,617678</text:p>
          </table:table-cell>
          <table:table-cell office:value-type="float" office:value="0.615766">
            <text:p>0,615766</text:p>
          </table:table-cell>
          <table:table-cell office:value-type="float" office:value="0.614314">
            <text:p>0,614314</text:p>
          </table:table-cell>
          <table:table-cell office:value-type="float" office:value="0.602198">
            <text:p>0,602198</text:p>
          </table:table-cell>
          <table:table-cell office:value-type="float" office:value="0.622998">
            <text:p>0,622998</text:p>
          </table:table-cell>
          <table:table-cell office:value-type="float" office:value="0.611232">
            <text:p>0,611232</text:p>
          </table:table-cell>
          <table:table-cell office:value-type="float" office:value="0.600503">
            <text:p>0,600503</text:p>
          </table:table-cell>
          <table:table-cell office:value-type="float" office:value="0.606276">
            <text:p>0,606276</text:p>
          </table:table-cell>
          <table:table-cell office:value-type="float" office:value="0.611944">
            <text:p>0,611944</text:p>
          </table:table-cell>
          <table:table-cell office:value-type="float" office:value="0.614719">
            <text:p>0,614719</text:p>
          </table:table-cell>
          <table:table-cell office:value-type="float" office:value="0.604381">
            <text:p>0,604381</text:p>
          </table:table-cell>
          <table:table-cell office:value-type="float" office:value="0.607111">
            <text:p>0,607111</text:p>
          </table:table-cell>
          <table:table-cell office:value-type="float" office:value="0.595893">
            <text:p>0,595893</text:p>
          </table:table-cell>
          <table:table-cell office:value-type="float" office:value="0.589636">
            <text:p>0,589636</text:p>
          </table:table-cell>
          <table:table-cell office:value-type="float" office:value="0.597978">
            <text:p>0,597978</text:p>
          </table:table-cell>
          <table:table-cell office:value-type="float" office:value="0.598291">
            <text:p>0,598291</text:p>
          </table:table-cell>
          <table:table-cell office:value-type="float" office:value="0.603238">
            <text:p>0,603238</text:p>
          </table:table-cell>
          <table:table-cell office:value-type="float" office:value="0.602398">
            <text:p>0,602398</text:p>
          </table:table-cell>
          <table:table-cell office:value-type="float" office:value="0.596894">
            <text:p>0,596894</text:p>
          </table:table-cell>
          <table:table-cell office:value-type="float" office:value="0.5938">
            <text:p>0,5938</text:p>
          </table:table-cell>
          <table:table-cell office:value-type="float" office:value="0.607461">
            <text:p>0,607461</text:p>
          </table:table-cell>
          <table:table-cell office:value-type="float" office:value="0.597882">
            <text:p>0,597882</text:p>
          </table:table-cell>
          <table:table-cell office:value-type="float" office:value="0.599581">
            <text:p>0,599581</text:p>
          </table:table-cell>
          <table:table-cell office:value-type="float" office:value="0.600447">
            <text:p>0,600447</text:p>
          </table:table-cell>
          <table:table-cell office:value-type="float" office:value="0.592507">
            <text:p>0,592507</text:p>
          </table:table-cell>
          <table:table-cell office:value-type="float" office:value="0.590606">
            <text:p>0,590606</text:p>
          </table:table-cell>
          <table:table-cell office:value-type="float" office:value="0.588566">
            <text:p>0,588566</text:p>
          </table:table-cell>
          <table:table-cell office:value-type="float" office:value="0.592741">
            <text:p>0,592741</text:p>
          </table:table-cell>
          <table:table-cell office:value-type="float" office:value="0.587272">
            <text:p>0,587272</text:p>
          </table:table-cell>
          <table:table-cell office:value-type="float" office:value="0.593184">
            <text:p>0,593184</text:p>
          </table:table-cell>
          <table:table-cell office:value-type="float" office:value="0.590168">
            <text:p>0,590168</text:p>
          </table:table-cell>
          <table:table-cell office:value-type="float" office:value="0.593577">
            <text:p>0,593577</text:p>
          </table:table-cell>
          <table:table-cell office:value-type="float" office:value="0.583156">
            <text:p>0,583156</text:p>
          </table:table-cell>
          <table:table-cell office:value-type="float" office:value="0.596616">
            <text:p>0,596616</text:p>
          </table:table-cell>
          <table:table-cell office:value-type="float" office:value="0.593363">
            <text:p>0,593363</text:p>
          </table:table-cell>
          <table:table-cell office:value-type="float" office:value="0.585493">
            <text:p>0,585493</text:p>
          </table:table-cell>
          <table:table-cell office:value-type="float" office:value="0.592607">
            <text:p>0,592607</text:p>
          </table:table-cell>
          <table:table-cell office:value-type="float" office:value="0.578902">
            <text:p>0,578902</text:p>
          </table:table-cell>
          <table:table-cell office:value-type="float" office:value="0.58391">
            <text:p>0,58391</text:p>
          </table:table-cell>
          <table:table-cell office:value-type="float" office:value="0.584444">
            <text:p>0,584444</text:p>
          </table:table-cell>
          <table:table-cell office:value-type="float" office:value="0.583586">
            <text:p>0,583586</text:p>
          </table:table-cell>
          <table:table-cell office:value-type="float" office:value="0.583103">
            <text:p>0,583103</text:p>
          </table:table-cell>
          <table:table-cell office:value-type="float" office:value="0.576302">
            <text:p>0,576302</text:p>
          </table:table-cell>
          <table:table-cell office:value-type="float" office:value="0.582041">
            <text:p>0,582041</text:p>
          </table:table-cell>
          <table:table-cell office:value-type="float" office:value="0.572492">
            <text:p>0,572492</text:p>
          </table:table-cell>
          <table:table-cell office:value-type="float" office:value="0.584785">
            <text:p>0,584785</text:p>
          </table:table-cell>
          <table:table-cell office:value-type="float" office:value="0.574215">
            <text:p>0,574215</text:p>
          </table:table-cell>
          <table:table-cell office:value-type="float" office:value="0.583898">
            <text:p>0,583898</text:p>
          </table:table-cell>
          <table:table-cell office:value-type="float" office:value="0.581269">
            <text:p>0,581269</text:p>
          </table:table-cell>
          <table:table-cell office:value-type="float" office:value="0.579407">
            <text:p>0,579407</text:p>
          </table:table-cell>
          <table:table-cell office:value-type="float" office:value="0.578386">
            <text:p>0,578386</text:p>
          </table:table-cell>
          <table:table-cell office:value-type="float" office:value="0.57752">
            <text:p>0,57752</text:p>
          </table:table-cell>
          <table:table-cell office:value-type="float" office:value="0.564765">
            <text:p>0,564765</text:p>
          </table:table-cell>
          <table:table-cell office:value-type="float" office:value="0.576694">
            <text:p>0,576694</text:p>
          </table:table-cell>
          <table:table-cell office:value-type="float" office:value="0.572952">
            <text:p>0,572952</text:p>
          </table:table-cell>
          <table:table-cell office:value-type="float" office:value="0.568137">
            <text:p>0,568137</text:p>
          </table:table-cell>
          <table:table-cell office:value-type="float" office:value="0.569929">
            <text:p>0,569929</text:p>
          </table:table-cell>
          <table:table-cell office:value-type="float" office:value="0.573373">
            <text:p>0,573373</text:p>
          </table:table-cell>
          <table:table-cell office:value-type="float" office:value="0.573817">
            <text:p>0,573817</text:p>
          </table:table-cell>
          <table:table-cell office:value-type="float" office:value="0.572499">
            <text:p>0,572499</text:p>
          </table:table-cell>
          <table:table-cell office:value-type="float" office:value="0.577809">
            <text:p>0,577809</text:p>
          </table:table-cell>
          <table:table-cell office:value-type="float" office:value="0.56942">
            <text:p>0,56942</text:p>
          </table:table-cell>
          <table:table-cell office:value-type="float" office:value="0.573769">
            <text:p>0,573769</text:p>
          </table:table-cell>
          <table:table-cell office:value-type="float" office:value="0.566533">
            <text:p>0,566533</text:p>
          </table:table-cell>
          <table:table-cell office:value-type="float" office:value="0.562109">
            <text:p>0,562109</text:p>
          </table:table-cell>
          <table:table-cell office:value-type="float" office:value="0.562106">
            <text:p>0,562106</text:p>
          </table:table-cell>
          <table:table-cell office:value-type="float" office:value="0.570366">
            <text:p>0,570366</text:p>
          </table:table-cell>
          <table:table-cell office:value-type="float" office:value="0.570525">
            <text:p>0,570525</text:p>
          </table:table-cell>
          <table:table-cell office:value-type="float" office:value="0.564624">
            <text:p>0,564624</text:p>
          </table:table-cell>
          <table:table-cell office:value-type="float" office:value="0.557724">
            <text:p>0,557724</text:p>
          </table:table-cell>
          <table:table-cell office:value-type="float" office:value="0.569308">
            <text:p>0,569308</text:p>
          </table:table-cell>
          <table:table-cell office:value-type="float" office:value="0.564817">
            <text:p>0,564817</text:p>
          </table:table-cell>
          <table:table-cell office:value-type="float" office:value="0.555448">
            <text:p>0,555448</text:p>
          </table:table-cell>
          <table:table-cell office:value-type="float" office:value="0.557299">
            <text:p>0,557299</text:p>
          </table:table-cell>
          <table:table-cell office:value-type="float" office:value="0.558304">
            <text:p>0,558304</text:p>
          </table:table-cell>
          <table:table-cell office:value-type="float" office:value="0.563413">
            <text:p>0,563413</text:p>
          </table:table-cell>
          <table:table-cell office:value-type="float" office:value="0.557882">
            <text:p>0,557882</text:p>
          </table:table-cell>
          <table:table-cell office:value-type="float" office:value="0.560415">
            <text:p>0,560415</text:p>
          </table:table-cell>
          <table:table-cell office:value-type="float" office:value="0.560761">
            <text:p>0,560761</text:p>
          </table:table-cell>
          <table:table-cell office:value-type="float" office:value="0.56525">
            <text:p>0,56525</text:p>
          </table:table-cell>
          <table:table-cell office:value-type="float" office:value="0.555567">
            <text:p>0,555567</text:p>
          </table:table-cell>
          <table:table-cell office:value-type="float" office:value="0.552237">
            <text:p>0,552237</text:p>
          </table:table-cell>
          <table:table-cell office:value-type="float" office:value="0.554639">
            <text:p>0,554639</text:p>
          </table:table-cell>
          <table:table-cell office:value-type="float" office:value="0.553138">
            <text:p>0,553138</text:p>
          </table:table-cell>
          <table:table-cell office:value-type="float" office:value="0.557982">
            <text:p>0,557982</text:p>
          </table:table-cell>
          <table:table-cell office:value-type="float" office:value="0.552436">
            <text:p>0,552436</text:p>
          </table:table-cell>
          <table:table-cell office:value-type="float" office:value="0.557998">
            <text:p>0,557998</text:p>
          </table:table-cell>
          <table:table-cell office:value-type="float" office:value="0.556723">
            <text:p>0,556723</text:p>
          </table:table-cell>
          <table:table-cell office:value-type="float" office:value="0.559237">
            <text:p>0,559237</text:p>
          </table:table-cell>
          <table:table-cell office:value-type="float" office:value="0.549936">
            <text:p>0,549936</text:p>
          </table:table-cell>
          <table:table-cell office:value-type="float" office:value="0.559342">
            <text:p>0,559342</text:p>
          </table:table-cell>
          <table:table-cell office:value-type="float" office:value="0.550481">
            <text:p>0,550481</text:p>
          </table:table-cell>
          <table:table-cell office:value-type="float" office:value="0.545103">
            <text:p>0,545103</text:p>
          </table:table-cell>
          <table:table-cell office:value-type="float" office:value="0.559124">
            <text:p>0,559124</text:p>
          </table:table-cell>
          <table:table-cell office:value-type="float" office:value="0.554776">
            <text:p>0,554776</text:p>
          </table:table-cell>
          <table:table-cell office:value-type="float" office:value="0.549259">
            <text:p>0,549259</text:p>
          </table:table-cell>
          <table:table-cell office:value-type="float" office:value="0.554548">
            <text:p>0,554548</text:p>
          </table:table-cell>
          <table:table-cell office:value-type="float" office:value="0.548213">
            <text:p>0,548213</text:p>
          </table:table-cell>
          <table:table-cell office:value-type="float" office:value="0.541576">
            <text:p>0,541576</text:p>
          </table:table-cell>
          <table:table-cell office:value-type="float" office:value="0.550997">
            <text:p>0,550997</text:p>
          </table:table-cell>
          <table:table-cell office:value-type="float" office:value="0.544459">
            <text:p>0,544459</text:p>
          </table:table-cell>
          <table:table-cell office:value-type="float" office:value="0.547403">
            <text:p>0,547403</text:p>
          </table:table-cell>
          <table:table-cell office:value-type="float" office:value="0.553464">
            <text:p>0,553464</text:p>
          </table:table-cell>
          <table:table-cell office:value-type="float" office:value="0.544051">
            <text:p>0,544051</text:p>
          </table:table-cell>
          <table:table-cell office:value-type="float" office:value="0.550309">
            <text:p>0,550309</text:p>
          </table:table-cell>
          <table:table-cell office:value-type="float" office:value="0.542268">
            <text:p>0,542268</text:p>
          </table:table-cell>
          <table:table-cell office:value-type="float" office:value="0.538082">
            <text:p>0,538082</text:p>
          </table:table-cell>
          <table:table-cell office:value-type="float" office:value="0.540003">
            <text:p>0,540003</text:p>
          </table:table-cell>
          <table:table-cell office:value-type="float" office:value="0.543118">
            <text:p>0,543118</text:p>
          </table:table-cell>
          <table:table-cell office:value-type="float" office:value="0.535356">
            <text:p>0,535356</text:p>
          </table:table-cell>
          <table:table-cell office:value-type="float" office:value="0.540337">
            <text:p>0,540337</text:p>
          </table:table-cell>
          <table:table-cell office:value-type="float" office:value="0.545142">
            <text:p>0,545142</text:p>
          </table:table-cell>
          <table:table-cell office:value-type="float" office:value="0.537554">
            <text:p>0,537554</text:p>
          </table:table-cell>
          <table:table-cell office:value-type="float" office:value="0.544964">
            <text:p>0,544964</text:p>
          </table:table-cell>
          <table:table-cell office:value-type="float" office:value="0.53187">
            <text:p>0,53187</text:p>
          </table:table-cell>
          <table:table-cell office:value-type="float" office:value="0.540682">
            <text:p>0,540682</text:p>
          </table:table-cell>
          <table:table-cell office:value-type="float" office:value="0.530197">
            <text:p>0,530197</text:p>
          </table:table-cell>
          <table:table-cell office:value-type="float" office:value="0.540914">
            <text:p>0,540914</text:p>
          </table:table-cell>
          <table:table-cell office:value-type="float" office:value="0.533883">
            <text:p>0,533883</text:p>
          </table:table-cell>
          <table:table-cell office:value-type="float" office:value="0.539885">
            <text:p>0,539885</text:p>
          </table:table-cell>
          <table:table-cell office:value-type="float" office:value="0.529753">
            <text:p>0,529753</text:p>
          </table:table-cell>
          <table:table-cell office:value-type="float" office:value="0.539057">
            <text:p>0,539057</text:p>
          </table:table-cell>
          <table:table-cell office:value-type="float" office:value="0.530825">
            <text:p>0,530825</text:p>
          </table:table-cell>
          <table:table-cell office:value-type="float" office:value="0.53174">
            <text:p>0,53174</text:p>
          </table:table-cell>
          <table:table-cell office:value-type="float" office:value="0.532784">
            <text:p>0,532784</text:p>
          </table:table-cell>
          <table:table-cell office:value-type="float" office:value="0.525579">
            <text:p>0,525579</text:p>
          </table:table-cell>
          <table:table-cell office:value-type="float" office:value="0.524012">
            <text:p>0,524012</text:p>
          </table:table-cell>
          <table:table-cell office:value-type="float" office:value="0.525625">
            <text:p>0,525625</text:p>
          </table:table-cell>
          <table:table-cell office:value-type="float" office:value="0.533022">
            <text:p>0,533022</text:p>
          </table:table-cell>
          <table:table-cell office:value-type="float" office:value="0.525986">
            <text:p>0,525986</text:p>
          </table:table-cell>
          <table:table-cell office:value-type="float" office:value="0.535942">
            <text:p>0,535942</text:p>
          </table:table-cell>
          <table:table-cell office:value-type="float" office:value="0.521631">
            <text:p>0,521631</text:p>
          </table:table-cell>
          <table:table-cell office:value-type="float" office:value="0.536505">
            <text:p>0,536505</text:p>
          </table:table-cell>
          <table:table-cell office:value-type="float" office:value="0.525763">
            <text:p>0,525763</text:p>
          </table:table-cell>
          <table:table-cell office:value-type="float" office:value="0.518037">
            <text:p>0,518037</text:p>
          </table:table-cell>
          <table:table-cell office:value-type="float" office:value="0.524829">
            <text:p>0,524829</text:p>
          </table:table-cell>
          <table:table-cell office:value-type="float" office:value="0.5198">
            <text:p>0,5198</text:p>
          </table:table-cell>
          <table:table-cell office:value-type="float" office:value="0.519182">
            <text:p>0,519182</text:p>
          </table:table-cell>
          <table:table-cell office:value-type="float" office:value="0.523012">
            <text:p>0,523012</text:p>
          </table:table-cell>
          <table:table-cell office:value-type="float" office:value="0.523377">
            <text:p>0,523377</text:p>
          </table:table-cell>
          <table:table-cell office:value-type="float" office:value="0.527898">
            <text:p>0,527898</text:p>
          </table:table-cell>
          <table:table-cell office:value-type="float" office:value="0.522315">
            <text:p>0,522315</text:p>
          </table:table-cell>
          <table:table-cell office:value-type="float" office:value="0.516316">
            <text:p>0,516316</text:p>
          </table:table-cell>
          <table:table-cell office:value-type="float" office:value="0.51238">
            <text:p>0,51238</text:p>
          </table:table-cell>
          <table:table-cell office:value-type="float" office:value="0.517825">
            <text:p>0,517825</text:p>
          </table:table-cell>
          <table:table-cell office:value-type="float" office:value="0.517224">
            <text:p>0,517224</text:p>
          </table:table-cell>
          <table:table-cell office:value-type="float" office:value="0.520644">
            <text:p>0,520644</text:p>
          </table:table-cell>
          <table:table-cell office:value-type="float" office:value="0.526057">
            <text:p>0,526057</text:p>
          </table:table-cell>
          <table:table-cell office:value-type="float" office:value="0.51822">
            <text:p>0,51822</text:p>
          </table:table-cell>
          <table:table-cell office:value-type="float" office:value="0.514">
            <text:p>0,514</text:p>
          </table:table-cell>
          <table:table-cell office:value-type="float" office:value="0.511703">
            <text:p>0,511703</text:p>
          </table:table-cell>
          <table:table-cell office:value-type="float" office:value="0.513399">
            <text:p>0,513399</text:p>
          </table:table-cell>
          <table:table-cell office:value-type="float" office:value="0.516074">
            <text:p>0,516074</text:p>
          </table:table-cell>
          <table:table-cell office:value-type="float" office:value="0.503943">
            <text:p>0,503943</text:p>
          </table:table-cell>
          <table:table-cell office:value-type="float" office:value="0.512892">
            <text:p>0,512892</text:p>
          </table:table-cell>
          <table:table-cell office:value-type="float" office:value="0.509559">
            <text:p>0,509559</text:p>
          </table:table-cell>
          <table:table-cell office:value-type="float" office:value="0.512396">
            <text:p>0,512396</text:p>
          </table:table-cell>
          <table:table-cell office:value-type="float" office:value="0.502894">
            <text:p>0,502894</text:p>
          </table:table-cell>
          <table:table-cell office:value-type="float" office:value="0.506691">
            <text:p>0,506691</text:p>
          </table:table-cell>
          <table:table-cell office:value-type="float" office:value="0.505077">
            <text:p>0,505077</text:p>
          </table:table-cell>
          <table:table-cell office:value-type="float" office:value="0.505506">
            <text:p>0,505506</text:p>
          </table:table-cell>
          <table:table-cell office:value-type="float" office:value="0.499701">
            <text:p>0,499701</text:p>
          </table:table-cell>
          <table:table-cell office:value-type="float" office:value="0.501906">
            <text:p>0,501906</text:p>
          </table:table-cell>
          <table:table-cell office:value-type="float" office:value="0.510216">
            <text:p>0,510216</text:p>
          </table:table-cell>
          <table:table-cell office:value-type="float" office:value="0.499136">
            <text:p>0,499136</text:p>
          </table:table-cell>
          <table:table-cell office:value-type="float" office:value="0.499602">
            <text:p>0,499602</text:p>
          </table:table-cell>
          <table:table-cell office:value-type="float" office:value="0.500029">
            <text:p>0,500029</text:p>
          </table:table-cell>
          <table:table-cell office:value-type="float" office:value="0.502143">
            <text:p>0,502143</text:p>
          </table:table-cell>
          <table:table-cell office:value-type="float" office:value="0.503292">
            <text:p>0,503292</text:p>
          </table:table-cell>
          <table:table-cell office:value-type="float" office:value="0.502628">
            <text:p>0,502628</text:p>
          </table:table-cell>
          <table:table-cell office:value-type="float" office:value="0.501649">
            <text:p>0,501649</text:p>
          </table:table-cell>
          <table:table-cell office:value-type="float" office:value="0.502424">
            <text:p>0,502424</text:p>
          </table:table-cell>
          <table:table-cell office:value-type="float" office:value="0.498473">
            <text:p>0,498473</text:p>
          </table:table-cell>
          <table:table-cell office:value-type="float" office:value="0.500124">
            <text:p>0,500124</text:p>
          </table:table-cell>
          <table:table-cell office:value-type="float" office:value="0.495287">
            <text:p>0,495287</text:p>
          </table:table-cell>
          <table:table-cell office:value-type="float" office:value="0.500794">
            <text:p>0,500794</text:p>
          </table:table-cell>
          <table:table-cell office:value-type="float" office:value="0.501437">
            <text:p>0,501437</text:p>
          </table:table-cell>
          <table:table-cell office:value-type="float" office:value="0.499753">
            <text:p>0,499753</text:p>
          </table:table-cell>
          <table:table-cell office:value-type="float" office:value="0.502132">
            <text:p>0,502132</text:p>
          </table:table-cell>
          <table:table-cell office:value-type="float" office:value="0.493258">
            <text:p>0,493258</text:p>
          </table:table-cell>
          <table:table-cell office:value-type="float" office:value="0.506896">
            <text:p>0,506896</text:p>
          </table:table-cell>
          <table:table-cell office:value-type="float" office:value="0.494721">
            <text:p>0,494721</text:p>
          </table:table-cell>
          <table:table-cell office:value-type="float" office:value="0.48371">
            <text:p>0,48371</text:p>
          </table:table-cell>
          <table:table-cell office:value-type="float" office:value="0.498586">
            <text:p>0,498586</text:p>
          </table:table-cell>
          <table:table-cell office:value-type="float" office:value="0.49158">
            <text:p>0,49158</text:p>
          </table:table-cell>
          <table:table-cell office:value-type="float" office:value="0.490995">
            <text:p>0,490995</text:p>
          </table:table-cell>
          <table:table-cell office:value-type="float" office:value="0.486342">
            <text:p>0,486342</text:p>
          </table:table-cell>
          <table:table-cell office:value-type="float" office:value="0.489428">
            <text:p>0,489428</text:p>
          </table:table-cell>
          <table:table-cell office:value-type="float" office:value="0.493975">
            <text:p>0,493975</text:p>
          </table:table-cell>
          <table:table-cell office:value-type="float" office:value="0.487275">
            <text:p>0,487275</text:p>
          </table:table-cell>
          <table:table-cell office:value-type="float" office:value="0.495264">
            <text:p>0,495264</text:p>
          </table:table-cell>
          <table:table-cell office:value-type="float" office:value="0.482935">
            <text:p>0,482935</text:p>
          </table:table-cell>
          <table:table-cell office:value-type="float" office:value="0.489105">
            <text:p>0,489105</text:p>
          </table:table-cell>
          <table:table-cell office:value-type="float" office:value="0.4966">
            <text:p>0,4966</text:p>
          </table:table-cell>
          <table:table-cell office:value-type="float" office:value="0.486096">
            <text:p>0,486096</text:p>
          </table:table-cell>
          <table:table-cell office:value-type="float" office:value="0.484354">
            <text:p>0,484354</text:p>
          </table:table-cell>
          <table:table-cell office:value-type="float" office:value="0.482153">
            <text:p>0,482153</text:p>
          </table:table-cell>
          <table:table-cell office:value-type="float" office:value="0.489826">
            <text:p>0,489826</text:p>
          </table:table-cell>
          <table:table-cell office:value-type="float" office:value="0.480306">
            <text:p>0,480306</text:p>
          </table:table-cell>
          <table:table-cell office:value-type="float" office:value="0.493202">
            <text:p>0,493202</text:p>
          </table:table-cell>
          <table:table-cell office:value-type="float" office:value="0.489065">
            <text:p>0,489065</text:p>
          </table:table-cell>
          <table:table-cell office:value-type="float" office:value="0.488996">
            <text:p>0,488996</text:p>
          </table:table-cell>
          <table:table-cell office:value-type="float" office:value="0.493894">
            <text:p>0,493894</text:p>
          </table:table-cell>
          <table:table-cell office:value-type="float" office:value="0.48518">
            <text:p>0,48518</text:p>
          </table:table-cell>
          <table:table-cell office:value-type="float" office:value="0.484971">
            <text:p>0,484971</text:p>
          </table:table-cell>
          <table:table-cell office:value-type="float" office:value="0.48154">
            <text:p>0,48154</text:p>
          </table:table-cell>
          <table:table-cell office:value-type="float" office:value="0.472833">
            <text:p>0,472833</text:p>
          </table:table-cell>
          <table:table-cell office:value-type="float" office:value="0.48969">
            <text:p>0,48969</text:p>
          </table:table-cell>
          <table:table-cell office:value-type="float" office:value="0.480302">
            <text:p>0,480302</text:p>
          </table:table-cell>
          <table:table-cell office:value-type="float" office:value="0.487953">
            <text:p>0,487953</text:p>
          </table:table-cell>
          <table:table-cell office:value-type="float" office:value="0.473542">
            <text:p>0,473542</text:p>
          </table:table-cell>
          <table:table-cell office:value-type="float" office:value="0.47945">
            <text:p>0,47945</text:p>
          </table:table-cell>
          <table:table-cell office:value-type="float" office:value="0.472746">
            <text:p>0,472746</text:p>
          </table:table-cell>
          <table:table-cell office:value-type="float" office:value="0.478896">
            <text:p>0,478896</text:p>
          </table:table-cell>
          <table:table-cell office:value-type="float" office:value="0.477748">
            <text:p>0,477748</text:p>
          </table:table-cell>
          <table:table-cell office:value-type="float" office:value="0.478678">
            <text:p>0,478678</text:p>
          </table:table-cell>
          <table:table-cell office:value-type="float" office:value="0.47352">
            <text:p>0,47352</text:p>
          </table:table-cell>
          <table:table-cell office:value-type="float" office:value="0.478939">
            <text:p>0,478939</text:p>
          </table:table-cell>
          <table:table-cell office:value-type="float" office:value="0.484557">
            <text:p>0,484557</text:p>
          </table:table-cell>
          <table:table-cell office:value-type="float" office:value="0.470324">
            <text:p>0,470324</text:p>
          </table:table-cell>
          <table:table-cell office:value-type="float" office:value="0.482586">
            <text:p>0,482586</text:p>
          </table:table-cell>
          <table:table-cell office:value-type="float" office:value="0.473363">
            <text:p>0,473363</text:p>
          </table:table-cell>
          <table:table-cell office:value-type="float" office:value="0.47396">
            <text:p>0,47396</text:p>
          </table:table-cell>
          <table:table-cell office:value-type="float" office:value="0.472232">
            <text:p>0,472232</text:p>
          </table:table-cell>
          <table:table-cell office:value-type="float" office:value="0.470909">
            <text:p>0,470909</text:p>
          </table:table-cell>
          <table:table-cell office:value-type="float" office:value="0.473146">
            <text:p>0,473146</text:p>
          </table:table-cell>
          <table:table-cell office:value-type="float" office:value="0.474948">
            <text:p>0,474948</text:p>
          </table:table-cell>
          <table:table-cell office:value-type="float" office:value="0.467643">
            <text:p>0,467643</text:p>
          </table:table-cell>
          <table:table-cell office:value-type="float" office:value="0.472254">
            <text:p>0,472254</text:p>
          </table:table-cell>
          <table:table-cell office:value-type="float" office:value="0.471265">
            <text:p>0,471265</text:p>
          </table:table-cell>
          <table:table-cell office:value-type="float" office:value="0.467444">
            <text:p>0,467444</text:p>
          </table:table-cell>
          <table:table-cell office:value-type="float" office:value="0.464482">
            <text:p>0,464482</text:p>
          </table:table-cell>
          <table:table-cell office:value-type="float" office:value="0.46278">
            <text:p>0,46278</text:p>
          </table:table-cell>
          <table:table-cell office:value-type="float" office:value="0.474661">
            <text:p>0,474661</text:p>
          </table:table-cell>
          <table:table-cell office:value-type="float" office:value="0.461528">
            <text:p>0,461528</text:p>
          </table:table-cell>
          <table:table-cell office:value-type="float" office:value="0.472173">
            <text:p>0,472173</text:p>
          </table:table-cell>
          <table:table-cell office:value-type="float" office:value="0.462275">
            <text:p>0,462275</text:p>
          </table:table-cell>
          <table:table-cell office:value-type="float" office:value="0.459483">
            <text:p>0,459483</text:p>
          </table:table-cell>
          <table:table-cell office:value-type="float" office:value="0.463614">
            <text:p>0,463614</text:p>
          </table:table-cell>
          <table:table-cell office:value-type="float" office:value="0.458915">
            <text:p>0,458915</text:p>
          </table:table-cell>
          <table:table-cell office:value-type="float" office:value="0.463993">
            <text:p>0,463993</text:p>
          </table:table-cell>
          <table:table-cell office:value-type="float" office:value="0.463663">
            <text:p>0,463663</text:p>
          </table:table-cell>
          <table:table-cell office:value-type="float" office:value="0.465718">
            <text:p>0,465718</text:p>
          </table:table-cell>
          <table:table-cell office:value-type="float" office:value="0.459952">
            <text:p>0,459952</text:p>
          </table:table-cell>
          <table:table-cell office:value-type="float" office:value="0.455985">
            <text:p>0,455985</text:p>
          </table:table-cell>
          <table:table-cell office:value-type="float" office:value="0.469065">
            <text:p>0,469065</text:p>
          </table:table-cell>
          <table:table-cell office:value-type="float" office:value="0.466603">
            <text:p>0,466603</text:p>
          </table:table-cell>
          <table:table-cell office:value-type="float" office:value="0.468321">
            <text:p>0,468321</text:p>
          </table:table-cell>
          <table:table-cell office:value-type="float" office:value="0.46238">
            <text:p>0,46238</text:p>
          </table:table-cell>
          <table:table-cell office:value-type="float" office:value="0.46417">
            <text:p>0,46417</text:p>
          </table:table-cell>
          <table:table-cell office:value-type="float" office:value="0.458579">
            <text:p>0,458579</text:p>
          </table:table-cell>
          <table:table-cell office:value-type="float" office:value="0.461686">
            <text:p>0,461686</text:p>
          </table:table-cell>
          <table:table-cell office:value-type="float" office:value="0.455311">
            <text:p>0,455311</text:p>
          </table:table-cell>
          <table:table-cell office:value-type="float" office:value="0.459259">
            <text:p>0,459259</text:p>
          </table:table-cell>
          <table:table-cell office:value-type="float" office:value="0.452602">
            <text:p>0,452602</text:p>
          </table:table-cell>
          <table:table-cell office:value-type="float" office:value="0.45519">
            <text:p>0,45519</text:p>
          </table:table-cell>
          <table:table-cell office:value-type="float" office:value="0.452431">
            <text:p>0,452431</text:p>
          </table:table-cell>
          <table:table-cell office:value-type="float" office:value="0.457911">
            <text:p>0,457911</text:p>
          </table:table-cell>
          <table:table-cell office:value-type="float" office:value="0.456192">
            <text:p>0,456192</text:p>
          </table:table-cell>
          <table:table-cell office:value-type="float" office:value="0.457611">
            <text:p>0,457611</text:p>
          </table:table-cell>
          <table:table-cell office:value-type="float" office:value="0.452364">
            <text:p>0,452364</text:p>
          </table:table-cell>
          <table:table-cell office:value-type="float" office:value="0.449737">
            <text:p>0,449737</text:p>
          </table:table-cell>
          <table:table-cell office:value-type="float" office:value="0.451213">
            <text:p>0,451213</text:p>
          </table:table-cell>
          <table:table-cell office:value-type="float" office:value="0.450856">
            <text:p>0,450856</text:p>
          </table:table-cell>
          <table:table-cell office:value-type="float" office:value="0.45053">
            <text:p>0,45053</text:p>
          </table:table-cell>
          <table:table-cell office:value-type="float" office:value="0.446102">
            <text:p>0,446102</text:p>
          </table:table-cell>
          <table:table-cell office:value-type="float" office:value="0.442813">
            <text:p>0,442813</text:p>
          </table:table-cell>
          <table:table-cell office:value-type="float" office:value="0.441049">
            <text:p>0,441049</text:p>
          </table:table-cell>
          <table:table-cell office:value-type="float" office:value="0.446767">
            <text:p>0,446767</text:p>
          </table:table-cell>
          <table:table-cell office:value-type="float" office:value="0.444626">
            <text:p>0,444626</text:p>
          </table:table-cell>
          <table:table-cell office:value-type="float" office:value="0.445813">
            <text:p>0,445813</text:p>
          </table:table-cell>
          <table:table-cell office:value-type="float" office:value="0.44538">
            <text:p>0,44538</text:p>
          </table:table-cell>
          <table:table-cell office:value-type="float" office:value="0.446633">
            <text:p>0,446633</text:p>
          </table:table-cell>
          <table:table-cell office:value-type="float" office:value="0.447227">
            <text:p>0,447227</text:p>
          </table:table-cell>
          <table:table-cell office:value-type="float" office:value="0.442937">
            <text:p>0,442937</text:p>
          </table:table-cell>
          <table:table-cell office:value-type="float" office:value="0.439054">
            <text:p>0,439054</text:p>
          </table:table-cell>
          <table:table-cell office:value-type="float" office:value="0.44273">
            <text:p>0,44273</text:p>
          </table:table-cell>
          <table:table-cell office:value-type="float" office:value="0.445208">
            <text:p>0,445208</text:p>
          </table:table-cell>
          <table:table-cell office:value-type="float" office:value="0.441927">
            <text:p>0,441927</text:p>
          </table:table-cell>
          <table:table-cell office:value-type="float" office:value="0.448233">
            <text:p>0,448233</text:p>
          </table:table-cell>
          <table:table-cell office:value-type="float" office:value="0.443103">
            <text:p>0,443103</text:p>
          </table:table-cell>
          <table:table-cell office:value-type="float" office:value="0.441575">
            <text:p>0,441575</text:p>
          </table:table-cell>
          <table:table-cell office:value-type="float" office:value="0.443831">
            <text:p>0,443831</text:p>
          </table:table-cell>
          <table:table-cell office:value-type="float" office:value="0.439275">
            <text:p>0,439275</text:p>
          </table:table-cell>
          <table:table-cell office:value-type="float" office:value="0.440269">
            <text:p>0,440269</text:p>
          </table:table-cell>
          <table:table-cell office:value-type="float" office:value="0.436048">
            <text:p>0,436048</text:p>
          </table:table-cell>
          <table:table-cell office:value-type="float" office:value="0.436965">
            <text:p>0,436965</text:p>
          </table:table-cell>
          <table:table-cell office:value-type="float" office:value="0.439824">
            <text:p>0,439824</text:p>
          </table:table-cell>
          <table:table-cell office:value-type="float" office:value="0.436519">
            <text:p>0,436519</text:p>
          </table:table-cell>
          <table:table-cell office:value-type="float" office:value="0.441839">
            <text:p>0,441839</text:p>
          </table:table-cell>
          <table:table-cell office:value-type="float" office:value="0.437014">
            <text:p>0,437014</text:p>
          </table:table-cell>
          <table:table-cell office:value-type="float" office:value="0.439312">
            <text:p>0,439312</text:p>
          </table:table-cell>
          <table:table-cell office:value-type="float" office:value="0.446824">
            <text:p>0,446824</text:p>
          </table:table-cell>
          <table:table-cell office:value-type="float" office:value="0.439614">
            <text:p>0,439614</text:p>
          </table:table-cell>
          <table:table-cell office:value-type="float" office:value="0.437273">
            <text:p>0,437273</text:p>
          </table:table-cell>
          <table:table-cell office:value-type="float" office:value="0.43114">
            <text:p>0,43114</text:p>
          </table:table-cell>
          <table:table-cell office:value-type="float" office:value="0.435547">
            <text:p>0,435547</text:p>
          </table:table-cell>
          <table:table-cell office:value-type="float" office:value="0.435791">
            <text:p>0,435791</text:p>
          </table:table-cell>
          <table:table-cell office:value-type="float" office:value="0.435388">
            <text:p>0,435388</text:p>
          </table:table-cell>
          <table:table-cell office:value-type="float" office:value="0.435294">
            <text:p>0,435294</text:p>
          </table:table-cell>
          <table:table-cell office:value-type="float" office:value="0.425231">
            <text:p>0,425231</text:p>
          </table:table-cell>
          <table:table-cell office:value-type="float" office:value="0.432324">
            <text:p>0,432324</text:p>
          </table:table-cell>
          <table:table-cell office:value-type="float" office:value="0.437822">
            <text:p>0,437822</text:p>
          </table:table-cell>
          <table:table-cell office:value-type="float" office:value="0.437395">
            <text:p>0,437395</text:p>
          </table:table-cell>
        </table:table-row>
        <table:table-row table:style-name="ro1">
          <table:table-cell office:value-type="string">
            <text:p>Verifying Set Error</text:p>
          </table:table-cell>
          <table:table-cell office:value-type="float" office:value="1.976928">
            <text:p>1,976928</text:p>
          </table:table-cell>
          <table:table-cell office:value-type="float" office:value="1.809913">
            <text:p>1,809913</text:p>
          </table:table-cell>
          <table:table-cell office:value-type="float" office:value="1.783424">
            <text:p>1,783424</text:p>
          </table:table-cell>
          <table:table-cell office:value-type="float" office:value="1.715374">
            <text:p>1,715374</text:p>
          </table:table-cell>
          <table:table-cell office:value-type="float" office:value="1.628566">
            <text:p>1,628566</text:p>
          </table:table-cell>
          <table:table-cell office:value-type="float" office:value="1.554662">
            <text:p>1,554662</text:p>
          </table:table-cell>
          <table:table-cell office:value-type="float" office:value="1.4746">
            <text:p>1,4746</text:p>
          </table:table-cell>
          <table:table-cell office:value-type="float" office:value="1.434586">
            <text:p>1,434586</text:p>
          </table:table-cell>
          <table:table-cell office:value-type="float" office:value="1.397358">
            <text:p>1,397358</text:p>
          </table:table-cell>
          <table:table-cell office:value-type="float" office:value="1.354843">
            <text:p>1,354843</text:p>
          </table:table-cell>
          <table:table-cell office:value-type="float" office:value="1.340645">
            <text:p>1,340645</text:p>
          </table:table-cell>
          <table:table-cell office:value-type="float" office:value="1.277909">
            <text:p>1,277909</text:p>
          </table:table-cell>
          <table:table-cell office:value-type="float" office:value="1.233238">
            <text:p>1,233238</text:p>
          </table:table-cell>
          <table:table-cell office:value-type="float" office:value="1.267706">
            <text:p>1,267706</text:p>
          </table:table-cell>
          <table:table-cell office:value-type="float" office:value="1.203976">
            <text:p>1,203976</text:p>
          </table:table-cell>
          <table:table-cell office:value-type="float" office:value="1.171691">
            <text:p>1,171691</text:p>
          </table:table-cell>
          <table:table-cell office:value-type="float" office:value="1.129161">
            <text:p>1,129161</text:p>
          </table:table-cell>
          <table:table-cell office:value-type="float" office:value="1.119486">
            <text:p>1,119486</text:p>
          </table:table-cell>
          <table:table-cell office:value-type="float" office:value="1.107715">
            <text:p>1,107715</text:p>
          </table:table-cell>
          <table:table-cell office:value-type="float" office:value="1.035832">
            <text:p>1,035832</text:p>
          </table:table-cell>
          <table:table-cell office:value-type="float" office:value="1.028953">
            <text:p>1,028953</text:p>
          </table:table-cell>
          <table:table-cell office:value-type="float" office:value="1.00194">
            <text:p>1,00194</text:p>
          </table:table-cell>
          <table:table-cell office:value-type="float" office:value="0.997496">
            <text:p>0,997496</text:p>
          </table:table-cell>
          <table:table-cell office:value-type="float" office:value="0.98035">
            <text:p>0,98035</text:p>
          </table:table-cell>
          <table:table-cell office:value-type="float" office:value="0.974996">
            <text:p>0,974996</text:p>
          </table:table-cell>
          <table:table-cell office:value-type="float" office:value="0.951083">
            <text:p>0,951083</text:p>
          </table:table-cell>
          <table:table-cell office:value-type="float" office:value="0.918921">
            <text:p>0,918921</text:p>
          </table:table-cell>
          <table:table-cell office:value-type="float" office:value="0.882493">
            <text:p>0,882493</text:p>
          </table:table-cell>
          <table:table-cell office:value-type="float" office:value="0.918776">
            <text:p>0,918776</text:p>
          </table:table-cell>
          <table:table-cell office:value-type="float" office:value="0.901772">
            <text:p>0,901772</text:p>
          </table:table-cell>
          <table:table-cell office:value-type="float" office:value="0.883972">
            <text:p>0,883972</text:p>
          </table:table-cell>
          <table:table-cell office:value-type="float" office:value="0.885354">
            <text:p>0,885354</text:p>
          </table:table-cell>
          <table:table-cell office:value-type="float" office:value="0.845274">
            <text:p>0,845274</text:p>
          </table:table-cell>
          <table:table-cell office:value-type="float" office:value="0.865022">
            <text:p>0,865022</text:p>
          </table:table-cell>
          <table:table-cell office:value-type="float" office:value="0.856939">
            <text:p>0,856939</text:p>
          </table:table-cell>
          <table:table-cell office:value-type="float" office:value="0.843393">
            <text:p>0,843393</text:p>
          </table:table-cell>
          <table:table-cell office:value-type="float" office:value="0.841593">
            <text:p>0,841593</text:p>
          </table:table-cell>
          <table:table-cell office:value-type="float" office:value="0.840963">
            <text:p>0,840963</text:p>
          </table:table-cell>
          <table:table-cell office:value-type="float" office:value="0.83464">
            <text:p>0,83464</text:p>
          </table:table-cell>
          <table:table-cell office:value-type="float" office:value="0.812384">
            <text:p>0,812384</text:p>
          </table:table-cell>
          <table:table-cell office:value-type="float" office:value="0.81881">
            <text:p>0,81881</text:p>
          </table:table-cell>
          <table:table-cell office:value-type="float" office:value="0.788966">
            <text:p>0,788966</text:p>
          </table:table-cell>
          <table:table-cell office:value-type="float" office:value="0.770903">
            <text:p>0,770903</text:p>
          </table:table-cell>
          <table:table-cell office:value-type="float" office:value="0.769727">
            <text:p>0,769727</text:p>
          </table:table-cell>
          <table:table-cell office:value-type="float" office:value="0.760919">
            <text:p>0,760919</text:p>
          </table:table-cell>
          <table:table-cell office:value-type="float" office:value="0.77817">
            <text:p>0,77817</text:p>
          </table:table-cell>
          <table:table-cell office:value-type="float" office:value="0.794288">
            <text:p>0,794288</text:p>
          </table:table-cell>
          <table:table-cell office:value-type="float" office:value="0.808423">
            <text:p>0,808423</text:p>
          </table:table-cell>
          <table:table-cell office:value-type="float" office:value="0.742024">
            <text:p>0,742024</text:p>
          </table:table-cell>
          <table:table-cell office:value-type="float" office:value="0.780518">
            <text:p>0,780518</text:p>
          </table:table-cell>
          <table:table-cell office:value-type="float" office:value="0.759578">
            <text:p>0,759578</text:p>
          </table:table-cell>
          <table:table-cell office:value-type="float" office:value="0.772722">
            <text:p>0,772722</text:p>
          </table:table-cell>
          <table:table-cell office:value-type="float" office:value="0.743196">
            <text:p>0,743196</text:p>
          </table:table-cell>
          <table:table-cell office:value-type="float" office:value="0.75611">
            <text:p>0,75611</text:p>
          </table:table-cell>
          <table:table-cell office:value-type="float" office:value="0.759382">
            <text:p>0,759382</text:p>
          </table:table-cell>
          <table:table-cell office:value-type="float" office:value="0.704126">
            <text:p>0,704126</text:p>
          </table:table-cell>
          <table:table-cell office:value-type="float" office:value="0.727306">
            <text:p>0,727306</text:p>
          </table:table-cell>
          <table:table-cell office:value-type="float" office:value="0.749031">
            <text:p>0,749031</text:p>
          </table:table-cell>
          <table:table-cell office:value-type="float" office:value="0.739912">
            <text:p>0,739912</text:p>
          </table:table-cell>
          <table:table-cell office:value-type="float" office:value="0.739321">
            <text:p>0,739321</text:p>
          </table:table-cell>
          <table:table-cell office:value-type="float" office:value="0.737952">
            <text:p>0,737952</text:p>
          </table:table-cell>
          <table:table-cell office:value-type="float" office:value="0.74226">
            <text:p>0,74226</text:p>
          </table:table-cell>
          <table:table-cell office:value-type="float" office:value="0.721157">
            <text:p>0,721157</text:p>
          </table:table-cell>
          <table:table-cell office:value-type="float" office:value="0.708004">
            <text:p>0,708004</text:p>
          </table:table-cell>
          <table:table-cell office:value-type="float" office:value="0.716045">
            <text:p>0,716045</text:p>
          </table:table-cell>
          <table:table-cell office:value-type="float" office:value="0.715602">
            <text:p>0,715602</text:p>
          </table:table-cell>
          <table:table-cell office:value-type="float" office:value="0.731109">
            <text:p>0,731109</text:p>
          </table:table-cell>
          <table:table-cell office:value-type="float" office:value="0.73452">
            <text:p>0,73452</text:p>
          </table:table-cell>
          <table:table-cell office:value-type="float" office:value="0.711063">
            <text:p>0,711063</text:p>
          </table:table-cell>
          <table:table-cell office:value-type="float" office:value="0.731394">
            <text:p>0,731394</text:p>
          </table:table-cell>
          <table:table-cell office:value-type="float" office:value="0.723087">
            <text:p>0,723087</text:p>
          </table:table-cell>
          <table:table-cell office:value-type="float" office:value="0.712685">
            <text:p>0,712685</text:p>
          </table:table-cell>
          <table:table-cell office:value-type="float" office:value="0.73541">
            <text:p>0,73541</text:p>
          </table:table-cell>
          <table:table-cell office:value-type="float" office:value="0.709445">
            <text:p>0,709445</text:p>
          </table:table-cell>
          <table:table-cell office:value-type="float" office:value="0.712695">
            <text:p>0,712695</text:p>
          </table:table-cell>
          <table:table-cell office:value-type="float" office:value="0.699748">
            <text:p>0,699748</text:p>
          </table:table-cell>
          <table:table-cell office:value-type="float" office:value="0.693253">
            <text:p>0,693253</text:p>
          </table:table-cell>
          <table:table-cell office:value-type="float" office:value="0.70111">
            <text:p>0,70111</text:p>
          </table:table-cell>
          <table:table-cell office:value-type="float" office:value="0.718448">
            <text:p>0,718448</text:p>
          </table:table-cell>
          <table:table-cell office:value-type="float" office:value="0.711466">
            <text:p>0,711466</text:p>
          </table:table-cell>
          <table:table-cell office:value-type="float" office:value="0.710016">
            <text:p>0,710016</text:p>
          </table:table-cell>
          <table:table-cell office:value-type="float" office:value="0.71972">
            <text:p>0,71972</text:p>
          </table:table-cell>
          <table:table-cell office:value-type="float" office:value="0.709031">
            <text:p>0,709031</text:p>
          </table:table-cell>
          <table:table-cell office:value-type="float" office:value="0.703481">
            <text:p>0,703481</text:p>
          </table:table-cell>
          <table:table-cell office:value-type="float" office:value="0.729759">
            <text:p>0,729759</text:p>
          </table:table-cell>
          <table:table-cell office:value-type="float" office:value="0.717657">
            <text:p>0,717657</text:p>
          </table:table-cell>
          <table:table-cell office:value-type="float" office:value="0.702227">
            <text:p>0,702227</text:p>
          </table:table-cell>
          <table:table-cell office:value-type="float" office:value="0.701406">
            <text:p>0,701406</text:p>
          </table:table-cell>
          <table:table-cell office:value-type="float" office:value="0.68622">
            <text:p>0,68622</text:p>
          </table:table-cell>
          <table:table-cell office:value-type="float" office:value="0.696224">
            <text:p>0,696224</text:p>
          </table:table-cell>
          <table:table-cell office:value-type="float" office:value="0.677844">
            <text:p>0,677844</text:p>
          </table:table-cell>
          <table:table-cell office:value-type="float" office:value="0.692258">
            <text:p>0,692258</text:p>
          </table:table-cell>
          <table:table-cell office:value-type="float" office:value="0.695855">
            <text:p>0,695855</text:p>
          </table:table-cell>
          <table:table-cell office:value-type="float" office:value="0.701923">
            <text:p>0,701923</text:p>
          </table:table-cell>
          <table:table-cell office:value-type="float" office:value="0.694058">
            <text:p>0,694058</text:p>
          </table:table-cell>
          <table:table-cell office:value-type="float" office:value="0.688204">
            <text:p>0,688204</text:p>
          </table:table-cell>
          <table:table-cell office:value-type="float" office:value="0.703473">
            <text:p>0,703473</text:p>
          </table:table-cell>
          <table:table-cell office:value-type="float" office:value="0.683347">
            <text:p>0,683347</text:p>
          </table:table-cell>
          <table:table-cell office:value-type="float" office:value="0.688086">
            <text:p>0,688086</text:p>
          </table:table-cell>
          <table:table-cell office:value-type="float" office:value="0.704672">
            <text:p>0,704672</text:p>
          </table:table-cell>
          <table:table-cell office:value-type="float" office:value="0.653519">
            <text:p>0,653519</text:p>
          </table:table-cell>
          <table:table-cell office:value-type="float" office:value="0.666904">
            <text:p>0,666904</text:p>
          </table:table-cell>
          <table:table-cell office:value-type="float" office:value="0.706749">
            <text:p>0,706749</text:p>
          </table:table-cell>
          <table:table-cell office:value-type="float" office:value="0.689029">
            <text:p>0,689029</text:p>
          </table:table-cell>
          <table:table-cell office:value-type="float" office:value="0.690082">
            <text:p>0,690082</text:p>
          </table:table-cell>
          <table:table-cell office:value-type="float" office:value="0.672715">
            <text:p>0,672715</text:p>
          </table:table-cell>
          <table:table-cell office:value-type="float" office:value="0.667473">
            <text:p>0,667473</text:p>
          </table:table-cell>
          <table:table-cell office:value-type="float" office:value="0.711223">
            <text:p>0,711223</text:p>
          </table:table-cell>
          <table:table-cell office:value-type="float" office:value="0.708179">
            <text:p>0,708179</text:p>
          </table:table-cell>
          <table:table-cell office:value-type="float" office:value="0.676036">
            <text:p>0,676036</text:p>
          </table:table-cell>
          <table:table-cell office:value-type="float" office:value="0.648266">
            <text:p>0,648266</text:p>
          </table:table-cell>
          <table:table-cell office:value-type="float" office:value="0.668517">
            <text:p>0,668517</text:p>
          </table:table-cell>
          <table:table-cell office:value-type="float" office:value="0.704488">
            <text:p>0,704488</text:p>
          </table:table-cell>
          <table:table-cell office:value-type="float" office:value="0.67127">
            <text:p>0,67127</text:p>
          </table:table-cell>
          <table:table-cell office:value-type="float" office:value="0.660409">
            <text:p>0,660409</text:p>
          </table:table-cell>
          <table:table-cell office:value-type="float" office:value="0.698936">
            <text:p>0,698936</text:p>
          </table:table-cell>
          <table:table-cell office:value-type="float" office:value="0.652306">
            <text:p>0,652306</text:p>
          </table:table-cell>
          <table:table-cell office:value-type="float" office:value="0.690758">
            <text:p>0,690758</text:p>
          </table:table-cell>
          <table:table-cell office:value-type="float" office:value="0.644098">
            <text:p>0,644098</text:p>
          </table:table-cell>
          <table:table-cell office:value-type="float" office:value="0.672953">
            <text:p>0,672953</text:p>
          </table:table-cell>
          <table:table-cell office:value-type="float" office:value="0.659336">
            <text:p>0,659336</text:p>
          </table:table-cell>
          <table:table-cell office:value-type="float" office:value="0.654656">
            <text:p>0,654656</text:p>
          </table:table-cell>
          <table:table-cell office:value-type="float" office:value="0.640365">
            <text:p>0,640365</text:p>
          </table:table-cell>
          <table:table-cell office:value-type="float" office:value="0.654645">
            <text:p>0,654645</text:p>
          </table:table-cell>
          <table:table-cell office:value-type="float" office:value="0.674823">
            <text:p>0,674823</text:p>
          </table:table-cell>
          <table:table-cell office:value-type="float" office:value="0.678898">
            <text:p>0,678898</text:p>
          </table:table-cell>
          <table:table-cell office:value-type="float" office:value="0.656968">
            <text:p>0,656968</text:p>
          </table:table-cell>
          <table:table-cell office:value-type="float" office:value="0.670043">
            <text:p>0,670043</text:p>
          </table:table-cell>
          <table:table-cell office:value-type="float" office:value="0.669478">
            <text:p>0,669478</text:p>
          </table:table-cell>
          <table:table-cell office:value-type="float" office:value="0.667379">
            <text:p>0,667379</text:p>
          </table:table-cell>
          <table:table-cell office:value-type="float" office:value="0.663818">
            <text:p>0,663818</text:p>
          </table:table-cell>
          <table:table-cell office:value-type="float" office:value="0.649371">
            <text:p>0,649371</text:p>
          </table:table-cell>
          <table:table-cell office:value-type="float" office:value="0.649574">
            <text:p>0,649574</text:p>
          </table:table-cell>
          <table:table-cell office:value-type="float" office:value="0.648664">
            <text:p>0,648664</text:p>
          </table:table-cell>
          <table:table-cell office:value-type="float" office:value="0.659353">
            <text:p>0,659353</text:p>
          </table:table-cell>
          <table:table-cell office:value-type="float" office:value="0.665938">
            <text:p>0,665938</text:p>
          </table:table-cell>
          <table:table-cell office:value-type="float" office:value="0.657619">
            <text:p>0,657619</text:p>
          </table:table-cell>
          <table:table-cell office:value-type="float" office:value="0.648737">
            <text:p>0,648737</text:p>
          </table:table-cell>
          <table:table-cell office:value-type="float" office:value="0.615648">
            <text:p>0,615648</text:p>
          </table:table-cell>
          <table:table-cell office:value-type="float" office:value="0.640661">
            <text:p>0,640661</text:p>
          </table:table-cell>
          <table:table-cell office:value-type="float" office:value="0.660874">
            <text:p>0,660874</text:p>
          </table:table-cell>
          <table:table-cell office:value-type="float" office:value="0.653027">
            <text:p>0,653027</text:p>
          </table:table-cell>
          <table:table-cell office:value-type="float" office:value="0.637683">
            <text:p>0,637683</text:p>
          </table:table-cell>
          <table:table-cell office:value-type="float" office:value="0.661486">
            <text:p>0,661486</text:p>
          </table:table-cell>
          <table:table-cell office:value-type="float" office:value="0.644382">
            <text:p>0,644382</text:p>
          </table:table-cell>
          <table:table-cell office:value-type="float" office:value="0.650847">
            <text:p>0,650847</text:p>
          </table:table-cell>
          <table:table-cell office:value-type="float" office:value="0.636851">
            <text:p>0,636851</text:p>
          </table:table-cell>
          <table:table-cell office:value-type="float" office:value="0.659569">
            <text:p>0,659569</text:p>
          </table:table-cell>
          <table:table-cell office:value-type="float" office:value="0.659355">
            <text:p>0,659355</text:p>
          </table:table-cell>
          <table:table-cell office:value-type="float" office:value="0.663557">
            <text:p>0,663557</text:p>
          </table:table-cell>
          <table:table-cell office:value-type="float" office:value="0.628184">
            <text:p>0,628184</text:p>
          </table:table-cell>
          <table:table-cell office:value-type="float" office:value="0.634336">
            <text:p>0,634336</text:p>
          </table:table-cell>
          <table:table-cell office:value-type="float" office:value="0.643375">
            <text:p>0,643375</text:p>
          </table:table-cell>
          <table:table-cell office:value-type="float" office:value="0.64332">
            <text:p>0,64332</text:p>
          </table:table-cell>
          <table:table-cell office:value-type="float" office:value="0.635683">
            <text:p>0,635683</text:p>
          </table:table-cell>
          <table:table-cell office:value-type="float" office:value="0.636313">
            <text:p>0,636313</text:p>
          </table:table-cell>
          <table:table-cell office:value-type="float" office:value="0.650451">
            <text:p>0,650451</text:p>
          </table:table-cell>
          <table:table-cell office:value-type="float" office:value="0.625397">
            <text:p>0,625397</text:p>
          </table:table-cell>
          <table:table-cell office:value-type="float" office:value="0.62339">
            <text:p>0,62339</text:p>
          </table:table-cell>
          <table:table-cell office:value-type="float" office:value="0.609726">
            <text:p>0,609726</text:p>
          </table:table-cell>
          <table:table-cell office:value-type="float" office:value="0.62917">
            <text:p>0,62917</text:p>
          </table:table-cell>
          <table:table-cell office:value-type="float" office:value="0.645401">
            <text:p>0,645401</text:p>
          </table:table-cell>
          <table:table-cell office:value-type="float" office:value="0.641611">
            <text:p>0,641611</text:p>
          </table:table-cell>
          <table:table-cell office:value-type="float" office:value="0.639396">
            <text:p>0,639396</text:p>
          </table:table-cell>
          <table:table-cell office:value-type="float" office:value="0.633889">
            <text:p>0,633889</text:p>
          </table:table-cell>
          <table:table-cell office:value-type="float" office:value="0.648624">
            <text:p>0,648624</text:p>
          </table:table-cell>
          <table:table-cell office:value-type="float" office:value="0.648295">
            <text:p>0,648295</text:p>
          </table:table-cell>
          <table:table-cell office:value-type="float" office:value="0.628262">
            <text:p>0,628262</text:p>
          </table:table-cell>
          <table:table-cell office:value-type="float" office:value="0.627792">
            <text:p>0,627792</text:p>
          </table:table-cell>
          <table:table-cell office:value-type="float" office:value="0.652577">
            <text:p>0,652577</text:p>
          </table:table-cell>
          <table:table-cell office:value-type="float" office:value="0.656862">
            <text:p>0,656862</text:p>
          </table:table-cell>
          <table:table-cell office:value-type="float" office:value="0.624447">
            <text:p>0,624447</text:p>
          </table:table-cell>
          <table:table-cell office:value-type="float" office:value="0.627212">
            <text:p>0,627212</text:p>
          </table:table-cell>
          <table:table-cell office:value-type="float" office:value="0.62941">
            <text:p>0,62941</text:p>
          </table:table-cell>
          <table:table-cell office:value-type="float" office:value="0.641522">
            <text:p>0,641522</text:p>
          </table:table-cell>
          <table:table-cell office:value-type="float" office:value="0.601235">
            <text:p>0,601235</text:p>
          </table:table-cell>
          <table:table-cell office:value-type="float" office:value="0.6347">
            <text:p>0,6347</text:p>
          </table:table-cell>
          <table:table-cell office:value-type="float" office:value="0.653685">
            <text:p>0,653685</text:p>
          </table:table-cell>
          <table:table-cell office:value-type="float" office:value="0.659047">
            <text:p>0,659047</text:p>
          </table:table-cell>
          <table:table-cell office:value-type="float" office:value="0.609703">
            <text:p>0,609703</text:p>
          </table:table-cell>
          <table:table-cell office:value-type="float" office:value="0.633893">
            <text:p>0,633893</text:p>
          </table:table-cell>
          <table:table-cell office:value-type="float" office:value="0.614032">
            <text:p>0,614032</text:p>
          </table:table-cell>
          <table:table-cell office:value-type="float" office:value="0.614526">
            <text:p>0,614526</text:p>
          </table:table-cell>
          <table:table-cell office:value-type="float" office:value="0.647811">
            <text:p>0,647811</text:p>
          </table:table-cell>
          <table:table-cell office:value-type="float" office:value="0.638287">
            <text:p>0,638287</text:p>
          </table:table-cell>
          <table:table-cell office:value-type="float" office:value="0.606352">
            <text:p>0,606352</text:p>
          </table:table-cell>
          <table:table-cell office:value-type="float" office:value="0.620959">
            <text:p>0,620959</text:p>
          </table:table-cell>
          <table:table-cell office:value-type="float" office:value="0.613348">
            <text:p>0,613348</text:p>
          </table:table-cell>
          <table:table-cell office:value-type="float" office:value="0.612337">
            <text:p>0,612337</text:p>
          </table:table-cell>
          <table:table-cell office:value-type="float" office:value="0.618611">
            <text:p>0,618611</text:p>
          </table:table-cell>
          <table:table-cell office:value-type="float" office:value="0.622194">
            <text:p>0,622194</text:p>
          </table:table-cell>
          <table:table-cell office:value-type="float" office:value="0.597532">
            <text:p>0,597532</text:p>
          </table:table-cell>
          <table:table-cell office:value-type="float" office:value="0.615595">
            <text:p>0,615595</text:p>
          </table:table-cell>
          <table:table-cell office:value-type="float" office:value="0.611302">
            <text:p>0,611302</text:p>
          </table:table-cell>
          <table:table-cell office:value-type="float" office:value="0.618178">
            <text:p>0,618178</text:p>
          </table:table-cell>
          <table:table-cell office:value-type="float" office:value="0.633382">
            <text:p>0,633382</text:p>
          </table:table-cell>
          <table:table-cell office:value-type="float" office:value="0.598911">
            <text:p>0,598911</text:p>
          </table:table-cell>
          <table:table-cell office:value-type="float" office:value="0.600994">
            <text:p>0,600994</text:p>
          </table:table-cell>
          <table:table-cell office:value-type="float" office:value="0.602018">
            <text:p>0,602018</text:p>
          </table:table-cell>
          <table:table-cell office:value-type="float" office:value="0.62793">
            <text:p>0,62793</text:p>
          </table:table-cell>
          <table:table-cell office:value-type="float" office:value="0.577052">
            <text:p>0,577052</text:p>
          </table:table-cell>
          <table:table-cell office:value-type="float" office:value="0.602124">
            <text:p>0,602124</text:p>
          </table:table-cell>
          <table:table-cell office:value-type="float" office:value="0.624814">
            <text:p>0,624814</text:p>
          </table:table-cell>
          <table:table-cell office:value-type="float" office:value="0.609023">
            <text:p>0,609023</text:p>
          </table:table-cell>
          <table:table-cell office:value-type="float" office:value="0.593461">
            <text:p>0,593461</text:p>
          </table:table-cell>
          <table:table-cell office:value-type="float" office:value="0.584622">
            <text:p>0,584622</text:p>
          </table:table-cell>
          <table:table-cell office:value-type="float" office:value="0.60639">
            <text:p>0,60639</text:p>
          </table:table-cell>
          <table:table-cell office:value-type="float" office:value="0.597685">
            <text:p>0,597685</text:p>
          </table:table-cell>
          <table:table-cell office:value-type="float" office:value="0.621534">
            <text:p>0,621534</text:p>
          </table:table-cell>
          <table:table-cell office:value-type="float" office:value="0.633844">
            <text:p>0,633844</text:p>
          </table:table-cell>
          <table:table-cell office:value-type="float" office:value="0.612099">
            <text:p>0,612099</text:p>
          </table:table-cell>
          <table:table-cell office:value-type="float" office:value="0.609068">
            <text:p>0,609068</text:p>
          </table:table-cell>
          <table:table-cell office:value-type="float" office:value="0.595212">
            <text:p>0,595212</text:p>
          </table:table-cell>
          <table:table-cell office:value-type="float" office:value="0.594855">
            <text:p>0,594855</text:p>
          </table:table-cell>
          <table:table-cell office:value-type="float" office:value="0.605377">
            <text:p>0,605377</text:p>
          </table:table-cell>
          <table:table-cell office:value-type="float" office:value="0.6103">
            <text:p>0,6103</text:p>
          </table:table-cell>
          <table:table-cell office:value-type="float" office:value="0.576125">
            <text:p>0,576125</text:p>
          </table:table-cell>
          <table:table-cell office:value-type="float" office:value="0.596149">
            <text:p>0,596149</text:p>
          </table:table-cell>
          <table:table-cell office:value-type="float" office:value="0.589874">
            <text:p>0,589874</text:p>
          </table:table-cell>
          <table:table-cell office:value-type="float" office:value="0.585543">
            <text:p>0,585543</text:p>
          </table:table-cell>
          <table:table-cell office:value-type="float" office:value="0.601766">
            <text:p>0,601766</text:p>
          </table:table-cell>
          <table:table-cell office:value-type="float" office:value="0.603918">
            <text:p>0,603918</text:p>
          </table:table-cell>
          <table:table-cell office:value-type="float" office:value="0.606404">
            <text:p>0,606404</text:p>
          </table:table-cell>
          <table:table-cell office:value-type="float" office:value="0.594393">
            <text:p>0,594393</text:p>
          </table:table-cell>
          <table:table-cell office:value-type="float" office:value="0.604882">
            <text:p>0,604882</text:p>
          </table:table-cell>
          <table:table-cell office:value-type="float" office:value="0.588818">
            <text:p>0,588818</text:p>
          </table:table-cell>
          <table:table-cell office:value-type="float" office:value="0.593577">
            <text:p>0,593577</text:p>
          </table:table-cell>
          <table:table-cell office:value-type="float" office:value="0.583351">
            <text:p>0,583351</text:p>
          </table:table-cell>
          <table:table-cell office:value-type="float" office:value="0.605388">
            <text:p>0,605388</text:p>
          </table:table-cell>
          <table:table-cell office:value-type="float" office:value="0.571724">
            <text:p>0,571724</text:p>
          </table:table-cell>
          <table:table-cell office:value-type="float" office:value="0.577017">
            <text:p>0,577017</text:p>
          </table:table-cell>
          <table:table-cell office:value-type="float" office:value="0.593101">
            <text:p>0,593101</text:p>
          </table:table-cell>
          <table:table-cell office:value-type="float" office:value="0.574241">
            <text:p>0,574241</text:p>
          </table:table-cell>
          <table:table-cell office:value-type="float" office:value="0.603957">
            <text:p>0,603957</text:p>
          </table:table-cell>
          <table:table-cell office:value-type="float" office:value="0.590032">
            <text:p>0,590032</text:p>
          </table:table-cell>
          <table:table-cell office:value-type="float" office:value="0.586536">
            <text:p>0,586536</text:p>
          </table:table-cell>
          <table:table-cell office:value-type="float" office:value="0.586289">
            <text:p>0,586289</text:p>
          </table:table-cell>
          <table:table-cell office:value-type="float" office:value="0.585181">
            <text:p>0,585181</text:p>
          </table:table-cell>
          <table:table-cell office:value-type="float" office:value="0.598801">
            <text:p>0,598801</text:p>
          </table:table-cell>
          <table:table-cell office:value-type="float" office:value="0.583181">
            <text:p>0,583181</text:p>
          </table:table-cell>
          <table:table-cell office:value-type="float" office:value="0.603231">
            <text:p>0,603231</text:p>
          </table:table-cell>
          <table:table-cell office:value-type="float" office:value="0.572332">
            <text:p>0,572332</text:p>
          </table:table-cell>
          <table:table-cell office:value-type="float" office:value="0.594749">
            <text:p>0,594749</text:p>
          </table:table-cell>
          <table:table-cell office:value-type="float" office:value="0.569933">
            <text:p>0,569933</text:p>
          </table:table-cell>
          <table:table-cell office:value-type="float" office:value="0.573831">
            <text:p>0,573831</text:p>
          </table:table-cell>
          <table:table-cell office:value-type="float" office:value="0.575931">
            <text:p>0,575931</text:p>
          </table:table-cell>
          <table:table-cell office:value-type="float" office:value="0.576089">
            <text:p>0,576089</text:p>
          </table:table-cell>
          <table:table-cell office:value-type="float" office:value="0.57588">
            <text:p>0,57588</text:p>
          </table:table-cell>
          <table:table-cell office:value-type="float" office:value="0.603448">
            <text:p>0,603448</text:p>
          </table:table-cell>
          <table:table-cell office:value-type="float" office:value="0.57341">
            <text:p>0,57341</text:p>
          </table:table-cell>
          <table:table-cell office:value-type="float" office:value="0.579926">
            <text:p>0,579926</text:p>
          </table:table-cell>
          <table:table-cell office:value-type="float" office:value="0.588961">
            <text:p>0,588961</text:p>
          </table:table-cell>
          <table:table-cell office:value-type="float" office:value="0.582591">
            <text:p>0,582591</text:p>
          </table:table-cell>
          <table:table-cell office:value-type="float" office:value="0.572355">
            <text:p>0,572355</text:p>
          </table:table-cell>
          <table:table-cell office:value-type="float" office:value="0.56911">
            <text:p>0,56911</text:p>
          </table:table-cell>
          <table:table-cell office:value-type="float" office:value="0.569978">
            <text:p>0,569978</text:p>
          </table:table-cell>
          <table:table-cell office:value-type="float" office:value="0.555376">
            <text:p>0,555376</text:p>
          </table:table-cell>
          <table:table-cell office:value-type="float" office:value="0.572736">
            <text:p>0,572736</text:p>
          </table:table-cell>
          <table:table-cell office:value-type="float" office:value="0.560388">
            <text:p>0,560388</text:p>
          </table:table-cell>
          <table:table-cell office:value-type="float" office:value="0.575075">
            <text:p>0,575075</text:p>
          </table:table-cell>
          <table:table-cell office:value-type="float" office:value="0.583227">
            <text:p>0,583227</text:p>
          </table:table-cell>
          <table:table-cell office:value-type="float" office:value="0.581066">
            <text:p>0,581066</text:p>
          </table:table-cell>
          <table:table-cell office:value-type="float" office:value="0.559618">
            <text:p>0,559618</text:p>
          </table:table-cell>
          <table:table-cell office:value-type="float" office:value="0.557051">
            <text:p>0,557051</text:p>
          </table:table-cell>
          <table:table-cell office:value-type="float" office:value="0.568631">
            <text:p>0,568631</text:p>
          </table:table-cell>
          <table:table-cell office:value-type="float" office:value="0.582567">
            <text:p>0,582567</text:p>
          </table:table-cell>
          <table:table-cell office:value-type="float" office:value="0.553382">
            <text:p>0,553382</text:p>
          </table:table-cell>
          <table:table-cell office:value-type="float" office:value="0.561671">
            <text:p>0,561671</text:p>
          </table:table-cell>
          <table:table-cell office:value-type="float" office:value="0.581366">
            <text:p>0,581366</text:p>
          </table:table-cell>
          <table:table-cell office:value-type="float" office:value="0.574905">
            <text:p>0,574905</text:p>
          </table:table-cell>
          <table:table-cell office:value-type="float" office:value="0.570413">
            <text:p>0,570413</text:p>
          </table:table-cell>
          <table:table-cell office:value-type="float" office:value="0.556339">
            <text:p>0,556339</text:p>
          </table:table-cell>
          <table:table-cell office:value-type="float" office:value="0.567082">
            <text:p>0,567082</text:p>
          </table:table-cell>
          <table:table-cell office:value-type="float" office:value="0.559029">
            <text:p>0,559029</text:p>
          </table:table-cell>
          <table:table-cell office:value-type="float" office:value="0.556055">
            <text:p>0,556055</text:p>
          </table:table-cell>
          <table:table-cell office:value-type="float" office:value="0.543423">
            <text:p>0,543423</text:p>
          </table:table-cell>
          <table:table-cell office:value-type="float" office:value="0.563849">
            <text:p>0,563849</text:p>
          </table:table-cell>
          <table:table-cell office:value-type="float" office:value="0.569485">
            <text:p>0,569485</text:p>
          </table:table-cell>
          <table:table-cell office:value-type="float" office:value="0.561753">
            <text:p>0,561753</text:p>
          </table:table-cell>
          <table:table-cell office:value-type="float" office:value="0.563122">
            <text:p>0,563122</text:p>
          </table:table-cell>
          <table:table-cell office:value-type="float" office:value="0.549681">
            <text:p>0,549681</text:p>
          </table:table-cell>
          <table:table-cell office:value-type="float" office:value="0.560482">
            <text:p>0,560482</text:p>
          </table:table-cell>
          <table:table-cell office:value-type="float" office:value="0.54537">
            <text:p>0,54537</text:p>
          </table:table-cell>
          <table:table-cell office:value-type="float" office:value="0.546198">
            <text:p>0,546198</text:p>
          </table:table-cell>
          <table:table-cell office:value-type="float" office:value="0.538188">
            <text:p>0,538188</text:p>
          </table:table-cell>
          <table:table-cell office:value-type="float" office:value="0.557747">
            <text:p>0,557747</text:p>
          </table:table-cell>
          <table:table-cell office:value-type="float" office:value="0.533676">
            <text:p>0,533676</text:p>
          </table:table-cell>
          <table:table-cell office:value-type="float" office:value="0.552208">
            <text:p>0,552208</text:p>
          </table:table-cell>
          <table:table-cell office:value-type="float" office:value="0.562643">
            <text:p>0,562643</text:p>
          </table:table-cell>
          <table:table-cell office:value-type="float" office:value="0.527811">
            <text:p>0,527811</text:p>
          </table:table-cell>
          <table:table-cell office:value-type="float" office:value="0.53581">
            <text:p>0,53581</text:p>
          </table:table-cell>
          <table:table-cell office:value-type="float" office:value="0.546556">
            <text:p>0,546556</text:p>
          </table:table-cell>
          <table:table-cell office:value-type="float" office:value="0.532093">
            <text:p>0,532093</text:p>
          </table:table-cell>
          <table:table-cell office:value-type="float" office:value="0.544753">
            <text:p>0,544753</text:p>
          </table:table-cell>
          <table:table-cell office:value-type="float" office:value="0.558131">
            <text:p>0,558131</text:p>
          </table:table-cell>
          <table:table-cell office:value-type="float" office:value="0.534055">
            <text:p>0,534055</text:p>
          </table:table-cell>
          <table:table-cell office:value-type="float" office:value="0.547196">
            <text:p>0,547196</text:p>
          </table:table-cell>
          <table:table-cell office:value-type="float" office:value="0.538229">
            <text:p>0,538229</text:p>
          </table:table-cell>
          <table:table-cell office:value-type="float" office:value="0.521974">
            <text:p>0,521974</text:p>
          </table:table-cell>
          <table:table-cell office:value-type="float" office:value="0.54182">
            <text:p>0,54182</text:p>
          </table:table-cell>
          <table:table-cell office:value-type="float" office:value="0.525118">
            <text:p>0,525118</text:p>
          </table:table-cell>
          <table:table-cell office:value-type="float" office:value="0.54177">
            <text:p>0,54177</text:p>
          </table:table-cell>
          <table:table-cell office:value-type="float" office:value="0.549456">
            <text:p>0,549456</text:p>
          </table:table-cell>
          <table:table-cell office:value-type="float" office:value="0.542901">
            <text:p>0,542901</text:p>
          </table:table-cell>
          <table:table-cell office:value-type="float" office:value="0.533552">
            <text:p>0,533552</text:p>
          </table:table-cell>
          <table:table-cell office:value-type="float" office:value="0.549581">
            <text:p>0,549581</text:p>
          </table:table-cell>
          <table:table-cell office:value-type="float" office:value="0.535898">
            <text:p>0,535898</text:p>
          </table:table-cell>
          <table:table-cell office:value-type="float" office:value="0.522599">
            <text:p>0,522599</text:p>
          </table:table-cell>
          <table:table-cell office:value-type="float" office:value="0.538214">
            <text:p>0,538214</text:p>
          </table:table-cell>
          <table:table-cell office:value-type="float" office:value="0.518846">
            <text:p>0,518846</text:p>
          </table:table-cell>
          <table:table-cell office:value-type="float" office:value="0.547315">
            <text:p>0,547315</text:p>
          </table:table-cell>
          <table:table-cell office:value-type="float" office:value="0.524696">
            <text:p>0,524696</text:p>
          </table:table-cell>
          <table:table-cell office:value-type="float" office:value="0.547095">
            <text:p>0,547095</text:p>
          </table:table-cell>
          <table:table-cell office:value-type="float" office:value="0.520037">
            <text:p>0,520037</text:p>
          </table:table-cell>
          <table:table-cell office:value-type="float" office:value="0.534374">
            <text:p>0,534374</text:p>
          </table:table-cell>
          <table:table-cell office:value-type="float" office:value="0.518309">
            <text:p>0,518309</text:p>
          </table:table-cell>
          <table:table-cell office:value-type="float" office:value="0.539881">
            <text:p>0,539881</text:p>
          </table:table-cell>
          <table:table-cell office:value-type="float" office:value="0.516123">
            <text:p>0,516123</text:p>
          </table:table-cell>
          <table:table-cell office:value-type="float" office:value="0.533268">
            <text:p>0,533268</text:p>
          </table:table-cell>
          <table:table-cell office:value-type="float" office:value="0.529086">
            <text:p>0,529086</text:p>
          </table:table-cell>
          <table:table-cell office:value-type="float" office:value="0.524604">
            <text:p>0,524604</text:p>
          </table:table-cell>
          <table:table-cell office:value-type="float" office:value="0.539375">
            <text:p>0,539375</text:p>
          </table:table-cell>
          <table:table-cell office:value-type="float" office:value="0.54101">
            <text:p>0,54101</text:p>
          </table:table-cell>
          <table:table-cell office:value-type="float" office:value="0.535227">
            <text:p>0,535227</text:p>
          </table:table-cell>
          <table:table-cell office:value-type="float" office:value="0.515938">
            <text:p>0,515938</text:p>
          </table:table-cell>
          <table:table-cell office:value-type="float" office:value="0.530313">
            <text:p>0,530313</text:p>
          </table:table-cell>
          <table:table-cell office:value-type="float" office:value="0.505046">
            <text:p>0,505046</text:p>
          </table:table-cell>
          <table:table-cell office:value-type="float" office:value="0.536396">
            <text:p>0,536396</text:p>
          </table:table-cell>
          <table:table-cell office:value-type="float" office:value="0.499667">
            <text:p>0,499667</text:p>
          </table:table-cell>
          <table:table-cell office:value-type="float" office:value="0.522678">
            <text:p>0,522678</text:p>
          </table:table-cell>
          <table:table-cell office:value-type="float" office:value="0.538689">
            <text:p>0,538689</text:p>
          </table:table-cell>
          <table:table-cell office:value-type="float" office:value="0.520839">
            <text:p>0,520839</text:p>
          </table:table-cell>
          <table:table-cell office:value-type="float" office:value="0.53056">
            <text:p>0,53056</text:p>
          </table:table-cell>
          <table:table-cell office:value-type="float" office:value="0.530002">
            <text:p>0,530002</text:p>
          </table:table-cell>
          <table:table-cell office:value-type="float" office:value="0.519062">
            <text:p>0,519062</text:p>
          </table:table-cell>
          <table:table-cell office:value-type="float" office:value="0.516198">
            <text:p>0,516198</text:p>
          </table:table-cell>
          <table:table-cell office:value-type="float" office:value="0.503632">
            <text:p>0,503632</text:p>
          </table:table-cell>
          <table:table-cell office:value-type="float" office:value="0.514634">
            <text:p>0,514634</text:p>
          </table:table-cell>
          <table:table-cell office:value-type="float" office:value="0.526632">
            <text:p>0,526632</text:p>
          </table:table-cell>
          <table:table-cell office:value-type="float" office:value="0.53383">
            <text:p>0,53383</text:p>
          </table:table-cell>
          <table:table-cell office:value-type="float" office:value="0.519146">
            <text:p>0,519146</text:p>
          </table:table-cell>
          <table:table-cell office:value-type="float" office:value="0.518557">
            <text:p>0,518557</text:p>
          </table:table-cell>
          <table:table-cell office:value-type="float" office:value="0.508587">
            <text:p>0,508587</text:p>
          </table:table-cell>
          <table:table-cell office:value-type="float" office:value="0.493947">
            <text:p>0,493947</text:p>
          </table:table-cell>
          <table:table-cell office:value-type="float" office:value="0.510222">
            <text:p>0,510222</text:p>
          </table:table-cell>
          <table:table-cell office:value-type="float" office:value="0.518076">
            <text:p>0,518076</text:p>
          </table:table-cell>
          <table:table-cell office:value-type="float" office:value="0.521465">
            <text:p>0,521465</text:p>
          </table:table-cell>
          <table:table-cell office:value-type="float" office:value="0.515532">
            <text:p>0,515532</text:p>
          </table:table-cell>
          <table:table-cell office:value-type="float" office:value="0.507314">
            <text:p>0,507314</text:p>
          </table:table-cell>
          <table:table-cell office:value-type="float" office:value="0.533648">
            <text:p>0,533648</text:p>
          </table:table-cell>
          <table:table-cell office:value-type="float" office:value="0.510814">
            <text:p>0,510814</text:p>
          </table:table-cell>
          <table:table-cell office:value-type="float" office:value="0.516625">
            <text:p>0,516625</text:p>
          </table:table-cell>
          <table:table-cell office:value-type="float" office:value="0.508039">
            <text:p>0,508039</text:p>
          </table:table-cell>
          <table:table-cell office:value-type="float" office:value="0.528255">
            <text:p>0,528255</text:p>
          </table:table-cell>
          <table:table-cell office:value-type="float" office:value="0.517458">
            <text:p>0,517458</text:p>
          </table:table-cell>
          <table:table-cell office:value-type="float" office:value="0.519277">
            <text:p>0,519277</text:p>
          </table:table-cell>
          <table:table-cell office:value-type="float" office:value="0.516332">
            <text:p>0,516332</text:p>
          </table:table-cell>
          <table:table-cell office:value-type="float" office:value="0.527939">
            <text:p>0,527939</text:p>
          </table:table-cell>
          <table:table-cell office:value-type="float" office:value="0.520879">
            <text:p>0,520879</text:p>
          </table:table-cell>
          <table:table-cell office:value-type="float" office:value="0.499542">
            <text:p>0,499542</text:p>
          </table:table-cell>
          <table:table-cell office:value-type="float" office:value="0.523444">
            <text:p>0,523444</text:p>
          </table:table-cell>
          <table:table-cell office:value-type="float" office:value="0.520436">
            <text:p>0,520436</text:p>
          </table:table-cell>
          <table:table-cell office:value-type="float" office:value="0.517518">
            <text:p>0,517518</text:p>
          </table:table-cell>
          <table:table-cell office:value-type="float" office:value="0.510661">
            <text:p>0,510661</text:p>
          </table:table-cell>
          <table:table-cell office:value-type="float" office:value="0.506046">
            <text:p>0,506046</text:p>
          </table:table-cell>
          <table:table-cell office:value-type="float" office:value="0.505662">
            <text:p>0,505662</text:p>
          </table:table-cell>
          <table:table-cell office:value-type="float" office:value="0.506009">
            <text:p>0,506009</text:p>
          </table:table-cell>
          <table:table-cell office:value-type="float" office:value="0.502273">
            <text:p>0,502273</text:p>
          </table:table-cell>
          <table:table-cell office:value-type="float" office:value="0.509564">
            <text:p>0,509564</text:p>
          </table:table-cell>
          <table:table-cell office:value-type="float" office:value="0.503792">
            <text:p>0,503792</text:p>
          </table:table-cell>
          <table:table-cell office:value-type="float" office:value="0.513159">
            <text:p>0,513159</text:p>
          </table:table-cell>
          <table:table-cell office:value-type="float" office:value="0.498402">
            <text:p>0,498402</text:p>
          </table:table-cell>
          <table:table-cell office:value-type="float" office:value="0.494972">
            <text:p>0,494972</text:p>
          </table:table-cell>
          <table:table-cell office:value-type="float" office:value="0.496977">
            <text:p>0,496977</text:p>
          </table:table-cell>
          <table:table-cell office:value-type="float" office:value="0.489501">
            <text:p>0,489501</text:p>
          </table:table-cell>
          <table:table-cell office:value-type="float" office:value="0.508293">
            <text:p>0,508293</text:p>
          </table:table-cell>
          <table:table-cell office:value-type="float" office:value="0.474551">
            <text:p>0,474551</text:p>
          </table:table-cell>
          <table:table-cell office:value-type="float" office:value="0.501022">
            <text:p>0,501022</text:p>
          </table:table-cell>
          <table:table-cell office:value-type="float" office:value="0.524825">
            <text:p>0,524825</text:p>
          </table:table-cell>
          <table:table-cell office:value-type="float" office:value="0.488237">
            <text:p>0,488237</text:p>
          </table:table-cell>
          <table:table-cell office:value-type="float" office:value="0.502674">
            <text:p>0,502674</text:p>
          </table:table-cell>
          <table:table-cell office:value-type="float" office:value="0.502148">
            <text:p>0,502148</text:p>
          </table:table-cell>
          <table:table-cell office:value-type="float" office:value="0.511125">
            <text:p>0,511125</text:p>
          </table:table-cell>
          <table:table-cell office:value-type="float" office:value="0.502049">
            <text:p>0,502049</text:p>
          </table:table-cell>
          <table:table-cell office:value-type="float" office:value="0.489554">
            <text:p>0,489554</text:p>
          </table:table-cell>
          <table:table-cell office:value-type="float" office:value="0.503294">
            <text:p>0,503294</text:p>
          </table:table-cell>
          <table:table-cell office:value-type="float" office:value="0.48277">
            <text:p>0,48277</text:p>
          </table:table-cell>
          <table:table-cell office:value-type="float" office:value="0.509652">
            <text:p>0,509652</text:p>
          </table:table-cell>
          <table:table-cell office:value-type="float" office:value="0.493389">
            <text:p>0,493389</text:p>
          </table:table-cell>
          <table:table-cell office:value-type="float" office:value="0.474007">
            <text:p>0,474007</text:p>
          </table:table-cell>
          <table:table-cell office:value-type="float" office:value="0.496628">
            <text:p>0,496628</text:p>
          </table:table-cell>
          <table:table-cell office:value-type="float" office:value="0.498822">
            <text:p>0,498822</text:p>
          </table:table-cell>
          <table:table-cell office:value-type="float" office:value="0.502096">
            <text:p>0,502096</text:p>
          </table:table-cell>
          <table:table-cell office:value-type="float" office:value="0.482332">
            <text:p>0,482332</text:p>
          </table:table-cell>
          <table:table-cell office:value-type="float" office:value="0.502671">
            <text:p>0,502671</text:p>
          </table:table-cell>
          <table:table-cell office:value-type="float" office:value="0.470719">
            <text:p>0,470719</text:p>
          </table:table-cell>
          <table:table-cell office:value-type="float" office:value="0.478478">
            <text:p>0,478478</text:p>
          </table:table-cell>
          <table:table-cell office:value-type="float" office:value="0.476759">
            <text:p>0,476759</text:p>
          </table:table-cell>
          <table:table-cell office:value-type="float" office:value="0.46345">
            <text:p>0,46345</text:p>
          </table:table-cell>
          <table:table-cell office:value-type="float" office:value="0.481886">
            <text:p>0,481886</text:p>
          </table:table-cell>
          <table:table-cell office:value-type="float" office:value="0.480512">
            <text:p>0,480512</text:p>
          </table:table-cell>
          <table:table-cell office:value-type="float" office:value="0.486656">
            <text:p>0,486656</text:p>
          </table:table-cell>
          <table:table-cell office:value-type="float" office:value="0.505138">
            <text:p>0,505138</text:p>
          </table:table-cell>
          <table:table-cell office:value-type="float" office:value="0.463956">
            <text:p>0,463956</text:p>
          </table:table-cell>
          <table:table-cell office:value-type="float" office:value="0.48399">
            <text:p>0,48399</text:p>
          </table:table-cell>
          <table:table-cell office:value-type="float" office:value="0.464283">
            <text:p>0,464283</text:p>
          </table:table-cell>
          <table:table-cell office:value-type="float" office:value="0.49605">
            <text:p>0,49605</text:p>
          </table:table-cell>
          <table:table-cell office:value-type="float" office:value="0.480437">
            <text:p>0,480437</text:p>
          </table:table-cell>
          <table:table-cell office:value-type="float" office:value="0.494244">
            <text:p>0,494244</text:p>
          </table:table-cell>
          <table:table-cell office:value-type="float" office:value="0.478073">
            <text:p>0,478073</text:p>
          </table:table-cell>
          <table:table-cell office:value-type="float" office:value="0.478909">
            <text:p>0,478909</text:p>
          </table:table-cell>
          <table:table-cell office:value-type="float" office:value="0.474898">
            <text:p>0,474898</text:p>
          </table:table-cell>
          <table:table-cell office:value-type="float" office:value="0.485098">
            <text:p>0,485098</text:p>
          </table:table-cell>
          <table:table-cell office:value-type="float" office:value="0.47063">
            <text:p>0,47063</text:p>
          </table:table-cell>
          <table:table-cell office:value-type="float" office:value="0.455672">
            <text:p>0,455672</text:p>
          </table:table-cell>
          <table:table-cell office:value-type="float" office:value="0.487037">
            <text:p>0,487037</text:p>
          </table:table-cell>
          <table:table-cell office:value-type="float" office:value="0.456601">
            <text:p>0,456601</text:p>
          </table:table-cell>
          <table:table-cell office:value-type="float" office:value="0.476275">
            <text:p>0,476275</text:p>
          </table:table-cell>
          <table:table-cell office:value-type="float" office:value="0.473064">
            <text:p>0,473064</text:p>
          </table:table-cell>
          <table:table-cell office:value-type="float" office:value="0.475277">
            <text:p>0,475277</text:p>
          </table:table-cell>
          <table:table-cell office:value-type="float" office:value="0.476547">
            <text:p>0,476547</text:p>
          </table:table-cell>
          <table:table-cell office:value-type="float" office:value="0.469515">
            <text:p>0,469515</text:p>
          </table:table-cell>
          <table:table-cell office:value-type="float" office:value="0.463488">
            <text:p>0,463488</text:p>
          </table:table-cell>
          <table:table-cell office:value-type="float" office:value="0.478717">
            <text:p>0,478717</text:p>
          </table:table-cell>
          <table:table-cell office:value-type="float" office:value="0.466152">
            <text:p>0,466152</text:p>
          </table:table-cell>
          <table:table-cell office:value-type="float" office:value="0.466643">
            <text:p>0,466643</text:p>
          </table:table-cell>
          <table:table-cell office:value-type="float" office:value="0.473752">
            <text:p>0,473752</text:p>
          </table:table-cell>
          <table:table-cell office:value-type="float" office:value="0.478874">
            <text:p>0,478874</text:p>
          </table:table-cell>
          <table:table-cell office:value-type="float" office:value="0.481065">
            <text:p>0,481065</text:p>
          </table:table-cell>
          <table:table-cell office:value-type="float" office:value="0.451545">
            <text:p>0,451545</text:p>
          </table:table-cell>
          <table:table-cell office:value-type="float" office:value="0.480379">
            <text:p>0,480379</text:p>
          </table:table-cell>
          <table:table-cell office:value-type="float" office:value="0.453754">
            <text:p>0,453754</text:p>
          </table:table-cell>
          <table:table-cell office:value-type="float" office:value="0.475049">
            <text:p>0,475049</text:p>
          </table:table-cell>
          <table:table-cell office:value-type="float" office:value="0.479791">
            <text:p>0,479791</text:p>
          </table:table-cell>
          <table:table-cell office:value-type="float" office:value="0.468393">
            <text:p>0,468393</text:p>
          </table:table-cell>
          <table:table-cell office:value-type="float" office:value="0.477568">
            <text:p>0,477568</text:p>
          </table:table-cell>
          <table:table-cell office:value-type="float" office:value="0.463948">
            <text:p>0,463948</text:p>
          </table:table-cell>
          <table:table-cell office:value-type="float" office:value="0.462934">
            <text:p>0,462934</text:p>
          </table:table-cell>
          <table:table-cell office:value-type="float" office:value="0.456355">
            <text:p>0,456355</text:p>
          </table:table-cell>
          <table:table-cell office:value-type="float" office:value="0.468026">
            <text:p>0,468026</text:p>
          </table:table-cell>
          <table:table-cell office:value-type="float" office:value="0.47552">
            <text:p>0,47552</text:p>
          </table:table-cell>
          <table:table-cell office:value-type="float" office:value="0.44323">
            <text:p>0,44323</text:p>
          </table:table-cell>
          <table:table-cell office:value-type="float" office:value="0.447176">
            <text:p>0,447176</text:p>
          </table:table-cell>
          <table:table-cell office:value-type="float" office:value="0.44137">
            <text:p>0,44137</text:p>
          </table:table-cell>
          <table:table-cell office:value-type="float" office:value="0.453441">
            <text:p>0,453441</text:p>
          </table:table-cell>
          <table:table-cell office:value-type="float" office:value="0.447484">
            <text:p>0,447484</text:p>
          </table:table-cell>
          <table:table-cell office:value-type="float" office:value="0.458753">
            <text:p>0,458753</text:p>
          </table:table-cell>
          <table:table-cell office:value-type="float" office:value="0.449735">
            <text:p>0,449735</text:p>
          </table:table-cell>
          <table:table-cell office:value-type="float" office:value="0.462851">
            <text:p>0,462851</text:p>
          </table:table-cell>
          <table:table-cell office:value-type="float" office:value="0.451878">
            <text:p>0,451878</text:p>
          </table:table-cell>
          <table:table-cell office:value-type="float" office:value="0.465651">
            <text:p>0,465651</text:p>
          </table:table-cell>
          <table:table-cell office:value-type="float" office:value="0.457872">
            <text:p>0,457872</text:p>
          </table:table-cell>
          <table:table-cell office:value-type="float" office:value="0.462562">
            <text:p>0,462562</text:p>
          </table:table-cell>
          <table:table-cell office:value-type="float" office:value="0.44803">
            <text:p>0,44803</text:p>
          </table:table-cell>
          <table:table-cell office:value-type="float" office:value="0.450283">
            <text:p>0,450283</text:p>
          </table:table-cell>
          <table:table-cell office:value-type="float" office:value="0.445218">
            <text:p>0,445218</text:p>
          </table:table-cell>
          <table:table-cell office:value-type="float" office:value="0.455708">
            <text:p>0,455708</text:p>
          </table:table-cell>
          <table:table-cell office:value-type="float" office:value="0.460118">
            <text:p>0,460118</text:p>
          </table:table-cell>
          <table:table-cell office:value-type="float" office:value="0.454926">
            <text:p>0,454926</text:p>
          </table:table-cell>
          <table:table-cell office:value-type="float" office:value="0.454028">
            <text:p>0,454028</text:p>
          </table:table-cell>
          <table:table-cell office:value-type="float" office:value="0.45306">
            <text:p>0,45306</text:p>
          </table:table-cell>
          <table:table-cell office:value-type="float" office:value="0.461661">
            <text:p>0,461661</text:p>
          </table:table-cell>
          <table:table-cell office:value-type="float" office:value="0.467628">
            <text:p>0,467628</text:p>
          </table:table-cell>
          <table:table-cell office:value-type="float" office:value="0.470043">
            <text:p>0,470043</text:p>
          </table:table-cell>
          <table:table-cell office:value-type="float" office:value="0.455">
            <text:p>0,455</text:p>
          </table:table-cell>
          <table:table-cell office:value-type="float" office:value="0.45828">
            <text:p>0,45828</text:p>
          </table:table-cell>
          <table:table-cell office:value-type="float" office:value="0.453812">
            <text:p>0,453812</text:p>
          </table:table-cell>
          <table:table-cell office:value-type="float" office:value="0.453103">
            <text:p>0,453103</text:p>
          </table:table-cell>
          <table:table-cell office:value-type="float" office:value="0.448473">
            <text:p>0,448473</text:p>
          </table:table-cell>
          <table:table-cell office:value-type="float" office:value="0.445365">
            <text:p>0,445365</text:p>
          </table:table-cell>
          <table:table-cell office:value-type="float" office:value="0.453658">
            <text:p>0,453658</text:p>
          </table:table-cell>
          <table:table-cell office:value-type="float" office:value="0.461021">
            <text:p>0,461021</text:p>
          </table:table-cell>
          <table:table-cell office:value-type="float" office:value="0.45075">
            <text:p>0,45075</text:p>
          </table:table-cell>
          <table:table-cell office:value-type="float" office:value="0.443264">
            <text:p>0,443264</text:p>
          </table:table-cell>
          <table:table-cell office:value-type="float" office:value="0.449213">
            <text:p>0,449213</text:p>
          </table:table-cell>
          <table:table-cell office:value-type="float" office:value="0.432803">
            <text:p>0,432803</text:p>
          </table:table-cell>
          <table:table-cell office:value-type="float" office:value="0.443051">
            <text:p>0,443051</text:p>
          </table:table-cell>
          <table:table-cell office:value-type="float" office:value="0.444915">
            <text:p>0,444915</text:p>
          </table:table-cell>
          <table:table-cell office:value-type="float" office:value="0.43795">
            <text:p>0,43795</text:p>
          </table:table-cell>
          <table:table-cell office:value-type="float" office:value="0.446881">
            <text:p>0,446881</text:p>
          </table:table-cell>
          <table:table-cell office:value-type="float" office:value="0.442872">
            <text:p>0,442872</text:p>
          </table:table-cell>
          <table:table-cell office:value-type="float" office:value="0.451034">
            <text:p>0,451034</text:p>
          </table:table-cell>
          <table:table-cell office:value-type="float" office:value="0.447217">
            <text:p>0,447217</text:p>
          </table:table-cell>
          <table:table-cell office:value-type="float" office:value="0.438862">
            <text:p>0,438862</text:p>
          </table:table-cell>
          <table:table-cell office:value-type="float" office:value="0.444885">
            <text:p>0,444885</text:p>
          </table:table-cell>
          <table:table-cell office:value-type="float" office:value="0.430787">
            <text:p>0,430787</text:p>
          </table:table-cell>
          <table:table-cell office:value-type="float" office:value="0.440352">
            <text:p>0,440352</text:p>
          </table:table-cell>
          <table:table-cell office:value-type="float" office:value="0.433308">
            <text:p>0,433308</text:p>
          </table:table-cell>
          <table:table-cell office:value-type="float" office:value="0.414088">
            <text:p>0,414088</text:p>
          </table:table-cell>
          <table:table-cell office:value-type="float" office:value="0.429199">
            <text:p>0,429199</text:p>
          </table:table-cell>
          <table:table-cell office:value-type="float" office:value="0.432975">
            <text:p>0,432975</text:p>
          </table:table-cell>
          <table:table-cell office:value-type="float" office:value="0.445613">
            <text:p>0,445613</text:p>
          </table:table-cell>
          <table:table-cell office:value-type="float" office:value="0.433673">
            <text:p>0,433673</text:p>
          </table:table-cell>
          <table:table-cell office:value-type="float" office:value="0.431427">
            <text:p>0,431427</text:p>
          </table:table-cell>
          <table:table-cell office:value-type="float" office:value="0.430693">
            <text:p>0,430693</text:p>
          </table:table-cell>
          <table:table-cell office:value-type="float" office:value="0.429239">
            <text:p>0,429239</text:p>
          </table:table-cell>
          <table:table-cell office:value-type="float" office:value="0.45106">
            <text:p>0,45106</text:p>
          </table:table-cell>
          <table:table-cell office:value-type="float" office:value="0.43287">
            <text:p>0,43287</text:p>
          </table:table-cell>
          <table:table-cell office:value-type="float" office:value="0.418371">
            <text:p>0,418371</text:p>
          </table:table-cell>
          <table:table-cell office:value-type="float" office:value="0.417687">
            <text:p>0,417687</text:p>
          </table:table-cell>
        </table:table-row>
        <table:table-row table:style-name="ro1">
          <table:table-cell table:number-columns-repeated="501"/>
        </table:table-row>
        <table:table-row table:style-name="ro1">
          <table:table-cell>
            <draw:frame table:end-cell-address="Arkusz1.G35" table:end-x="1.305cm" table:end-y="0.372cm" draw:z-index="0" draw:style-name="gr1" draw:text-style-name="P1" svg:width="13.364cm" svg:height="12.492cm" svg:x="0.045cm" svg:y="0.074cm">
              <draw:object draw:notify-on-update-of-ranges="Arkusz1.A1:Arkusz1.A1 Arkusz1.B1:Arkusz1.SG1 Arkusz1.A2:Arkusz1.A2 Arkusz1.B2:Arkusz1.SG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Arkusz1.O36" table:end-x="0.281cm" table:end-y="0.027cm" draw:z-index="1" draw:style-name="gr1" draw:text-style-name="P1" svg:width="13.021cm" svg:height="12.459cm" svg:x="1.445cm" svg:y="0.213cm">
              <draw:object draw:notify-on-update-of-ranges="Arkusz1.A3:Arkusz1.A3 Arkusz1.B3:Arkusz1.SG3 Arkusz1.A4:Arkusz1.A4 Arkusz1.B4:Arkusz1.SG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Arkusz1.V35" table:end-x="0.669cm" table:end-y="0.452cm" draw:z-index="2" draw:style-name="gr1" draw:text-style-name="P1" svg:width="12.744cm" svg:height="12.353cm" svg:x="0.336cm" svg:y="0.293cm">
              <draw:object draw:notify-on-update-of-ranges="Arkusz1.A5:Arkusz1.A5 Arkusz1.B5:Arkusz1.SG5 Arkusz1.A6:Arkusz1.A6 Arkusz1.B6:Arkusz1.SG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8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6.11.2016</text:date>, <text:time>13:03:4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6T13:03:44.16</dc:date>
    <dc:creator>Szymon Durak</dc:creator>
    <meta:generator>OpenOffice/4.1.2$Win32 OpenOffice.org_project/412m3$Build-9782</meta:generator>
    <meta:editing-duration>PT3M16S</meta:editing-duration>
    <meta:editing-cycles>2</meta:editing-cycles>
    <meta:document-statistic meta:table-count="1" meta:cell-count="300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65cm" svg:height="12.493cm" xlink:href=".." xlink:type="simple" chart:class="chart:line" chart:style-name="ch1">
        <chart:title svg:x="6.136cm" svg:y="0.385cm" chart:style-name="ch2">
          <text:p>MSE</text:p>
        </chart:title>
        <chart:subtitle svg:x="5.752cm" svg:y="1.413cm" chart:style-name="ch3">
          <text:p>Network 1</text:p>
        </chart:subtitle>
        <chart:legend chart:legend-position="bottom" svg:x="2.809cm" svg:y="11.684cm" style:legend-expansion="wide" chart:style-name="ch4"/>
        <chart:plot-area chart:style-name="ch5" table:cell-range-address="Arkusz1.A1:Arkusz1.SG2" chart:data-source-has-labels="column" svg:x="0.717cm" svg:y="2.594cm" svg:width="12.114cm" svg:height="8.421cm">
          <chartooo:coordinate-region svg:x="1.444cm" svg:y="2.807cm" svg:width="11.219cm" svg:height="7.111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Arkusz1.B1:Arkusz1.SG1" chart:label-cell-address="Arkusz1.A1:Arkusz1.A1" chart:class="chart:line">
            <chart:data-point chart:repeated="500"/>
          </chart:series>
          <chart:series chart:style-name="ch9" chart:values-cell-range-address="Arkusz1.B2:Arkusz1.SG2" chart:label-cell-address="Arkusz1.A2:Arkusz1.A2" chart:class="chart:line">
            <chart:data-point chart:repeated="5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Training Set Error</text:p>
                <draw:g>
                  <svg:desc>Arkusz1.A1:Arkusz1.A1</svg:desc>
                </draw:g>
              </table:table-cell>
              <table:table-cell office:value-type="float" office:value="1.532782">
                <text:p>1.532782</text:p>
                <draw:g>
                  <svg:desc>Arkusz1.B1:Arkusz1.SG1</svg:desc>
                </draw:g>
              </table:table-cell>
              <table:table-cell office:value-type="float" office:value="1.449157">
                <text:p>1.449157</text:p>
              </table:table-cell>
              <table:table-cell office:value-type="float" office:value="1.39574">
                <text:p>1.39574</text:p>
              </table:table-cell>
              <table:table-cell office:value-type="float" office:value="1.346719">
                <text:p>1.346719</text:p>
              </table:table-cell>
              <table:table-cell office:value-type="float" office:value="1.2948">
                <text:p>1.2948</text:p>
              </table:table-cell>
              <table:table-cell office:value-type="float" office:value="1.227139">
                <text:p>1.227139</text:p>
              </table:table-cell>
              <table:table-cell office:value-type="float" office:value="1.158037">
                <text:p>1.158037</text:p>
              </table:table-cell>
              <table:table-cell office:value-type="float" office:value="1.119723">
                <text:p>1.119723</text:p>
              </table:table-cell>
              <table:table-cell office:value-type="float" office:value="1.086623">
                <text:p>1.086623</text:p>
              </table:table-cell>
              <table:table-cell office:value-type="float" office:value="1.054387">
                <text:p>1.054387</text:p>
              </table:table-cell>
              <table:table-cell office:value-type="float" office:value="1.014006">
                <text:p>1.014006</text:p>
              </table:table-cell>
              <table:table-cell office:value-type="float" office:value="0.982127">
                <text:p>0.982127</text:p>
              </table:table-cell>
              <table:table-cell office:value-type="float" office:value="0.943463">
                <text:p>0.943463</text:p>
              </table:table-cell>
              <table:table-cell office:value-type="float" office:value="0.913848">
                <text:p>0.913848</text:p>
              </table:table-cell>
              <table:table-cell office:value-type="float" office:value="0.890915">
                <text:p>0.890915</text:p>
              </table:table-cell>
              <table:table-cell office:value-type="float" office:value="0.861734">
                <text:p>0.861734</text:p>
              </table:table-cell>
              <table:table-cell office:value-type="float" office:value="0.851712">
                <text:p>0.851712</text:p>
              </table:table-cell>
              <table:table-cell office:value-type="float" office:value="0.815884">
                <text:p>0.815884</text:p>
              </table:table-cell>
              <table:table-cell office:value-type="float" office:value="0.791027">
                <text:p>0.791027</text:p>
              </table:table-cell>
              <table:table-cell office:value-type="float" office:value="0.773793">
                <text:p>0.773793</text:p>
              </table:table-cell>
              <table:table-cell office:value-type="float" office:value="0.761502">
                <text:p>0.761502</text:p>
              </table:table-cell>
              <table:table-cell office:value-type="float" office:value="0.737824">
                <text:p>0.737824</text:p>
              </table:table-cell>
              <table:table-cell office:value-type="float" office:value="0.724458">
                <text:p>0.724458</text:p>
              </table:table-cell>
              <table:table-cell office:value-type="float" office:value="0.709866">
                <text:p>0.709866</text:p>
              </table:table-cell>
              <table:table-cell office:value-type="float" office:value="0.701423">
                <text:p>0.701423</text:p>
              </table:table-cell>
              <table:table-cell office:value-type="float" office:value="0.675216">
                <text:p>0.675216</text:p>
              </table:table-cell>
              <table:table-cell office:value-type="float" office:value="0.666927">
                <text:p>0.666927</text:p>
              </table:table-cell>
              <table:table-cell office:value-type="float" office:value="0.664309">
                <text:p>0.664309</text:p>
              </table:table-cell>
              <table:table-cell office:value-type="float" office:value="0.647609">
                <text:p>0.647609</text:p>
              </table:table-cell>
              <table:table-cell office:value-type="float" office:value="0.637396">
                <text:p>0.637396</text:p>
              </table:table-cell>
              <table:table-cell office:value-type="float" office:value="0.631568">
                <text:p>0.631568</text:p>
              </table:table-cell>
              <table:table-cell office:value-type="float" office:value="0.620785">
                <text:p>0.620785</text:p>
              </table:table-cell>
              <table:table-cell office:value-type="float" office:value="0.609924">
                <text:p>0.609924</text:p>
              </table:table-cell>
              <table:table-cell office:value-type="float" office:value="0.599892">
                <text:p>0.599892</text:p>
              </table:table-cell>
              <table:table-cell office:value-type="float" office:value="0.590927">
                <text:p>0.590927</text:p>
              </table:table-cell>
              <table:table-cell office:value-type="float" office:value="0.588515">
                <text:p>0.588515</text:p>
              </table:table-cell>
              <table:table-cell office:value-type="float" office:value="0.576442">
                <text:p>0.576442</text:p>
              </table:table-cell>
              <table:table-cell office:value-type="float" office:value="0.577875">
                <text:p>0.577875</text:p>
              </table:table-cell>
              <table:table-cell office:value-type="float" office:value="0.566148">
                <text:p>0.566148</text:p>
              </table:table-cell>
              <table:table-cell office:value-type="float" office:value="0.565998">
                <text:p>0.565998</text:p>
              </table:table-cell>
              <table:table-cell office:value-type="float" office:value="0.560759">
                <text:p>0.560759</text:p>
              </table:table-cell>
              <table:table-cell office:value-type="float" office:value="0.561665">
                <text:p>0.561665</text:p>
              </table:table-cell>
              <table:table-cell office:value-type="float" office:value="0.556757">
                <text:p>0.556757</text:p>
              </table:table-cell>
              <table:table-cell office:value-type="float" office:value="0.541557">
                <text:p>0.541557</text:p>
              </table:table-cell>
              <table:table-cell office:value-type="float" office:value="0.537695">
                <text:p>0.537695</text:p>
              </table:table-cell>
              <table:table-cell office:value-type="float" office:value="0.539128">
                <text:p>0.539128</text:p>
              </table:table-cell>
              <table:table-cell office:value-type="float" office:value="0.534388">
                <text:p>0.534388</text:p>
              </table:table-cell>
              <table:table-cell office:value-type="float" office:value="0.526815">
                <text:p>0.526815</text:p>
              </table:table-cell>
              <table:table-cell office:value-type="float" office:value="0.526592">
                <text:p>0.526592</text:p>
              </table:table-cell>
              <table:table-cell office:value-type="float" office:value="0.526405">
                <text:p>0.526405</text:p>
              </table:table-cell>
              <table:table-cell office:value-type="float" office:value="0.519557">
                <text:p>0.519557</text:p>
              </table:table-cell>
              <table:table-cell office:value-type="float" office:value="0.519466">
                <text:p>0.519466</text:p>
              </table:table-cell>
              <table:table-cell office:value-type="float" office:value="0.525576">
                <text:p>0.525576</text:p>
              </table:table-cell>
              <table:table-cell office:value-type="float" office:value="0.523678">
                <text:p>0.523678</text:p>
              </table:table-cell>
              <table:table-cell office:value-type="float" office:value="0.52234">
                <text:p>0.52234</text:p>
              </table:table-cell>
              <table:table-cell office:value-type="float" office:value="0.510193">
                <text:p>0.510193</text:p>
              </table:table-cell>
              <table:table-cell office:value-type="float" office:value="0.50499">
                <text:p>0.50499</text:p>
              </table:table-cell>
              <table:table-cell office:value-type="float" office:value="0.511926">
                <text:p>0.511926</text:p>
              </table:table-cell>
              <table:table-cell office:value-type="float" office:value="0.505135">
                <text:p>0.505135</text:p>
              </table:table-cell>
              <table:table-cell office:value-type="float" office:value="0.503349">
                <text:p>0.503349</text:p>
              </table:table-cell>
              <table:table-cell office:value-type="float" office:value="0.50455">
                <text:p>0.50455</text:p>
              </table:table-cell>
              <table:table-cell office:value-type="float" office:value="0.497554">
                <text:p>0.497554</text:p>
              </table:table-cell>
              <table:table-cell office:value-type="float" office:value="0.497747">
                <text:p>0.497747</text:p>
              </table:table-cell>
              <table:table-cell office:value-type="float" office:value="0.497887">
                <text:p>0.497887</text:p>
              </table:table-cell>
              <table:table-cell office:value-type="float" office:value="0.504383">
                <text:p>0.504383</text:p>
              </table:table-cell>
              <table:table-cell office:value-type="float" office:value="0.493454">
                <text:p>0.493454</text:p>
              </table:table-cell>
              <table:table-cell office:value-type="float" office:value="0.497776">
                <text:p>0.497776</text:p>
              </table:table-cell>
              <table:table-cell office:value-type="float" office:value="0.492697">
                <text:p>0.492697</text:p>
              </table:table-cell>
              <table:table-cell office:value-type="float" office:value="0.500713">
                <text:p>0.500713</text:p>
              </table:table-cell>
              <table:table-cell office:value-type="float" office:value="0.490086">
                <text:p>0.490086</text:p>
              </table:table-cell>
              <table:table-cell office:value-type="float" office:value="0.484782">
                <text:p>0.484782</text:p>
              </table:table-cell>
              <table:table-cell office:value-type="float" office:value="0.500894">
                <text:p>0.500894</text:p>
              </table:table-cell>
              <table:table-cell office:value-type="float" office:value="0.494438">
                <text:p>0.494438</text:p>
              </table:table-cell>
              <table:table-cell office:value-type="float" office:value="0.488274">
                <text:p>0.488274</text:p>
              </table:table-cell>
              <table:table-cell office:value-type="float" office:value="0.485622">
                <text:p>0.485622</text:p>
              </table:table-cell>
              <table:table-cell office:value-type="float" office:value="0.493927">
                <text:p>0.493927</text:p>
              </table:table-cell>
              <table:table-cell office:value-type="float" office:value="0.485742">
                <text:p>0.485742</text:p>
              </table:table-cell>
              <table:table-cell office:value-type="float" office:value="0.484067">
                <text:p>0.484067</text:p>
              </table:table-cell>
              <table:table-cell office:value-type="float" office:value="0.486108">
                <text:p>0.486108</text:p>
              </table:table-cell>
              <table:table-cell office:value-type="float" office:value="0.480426">
                <text:p>0.480426</text:p>
              </table:table-cell>
              <table:table-cell office:value-type="float" office:value="0.481387">
                <text:p>0.481387</text:p>
              </table:table-cell>
              <table:table-cell office:value-type="float" office:value="0.480313">
                <text:p>0.480313</text:p>
              </table:table-cell>
              <table:table-cell office:value-type="float" office:value="0.483546">
                <text:p>0.483546</text:p>
              </table:table-cell>
              <table:table-cell office:value-type="float" office:value="0.4811">
                <text:p>0.4811</text:p>
              </table:table-cell>
              <table:table-cell office:value-type="float" office:value="0.472448">
                <text:p>0.472448</text:p>
              </table:table-cell>
              <table:table-cell office:value-type="float" office:value="0.483751">
                <text:p>0.483751</text:p>
              </table:table-cell>
              <table:table-cell office:value-type="float" office:value="0.481732">
                <text:p>0.481732</text:p>
              </table:table-cell>
              <table:table-cell office:value-type="float" office:value="0.478297">
                <text:p>0.478297</text:p>
              </table:table-cell>
              <table:table-cell office:value-type="float" office:value="0.47339">
                <text:p>0.47339</text:p>
              </table:table-cell>
              <table:table-cell office:value-type="float" office:value="0.476437">
                <text:p>0.476437</text:p>
              </table:table-cell>
              <table:table-cell office:value-type="float" office:value="0.481069">
                <text:p>0.481069</text:p>
              </table:table-cell>
              <table:table-cell office:value-type="float" office:value="0.474179">
                <text:p>0.474179</text:p>
              </table:table-cell>
              <table:table-cell office:value-type="float" office:value="0.47926">
                <text:p>0.47926</text:p>
              </table:table-cell>
              <table:table-cell office:value-type="float" office:value="0.472385">
                <text:p>0.472385</text:p>
              </table:table-cell>
              <table:table-cell office:value-type="float" office:value="0.471605">
                <text:p>0.471605</text:p>
              </table:table-cell>
              <table:table-cell office:value-type="float" office:value="0.468858">
                <text:p>0.468858</text:p>
              </table:table-cell>
              <table:table-cell office:value-type="float" office:value="0.472413">
                <text:p>0.472413</text:p>
              </table:table-cell>
              <table:table-cell office:value-type="float" office:value="0.468591">
                <text:p>0.468591</text:p>
              </table:table-cell>
              <table:table-cell office:value-type="float" office:value="0.471206">
                <text:p>0.471206</text:p>
              </table:table-cell>
              <table:table-cell office:value-type="float" office:value="0.468832">
                <text:p>0.468832</text:p>
              </table:table-cell>
              <table:table-cell office:value-type="float" office:value="0.476837">
                <text:p>0.476837</text:p>
              </table:table-cell>
              <table:table-cell office:value-type="float" office:value="0.478356">
                <text:p>0.478356</text:p>
              </table:table-cell>
              <table:table-cell office:value-type="float" office:value="0.468402">
                <text:p>0.468402</text:p>
              </table:table-cell>
              <table:table-cell office:value-type="float" office:value="0.46901">
                <text:p>0.46901</text:p>
              </table:table-cell>
              <table:table-cell office:value-type="float" office:value="0.467488">
                <text:p>0.467488</text:p>
              </table:table-cell>
              <table:table-cell office:value-type="float" office:value="0.464976">
                <text:p>0.464976</text:p>
              </table:table-cell>
              <table:table-cell office:value-type="float" office:value="0.467835">
                <text:p>0.467835</text:p>
              </table:table-cell>
              <table:table-cell office:value-type="float" office:value="0.457633">
                <text:p>0.457633</text:p>
              </table:table-cell>
              <table:table-cell office:value-type="float" office:value="0.468278">
                <text:p>0.468278</text:p>
              </table:table-cell>
              <table:table-cell office:value-type="float" office:value="0.465036">
                <text:p>0.465036</text:p>
              </table:table-cell>
              <table:table-cell office:value-type="float" office:value="0.459474">
                <text:p>0.459474</text:p>
              </table:table-cell>
              <table:table-cell office:value-type="float" office:value="0.458634">
                <text:p>0.458634</text:p>
              </table:table-cell>
              <table:table-cell office:value-type="float" office:value="0.462418">
                <text:p>0.462418</text:p>
              </table:table-cell>
              <table:table-cell office:value-type="float" office:value="0.459447">
                <text:p>0.459447</text:p>
              </table:table-cell>
              <table:table-cell office:value-type="float" office:value="0.460078">
                <text:p>0.460078</text:p>
              </table:table-cell>
              <table:table-cell office:value-type="float" office:value="0.459442">
                <text:p>0.459442</text:p>
              </table:table-cell>
              <table:table-cell office:value-type="float" office:value="0.458852">
                <text:p>0.458852</text:p>
              </table:table-cell>
              <table:table-cell office:value-type="float" office:value="0.456759">
                <text:p>0.456759</text:p>
              </table:table-cell>
              <table:table-cell office:value-type="float" office:value="0.462074">
                <text:p>0.462074</text:p>
              </table:table-cell>
              <table:table-cell office:value-type="float" office:value="0.452658">
                <text:p>0.452658</text:p>
              </table:table-cell>
              <table:table-cell office:value-type="float" office:value="0.458025">
                <text:p>0.458025</text:p>
              </table:table-cell>
              <table:table-cell office:value-type="float" office:value="0.46078">
                <text:p>0.46078</text:p>
              </table:table-cell>
              <table:table-cell office:value-type="float" office:value="0.455659">
                <text:p>0.455659</text:p>
              </table:table-cell>
              <table:table-cell office:value-type="float" office:value="0.453556">
                <text:p>0.453556</text:p>
              </table:table-cell>
              <table:table-cell office:value-type="float" office:value="0.457821">
                <text:p>0.457821</text:p>
              </table:table-cell>
              <table:table-cell office:value-type="float" office:value="0.459326">
                <text:p>0.459326</text:p>
              </table:table-cell>
              <table:table-cell office:value-type="float" office:value="0.454839">
                <text:p>0.454839</text:p>
              </table:table-cell>
              <table:table-cell office:value-type="float" office:value="0.461376">
                <text:p>0.461376</text:p>
              </table:table-cell>
              <table:table-cell office:value-type="float" office:value="0.462669">
                <text:p>0.462669</text:p>
              </table:table-cell>
              <table:table-cell office:value-type="float" office:value="0.449411">
                <text:p>0.449411</text:p>
              </table:table-cell>
              <table:table-cell office:value-type="float" office:value="0.454596">
                <text:p>0.454596</text:p>
              </table:table-cell>
              <table:table-cell office:value-type="float" office:value="0.448818">
                <text:p>0.448818</text:p>
              </table:table-cell>
              <table:table-cell office:value-type="float" office:value="0.456819">
                <text:p>0.456819</text:p>
              </table:table-cell>
              <table:table-cell office:value-type="float" office:value="0.450327">
                <text:p>0.450327</text:p>
              </table:table-cell>
              <table:table-cell office:value-type="float" office:value="0.452223">
                <text:p>0.452223</text:p>
              </table:table-cell>
              <table:table-cell office:value-type="float" office:value="0.451834">
                <text:p>0.451834</text:p>
              </table:table-cell>
              <table:table-cell office:value-type="float" office:value="0.447559">
                <text:p>0.447559</text:p>
              </table:table-cell>
              <table:table-cell office:value-type="float" office:value="0.444753">
                <text:p>0.444753</text:p>
              </table:table-cell>
              <table:table-cell office:value-type="float" office:value="0.442735">
                <text:p>0.442735</text:p>
              </table:table-cell>
              <table:table-cell office:value-type="float" office:value="0.448303">
                <text:p>0.448303</text:p>
              </table:table-cell>
              <table:table-cell office:value-type="float" office:value="0.447095">
                <text:p>0.447095</text:p>
              </table:table-cell>
              <table:table-cell office:value-type="float" office:value="0.444163">
                <text:p>0.444163</text:p>
              </table:table-cell>
              <table:table-cell office:value-type="float" office:value="0.445327">
                <text:p>0.445327</text:p>
              </table:table-cell>
              <table:table-cell office:value-type="float" office:value="0.445277">
                <text:p>0.445277</text:p>
              </table:table-cell>
              <table:table-cell office:value-type="float" office:value="0.444589">
                <text:p>0.444589</text:p>
              </table:table-cell>
              <table:table-cell office:value-type="float" office:value="0.444355">
                <text:p>0.444355</text:p>
              </table:table-cell>
              <table:table-cell office:value-type="float" office:value="0.449917">
                <text:p>0.449917</text:p>
              </table:table-cell>
              <table:table-cell office:value-type="float" office:value="0.440874">
                <text:p>0.440874</text:p>
              </table:table-cell>
              <table:table-cell office:value-type="float" office:value="0.449328">
                <text:p>0.449328</text:p>
              </table:table-cell>
              <table:table-cell office:value-type="float" office:value="0.438755">
                <text:p>0.438755</text:p>
              </table:table-cell>
              <table:table-cell office:value-type="float" office:value="0.445367">
                <text:p>0.445367</text:p>
              </table:table-cell>
              <table:table-cell office:value-type="float" office:value="0.443534">
                <text:p>0.443534</text:p>
              </table:table-cell>
              <table:table-cell office:value-type="float" office:value="0.449694">
                <text:p>0.449694</text:p>
              </table:table-cell>
              <table:table-cell office:value-type="float" office:value="0.440142">
                <text:p>0.440142</text:p>
              </table:table-cell>
              <table:table-cell office:value-type="float" office:value="0.436633">
                <text:p>0.436633</text:p>
              </table:table-cell>
              <table:table-cell office:value-type="float" office:value="0.44012">
                <text:p>0.44012</text:p>
              </table:table-cell>
              <table:table-cell office:value-type="float" office:value="0.435857">
                <text:p>0.435857</text:p>
              </table:table-cell>
              <table:table-cell office:value-type="float" office:value="0.440937">
                <text:p>0.440937</text:p>
              </table:table-cell>
              <table:table-cell office:value-type="float" office:value="0.442221">
                <text:p>0.442221</text:p>
              </table:table-cell>
              <table:table-cell office:value-type="float" office:value="0.439009">
                <text:p>0.439009</text:p>
              </table:table-cell>
              <table:table-cell office:value-type="float" office:value="0.435242">
                <text:p>0.435242</text:p>
              </table:table-cell>
              <table:table-cell office:value-type="float" office:value="0.441636">
                <text:p>0.441636</text:p>
              </table:table-cell>
              <table:table-cell office:value-type="float" office:value="0.439953">
                <text:p>0.439953</text:p>
              </table:table-cell>
              <table:table-cell office:value-type="float" office:value="0.438847">
                <text:p>0.438847</text:p>
              </table:table-cell>
              <table:table-cell office:value-type="float" office:value="0.439283">
                <text:p>0.439283</text:p>
              </table:table-cell>
              <table:table-cell office:value-type="float" office:value="0.443921">
                <text:p>0.443921</text:p>
              </table:table-cell>
              <table:table-cell office:value-type="float" office:value="0.433066">
                <text:p>0.433066</text:p>
              </table:table-cell>
              <table:table-cell office:value-type="float" office:value="0.43016">
                <text:p>0.43016</text:p>
              </table:table-cell>
              <table:table-cell office:value-type="float" office:value="0.428297">
                <text:p>0.428297</text:p>
              </table:table-cell>
              <table:table-cell office:value-type="float" office:value="0.43716">
                <text:p>0.43716</text:p>
              </table:table-cell>
              <table:table-cell office:value-type="float" office:value="0.432145">
                <text:p>0.432145</text:p>
              </table:table-cell>
              <table:table-cell office:value-type="float" office:value="0.435837">
                <text:p>0.435837</text:p>
              </table:table-cell>
              <table:table-cell office:value-type="float" office:value="0.434492">
                <text:p>0.434492</text:p>
              </table:table-cell>
              <table:table-cell office:value-type="float" office:value="0.431873">
                <text:p>0.431873</text:p>
              </table:table-cell>
              <table:table-cell office:value-type="float" office:value="0.423011">
                <text:p>0.423011</text:p>
              </table:table-cell>
              <table:table-cell office:value-type="float" office:value="0.431268">
                <text:p>0.431268</text:p>
              </table:table-cell>
              <table:table-cell office:value-type="float" office:value="0.430178">
                <text:p>0.430178</text:p>
              </table:table-cell>
              <table:table-cell office:value-type="float" office:value="0.437826">
                <text:p>0.437826</text:p>
              </table:table-cell>
              <table:table-cell office:value-type="float" office:value="0.4344">
                <text:p>0.4344</text:p>
              </table:table-cell>
              <table:table-cell office:value-type="float" office:value="0.423071">
                <text:p>0.423071</text:p>
              </table:table-cell>
              <table:table-cell office:value-type="float" office:value="0.426558">
                <text:p>0.426558</text:p>
              </table:table-cell>
              <table:table-cell office:value-type="float" office:value="0.422998">
                <text:p>0.422998</text:p>
              </table:table-cell>
              <table:table-cell office:value-type="float" office:value="0.429339">
                <text:p>0.429339</text:p>
              </table:table-cell>
              <table:table-cell office:value-type="float" office:value="0.421284">
                <text:p>0.421284</text:p>
              </table:table-cell>
              <table:table-cell office:value-type="float" office:value="0.42378">
                <text:p>0.42378</text:p>
              </table:table-cell>
              <table:table-cell office:value-type="float" office:value="0.422154">
                <text:p>0.422154</text:p>
              </table:table-cell>
              <table:table-cell office:value-type="float" office:value="0.419924">
                <text:p>0.419924</text:p>
              </table:table-cell>
              <table:table-cell office:value-type="float" office:value="0.419975">
                <text:p>0.419975</text:p>
              </table:table-cell>
              <table:table-cell office:value-type="float" office:value="0.421739">
                <text:p>0.421739</text:p>
              </table:table-cell>
              <table:table-cell office:value-type="float" office:value="0.427166">
                <text:p>0.427166</text:p>
              </table:table-cell>
              <table:table-cell office:value-type="float" office:value="0.422409">
                <text:p>0.422409</text:p>
              </table:table-cell>
              <table:table-cell office:value-type="float" office:value="0.427023">
                <text:p>0.427023</text:p>
              </table:table-cell>
              <table:table-cell office:value-type="float" office:value="0.421415">
                <text:p>0.421415</text:p>
              </table:table-cell>
              <table:table-cell office:value-type="float" office:value="0.424328">
                <text:p>0.424328</text:p>
              </table:table-cell>
              <table:table-cell office:value-type="float" office:value="0.415767">
                <text:p>0.415767</text:p>
              </table:table-cell>
              <table:table-cell office:value-type="float" office:value="0.424896">
                <text:p>0.424896</text:p>
              </table:table-cell>
              <table:table-cell office:value-type="float" office:value="0.40911">
                <text:p>0.40911</text:p>
              </table:table-cell>
              <table:table-cell office:value-type="float" office:value="0.425092">
                <text:p>0.425092</text:p>
              </table:table-cell>
              <table:table-cell office:value-type="float" office:value="0.414439">
                <text:p>0.414439</text:p>
              </table:table-cell>
              <table:table-cell office:value-type="float" office:value="0.418304">
                <text:p>0.418304</text:p>
              </table:table-cell>
              <table:table-cell office:value-type="float" office:value="0.420058">
                <text:p>0.420058</text:p>
              </table:table-cell>
              <table:table-cell office:value-type="float" office:value="0.409893">
                <text:p>0.409893</text:p>
              </table:table-cell>
              <table:table-cell office:value-type="float" office:value="0.421547">
                <text:p>0.421547</text:p>
              </table:table-cell>
              <table:table-cell office:value-type="float" office:value="0.415538">
                <text:p>0.415538</text:p>
              </table:table-cell>
              <table:table-cell office:value-type="float" office:value="0.421118">
                <text:p>0.421118</text:p>
              </table:table-cell>
              <table:table-cell office:value-type="float" office:value="0.413647">
                <text:p>0.413647</text:p>
              </table:table-cell>
              <table:table-cell office:value-type="float" office:value="0.413658">
                <text:p>0.413658</text:p>
              </table:table-cell>
              <table:table-cell office:value-type="float" office:value="0.414533">
                <text:p>0.414533</text:p>
              </table:table-cell>
              <table:table-cell office:value-type="float" office:value="0.417836">
                <text:p>0.417836</text:p>
              </table:table-cell>
              <table:table-cell office:value-type="float" office:value="0.410625">
                <text:p>0.410625</text:p>
              </table:table-cell>
              <table:table-cell office:value-type="float" office:value="0.419301">
                <text:p>0.419301</text:p>
              </table:table-cell>
              <table:table-cell office:value-type="float" office:value="0.415748">
                <text:p>0.415748</text:p>
              </table:table-cell>
              <table:table-cell office:value-type="float" office:value="0.413743">
                <text:p>0.413743</text:p>
              </table:table-cell>
              <table:table-cell office:value-type="float" office:value="0.410338">
                <text:p>0.410338</text:p>
              </table:table-cell>
              <table:table-cell office:value-type="float" office:value="0.402377">
                <text:p>0.402377</text:p>
              </table:table-cell>
              <table:table-cell office:value-type="float" office:value="0.409227">
                <text:p>0.409227</text:p>
              </table:table-cell>
              <table:table-cell office:value-type="float" office:value="0.409188">
                <text:p>0.409188</text:p>
              </table:table-cell>
              <table:table-cell office:value-type="float" office:value="0.41116">
                <text:p>0.41116</text:p>
              </table:table-cell>
              <table:table-cell office:value-type="float" office:value="0.406977">
                <text:p>0.406977</text:p>
              </table:table-cell>
              <table:table-cell office:value-type="float" office:value="0.410398">
                <text:p>0.410398</text:p>
              </table:table-cell>
              <table:table-cell office:value-type="float" office:value="0.401168">
                <text:p>0.401168</text:p>
              </table:table-cell>
              <table:table-cell office:value-type="float" office:value="0.405021">
                <text:p>0.405021</text:p>
              </table:table-cell>
              <table:table-cell office:value-type="float" office:value="0.399199">
                <text:p>0.399199</text:p>
              </table:table-cell>
              <table:table-cell office:value-type="float" office:value="0.404856">
                <text:p>0.404856</text:p>
              </table:table-cell>
              <table:table-cell office:value-type="float" office:value="0.414333">
                <text:p>0.414333</text:p>
              </table:table-cell>
              <table:table-cell office:value-type="float" office:value="0.410365">
                <text:p>0.410365</text:p>
              </table:table-cell>
              <table:table-cell office:value-type="float" office:value="0.406858">
                <text:p>0.406858</text:p>
              </table:table-cell>
              <table:table-cell office:value-type="float" office:value="0.403806">
                <text:p>0.403806</text:p>
              </table:table-cell>
              <table:table-cell office:value-type="float" office:value="0.398261">
                <text:p>0.398261</text:p>
              </table:table-cell>
              <table:table-cell office:value-type="float" office:value="0.40695">
                <text:p>0.40695</text:p>
              </table:table-cell>
              <table:table-cell office:value-type="float" office:value="0.406532">
                <text:p>0.406532</text:p>
              </table:table-cell>
              <table:table-cell office:value-type="float" office:value="0.404821">
                <text:p>0.404821</text:p>
              </table:table-cell>
              <table:table-cell office:value-type="float" office:value="0.403096">
                <text:p>0.403096</text:p>
              </table:table-cell>
              <table:table-cell office:value-type="float" office:value="0.404188">
                <text:p>0.404188</text:p>
              </table:table-cell>
              <table:table-cell office:value-type="float" office:value="0.401384">
                <text:p>0.401384</text:p>
              </table:table-cell>
              <table:table-cell office:value-type="float" office:value="0.400777">
                <text:p>0.400777</text:p>
              </table:table-cell>
              <table:table-cell office:value-type="float" office:value="0.398639">
                <text:p>0.398639</text:p>
              </table:table-cell>
              <table:table-cell office:value-type="float" office:value="0.399555">
                <text:p>0.399555</text:p>
              </table:table-cell>
              <table:table-cell office:value-type="float" office:value="0.396728">
                <text:p>0.396728</text:p>
              </table:table-cell>
              <table:table-cell office:value-type="float" office:value="0.400097">
                <text:p>0.400097</text:p>
              </table:table-cell>
              <table:table-cell office:value-type="float" office:value="0.400419">
                <text:p>0.400419</text:p>
              </table:table-cell>
              <table:table-cell office:value-type="float" office:value="0.399797">
                <text:p>0.399797</text:p>
              </table:table-cell>
              <table:table-cell office:value-type="float" office:value="0.405268">
                <text:p>0.405268</text:p>
              </table:table-cell>
              <table:table-cell office:value-type="float" office:value="0.397188">
                <text:p>0.397188</text:p>
              </table:table-cell>
              <table:table-cell office:value-type="float" office:value="0.399226">
                <text:p>0.399226</text:p>
              </table:table-cell>
              <table:table-cell office:value-type="float" office:value="0.40121">
                <text:p>0.40121</text:p>
              </table:table-cell>
              <table:table-cell office:value-type="float" office:value="0.406822">
                <text:p>0.406822</text:p>
              </table:table-cell>
              <table:table-cell office:value-type="float" office:value="0.398266">
                <text:p>0.398266</text:p>
              </table:table-cell>
              <table:table-cell office:value-type="float" office:value="0.396678">
                <text:p>0.396678</text:p>
              </table:table-cell>
              <table:table-cell office:value-type="float" office:value="0.396999">
                <text:p>0.396999</text:p>
              </table:table-cell>
              <table:table-cell office:value-type="float" office:value="0.3975">
                <text:p>0.3975</text:p>
              </table:table-cell>
              <table:table-cell office:value-type="float" office:value="0.392669">
                <text:p>0.392669</text:p>
              </table:table-cell>
              <table:table-cell office:value-type="float" office:value="0.391455">
                <text:p>0.391455</text:p>
              </table:table-cell>
              <table:table-cell office:value-type="float" office:value="0.397021">
                <text:p>0.397021</text:p>
              </table:table-cell>
              <table:table-cell office:value-type="float" office:value="0.397042">
                <text:p>0.397042</text:p>
              </table:table-cell>
              <table:table-cell office:value-type="float" office:value="0.390895">
                <text:p>0.390895</text:p>
              </table:table-cell>
              <table:table-cell office:value-type="float" office:value="0.394517">
                <text:p>0.394517</text:p>
              </table:table-cell>
              <table:table-cell office:value-type="float" office:value="0.392634">
                <text:p>0.392634</text:p>
              </table:table-cell>
              <table:table-cell office:value-type="float" office:value="0.38739">
                <text:p>0.38739</text:p>
              </table:table-cell>
              <table:table-cell office:value-type="float" office:value="0.390771">
                <text:p>0.390771</text:p>
              </table:table-cell>
              <table:table-cell office:value-type="float" office:value="0.395562">
                <text:p>0.395562</text:p>
              </table:table-cell>
              <table:table-cell office:value-type="float" office:value="0.388275">
                <text:p>0.388275</text:p>
              </table:table-cell>
              <table:table-cell office:value-type="float" office:value="0.388422">
                <text:p>0.388422</text:p>
              </table:table-cell>
              <table:table-cell office:value-type="float" office:value="0.387762">
                <text:p>0.387762</text:p>
              </table:table-cell>
              <table:table-cell office:value-type="float" office:value="0.389719">
                <text:p>0.389719</text:p>
              </table:table-cell>
              <table:table-cell office:value-type="float" office:value="0.384638">
                <text:p>0.384638</text:p>
              </table:table-cell>
              <table:table-cell office:value-type="float" office:value="0.389496">
                <text:p>0.389496</text:p>
              </table:table-cell>
              <table:table-cell office:value-type="float" office:value="0.388793">
                <text:p>0.388793</text:p>
              </table:table-cell>
              <table:table-cell office:value-type="float" office:value="0.387626">
                <text:p>0.387626</text:p>
              </table:table-cell>
              <table:table-cell office:value-type="float" office:value="0.390366">
                <text:p>0.390366</text:p>
              </table:table-cell>
              <table:table-cell office:value-type="float" office:value="0.380735">
                <text:p>0.380735</text:p>
              </table:table-cell>
              <table:table-cell office:value-type="float" office:value="0.384012">
                <text:p>0.384012</text:p>
              </table:table-cell>
              <table:table-cell office:value-type="float" office:value="0.385459">
                <text:p>0.385459</text:p>
              </table:table-cell>
              <table:table-cell office:value-type="float" office:value="0.382822">
                <text:p>0.382822</text:p>
              </table:table-cell>
              <table:table-cell office:value-type="float" office:value="0.384134">
                <text:p>0.384134</text:p>
              </table:table-cell>
              <table:table-cell office:value-type="float" office:value="0.381883">
                <text:p>0.381883</text:p>
              </table:table-cell>
              <table:table-cell office:value-type="float" office:value="0.385246">
                <text:p>0.385246</text:p>
              </table:table-cell>
              <table:table-cell office:value-type="float" office:value="0.379257">
                <text:p>0.379257</text:p>
              </table:table-cell>
              <table:table-cell office:value-type="float" office:value="0.383196">
                <text:p>0.383196</text:p>
              </table:table-cell>
              <table:table-cell office:value-type="float" office:value="0.376728">
                <text:p>0.376728</text:p>
              </table:table-cell>
              <table:table-cell office:value-type="float" office:value="0.377115">
                <text:p>0.377115</text:p>
              </table:table-cell>
              <table:table-cell office:value-type="float" office:value="0.385508">
                <text:p>0.385508</text:p>
              </table:table-cell>
              <table:table-cell office:value-type="float" office:value="0.38096">
                <text:p>0.38096</text:p>
              </table:table-cell>
              <table:table-cell office:value-type="float" office:value="0.376089">
                <text:p>0.376089</text:p>
              </table:table-cell>
              <table:table-cell office:value-type="float" office:value="0.379235">
                <text:p>0.379235</text:p>
              </table:table-cell>
              <table:table-cell office:value-type="float" office:value="0.378248">
                <text:p>0.378248</text:p>
              </table:table-cell>
              <table:table-cell office:value-type="float" office:value="0.379966">
                <text:p>0.379966</text:p>
              </table:table-cell>
              <table:table-cell office:value-type="float" office:value="0.371889">
                <text:p>0.371889</text:p>
              </table:table-cell>
              <table:table-cell office:value-type="float" office:value="0.377236">
                <text:p>0.377236</text:p>
              </table:table-cell>
              <table:table-cell office:value-type="float" office:value="0.375927">
                <text:p>0.375927</text:p>
              </table:table-cell>
              <table:table-cell office:value-type="float" office:value="0.381195">
                <text:p>0.381195</text:p>
              </table:table-cell>
              <table:table-cell office:value-type="float" office:value="0.372061">
                <text:p>0.372061</text:p>
              </table:table-cell>
              <table:table-cell office:value-type="float" office:value="0.374556">
                <text:p>0.374556</text:p>
              </table:table-cell>
              <table:table-cell office:value-type="float" office:value="0.380069">
                <text:p>0.380069</text:p>
              </table:table-cell>
              <table:table-cell office:value-type="float" office:value="0.377819">
                <text:p>0.377819</text:p>
              </table:table-cell>
              <table:table-cell office:value-type="float" office:value="0.375809">
                <text:p>0.375809</text:p>
              </table:table-cell>
              <table:table-cell office:value-type="float" office:value="0.378765">
                <text:p>0.378765</text:p>
              </table:table-cell>
              <table:table-cell office:value-type="float" office:value="0.371784">
                <text:p>0.371784</text:p>
              </table:table-cell>
              <table:table-cell office:value-type="float" office:value="0.370625">
                <text:p>0.370625</text:p>
              </table:table-cell>
              <table:table-cell office:value-type="float" office:value="0.371236">
                <text:p>0.371236</text:p>
              </table:table-cell>
              <table:table-cell office:value-type="float" office:value="0.374197">
                <text:p>0.374197</text:p>
              </table:table-cell>
              <table:table-cell office:value-type="float" office:value="0.373117">
                <text:p>0.373117</text:p>
              </table:table-cell>
              <table:table-cell office:value-type="float" office:value="0.373576">
                <text:p>0.373576</text:p>
              </table:table-cell>
              <table:table-cell office:value-type="float" office:value="0.376365">
                <text:p>0.376365</text:p>
              </table:table-cell>
              <table:table-cell office:value-type="float" office:value="0.38179">
                <text:p>0.38179</text:p>
              </table:table-cell>
              <table:table-cell office:value-type="float" office:value="0.368584">
                <text:p>0.368584</text:p>
              </table:table-cell>
              <table:table-cell office:value-type="float" office:value="0.367548">
                <text:p>0.367548</text:p>
              </table:table-cell>
              <table:table-cell office:value-type="float" office:value="0.362378">
                <text:p>0.362378</text:p>
              </table:table-cell>
              <table:table-cell office:value-type="float" office:value="0.366967">
                <text:p>0.366967</text:p>
              </table:table-cell>
              <table:table-cell office:value-type="float" office:value="0.367484">
                <text:p>0.367484</text:p>
              </table:table-cell>
              <table:table-cell office:value-type="float" office:value="0.36906">
                <text:p>0.36906</text:p>
              </table:table-cell>
              <table:table-cell office:value-type="float" office:value="0.366031">
                <text:p>0.366031</text:p>
              </table:table-cell>
              <table:table-cell office:value-type="float" office:value="0.368999">
                <text:p>0.368999</text:p>
              </table:table-cell>
              <table:table-cell office:value-type="float" office:value="0.366872">
                <text:p>0.366872</text:p>
              </table:table-cell>
              <table:table-cell office:value-type="float" office:value="0.37105">
                <text:p>0.37105</text:p>
              </table:table-cell>
              <table:table-cell office:value-type="float" office:value="0.370769">
                <text:p>0.370769</text:p>
              </table:table-cell>
              <table:table-cell office:value-type="float" office:value="0.366748">
                <text:p>0.366748</text:p>
              </table:table-cell>
              <table:table-cell office:value-type="float" office:value="0.372179">
                <text:p>0.372179</text:p>
              </table:table-cell>
              <table:table-cell office:value-type="float" office:value="0.362365">
                <text:p>0.362365</text:p>
              </table:table-cell>
              <table:table-cell office:value-type="float" office:value="0.368284">
                <text:p>0.368284</text:p>
              </table:table-cell>
              <table:table-cell office:value-type="float" office:value="0.366566">
                <text:p>0.366566</text:p>
              </table:table-cell>
              <table:table-cell office:value-type="float" office:value="0.361689">
                <text:p>0.361689</text:p>
              </table:table-cell>
              <table:table-cell office:value-type="float" office:value="0.363959">
                <text:p>0.363959</text:p>
              </table:table-cell>
              <table:table-cell office:value-type="float" office:value="0.360856">
                <text:p>0.360856</text:p>
              </table:table-cell>
              <table:table-cell office:value-type="float" office:value="0.359258">
                <text:p>0.359258</text:p>
              </table:table-cell>
              <table:table-cell office:value-type="float" office:value="0.362276">
                <text:p>0.362276</text:p>
              </table:table-cell>
              <table:table-cell office:value-type="float" office:value="0.365247">
                <text:p>0.365247</text:p>
              </table:table-cell>
              <table:table-cell office:value-type="float" office:value="0.359076">
                <text:p>0.359076</text:p>
              </table:table-cell>
              <table:table-cell office:value-type="float" office:value="0.363893">
                <text:p>0.363893</text:p>
              </table:table-cell>
              <table:table-cell office:value-type="float" office:value="0.366256">
                <text:p>0.366256</text:p>
              </table:table-cell>
              <table:table-cell office:value-type="float" office:value="0.362012">
                <text:p>0.362012</text:p>
              </table:table-cell>
              <table:table-cell office:value-type="float" office:value="0.360658">
                <text:p>0.360658</text:p>
              </table:table-cell>
              <table:table-cell office:value-type="float" office:value="0.357825">
                <text:p>0.357825</text:p>
              </table:table-cell>
              <table:table-cell office:value-type="float" office:value="0.363111">
                <text:p>0.363111</text:p>
              </table:table-cell>
              <table:table-cell office:value-type="float" office:value="0.356165">
                <text:p>0.356165</text:p>
              </table:table-cell>
              <table:table-cell office:value-type="float" office:value="0.355785">
                <text:p>0.355785</text:p>
              </table:table-cell>
              <table:table-cell office:value-type="float" office:value="0.36289">
                <text:p>0.36289</text:p>
              </table:table-cell>
              <table:table-cell office:value-type="float" office:value="0.360734">
                <text:p>0.360734</text:p>
              </table:table-cell>
              <table:table-cell office:value-type="float" office:value="0.360078">
                <text:p>0.360078</text:p>
              </table:table-cell>
              <table:table-cell office:value-type="float" office:value="0.357539">
                <text:p>0.357539</text:p>
              </table:table-cell>
              <table:table-cell office:value-type="float" office:value="0.353307">
                <text:p>0.353307</text:p>
              </table:table-cell>
              <table:table-cell office:value-type="float" office:value="0.356176">
                <text:p>0.356176</text:p>
              </table:table-cell>
              <table:table-cell office:value-type="float" office:value="0.358768">
                <text:p>0.358768</text:p>
              </table:table-cell>
              <table:table-cell office:value-type="float" office:value="0.355799">
                <text:p>0.355799</text:p>
              </table:table-cell>
              <table:table-cell office:value-type="float" office:value="0.355047">
                <text:p>0.355047</text:p>
              </table:table-cell>
              <table:table-cell office:value-type="float" office:value="0.359989">
                <text:p>0.359989</text:p>
              </table:table-cell>
              <table:table-cell office:value-type="float" office:value="0.354293">
                <text:p>0.354293</text:p>
              </table:table-cell>
              <table:table-cell office:value-type="float" office:value="0.356666">
                <text:p>0.356666</text:p>
              </table:table-cell>
              <table:table-cell office:value-type="float" office:value="0.357298">
                <text:p>0.357298</text:p>
              </table:table-cell>
              <table:table-cell office:value-type="float" office:value="0.352491">
                <text:p>0.352491</text:p>
              </table:table-cell>
              <table:table-cell office:value-type="float" office:value="0.349509">
                <text:p>0.349509</text:p>
              </table:table-cell>
              <table:table-cell office:value-type="float" office:value="0.349168">
                <text:p>0.349168</text:p>
              </table:table-cell>
              <table:table-cell office:value-type="float" office:value="0.349235">
                <text:p>0.349235</text:p>
              </table:table-cell>
              <table:table-cell office:value-type="float" office:value="0.349817">
                <text:p>0.349817</text:p>
              </table:table-cell>
              <table:table-cell office:value-type="float" office:value="0.349147">
                <text:p>0.349147</text:p>
              </table:table-cell>
              <table:table-cell office:value-type="float" office:value="0.351482">
                <text:p>0.351482</text:p>
              </table:table-cell>
              <table:table-cell office:value-type="float" office:value="0.35129">
                <text:p>0.35129</text:p>
              </table:table-cell>
              <table:table-cell office:value-type="float" office:value="0.346415">
                <text:p>0.346415</text:p>
              </table:table-cell>
              <table:table-cell office:value-type="float" office:value="0.350957">
                <text:p>0.350957</text:p>
              </table:table-cell>
              <table:table-cell office:value-type="float" office:value="0.353259">
                <text:p>0.353259</text:p>
              </table:table-cell>
              <table:table-cell office:value-type="float" office:value="0.351194">
                <text:p>0.351194</text:p>
              </table:table-cell>
              <table:table-cell office:value-type="float" office:value="0.350102">
                <text:p>0.350102</text:p>
              </table:table-cell>
              <table:table-cell office:value-type="float" office:value="0.351451">
                <text:p>0.351451</text:p>
              </table:table-cell>
              <table:table-cell office:value-type="float" office:value="0.349879">
                <text:p>0.349879</text:p>
              </table:table-cell>
              <table:table-cell office:value-type="float" office:value="0.346491">
                <text:p>0.346491</text:p>
              </table:table-cell>
              <table:table-cell office:value-type="float" office:value="0.343492">
                <text:p>0.343492</text:p>
              </table:table-cell>
              <table:table-cell office:value-type="float" office:value="0.344474">
                <text:p>0.344474</text:p>
              </table:table-cell>
              <table:table-cell office:value-type="float" office:value="0.343417">
                <text:p>0.343417</text:p>
              </table:table-cell>
              <table:table-cell office:value-type="float" office:value="0.344459">
                <text:p>0.344459</text:p>
              </table:table-cell>
              <table:table-cell office:value-type="float" office:value="0.345737">
                <text:p>0.345737</text:p>
              </table:table-cell>
              <table:table-cell office:value-type="float" office:value="0.345403">
                <text:p>0.345403</text:p>
              </table:table-cell>
              <table:table-cell office:value-type="float" office:value="0.344423">
                <text:p>0.344423</text:p>
              </table:table-cell>
              <table:table-cell office:value-type="float" office:value="0.342839">
                <text:p>0.342839</text:p>
              </table:table-cell>
              <table:table-cell office:value-type="float" office:value="0.342399">
                <text:p>0.342399</text:p>
              </table:table-cell>
              <table:table-cell office:value-type="float" office:value="0.346771">
                <text:p>0.346771</text:p>
              </table:table-cell>
              <table:table-cell office:value-type="float" office:value="0.343757">
                <text:p>0.343757</text:p>
              </table:table-cell>
              <table:table-cell office:value-type="float" office:value="0.343695">
                <text:p>0.343695</text:p>
              </table:table-cell>
              <table:table-cell office:value-type="float" office:value="0.342179">
                <text:p>0.342179</text:p>
              </table:table-cell>
              <table:table-cell office:value-type="float" office:value="0.339988">
                <text:p>0.339988</text:p>
              </table:table-cell>
              <table:table-cell office:value-type="float" office:value="0.34371">
                <text:p>0.34371</text:p>
              </table:table-cell>
              <table:table-cell office:value-type="float" office:value="0.343885">
                <text:p>0.343885</text:p>
              </table:table-cell>
              <table:table-cell office:value-type="float" office:value="0.338825">
                <text:p>0.338825</text:p>
              </table:table-cell>
              <table:table-cell office:value-type="float" office:value="0.338462">
                <text:p>0.338462</text:p>
              </table:table-cell>
              <table:table-cell office:value-type="float" office:value="0.33546">
                <text:p>0.33546</text:p>
              </table:table-cell>
              <table:table-cell office:value-type="float" office:value="0.347286">
                <text:p>0.347286</text:p>
              </table:table-cell>
              <table:table-cell office:value-type="float" office:value="0.338097">
                <text:p>0.338097</text:p>
              </table:table-cell>
              <table:table-cell office:value-type="float" office:value="0.334109">
                <text:p>0.334109</text:p>
              </table:table-cell>
              <table:table-cell office:value-type="float" office:value="0.332639">
                <text:p>0.332639</text:p>
              </table:table-cell>
              <table:table-cell office:value-type="float" office:value="0.335301">
                <text:p>0.335301</text:p>
              </table:table-cell>
              <table:table-cell office:value-type="float" office:value="0.333248">
                <text:p>0.333248</text:p>
              </table:table-cell>
              <table:table-cell office:value-type="float" office:value="0.333701">
                <text:p>0.333701</text:p>
              </table:table-cell>
              <table:table-cell office:value-type="float" office:value="0.336961">
                <text:p>0.336961</text:p>
              </table:table-cell>
              <table:table-cell office:value-type="float" office:value="0.335299">
                <text:p>0.335299</text:p>
              </table:table-cell>
              <table:table-cell office:value-type="float" office:value="0.333424">
                <text:p>0.333424</text:p>
              </table:table-cell>
              <table:table-cell office:value-type="float" office:value="0.334479">
                <text:p>0.334479</text:p>
              </table:table-cell>
              <table:table-cell office:value-type="float" office:value="0.334295">
                <text:p>0.334295</text:p>
              </table:table-cell>
              <table:table-cell office:value-type="float" office:value="0.335598">
                <text:p>0.335598</text:p>
              </table:table-cell>
              <table:table-cell office:value-type="float" office:value="0.330765">
                <text:p>0.330765</text:p>
              </table:table-cell>
              <table:table-cell office:value-type="float" office:value="0.330924">
                <text:p>0.330924</text:p>
              </table:table-cell>
              <table:table-cell office:value-type="float" office:value="0.33431">
                <text:p>0.33431</text:p>
              </table:table-cell>
              <table:table-cell office:value-type="float" office:value="0.333495">
                <text:p>0.333495</text:p>
              </table:table-cell>
              <table:table-cell office:value-type="float" office:value="0.334567">
                <text:p>0.334567</text:p>
              </table:table-cell>
              <table:table-cell office:value-type="float" office:value="0.330853">
                <text:p>0.330853</text:p>
              </table:table-cell>
              <table:table-cell office:value-type="float" office:value="0.331266">
                <text:p>0.331266</text:p>
              </table:table-cell>
              <table:table-cell office:value-type="float" office:value="0.324923">
                <text:p>0.324923</text:p>
              </table:table-cell>
              <table:table-cell office:value-type="float" office:value="0.330609">
                <text:p>0.330609</text:p>
              </table:table-cell>
              <table:table-cell office:value-type="float" office:value="0.334158">
                <text:p>0.334158</text:p>
              </table:table-cell>
              <table:table-cell office:value-type="float" office:value="0.332092">
                <text:p>0.332092</text:p>
              </table:table-cell>
              <table:table-cell office:value-type="float" office:value="0.329869">
                <text:p>0.329869</text:p>
              </table:table-cell>
              <table:table-cell office:value-type="float" office:value="0.324078">
                <text:p>0.324078</text:p>
              </table:table-cell>
              <table:table-cell office:value-type="float" office:value="0.327947">
                <text:p>0.327947</text:p>
              </table:table-cell>
              <table:table-cell office:value-type="float" office:value="0.329309">
                <text:p>0.329309</text:p>
              </table:table-cell>
              <table:table-cell office:value-type="float" office:value="0.328948">
                <text:p>0.328948</text:p>
              </table:table-cell>
              <table:table-cell office:value-type="float" office:value="0.331258">
                <text:p>0.331258</text:p>
              </table:table-cell>
              <table:table-cell office:value-type="float" office:value="0.330818">
                <text:p>0.330818</text:p>
              </table:table-cell>
              <table:table-cell office:value-type="float" office:value="0.324065">
                <text:p>0.324065</text:p>
              </table:table-cell>
              <table:table-cell office:value-type="float" office:value="0.326473">
                <text:p>0.326473</text:p>
              </table:table-cell>
              <table:table-cell office:value-type="float" office:value="0.32544">
                <text:p>0.32544</text:p>
              </table:table-cell>
              <table:table-cell office:value-type="float" office:value="0.327133">
                <text:p>0.327133</text:p>
              </table:table-cell>
              <table:table-cell office:value-type="float" office:value="0.328354">
                <text:p>0.328354</text:p>
              </table:table-cell>
              <table:table-cell office:value-type="float" office:value="0.323766">
                <text:p>0.323766</text:p>
              </table:table-cell>
              <table:table-cell office:value-type="float" office:value="0.320424">
                <text:p>0.320424</text:p>
              </table:table-cell>
              <table:table-cell office:value-type="float" office:value="0.324278">
                <text:p>0.324278</text:p>
              </table:table-cell>
              <table:table-cell office:value-type="float" office:value="0.324777">
                <text:p>0.324777</text:p>
              </table:table-cell>
              <table:table-cell office:value-type="float" office:value="0.323344">
                <text:p>0.323344</text:p>
              </table:table-cell>
              <table:table-cell office:value-type="float" office:value="0.32289">
                <text:p>0.32289</text:p>
              </table:table-cell>
              <table:table-cell office:value-type="float" office:value="0.324943">
                <text:p>0.324943</text:p>
              </table:table-cell>
              <table:table-cell office:value-type="float" office:value="0.323035">
                <text:p>0.323035</text:p>
              </table:table-cell>
              <table:table-cell office:value-type="float" office:value="0.326269">
                <text:p>0.326269</text:p>
              </table:table-cell>
              <table:table-cell office:value-type="float" office:value="0.321522">
                <text:p>0.321522</text:p>
              </table:table-cell>
              <table:table-cell office:value-type="float" office:value="0.320148">
                <text:p>0.320148</text:p>
              </table:table-cell>
              <table:table-cell office:value-type="float" office:value="0.321778">
                <text:p>0.321778</text:p>
              </table:table-cell>
              <table:table-cell office:value-type="float" office:value="0.316393">
                <text:p>0.316393</text:p>
              </table:table-cell>
              <table:table-cell office:value-type="float" office:value="0.320825">
                <text:p>0.320825</text:p>
              </table:table-cell>
              <table:table-cell office:value-type="float" office:value="0.318585">
                <text:p>0.318585</text:p>
              </table:table-cell>
              <table:table-cell office:value-type="float" office:value="0.323568">
                <text:p>0.323568</text:p>
              </table:table-cell>
              <table:table-cell office:value-type="float" office:value="0.319515">
                <text:p>0.319515</text:p>
              </table:table-cell>
              <table:table-cell office:value-type="float" office:value="0.313911">
                <text:p>0.313911</text:p>
              </table:table-cell>
              <table:table-cell office:value-type="float" office:value="0.316749">
                <text:p>0.316749</text:p>
              </table:table-cell>
              <table:table-cell office:value-type="float" office:value="0.320609">
                <text:p>0.320609</text:p>
              </table:table-cell>
              <table:table-cell office:value-type="float" office:value="0.317364">
                <text:p>0.317364</text:p>
              </table:table-cell>
              <table:table-cell office:value-type="float" office:value="0.317695">
                <text:p>0.317695</text:p>
              </table:table-cell>
              <table:table-cell office:value-type="float" office:value="0.314834">
                <text:p>0.314834</text:p>
              </table:table-cell>
              <table:table-cell office:value-type="float" office:value="0.314703">
                <text:p>0.314703</text:p>
              </table:table-cell>
              <table:table-cell office:value-type="float" office:value="0.317024">
                <text:p>0.317024</text:p>
              </table:table-cell>
              <table:table-cell office:value-type="float" office:value="0.314634">
                <text:p>0.314634</text:p>
              </table:table-cell>
              <table:table-cell office:value-type="float" office:value="0.317974">
                <text:p>0.317974</text:p>
              </table:table-cell>
              <table:table-cell office:value-type="float" office:value="0.318054">
                <text:p>0.318054</text:p>
              </table:table-cell>
              <table:table-cell office:value-type="float" office:value="0.315102">
                <text:p>0.315102</text:p>
              </table:table-cell>
              <table:table-cell office:value-type="float" office:value="0.312304">
                <text:p>0.312304</text:p>
              </table:table-cell>
              <table:table-cell office:value-type="float" office:value="0.315535">
                <text:p>0.315535</text:p>
              </table:table-cell>
              <table:table-cell office:value-type="float" office:value="0.30956">
                <text:p>0.30956</text:p>
              </table:table-cell>
              <table:table-cell office:value-type="float" office:value="0.314938">
                <text:p>0.314938</text:p>
              </table:table-cell>
              <table:table-cell office:value-type="float" office:value="0.310928">
                <text:p>0.310928</text:p>
              </table:table-cell>
              <table:table-cell office:value-type="float" office:value="0.307387">
                <text:p>0.307387</text:p>
              </table:table-cell>
              <table:table-cell office:value-type="float" office:value="0.3137">
                <text:p>0.3137</text:p>
              </table:table-cell>
              <table:table-cell office:value-type="float" office:value="0.311339">
                <text:p>0.311339</text:p>
              </table:table-cell>
              <table:table-cell office:value-type="float" office:value="0.30805">
                <text:p>0.30805</text:p>
              </table:table-cell>
              <table:table-cell office:value-type="float" office:value="0.310126">
                <text:p>0.310126</text:p>
              </table:table-cell>
              <table:table-cell office:value-type="float" office:value="0.310171">
                <text:p>0.310171</text:p>
              </table:table-cell>
              <table:table-cell office:value-type="float" office:value="0.31212">
                <text:p>0.31212</text:p>
              </table:table-cell>
              <table:table-cell office:value-type="float" office:value="0.309842">
                <text:p>0.309842</text:p>
              </table:table-cell>
              <table:table-cell office:value-type="float" office:value="0.305453">
                <text:p>0.305453</text:p>
              </table:table-cell>
              <table:table-cell office:value-type="float" office:value="0.316607">
                <text:p>0.316607</text:p>
              </table:table-cell>
              <table:table-cell office:value-type="float" office:value="0.314797">
                <text:p>0.314797</text:p>
              </table:table-cell>
              <table:table-cell office:value-type="float" office:value="0.310991">
                <text:p>0.310991</text:p>
              </table:table-cell>
              <table:table-cell office:value-type="float" office:value="0.311143">
                <text:p>0.311143</text:p>
              </table:table-cell>
              <table:table-cell office:value-type="float" office:value="0.302725">
                <text:p>0.302725</text:p>
              </table:table-cell>
              <table:table-cell office:value-type="float" office:value="0.310363">
                <text:p>0.310363</text:p>
              </table:table-cell>
              <table:table-cell office:value-type="float" office:value="0.306883">
                <text:p>0.306883</text:p>
              </table:table-cell>
              <table:table-cell office:value-type="float" office:value="0.30821">
                <text:p>0.30821</text:p>
              </table:table-cell>
              <table:table-cell office:value-type="float" office:value="0.307575">
                <text:p>0.307575</text:p>
              </table:table-cell>
              <table:table-cell office:value-type="float" office:value="0.305791">
                <text:p>0.305791</text:p>
              </table:table-cell>
              <table:table-cell office:value-type="float" office:value="0.303588">
                <text:p>0.303588</text:p>
              </table:table-cell>
              <table:table-cell office:value-type="float" office:value="0.312533">
                <text:p>0.312533</text:p>
              </table:table-cell>
              <table:table-cell office:value-type="float" office:value="0.309395">
                <text:p>0.309395</text:p>
              </table:table-cell>
              <table:table-cell office:value-type="float" office:value="0.306259">
                <text:p>0.306259</text:p>
              </table:table-cell>
              <table:table-cell office:value-type="float" office:value="0.304769">
                <text:p>0.304769</text:p>
              </table:table-cell>
              <table:table-cell office:value-type="float" office:value="0.298544">
                <text:p>0.298544</text:p>
              </table:table-cell>
              <table:table-cell office:value-type="float" office:value="0.302433">
                <text:p>0.302433</text:p>
              </table:table-cell>
              <table:table-cell office:value-type="float" office:value="0.303108">
                <text:p>0.303108</text:p>
              </table:table-cell>
              <table:table-cell office:value-type="float" office:value="0.298455">
                <text:p>0.298455</text:p>
              </table:table-cell>
              <table:table-cell office:value-type="float" office:value="0.302422">
                <text:p>0.302422</text:p>
              </table:table-cell>
              <table:table-cell office:value-type="float" office:value="0.306814">
                <text:p>0.306814</text:p>
              </table:table-cell>
              <table:table-cell office:value-type="float" office:value="0.298886">
                <text:p>0.298886</text:p>
              </table:table-cell>
              <table:table-cell office:value-type="float" office:value="0.302504">
                <text:p>0.302504</text:p>
              </table:table-cell>
              <table:table-cell office:value-type="float" office:value="0.301126">
                <text:p>0.301126</text:p>
              </table:table-cell>
              <table:table-cell office:value-type="float" office:value="0.29916">
                <text:p>0.29916</text:p>
              </table:table-cell>
              <table:table-cell office:value-type="float" office:value="0.302343">
                <text:p>0.302343</text:p>
              </table:table-cell>
              <table:table-cell office:value-type="float" office:value="0.304685">
                <text:p>0.304685</text:p>
              </table:table-cell>
              <table:table-cell office:value-type="float" office:value="0.302499">
                <text:p>0.302499</text:p>
              </table:table-cell>
              <table:table-cell office:value-type="float" office:value="0.301986">
                <text:p>0.301986</text:p>
              </table:table-cell>
              <table:table-cell office:value-type="float" office:value="0.298398">
                <text:p>0.298398</text:p>
              </table:table-cell>
              <table:table-cell office:value-type="float" office:value="0.297918">
                <text:p>0.297918</text:p>
              </table:table-cell>
              <table:table-cell office:value-type="float" office:value="0.302013">
                <text:p>0.302013</text:p>
              </table:table-cell>
              <table:table-cell office:value-type="float" office:value="0.29856">
                <text:p>0.29856</text:p>
              </table:table-cell>
              <table:table-cell office:value-type="float" office:value="0.299033">
                <text:p>0.299033</text:p>
              </table:table-cell>
              <table:table-cell office:value-type="float" office:value="0.303849">
                <text:p>0.303849</text:p>
              </table:table-cell>
              <table:table-cell office:value-type="float" office:value="0.294576">
                <text:p>0.294576</text:p>
              </table:table-cell>
              <table:table-cell office:value-type="float" office:value="0.296431">
                <text:p>0.296431</text:p>
              </table:table-cell>
            </table:table-row>
            <table:table-row>
              <table:table-cell office:value-type="string">
                <text:p>Verifying Set Error</text:p>
                <draw:g>
                  <svg:desc>Arkusz1.A2:Arkusz1.A2</svg:desc>
                </draw:g>
              </table:table-cell>
              <table:table-cell office:value-type="float" office:value="1.503488">
                <text:p>1.503488</text:p>
                <draw:g>
                  <svg:desc>Arkusz1.B2:Arkusz1.SG2</svg:desc>
                </draw:g>
              </table:table-cell>
              <table:table-cell office:value-type="float" office:value="1.468906">
                <text:p>1.468906</text:p>
              </table:table-cell>
              <table:table-cell office:value-type="float" office:value="1.380274">
                <text:p>1.380274</text:p>
              </table:table-cell>
              <table:table-cell office:value-type="float" office:value="1.293867">
                <text:p>1.293867</text:p>
              </table:table-cell>
              <table:table-cell office:value-type="float" office:value="1.226467">
                <text:p>1.226467</text:p>
              </table:table-cell>
              <table:table-cell office:value-type="float" office:value="1.209133">
                <text:p>1.209133</text:p>
              </table:table-cell>
              <table:table-cell office:value-type="float" office:value="1.2094">
                <text:p>1.2094</text:p>
              </table:table-cell>
              <table:table-cell office:value-type="float" office:value="1.149927">
                <text:p>1.149927</text:p>
              </table:table-cell>
              <table:table-cell office:value-type="float" office:value="1.087514">
                <text:p>1.087514</text:p>
              </table:table-cell>
              <table:table-cell office:value-type="float" office:value="1.031338">
                <text:p>1.031338</text:p>
              </table:table-cell>
              <table:table-cell office:value-type="float" office:value="1.002517">
                <text:p>1.002517</text:p>
              </table:table-cell>
              <table:table-cell office:value-type="float" office:value="0.962269">
                <text:p>0.962269</text:p>
              </table:table-cell>
              <table:table-cell office:value-type="float" office:value="0.946063">
                <text:p>0.946063</text:p>
              </table:table-cell>
              <table:table-cell office:value-type="float" office:value="0.916371">
                <text:p>0.916371</text:p>
              </table:table-cell>
              <table:table-cell office:value-type="float" office:value="0.87789">
                <text:p>0.87789</text:p>
              </table:table-cell>
              <table:table-cell office:value-type="float" office:value="0.859509">
                <text:p>0.859509</text:p>
              </table:table-cell>
              <table:table-cell office:value-type="float" office:value="0.801883">
                <text:p>0.801883</text:p>
              </table:table-cell>
              <table:table-cell office:value-type="float" office:value="0.80965">
                <text:p>0.80965</text:p>
              </table:table-cell>
              <table:table-cell office:value-type="float" office:value="0.797642">
                <text:p>0.797642</text:p>
              </table:table-cell>
              <table:table-cell office:value-type="float" office:value="0.772835">
                <text:p>0.772835</text:p>
              </table:table-cell>
              <table:table-cell office:value-type="float" office:value="0.740474">
                <text:p>0.740474</text:p>
              </table:table-cell>
              <table:table-cell office:value-type="float" office:value="0.738046">
                <text:p>0.738046</text:p>
              </table:table-cell>
              <table:table-cell office:value-type="float" office:value="0.715565">
                <text:p>0.715565</text:p>
              </table:table-cell>
              <table:table-cell office:value-type="float" office:value="0.699364">
                <text:p>0.699364</text:p>
              </table:table-cell>
              <table:table-cell office:value-type="float" office:value="0.672255">
                <text:p>0.672255</text:p>
              </table:table-cell>
              <table:table-cell office:value-type="float" office:value="0.689993">
                <text:p>0.689993</text:p>
              </table:table-cell>
              <table:table-cell office:value-type="float" office:value="0.669275">
                <text:p>0.669275</text:p>
              </table:table-cell>
              <table:table-cell office:value-type="float" office:value="0.637322">
                <text:p>0.637322</text:p>
              </table:table-cell>
              <table:table-cell office:value-type="float" office:value="0.640681">
                <text:p>0.640681</text:p>
              </table:table-cell>
              <table:table-cell office:value-type="float" office:value="0.631285">
                <text:p>0.631285</text:p>
              </table:table-cell>
              <table:table-cell office:value-type="float" office:value="0.613605">
                <text:p>0.613605</text:p>
              </table:table-cell>
              <table:table-cell office:value-type="float" office:value="0.609326">
                <text:p>0.609326</text:p>
              </table:table-cell>
              <table:table-cell office:value-type="float" office:value="0.607407">
                <text:p>0.607407</text:p>
              </table:table-cell>
              <table:table-cell office:value-type="float" office:value="0.605342">
                <text:p>0.605342</text:p>
              </table:table-cell>
              <table:table-cell office:value-type="float" office:value="0.602277">
                <text:p>0.602277</text:p>
              </table:table-cell>
              <table:table-cell office:value-type="float" office:value="0.58537">
                <text:p>0.58537</text:p>
              </table:table-cell>
              <table:table-cell office:value-type="float" office:value="0.593124">
                <text:p>0.593124</text:p>
              </table:table-cell>
              <table:table-cell office:value-type="float" office:value="0.570658">
                <text:p>0.570658</text:p>
              </table:table-cell>
              <table:table-cell office:value-type="float" office:value="0.579716">
                <text:p>0.579716</text:p>
              </table:table-cell>
              <table:table-cell office:value-type="float" office:value="0.562986">
                <text:p>0.562986</text:p>
              </table:table-cell>
              <table:table-cell office:value-type="float" office:value="0.559159">
                <text:p>0.559159</text:p>
              </table:table-cell>
              <table:table-cell office:value-type="float" office:value="0.542066">
                <text:p>0.542066</text:p>
              </table:table-cell>
              <table:table-cell office:value-type="float" office:value="0.539022">
                <text:p>0.539022</text:p>
              </table:table-cell>
              <table:table-cell office:value-type="float" office:value="0.560656">
                <text:p>0.560656</text:p>
              </table:table-cell>
              <table:table-cell office:value-type="float" office:value="0.556819">
                <text:p>0.556819</text:p>
              </table:table-cell>
              <table:table-cell office:value-type="float" office:value="0.54168">
                <text:p>0.54168</text:p>
              </table:table-cell>
              <table:table-cell office:value-type="float" office:value="0.541415">
                <text:p>0.541415</text:p>
              </table:table-cell>
              <table:table-cell office:value-type="float" office:value="0.548523">
                <text:p>0.548523</text:p>
              </table:table-cell>
              <table:table-cell office:value-type="float" office:value="0.539014">
                <text:p>0.539014</text:p>
              </table:table-cell>
              <table:table-cell office:value-type="float" office:value="0.530051">
                <text:p>0.530051</text:p>
              </table:table-cell>
              <table:table-cell office:value-type="float" office:value="0.537288">
                <text:p>0.537288</text:p>
              </table:table-cell>
              <table:table-cell office:value-type="float" office:value="0.529132">
                <text:p>0.529132</text:p>
              </table:table-cell>
              <table:table-cell office:value-type="float" office:value="0.506847">
                <text:p>0.506847</text:p>
              </table:table-cell>
              <table:table-cell office:value-type="float" office:value="0.503676">
                <text:p>0.503676</text:p>
              </table:table-cell>
              <table:table-cell office:value-type="float" office:value="0.499411">
                <text:p>0.499411</text:p>
              </table:table-cell>
              <table:table-cell office:value-type="float" office:value="0.520756">
                <text:p>0.520756</text:p>
              </table:table-cell>
              <table:table-cell office:value-type="float" office:value="0.52653">
                <text:p>0.52653</text:p>
              </table:table-cell>
              <table:table-cell office:value-type="float" office:value="0.504136">
                <text:p>0.504136</text:p>
              </table:table-cell>
              <table:table-cell office:value-type="float" office:value="0.514124">
                <text:p>0.514124</text:p>
              </table:table-cell>
              <table:table-cell office:value-type="float" office:value="0.512837">
                <text:p>0.512837</text:p>
              </table:table-cell>
              <table:table-cell office:value-type="float" office:value="0.504693">
                <text:p>0.504693</text:p>
              </table:table-cell>
              <table:table-cell office:value-type="float" office:value="0.515662">
                <text:p>0.515662</text:p>
              </table:table-cell>
              <table:table-cell office:value-type="float" office:value="0.510448">
                <text:p>0.510448</text:p>
              </table:table-cell>
              <table:table-cell office:value-type="float" office:value="0.505455">
                <text:p>0.505455</text:p>
              </table:table-cell>
              <table:table-cell office:value-type="float" office:value="0.485818">
                <text:p>0.485818</text:p>
              </table:table-cell>
              <table:table-cell office:value-type="float" office:value="0.507045">
                <text:p>0.507045</text:p>
              </table:table-cell>
              <table:table-cell office:value-type="float" office:value="0.492833">
                <text:p>0.492833</text:p>
              </table:table-cell>
              <table:table-cell office:value-type="float" office:value="0.500668">
                <text:p>0.500668</text:p>
              </table:table-cell>
              <table:table-cell office:value-type="float" office:value="0.478007">
                <text:p>0.478007</text:p>
              </table:table-cell>
              <table:table-cell office:value-type="float" office:value="0.499069">
                <text:p>0.499069</text:p>
              </table:table-cell>
              <table:table-cell office:value-type="float" office:value="0.507957">
                <text:p>0.507957</text:p>
              </table:table-cell>
              <table:table-cell office:value-type="float" office:value="0.467048">
                <text:p>0.467048</text:p>
              </table:table-cell>
              <table:table-cell office:value-type="float" office:value="0.478761">
                <text:p>0.478761</text:p>
              </table:table-cell>
              <table:table-cell office:value-type="float" office:value="0.489932">
                <text:p>0.489932</text:p>
              </table:table-cell>
              <table:table-cell office:value-type="float" office:value="0.493076">
                <text:p>0.493076</text:p>
              </table:table-cell>
              <table:table-cell office:value-type="float" office:value="0.47068">
                <text:p>0.47068</text:p>
              </table:table-cell>
              <table:table-cell office:value-type="float" office:value="0.486862">
                <text:p>0.486862</text:p>
              </table:table-cell>
              <table:table-cell office:value-type="float" office:value="0.488002">
                <text:p>0.488002</text:p>
              </table:table-cell>
              <table:table-cell office:value-type="float" office:value="0.48046">
                <text:p>0.48046</text:p>
              </table:table-cell>
              <table:table-cell office:value-type="float" office:value="0.490997">
                <text:p>0.490997</text:p>
              </table:table-cell>
              <table:table-cell office:value-type="float" office:value="0.486112">
                <text:p>0.486112</text:p>
              </table:table-cell>
              <table:table-cell office:value-type="float" office:value="0.486021">
                <text:p>0.486021</text:p>
              </table:table-cell>
              <table:table-cell office:value-type="float" office:value="0.47594">
                <text:p>0.47594</text:p>
              </table:table-cell>
              <table:table-cell office:value-type="float" office:value="0.47911">
                <text:p>0.47911</text:p>
              </table:table-cell>
              <table:table-cell office:value-type="float" office:value="0.4968">
                <text:p>0.4968</text:p>
              </table:table-cell>
              <table:table-cell office:value-type="float" office:value="0.46801">
                <text:p>0.46801</text:p>
              </table:table-cell>
              <table:table-cell office:value-type="float" office:value="0.470377">
                <text:p>0.470377</text:p>
              </table:table-cell>
              <table:table-cell office:value-type="float" office:value="0.475981">
                <text:p>0.475981</text:p>
              </table:table-cell>
              <table:table-cell office:value-type="float" office:value="0.485125">
                <text:p>0.485125</text:p>
              </table:table-cell>
              <table:table-cell office:value-type="float" office:value="0.475796">
                <text:p>0.475796</text:p>
              </table:table-cell>
              <table:table-cell office:value-type="float" office:value="0.462712">
                <text:p>0.462712</text:p>
              </table:table-cell>
              <table:table-cell office:value-type="float" office:value="0.476557">
                <text:p>0.476557</text:p>
              </table:table-cell>
              <table:table-cell office:value-type="float" office:value="0.462523">
                <text:p>0.462523</text:p>
              </table:table-cell>
              <table:table-cell office:value-type="float" office:value="0.476433">
                <text:p>0.476433</text:p>
              </table:table-cell>
              <table:table-cell office:value-type="float" office:value="0.476146">
                <text:p>0.476146</text:p>
              </table:table-cell>
              <table:table-cell office:value-type="float" office:value="0.480475">
                <text:p>0.480475</text:p>
              </table:table-cell>
              <table:table-cell office:value-type="float" office:value="0.470132">
                <text:p>0.470132</text:p>
              </table:table-cell>
              <table:table-cell office:value-type="float" office:value="0.476999">
                <text:p>0.476999</text:p>
              </table:table-cell>
              <table:table-cell office:value-type="float" office:value="0.468856">
                <text:p>0.468856</text:p>
              </table:table-cell>
              <table:table-cell office:value-type="float" office:value="0.472359">
                <text:p>0.472359</text:p>
              </table:table-cell>
              <table:table-cell office:value-type="float" office:value="0.451672">
                <text:p>0.451672</text:p>
              </table:table-cell>
              <table:table-cell office:value-type="float" office:value="0.446078">
                <text:p>0.446078</text:p>
              </table:table-cell>
              <table:table-cell office:value-type="float" office:value="0.467302">
                <text:p>0.467302</text:p>
              </table:table-cell>
              <table:table-cell office:value-type="float" office:value="0.463942">
                <text:p>0.463942</text:p>
              </table:table-cell>
              <table:table-cell office:value-type="float" office:value="0.465559">
                <text:p>0.465559</text:p>
              </table:table-cell>
              <table:table-cell office:value-type="float" office:value="0.469493">
                <text:p>0.469493</text:p>
              </table:table-cell>
              <table:table-cell office:value-type="float" office:value="0.460881">
                <text:p>0.460881</text:p>
              </table:table-cell>
              <table:table-cell office:value-type="float" office:value="0.482764">
                <text:p>0.482764</text:p>
              </table:table-cell>
              <table:table-cell office:value-type="float" office:value="0.456053">
                <text:p>0.456053</text:p>
              </table:table-cell>
              <table:table-cell office:value-type="float" office:value="0.461722">
                <text:p>0.461722</text:p>
              </table:table-cell>
              <table:table-cell office:value-type="float" office:value="0.472839">
                <text:p>0.472839</text:p>
              </table:table-cell>
              <table:table-cell office:value-type="float" office:value="0.47295">
                <text:p>0.47295</text:p>
              </table:table-cell>
              <table:table-cell office:value-type="float" office:value="0.462271">
                <text:p>0.462271</text:p>
              </table:table-cell>
              <table:table-cell office:value-type="float" office:value="0.467374">
                <text:p>0.467374</text:p>
              </table:table-cell>
              <table:table-cell office:value-type="float" office:value="0.464079">
                <text:p>0.464079</text:p>
              </table:table-cell>
              <table:table-cell office:value-type="float" office:value="0.463748">
                <text:p>0.463748</text:p>
              </table:table-cell>
              <table:table-cell office:value-type="float" office:value="0.463322">
                <text:p>0.463322</text:p>
              </table:table-cell>
              <table:table-cell office:value-type="float" office:value="0.466368">
                <text:p>0.466368</text:p>
              </table:table-cell>
              <table:table-cell office:value-type="float" office:value="0.452162">
                <text:p>0.452162</text:p>
              </table:table-cell>
              <table:table-cell office:value-type="float" office:value="0.472337">
                <text:p>0.472337</text:p>
              </table:table-cell>
              <table:table-cell office:value-type="float" office:value="0.458046">
                <text:p>0.458046</text:p>
              </table:table-cell>
              <table:table-cell office:value-type="float" office:value="0.449826">
                <text:p>0.449826</text:p>
              </table:table-cell>
              <table:table-cell office:value-type="float" office:value="0.45999">
                <text:p>0.45999</text:p>
              </table:table-cell>
              <table:table-cell office:value-type="float" office:value="0.463134">
                <text:p>0.463134</text:p>
              </table:table-cell>
              <table:table-cell office:value-type="float" office:value="0.451418">
                <text:p>0.451418</text:p>
              </table:table-cell>
              <table:table-cell office:value-type="float" office:value="0.446138">
                <text:p>0.446138</text:p>
              </table:table-cell>
              <table:table-cell office:value-type="float" office:value="0.45483">
                <text:p>0.45483</text:p>
              </table:table-cell>
              <table:table-cell office:value-type="float" office:value="0.437808">
                <text:p>0.437808</text:p>
              </table:table-cell>
              <table:table-cell office:value-type="float" office:value="0.433009">
                <text:p>0.433009</text:p>
              </table:table-cell>
              <table:table-cell office:value-type="float" office:value="0.462158">
                <text:p>0.462158</text:p>
              </table:table-cell>
              <table:table-cell office:value-type="float" office:value="0.448319">
                <text:p>0.448319</text:p>
              </table:table-cell>
              <table:table-cell office:value-type="float" office:value="0.460056">
                <text:p>0.460056</text:p>
              </table:table-cell>
              <table:table-cell office:value-type="float" office:value="0.439653">
                <text:p>0.439653</text:p>
              </table:table-cell>
              <table:table-cell office:value-type="float" office:value="0.453047">
                <text:p>0.453047</text:p>
              </table:table-cell>
              <table:table-cell office:value-type="float" office:value="0.446876">
                <text:p>0.446876</text:p>
              </table:table-cell>
              <table:table-cell office:value-type="float" office:value="0.446053">
                <text:p>0.446053</text:p>
              </table:table-cell>
              <table:table-cell office:value-type="float" office:value="0.4543">
                <text:p>0.4543</text:p>
              </table:table-cell>
              <table:table-cell office:value-type="float" office:value="0.459125">
                <text:p>0.459125</text:p>
              </table:table-cell>
              <table:table-cell office:value-type="float" office:value="0.462135">
                <text:p>0.462135</text:p>
              </table:table-cell>
              <table:table-cell office:value-type="float" office:value="0.447441">
                <text:p>0.447441</text:p>
              </table:table-cell>
              <table:table-cell office:value-type="float" office:value="0.448548">
                <text:p>0.448548</text:p>
              </table:table-cell>
              <table:table-cell office:value-type="float" office:value="0.45367">
                <text:p>0.45367</text:p>
              </table:table-cell>
              <table:table-cell office:value-type="float" office:value="0.44925">
                <text:p>0.44925</text:p>
              </table:table-cell>
              <table:table-cell office:value-type="float" office:value="0.447665">
                <text:p>0.447665</text:p>
              </table:table-cell>
              <table:table-cell office:value-type="float" office:value="0.44757">
                <text:p>0.44757</text:p>
              </table:table-cell>
              <table:table-cell office:value-type="float" office:value="0.446412">
                <text:p>0.446412</text:p>
              </table:table-cell>
              <table:table-cell office:value-type="float" office:value="0.431731">
                <text:p>0.431731</text:p>
              </table:table-cell>
              <table:table-cell office:value-type="float" office:value="0.451121">
                <text:p>0.451121</text:p>
              </table:table-cell>
              <table:table-cell office:value-type="float" office:value="0.429702">
                <text:p>0.429702</text:p>
              </table:table-cell>
              <table:table-cell office:value-type="float" office:value="0.45267">
                <text:p>0.45267</text:p>
              </table:table-cell>
              <table:table-cell office:value-type="float" office:value="0.43556">
                <text:p>0.43556</text:p>
              </table:table-cell>
              <table:table-cell office:value-type="float" office:value="0.438142">
                <text:p>0.438142</text:p>
              </table:table-cell>
              <table:table-cell office:value-type="float" office:value="0.422058">
                <text:p>0.422058</text:p>
              </table:table-cell>
              <table:table-cell office:value-type="float" office:value="0.44264">
                <text:p>0.44264</text:p>
              </table:table-cell>
              <table:table-cell office:value-type="float" office:value="0.449155">
                <text:p>0.449155</text:p>
              </table:table-cell>
              <table:table-cell office:value-type="float" office:value="0.439352">
                <text:p>0.439352</text:p>
              </table:table-cell>
              <table:table-cell office:value-type="float" office:value="0.447629">
                <text:p>0.447629</text:p>
              </table:table-cell>
              <table:table-cell office:value-type="float" office:value="0.434103">
                <text:p>0.434103</text:p>
              </table:table-cell>
              <table:table-cell office:value-type="float" office:value="0.429426">
                <text:p>0.429426</text:p>
              </table:table-cell>
              <table:table-cell office:value-type="float" office:value="0.435246">
                <text:p>0.435246</text:p>
              </table:table-cell>
              <table:table-cell office:value-type="float" office:value="0.442361">
                <text:p>0.442361</text:p>
              </table:table-cell>
              <table:table-cell office:value-type="float" office:value="0.425777">
                <text:p>0.425777</text:p>
              </table:table-cell>
              <table:table-cell office:value-type="float" office:value="0.428021">
                <text:p>0.428021</text:p>
              </table:table-cell>
              <table:table-cell office:value-type="float" office:value="0.428927">
                <text:p>0.428927</text:p>
              </table:table-cell>
              <table:table-cell office:value-type="float" office:value="0.426239">
                <text:p>0.426239</text:p>
              </table:table-cell>
              <table:table-cell office:value-type="float" office:value="0.413741">
                <text:p>0.413741</text:p>
              </table:table-cell>
              <table:table-cell office:value-type="float" office:value="0.437392">
                <text:p>0.437392</text:p>
              </table:table-cell>
              <table:table-cell office:value-type="float" office:value="0.442531">
                <text:p>0.442531</text:p>
              </table:table-cell>
              <table:table-cell office:value-type="float" office:value="0.445243">
                <text:p>0.445243</text:p>
              </table:table-cell>
              <table:table-cell office:value-type="float" office:value="0.422925">
                <text:p>0.422925</text:p>
              </table:table-cell>
              <table:table-cell office:value-type="float" office:value="0.432965">
                <text:p>0.432965</text:p>
              </table:table-cell>
              <table:table-cell office:value-type="float" office:value="0.422703">
                <text:p>0.422703</text:p>
              </table:table-cell>
              <table:table-cell office:value-type="float" office:value="0.424179">
                <text:p>0.424179</text:p>
              </table:table-cell>
              <table:table-cell office:value-type="float" office:value="0.428639">
                <text:p>0.428639</text:p>
              </table:table-cell>
              <table:table-cell office:value-type="float" office:value="0.447681">
                <text:p>0.447681</text:p>
              </table:table-cell>
              <table:table-cell office:value-type="float" office:value="0.426793">
                <text:p>0.426793</text:p>
              </table:table-cell>
              <table:table-cell office:value-type="float" office:value="0.427698">
                <text:p>0.427698</text:p>
              </table:table-cell>
              <table:table-cell office:value-type="float" office:value="0.408204">
                <text:p>0.408204</text:p>
              </table:table-cell>
              <table:table-cell office:value-type="float" office:value="0.414539">
                <text:p>0.414539</text:p>
              </table:table-cell>
              <table:table-cell office:value-type="float" office:value="0.439339">
                <text:p>0.439339</text:p>
              </table:table-cell>
              <table:table-cell office:value-type="float" office:value="0.429586">
                <text:p>0.429586</text:p>
              </table:table-cell>
              <table:table-cell office:value-type="float" office:value="0.436276">
                <text:p>0.436276</text:p>
              </table:table-cell>
              <table:table-cell office:value-type="float" office:value="0.419862">
                <text:p>0.419862</text:p>
              </table:table-cell>
              <table:table-cell office:value-type="float" office:value="0.437033">
                <text:p>0.437033</text:p>
              </table:table-cell>
              <table:table-cell office:value-type="float" office:value="0.429601">
                <text:p>0.429601</text:p>
              </table:table-cell>
              <table:table-cell office:value-type="float" office:value="0.431785">
                <text:p>0.431785</text:p>
              </table:table-cell>
              <table:table-cell office:value-type="float" office:value="0.435386">
                <text:p>0.435386</text:p>
              </table:table-cell>
              <table:table-cell office:value-type="float" office:value="0.43367">
                <text:p>0.43367</text:p>
              </table:table-cell>
              <table:table-cell office:value-type="float" office:value="0.42795">
                <text:p>0.42795</text:p>
              </table:table-cell>
              <table:table-cell office:value-type="float" office:value="0.413675">
                <text:p>0.413675</text:p>
              </table:table-cell>
              <table:table-cell office:value-type="float" office:value="0.423151">
                <text:p>0.423151</text:p>
              </table:table-cell>
              <table:table-cell office:value-type="float" office:value="0.410774">
                <text:p>0.410774</text:p>
              </table:table-cell>
              <table:table-cell office:value-type="float" office:value="0.422245">
                <text:p>0.422245</text:p>
              </table:table-cell>
              <table:table-cell office:value-type="float" office:value="0.413843">
                <text:p>0.413843</text:p>
              </table:table-cell>
              <table:table-cell office:value-type="float" office:value="0.432214">
                <text:p>0.432214</text:p>
              </table:table-cell>
              <table:table-cell office:value-type="float" office:value="0.409323">
                <text:p>0.409323</text:p>
              </table:table-cell>
              <table:table-cell office:value-type="float" office:value="0.444557">
                <text:p>0.444557</text:p>
              </table:table-cell>
              <table:table-cell office:value-type="float" office:value="0.405692">
                <text:p>0.405692</text:p>
              </table:table-cell>
              <table:table-cell office:value-type="float" office:value="0.428947">
                <text:p>0.428947</text:p>
              </table:table-cell>
              <table:table-cell office:value-type="float" office:value="0.418349">
                <text:p>0.418349</text:p>
              </table:table-cell>
              <table:table-cell office:value-type="float" office:value="0.412664">
                <text:p>0.412664</text:p>
              </table:table-cell>
              <table:table-cell office:value-type="float" office:value="0.434799">
                <text:p>0.434799</text:p>
              </table:table-cell>
              <table:table-cell office:value-type="float" office:value="0.406042">
                <text:p>0.406042</text:p>
              </table:table-cell>
              <table:table-cell office:value-type="float" office:value="0.418472">
                <text:p>0.418472</text:p>
              </table:table-cell>
              <table:table-cell office:value-type="float" office:value="0.40386">
                <text:p>0.40386</text:p>
              </table:table-cell>
              <table:table-cell office:value-type="float" office:value="0.419701">
                <text:p>0.419701</text:p>
              </table:table-cell>
              <table:table-cell office:value-type="float" office:value="0.418104">
                <text:p>0.418104</text:p>
              </table:table-cell>
              <table:table-cell office:value-type="float" office:value="0.414488">
                <text:p>0.414488</text:p>
              </table:table-cell>
              <table:table-cell office:value-type="float" office:value="0.405201">
                <text:p>0.405201</text:p>
              </table:table-cell>
              <table:table-cell office:value-type="float" office:value="0.420445">
                <text:p>0.420445</text:p>
              </table:table-cell>
              <table:table-cell office:value-type="float" office:value="0.398629">
                <text:p>0.398629</text:p>
              </table:table-cell>
              <table:table-cell office:value-type="float" office:value="0.405336">
                <text:p>0.405336</text:p>
              </table:table-cell>
              <table:table-cell office:value-type="float" office:value="0.408433">
                <text:p>0.408433</text:p>
              </table:table-cell>
              <table:table-cell office:value-type="float" office:value="0.414811">
                <text:p>0.414811</text:p>
              </table:table-cell>
              <table:table-cell office:value-type="float" office:value="0.431836">
                <text:p>0.431836</text:p>
              </table:table-cell>
              <table:table-cell office:value-type="float" office:value="0.414315">
                <text:p>0.414315</text:p>
              </table:table-cell>
              <table:table-cell office:value-type="float" office:value="0.412853">
                <text:p>0.412853</text:p>
              </table:table-cell>
              <table:table-cell office:value-type="float" office:value="0.406697">
                <text:p>0.406697</text:p>
              </table:table-cell>
              <table:table-cell office:value-type="float" office:value="0.414895">
                <text:p>0.414895</text:p>
              </table:table-cell>
              <table:table-cell office:value-type="float" office:value="0.405365">
                <text:p>0.405365</text:p>
              </table:table-cell>
              <table:table-cell office:value-type="float" office:value="0.425356">
                <text:p>0.425356</text:p>
              </table:table-cell>
              <table:table-cell office:value-type="float" office:value="0.414839">
                <text:p>0.414839</text:p>
              </table:table-cell>
              <table:table-cell office:value-type="float" office:value="0.426893">
                <text:p>0.426893</text:p>
              </table:table-cell>
              <table:table-cell office:value-type="float" office:value="0.412167">
                <text:p>0.412167</text:p>
              </table:table-cell>
              <table:table-cell office:value-type="float" office:value="0.388507">
                <text:p>0.388507</text:p>
              </table:table-cell>
              <table:table-cell office:value-type="float" office:value="0.396195">
                <text:p>0.396195</text:p>
              </table:table-cell>
              <table:table-cell office:value-type="float" office:value="0.402823">
                <text:p>0.402823</text:p>
              </table:table-cell>
              <table:table-cell office:value-type="float" office:value="0.408401">
                <text:p>0.408401</text:p>
              </table:table-cell>
              <table:table-cell office:value-type="float" office:value="0.419812">
                <text:p>0.419812</text:p>
              </table:table-cell>
              <table:table-cell office:value-type="float" office:value="0.398015">
                <text:p>0.398015</text:p>
              </table:table-cell>
              <table:table-cell office:value-type="float" office:value="0.397443">
                <text:p>0.397443</text:p>
              </table:table-cell>
              <table:table-cell office:value-type="float" office:value="0.399895">
                <text:p>0.399895</text:p>
              </table:table-cell>
              <table:table-cell office:value-type="float" office:value="0.402384">
                <text:p>0.402384</text:p>
              </table:table-cell>
              <table:table-cell office:value-type="float" office:value="0.398302">
                <text:p>0.398302</text:p>
              </table:table-cell>
              <table:table-cell office:value-type="float" office:value="0.403314">
                <text:p>0.403314</text:p>
              </table:table-cell>
              <table:table-cell office:value-type="float" office:value="0.403207">
                <text:p>0.403207</text:p>
              </table:table-cell>
              <table:table-cell office:value-type="float" office:value="0.406674">
                <text:p>0.406674</text:p>
              </table:table-cell>
              <table:table-cell office:value-type="float" office:value="0.403027">
                <text:p>0.403027</text:p>
              </table:table-cell>
              <table:table-cell office:value-type="float" office:value="0.408106">
                <text:p>0.408106</text:p>
              </table:table-cell>
              <table:table-cell office:value-type="float" office:value="0.398732">
                <text:p>0.398732</text:p>
              </table:table-cell>
              <table:table-cell office:value-type="float" office:value="0.396462">
                <text:p>0.396462</text:p>
              </table:table-cell>
              <table:table-cell office:value-type="float" office:value="0.396394">
                <text:p>0.396394</text:p>
              </table:table-cell>
              <table:table-cell office:value-type="float" office:value="0.382106">
                <text:p>0.382106</text:p>
              </table:table-cell>
              <table:table-cell office:value-type="float" office:value="0.399428">
                <text:p>0.399428</text:p>
              </table:table-cell>
              <table:table-cell office:value-type="float" office:value="0.393168">
                <text:p>0.393168</text:p>
              </table:table-cell>
              <table:table-cell office:value-type="float" office:value="0.38702">
                <text:p>0.38702</text:p>
              </table:table-cell>
              <table:table-cell office:value-type="float" office:value="0.372389">
                <text:p>0.372389</text:p>
              </table:table-cell>
              <table:table-cell office:value-type="float" office:value="0.390823">
                <text:p>0.390823</text:p>
              </table:table-cell>
              <table:table-cell office:value-type="float" office:value="0.393013">
                <text:p>0.393013</text:p>
              </table:table-cell>
              <table:table-cell office:value-type="float" office:value="0.390756">
                <text:p>0.390756</text:p>
              </table:table-cell>
              <table:table-cell office:value-type="float" office:value="0.388077">
                <text:p>0.388077</text:p>
              </table:table-cell>
              <table:table-cell office:value-type="float" office:value="0.397847">
                <text:p>0.397847</text:p>
              </table:table-cell>
              <table:table-cell office:value-type="float" office:value="0.399194">
                <text:p>0.399194</text:p>
              </table:table-cell>
              <table:table-cell office:value-type="float" office:value="0.38471">
                <text:p>0.38471</text:p>
              </table:table-cell>
              <table:table-cell office:value-type="float" office:value="0.383156">
                <text:p>0.383156</text:p>
              </table:table-cell>
              <table:table-cell office:value-type="float" office:value="0.396001">
                <text:p>0.396001</text:p>
              </table:table-cell>
              <table:table-cell office:value-type="float" office:value="0.386065">
                <text:p>0.386065</text:p>
              </table:table-cell>
              <table:table-cell office:value-type="float" office:value="0.388963">
                <text:p>0.388963</text:p>
              </table:table-cell>
              <table:table-cell office:value-type="float" office:value="0.399717">
                <text:p>0.399717</text:p>
              </table:table-cell>
              <table:table-cell office:value-type="float" office:value="0.390351">
                <text:p>0.390351</text:p>
              </table:table-cell>
              <table:table-cell office:value-type="float" office:value="0.377681">
                <text:p>0.377681</text:p>
              </table:table-cell>
              <table:table-cell office:value-type="float" office:value="0.393192">
                <text:p>0.393192</text:p>
              </table:table-cell>
              <table:table-cell office:value-type="float" office:value="0.391373">
                <text:p>0.391373</text:p>
              </table:table-cell>
              <table:table-cell office:value-type="float" office:value="0.391439">
                <text:p>0.391439</text:p>
              </table:table-cell>
              <table:table-cell office:value-type="float" office:value="0.385398">
                <text:p>0.385398</text:p>
              </table:table-cell>
              <table:table-cell office:value-type="float" office:value="0.395778">
                <text:p>0.395778</text:p>
              </table:table-cell>
              <table:table-cell office:value-type="float" office:value="0.382977">
                <text:p>0.382977</text:p>
              </table:table-cell>
              <table:table-cell office:value-type="float" office:value="0.38314">
                <text:p>0.38314</text:p>
              </table:table-cell>
              <table:table-cell office:value-type="float" office:value="0.384394">
                <text:p>0.384394</text:p>
              </table:table-cell>
              <table:table-cell office:value-type="float" office:value="0.376524">
                <text:p>0.376524</text:p>
              </table:table-cell>
              <table:table-cell office:value-type="float" office:value="0.397527">
                <text:p>0.397527</text:p>
              </table:table-cell>
              <table:table-cell office:value-type="float" office:value="0.388429">
                <text:p>0.388429</text:p>
              </table:table-cell>
              <table:table-cell office:value-type="float" office:value="0.383591">
                <text:p>0.383591</text:p>
              </table:table-cell>
              <table:table-cell office:value-type="float" office:value="0.388285">
                <text:p>0.388285</text:p>
              </table:table-cell>
              <table:table-cell office:value-type="float" office:value="0.383772">
                <text:p>0.383772</text:p>
              </table:table-cell>
              <table:table-cell office:value-type="float" office:value="0.387567">
                <text:p>0.387567</text:p>
              </table:table-cell>
              <table:table-cell office:value-type="float" office:value="0.378267">
                <text:p>0.378267</text:p>
              </table:table-cell>
              <table:table-cell office:value-type="float" office:value="0.390785">
                <text:p>0.390785</text:p>
              </table:table-cell>
              <table:table-cell office:value-type="float" office:value="0.380152">
                <text:p>0.380152</text:p>
              </table:table-cell>
              <table:table-cell office:value-type="float" office:value="0.393799">
                <text:p>0.393799</text:p>
              </table:table-cell>
              <table:table-cell office:value-type="float" office:value="0.391468">
                <text:p>0.391468</text:p>
              </table:table-cell>
              <table:table-cell office:value-type="float" office:value="0.370448">
                <text:p>0.370448</text:p>
              </table:table-cell>
              <table:table-cell office:value-type="float" office:value="0.379604">
                <text:p>0.379604</text:p>
              </table:table-cell>
              <table:table-cell office:value-type="float" office:value="0.389529">
                <text:p>0.389529</text:p>
              </table:table-cell>
              <table:table-cell office:value-type="float" office:value="0.380758">
                <text:p>0.380758</text:p>
              </table:table-cell>
              <table:table-cell office:value-type="float" office:value="0.38163">
                <text:p>0.38163</text:p>
              </table:table-cell>
              <table:table-cell office:value-type="float" office:value="0.376182">
                <text:p>0.376182</text:p>
              </table:table-cell>
              <table:table-cell office:value-type="float" office:value="0.393593">
                <text:p>0.393593</text:p>
              </table:table-cell>
              <table:table-cell office:value-type="float" office:value="0.379701">
                <text:p>0.379701</text:p>
              </table:table-cell>
              <table:table-cell office:value-type="float" office:value="0.381325">
                <text:p>0.381325</text:p>
              </table:table-cell>
              <table:table-cell office:value-type="float" office:value="0.367601">
                <text:p>0.367601</text:p>
              </table:table-cell>
              <table:table-cell office:value-type="float" office:value="0.38748">
                <text:p>0.38748</text:p>
              </table:table-cell>
              <table:table-cell office:value-type="float" office:value="0.380248">
                <text:p>0.380248</text:p>
              </table:table-cell>
              <table:table-cell office:value-type="float" office:value="0.365959">
                <text:p>0.365959</text:p>
              </table:table-cell>
              <table:table-cell office:value-type="float" office:value="0.369766">
                <text:p>0.369766</text:p>
              </table:table-cell>
              <table:table-cell office:value-type="float" office:value="0.373026">
                <text:p>0.373026</text:p>
              </table:table-cell>
              <table:table-cell office:value-type="float" office:value="0.3647">
                <text:p>0.3647</text:p>
              </table:table-cell>
              <table:table-cell office:value-type="float" office:value="0.379565">
                <text:p>0.379565</text:p>
              </table:table-cell>
              <table:table-cell office:value-type="float" office:value="0.380856">
                <text:p>0.380856</text:p>
              </table:table-cell>
              <table:table-cell office:value-type="float" office:value="0.378025">
                <text:p>0.378025</text:p>
              </table:table-cell>
              <table:table-cell office:value-type="float" office:value="0.369705">
                <text:p>0.369705</text:p>
              </table:table-cell>
              <table:table-cell office:value-type="float" office:value="0.370808">
                <text:p>0.370808</text:p>
              </table:table-cell>
              <table:table-cell office:value-type="float" office:value="0.36832">
                <text:p>0.36832</text:p>
              </table:table-cell>
              <table:table-cell office:value-type="float" office:value="0.360395">
                <text:p>0.360395</text:p>
              </table:table-cell>
              <table:table-cell office:value-type="float" office:value="0.346307">
                <text:p>0.346307</text:p>
              </table:table-cell>
              <table:table-cell office:value-type="float" office:value="0.375685">
                <text:p>0.375685</text:p>
              </table:table-cell>
              <table:table-cell office:value-type="float" office:value="0.376708">
                <text:p>0.376708</text:p>
              </table:table-cell>
              <table:table-cell office:value-type="float" office:value="0.387381">
                <text:p>0.387381</text:p>
              </table:table-cell>
              <table:table-cell office:value-type="float" office:value="0.375299">
                <text:p>0.375299</text:p>
              </table:table-cell>
              <table:table-cell office:value-type="float" office:value="0.372699">
                <text:p>0.372699</text:p>
              </table:table-cell>
              <table:table-cell office:value-type="float" office:value="0.367628">
                <text:p>0.367628</text:p>
              </table:table-cell>
              <table:table-cell office:value-type="float" office:value="0.3733">
                <text:p>0.3733</text:p>
              </table:table-cell>
              <table:table-cell office:value-type="float" office:value="0.364985">
                <text:p>0.364985</text:p>
              </table:table-cell>
              <table:table-cell office:value-type="float" office:value="0.368548">
                <text:p>0.368548</text:p>
              </table:table-cell>
              <table:table-cell office:value-type="float" office:value="0.357406">
                <text:p>0.357406</text:p>
              </table:table-cell>
              <table:table-cell office:value-type="float" office:value="0.356658">
                <text:p>0.356658</text:p>
              </table:table-cell>
              <table:table-cell office:value-type="float" office:value="0.364639">
                <text:p>0.364639</text:p>
              </table:table-cell>
              <table:table-cell office:value-type="float" office:value="0.350571">
                <text:p>0.350571</text:p>
              </table:table-cell>
              <table:table-cell office:value-type="float" office:value="0.372069">
                <text:p>0.372069</text:p>
              </table:table-cell>
              <table:table-cell office:value-type="float" office:value="0.356879">
                <text:p>0.356879</text:p>
              </table:table-cell>
              <table:table-cell office:value-type="float" office:value="0.359495">
                <text:p>0.359495</text:p>
              </table:table-cell>
              <table:table-cell office:value-type="float" office:value="0.369495">
                <text:p>0.369495</text:p>
              </table:table-cell>
              <table:table-cell office:value-type="float" office:value="0.362823">
                <text:p>0.362823</text:p>
              </table:table-cell>
              <table:table-cell office:value-type="float" office:value="0.368688">
                <text:p>0.368688</text:p>
              </table:table-cell>
              <table:table-cell office:value-type="float" office:value="0.37105">
                <text:p>0.37105</text:p>
              </table:table-cell>
              <table:table-cell office:value-type="float" office:value="0.362644">
                <text:p>0.362644</text:p>
              </table:table-cell>
              <table:table-cell office:value-type="float" office:value="0.354339">
                <text:p>0.354339</text:p>
              </table:table-cell>
              <table:table-cell office:value-type="float" office:value="0.367359">
                <text:p>0.367359</text:p>
              </table:table-cell>
              <table:table-cell office:value-type="float" office:value="0.35475">
                <text:p>0.35475</text:p>
              </table:table-cell>
              <table:table-cell office:value-type="float" office:value="0.347857">
                <text:p>0.347857</text:p>
              </table:table-cell>
              <table:table-cell office:value-type="float" office:value="0.356375">
                <text:p>0.356375</text:p>
              </table:table-cell>
              <table:table-cell office:value-type="float" office:value="0.358165">
                <text:p>0.358165</text:p>
              </table:table-cell>
              <table:table-cell office:value-type="float" office:value="0.363409">
                <text:p>0.363409</text:p>
              </table:table-cell>
              <table:table-cell office:value-type="float" office:value="0.349714">
                <text:p>0.349714</text:p>
              </table:table-cell>
              <table:table-cell office:value-type="float" office:value="0.364552">
                <text:p>0.364552</text:p>
              </table:table-cell>
              <table:table-cell office:value-type="float" office:value="0.364092">
                <text:p>0.364092</text:p>
              </table:table-cell>
              <table:table-cell office:value-type="float" office:value="0.346158">
                <text:p>0.346158</text:p>
              </table:table-cell>
              <table:table-cell office:value-type="float" office:value="0.349817">
                <text:p>0.349817</text:p>
              </table:table-cell>
              <table:table-cell office:value-type="float" office:value="0.349983">
                <text:p>0.349983</text:p>
              </table:table-cell>
              <table:table-cell office:value-type="float" office:value="0.35455">
                <text:p>0.35455</text:p>
              </table:table-cell>
              <table:table-cell office:value-type="float" office:value="0.363073">
                <text:p>0.363073</text:p>
              </table:table-cell>
              <table:table-cell office:value-type="float" office:value="0.35504">
                <text:p>0.35504</text:p>
              </table:table-cell>
              <table:table-cell office:value-type="float" office:value="0.347643">
                <text:p>0.347643</text:p>
              </table:table-cell>
              <table:table-cell office:value-type="float" office:value="0.353216">
                <text:p>0.353216</text:p>
              </table:table-cell>
              <table:table-cell office:value-type="float" office:value="0.353624">
                <text:p>0.353624</text:p>
              </table:table-cell>
              <table:table-cell office:value-type="float" office:value="0.340742">
                <text:p>0.340742</text:p>
              </table:table-cell>
              <table:table-cell office:value-type="float" office:value="0.352674">
                <text:p>0.352674</text:p>
              </table:table-cell>
              <table:table-cell office:value-type="float" office:value="0.345794">
                <text:p>0.345794</text:p>
              </table:table-cell>
              <table:table-cell office:value-type="float" office:value="0.342966">
                <text:p>0.342966</text:p>
              </table:table-cell>
              <table:table-cell office:value-type="float" office:value="0.352835">
                <text:p>0.352835</text:p>
              </table:table-cell>
              <table:table-cell office:value-type="float" office:value="0.358462">
                <text:p>0.358462</text:p>
              </table:table-cell>
              <table:table-cell office:value-type="float" office:value="0.357939">
                <text:p>0.357939</text:p>
              </table:table-cell>
              <table:table-cell office:value-type="float" office:value="0.35646">
                <text:p>0.35646</text:p>
              </table:table-cell>
              <table:table-cell office:value-type="float" office:value="0.353779">
                <text:p>0.353779</text:p>
              </table:table-cell>
              <table:table-cell office:value-type="float" office:value="0.35402">
                <text:p>0.35402</text:p>
              </table:table-cell>
              <table:table-cell office:value-type="float" office:value="0.347252">
                <text:p>0.347252</text:p>
              </table:table-cell>
              <table:table-cell office:value-type="float" office:value="0.346367">
                <text:p>0.346367</text:p>
              </table:table-cell>
              <table:table-cell office:value-type="float" office:value="0.356418">
                <text:p>0.356418</text:p>
              </table:table-cell>
              <table:table-cell office:value-type="float" office:value="0.344508">
                <text:p>0.344508</text:p>
              </table:table-cell>
              <table:table-cell office:value-type="float" office:value="0.337801">
                <text:p>0.337801</text:p>
              </table:table-cell>
              <table:table-cell office:value-type="float" office:value="0.341285">
                <text:p>0.341285</text:p>
              </table:table-cell>
              <table:table-cell office:value-type="float" office:value="0.342508">
                <text:p>0.342508</text:p>
              </table:table-cell>
              <table:table-cell office:value-type="float" office:value="0.338036">
                <text:p>0.338036</text:p>
              </table:table-cell>
              <table:table-cell office:value-type="float" office:value="0.340373">
                <text:p>0.340373</text:p>
              </table:table-cell>
              <table:table-cell office:value-type="float" office:value="0.346962">
                <text:p>0.346962</text:p>
              </table:table-cell>
              <table:table-cell office:value-type="float" office:value="0.352652">
                <text:p>0.352652</text:p>
              </table:table-cell>
              <table:table-cell office:value-type="float" office:value="0.349058">
                <text:p>0.349058</text:p>
              </table:table-cell>
              <table:table-cell office:value-type="float" office:value="0.350225">
                <text:p>0.350225</text:p>
              </table:table-cell>
              <table:table-cell office:value-type="float" office:value="0.346496">
                <text:p>0.346496</text:p>
              </table:table-cell>
              <table:table-cell office:value-type="float" office:value="0.342213">
                <text:p>0.342213</text:p>
              </table:table-cell>
              <table:table-cell office:value-type="float" office:value="0.34168">
                <text:p>0.34168</text:p>
              </table:table-cell>
              <table:table-cell office:value-type="float" office:value="0.342662">
                <text:p>0.342662</text:p>
              </table:table-cell>
              <table:table-cell office:value-type="float" office:value="0.345057">
                <text:p>0.345057</text:p>
              </table:table-cell>
              <table:table-cell office:value-type="float" office:value="0.344789">
                <text:p>0.344789</text:p>
              </table:table-cell>
              <table:table-cell office:value-type="float" office:value="0.333288">
                <text:p>0.333288</text:p>
              </table:table-cell>
              <table:table-cell office:value-type="float" office:value="0.339013">
                <text:p>0.339013</text:p>
              </table:table-cell>
              <table:table-cell office:value-type="float" office:value="0.337859">
                <text:p>0.337859</text:p>
              </table:table-cell>
              <table:table-cell office:value-type="float" office:value="0.340099">
                <text:p>0.340099</text:p>
              </table:table-cell>
              <table:table-cell office:value-type="float" office:value="0.343918">
                <text:p>0.343918</text:p>
              </table:table-cell>
              <table:table-cell office:value-type="float" office:value="0.333945">
                <text:p>0.333945</text:p>
              </table:table-cell>
              <table:table-cell office:value-type="float" office:value="0.332237">
                <text:p>0.332237</text:p>
              </table:table-cell>
              <table:table-cell office:value-type="float" office:value="0.342748">
                <text:p>0.342748</text:p>
              </table:table-cell>
              <table:table-cell office:value-type="float" office:value="0.342315">
                <text:p>0.342315</text:p>
              </table:table-cell>
              <table:table-cell office:value-type="float" office:value="0.348041">
                <text:p>0.348041</text:p>
              </table:table-cell>
              <table:table-cell office:value-type="float" office:value="0.319164">
                <text:p>0.319164</text:p>
              </table:table-cell>
              <table:table-cell office:value-type="float" office:value="0.339302">
                <text:p>0.339302</text:p>
              </table:table-cell>
              <table:table-cell office:value-type="float" office:value="0.347334">
                <text:p>0.347334</text:p>
              </table:table-cell>
              <table:table-cell office:value-type="float" office:value="0.349503">
                <text:p>0.349503</text:p>
              </table:table-cell>
              <table:table-cell office:value-type="float" office:value="0.34203">
                <text:p>0.34203</text:p>
              </table:table-cell>
              <table:table-cell office:value-type="float" office:value="0.345556">
                <text:p>0.345556</text:p>
              </table:table-cell>
              <table:table-cell office:value-type="float" office:value="0.343239">
                <text:p>0.343239</text:p>
              </table:table-cell>
              <table:table-cell office:value-type="float" office:value="0.334368">
                <text:p>0.334368</text:p>
              </table:table-cell>
              <table:table-cell office:value-type="float" office:value="0.336972">
                <text:p>0.336972</text:p>
              </table:table-cell>
              <table:table-cell office:value-type="float" office:value="0.340081">
                <text:p>0.340081</text:p>
              </table:table-cell>
              <table:table-cell office:value-type="float" office:value="0.33636">
                <text:p>0.33636</text:p>
              </table:table-cell>
              <table:table-cell office:value-type="float" office:value="0.335525">
                <text:p>0.335525</text:p>
              </table:table-cell>
              <table:table-cell office:value-type="float" office:value="0.331224">
                <text:p>0.331224</text:p>
              </table:table-cell>
              <table:table-cell office:value-type="float" office:value="0.341232">
                <text:p>0.341232</text:p>
              </table:table-cell>
              <table:table-cell office:value-type="float" office:value="0.339615">
                <text:p>0.339615</text:p>
              </table:table-cell>
              <table:table-cell office:value-type="float" office:value="0.33046">
                <text:p>0.33046</text:p>
              </table:table-cell>
              <table:table-cell office:value-type="float" office:value="0.331099">
                <text:p>0.331099</text:p>
              </table:table-cell>
              <table:table-cell office:value-type="float" office:value="0.327337">
                <text:p>0.327337</text:p>
              </table:table-cell>
              <table:table-cell office:value-type="float" office:value="0.334738">
                <text:p>0.334738</text:p>
              </table:table-cell>
              <table:table-cell office:value-type="float" office:value="0.332522">
                <text:p>0.332522</text:p>
              </table:table-cell>
              <table:table-cell office:value-type="float" office:value="0.346077">
                <text:p>0.346077</text:p>
              </table:table-cell>
              <table:table-cell office:value-type="float" office:value="0.331579">
                <text:p>0.331579</text:p>
              </table:table-cell>
              <table:table-cell office:value-type="float" office:value="0.322044">
                <text:p>0.322044</text:p>
              </table:table-cell>
              <table:table-cell office:value-type="float" office:value="0.325601">
                <text:p>0.325601</text:p>
              </table:table-cell>
              <table:table-cell office:value-type="float" office:value="0.329535">
                <text:p>0.329535</text:p>
              </table:table-cell>
              <table:table-cell office:value-type="float" office:value="0.341809">
                <text:p>0.341809</text:p>
              </table:table-cell>
              <table:table-cell office:value-type="float" office:value="0.331563">
                <text:p>0.331563</text:p>
              </table:table-cell>
              <table:table-cell office:value-type="float" office:value="0.32714">
                <text:p>0.32714</text:p>
              </table:table-cell>
              <table:table-cell office:value-type="float" office:value="0.326737">
                <text:p>0.326737</text:p>
              </table:table-cell>
              <table:table-cell office:value-type="float" office:value="0.320104">
                <text:p>0.320104</text:p>
              </table:table-cell>
              <table:table-cell office:value-type="float" office:value="0.319882">
                <text:p>0.319882</text:p>
              </table:table-cell>
              <table:table-cell office:value-type="float" office:value="0.334401">
                <text:p>0.334401</text:p>
              </table:table-cell>
              <table:table-cell office:value-type="float" office:value="0.327546">
                <text:p>0.327546</text:p>
              </table:table-cell>
              <table:table-cell office:value-type="float" office:value="0.328723">
                <text:p>0.328723</text:p>
              </table:table-cell>
              <table:table-cell office:value-type="float" office:value="0.323541">
                <text:p>0.323541</text:p>
              </table:table-cell>
              <table:table-cell office:value-type="float" office:value="0.319455">
                <text:p>0.319455</text:p>
              </table:table-cell>
              <table:table-cell office:value-type="float" office:value="0.328926">
                <text:p>0.328926</text:p>
              </table:table-cell>
              <table:table-cell office:value-type="float" office:value="0.335506">
                <text:p>0.335506</text:p>
              </table:table-cell>
              <table:table-cell office:value-type="float" office:value="0.3253">
                <text:p>0.3253</text:p>
              </table:table-cell>
              <table:table-cell office:value-type="float" office:value="0.322907">
                <text:p>0.322907</text:p>
              </table:table-cell>
              <table:table-cell office:value-type="float" office:value="0.325028">
                <text:p>0.325028</text:p>
              </table:table-cell>
              <table:table-cell office:value-type="float" office:value="0.324868">
                <text:p>0.324868</text:p>
              </table:table-cell>
              <table:table-cell office:value-type="float" office:value="0.318854">
                <text:p>0.318854</text:p>
              </table:table-cell>
              <table:table-cell office:value-type="float" office:value="0.322079">
                <text:p>0.322079</text:p>
              </table:table-cell>
              <table:table-cell office:value-type="float" office:value="0.313312">
                <text:p>0.313312</text:p>
              </table:table-cell>
              <table:table-cell office:value-type="float" office:value="0.323164">
                <text:p>0.323164</text:p>
              </table:table-cell>
              <table:table-cell office:value-type="float" office:value="0.32516">
                <text:p>0.32516</text:p>
              </table:table-cell>
              <table:table-cell office:value-type="float" office:value="0.320147">
                <text:p>0.320147</text:p>
              </table:table-cell>
              <table:table-cell office:value-type="float" office:value="0.331503">
                <text:p>0.331503</text:p>
              </table:table-cell>
              <table:table-cell office:value-type="float" office:value="0.319961">
                <text:p>0.319961</text:p>
              </table:table-cell>
              <table:table-cell office:value-type="float" office:value="0.32398">
                <text:p>0.32398</text:p>
              </table:table-cell>
              <table:table-cell office:value-type="float" office:value="0.311146">
                <text:p>0.311146</text:p>
              </table:table-cell>
              <table:table-cell office:value-type="float" office:value="0.319389">
                <text:p>0.319389</text:p>
              </table:table-cell>
              <table:table-cell office:value-type="float" office:value="0.331264">
                <text:p>0.331264</text:p>
              </table:table-cell>
              <table:table-cell office:value-type="float" office:value="0.323456">
                <text:p>0.323456</text:p>
              </table:table-cell>
              <table:table-cell office:value-type="float" office:value="0.313251">
                <text:p>0.313251</text:p>
              </table:table-cell>
              <table:table-cell office:value-type="float" office:value="0.319617">
                <text:p>0.319617</text:p>
              </table:table-cell>
              <table:table-cell office:value-type="float" office:value="0.317651">
                <text:p>0.317651</text:p>
              </table:table-cell>
              <table:table-cell office:value-type="float" office:value="0.323124">
                <text:p>0.323124</text:p>
              </table:table-cell>
              <table:table-cell office:value-type="float" office:value="0.322242">
                <text:p>0.322242</text:p>
              </table:table-cell>
              <table:table-cell office:value-type="float" office:value="0.315638">
                <text:p>0.315638</text:p>
              </table:table-cell>
              <table:table-cell office:value-type="float" office:value="0.320018">
                <text:p>0.320018</text:p>
              </table:table-cell>
              <table:table-cell office:value-type="float" office:value="0.311032">
                <text:p>0.311032</text:p>
              </table:table-cell>
              <table:table-cell office:value-type="float" office:value="0.309643">
                <text:p>0.309643</text:p>
              </table:table-cell>
              <table:table-cell office:value-type="float" office:value="0.315335">
                <text:p>0.315335</text:p>
              </table:table-cell>
              <table:table-cell office:value-type="float" office:value="0.320676">
                <text:p>0.320676</text:p>
              </table:table-cell>
              <table:table-cell office:value-type="float" office:value="0.311958">
                <text:p>0.311958</text:p>
              </table:table-cell>
              <table:table-cell office:value-type="float" office:value="0.324716">
                <text:p>0.324716</text:p>
              </table:table-cell>
              <table:table-cell office:value-type="float" office:value="0.310998">
                <text:p>0.310998</text:p>
              </table:table-cell>
              <table:table-cell office:value-type="float" office:value="0.319171">
                <text:p>0.319171</text:p>
              </table:table-cell>
              <table:table-cell office:value-type="float" office:value="0.326269">
                <text:p>0.326269</text:p>
              </table:table-cell>
              <table:table-cell office:value-type="float" office:value="0.310369">
                <text:p>0.310369</text:p>
              </table:table-cell>
              <table:table-cell office:value-type="float" office:value="0.314696">
                <text:p>0.314696</text:p>
              </table:table-cell>
              <table:table-cell office:value-type="float" office:value="0.321199">
                <text:p>0.321199</text:p>
              </table:table-cell>
              <table:table-cell office:value-type="float" office:value="0.315193">
                <text:p>0.315193</text:p>
              </table:table-cell>
              <table:table-cell office:value-type="float" office:value="0.31392">
                <text:p>0.31392</text:p>
              </table:table-cell>
              <table:table-cell office:value-type="float" office:value="0.308212">
                <text:p>0.308212</text:p>
              </table:table-cell>
              <table:table-cell office:value-type="float" office:value="0.312344">
                <text:p>0.312344</text:p>
              </table:table-cell>
              <table:table-cell office:value-type="float" office:value="0.321424">
                <text:p>0.321424</text:p>
              </table:table-cell>
              <table:table-cell office:value-type="float" office:value="0.294233">
                <text:p>0.294233</text:p>
              </table:table-cell>
              <table:table-cell office:value-type="float" office:value="0.297264">
                <text:p>0.297264</text:p>
              </table:table-cell>
              <table:table-cell office:value-type="float" office:value="0.30496">
                <text:p>0.30496</text:p>
              </table:table-cell>
              <table:table-cell office:value-type="float" office:value="0.303433">
                <text:p>0.303433</text:p>
              </table:table-cell>
              <table:table-cell office:value-type="float" office:value="0.321911">
                <text:p>0.321911</text:p>
              </table:table-cell>
              <table:table-cell office:value-type="float" office:value="0.302939">
                <text:p>0.302939</text:p>
              </table:table-cell>
              <table:table-cell office:value-type="float" office:value="0.309891">
                <text:p>0.309891</text:p>
              </table:table-cell>
              <table:table-cell office:value-type="float" office:value="0.305636">
                <text:p>0.305636</text:p>
              </table:table-cell>
              <table:table-cell office:value-type="float" office:value="0.305956">
                <text:p>0.305956</text:p>
              </table:table-cell>
              <table:table-cell office:value-type="float" office:value="0.308961">
                <text:p>0.308961</text:p>
              </table:table-cell>
              <table:table-cell office:value-type="float" office:value="0.312952">
                <text:p>0.312952</text:p>
              </table:table-cell>
              <table:table-cell office:value-type="float" office:value="0.290927">
                <text:p>0.290927</text:p>
              </table:table-cell>
              <table:table-cell office:value-type="float" office:value="0.297076">
                <text:p>0.297076</text:p>
              </table:table-cell>
              <table:table-cell office:value-type="float" office:value="0.303234">
                <text:p>0.303234</text:p>
              </table:table-cell>
              <table:table-cell office:value-type="float" office:value="0.305557">
                <text:p>0.305557</text:p>
              </table:table-cell>
              <table:table-cell office:value-type="float" office:value="0.318943">
                <text:p>0.318943</text:p>
              </table:table-cell>
              <table:table-cell office:value-type="float" office:value="0.30874">
                <text:p>0.30874</text:p>
              </table:table-cell>
              <table:table-cell office:value-type="float" office:value="0.306024">
                <text:p>0.306024</text:p>
              </table:table-cell>
              <table:table-cell office:value-type="float" office:value="0.315745">
                <text:p>0.315745</text:p>
              </table:table-cell>
              <table:table-cell office:value-type="float" office:value="0.305359">
                <text:p>0.305359</text:p>
              </table:table-cell>
              <table:table-cell office:value-type="float" office:value="0.293967">
                <text:p>0.293967</text:p>
              </table:table-cell>
              <table:table-cell office:value-type="float" office:value="0.311318">
                <text:p>0.311318</text:p>
              </table:table-cell>
              <table:table-cell office:value-type="float" office:value="0.301744">
                <text:p>0.301744</text:p>
              </table:table-cell>
              <table:table-cell office:value-type="float" office:value="0.303822">
                <text:p>0.303822</text:p>
              </table:table-cell>
              <table:table-cell office:value-type="float" office:value="0.307281">
                <text:p>0.307281</text:p>
              </table:table-cell>
              <table:table-cell office:value-type="float" office:value="0.298722">
                <text:p>0.298722</text:p>
              </table:table-cell>
              <table:table-cell office:value-type="float" office:value="0.292114">
                <text:p>0.292114</text:p>
              </table:table-cell>
              <table:table-cell office:value-type="float" office:value="0.296067">
                <text:p>0.296067</text:p>
              </table:table-cell>
              <table:table-cell office:value-type="float" office:value="0.296125">
                <text:p>0.296125</text:p>
              </table:table-cell>
              <table:table-cell office:value-type="float" office:value="0.303359">
                <text:p>0.303359</text:p>
              </table:table-cell>
              <table:table-cell office:value-type="float" office:value="0.303354">
                <text:p>0.303354</text:p>
              </table:table-cell>
              <table:table-cell office:value-type="float" office:value="0.292673">
                <text:p>0.292673</text:p>
              </table:table-cell>
              <table:table-cell office:value-type="float" office:value="0.299598">
                <text:p>0.299598</text:p>
              </table:table-cell>
              <table:table-cell office:value-type="float" office:value="0.297367">
                <text:p>0.297367</text:p>
              </table:table-cell>
              <table:table-cell office:value-type="float" office:value="0.284998">
                <text:p>0.284998</text:p>
              </table:table-cell>
              <table:table-cell office:value-type="float" office:value="0.305503">
                <text:p>0.305503</text:p>
              </table:table-cell>
              <table:table-cell office:value-type="float" office:value="0.300062">
                <text:p>0.3000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022cm" svg:height="12.46cm" xlink:href=".." xlink:type="simple" chart:class="chart:line" chart:style-name="ch1">
        <chart:title svg:x="5.965cm" svg:y="0.385cm" chart:style-name="ch2">
          <text:p>MSE</text:p>
        </chart:title>
        <chart:subtitle svg:x="5.581cm" svg:y="1.413cm" chart:style-name="ch3">
          <text:p>Network 2</text:p>
        </chart:subtitle>
        <chart:legend chart:legend-position="bottom" svg:x="2.638cm" svg:y="11.651cm" style:legend-expansion="wide" chart:style-name="ch4"/>
        <chart:plot-area chart:style-name="ch5" table:cell-range-address="Arkusz1.A3:Arkusz1.SG4" chart:data-source-has-labels="column" svg:x="0.71cm" svg:y="2.594cm" svg:width="11.792cm" svg:height="8.388cm">
          <chartooo:coordinate-region svg:x="1.437cm" svg:y="2.806cm" svg:width="10.894cm" svg:height="7.079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Arkusz1.B3:Arkusz1.SG3" chart:label-cell-address="Arkusz1.A3:Arkusz1.A3" chart:class="chart:line">
            <chart:data-point chart:repeated="500"/>
          </chart:series>
          <chart:series chart:style-name="ch9" chart:values-cell-range-address="Arkusz1.B4:Arkusz1.SG4" chart:label-cell-address="Arkusz1.A4:Arkusz1.A4" chart:class="chart:line">
            <chart:data-point chart:repeated="5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Training Set Error</text:p>
                <draw:g>
                  <svg:desc>Arkusz1.A3:Arkusz1.A3</svg:desc>
                </draw:g>
              </table:table-cell>
              <table:table-cell office:value-type="float" office:value="2.469619">
                <text:p>2.469619</text:p>
                <draw:g>
                  <svg:desc>Arkusz1.B3:Arkusz1.SG3</svg:desc>
                </draw:g>
              </table:table-cell>
              <table:table-cell office:value-type="float" office:value="2.335855">
                <text:p>2.335855</text:p>
              </table:table-cell>
              <table:table-cell office:value-type="float" office:value="2.241638">
                <text:p>2.241638</text:p>
              </table:table-cell>
              <table:table-cell office:value-type="float" office:value="2.112977">
                <text:p>2.112977</text:p>
              </table:table-cell>
              <table:table-cell office:value-type="float" office:value="2.013542">
                <text:p>2.013542</text:p>
              </table:table-cell>
              <table:table-cell office:value-type="float" office:value="1.923051">
                <text:p>1.923051</text:p>
              </table:table-cell>
              <table:table-cell office:value-type="float" office:value="1.842347">
                <text:p>1.842347</text:p>
              </table:table-cell>
              <table:table-cell office:value-type="float" office:value="1.747499">
                <text:p>1.747499</text:p>
              </table:table-cell>
              <table:table-cell office:value-type="float" office:value="1.68135">
                <text:p>1.68135</text:p>
              </table:table-cell>
              <table:table-cell office:value-type="float" office:value="1.632413">
                <text:p>1.632413</text:p>
              </table:table-cell>
              <table:table-cell office:value-type="float" office:value="1.553255">
                <text:p>1.553255</text:p>
              </table:table-cell>
              <table:table-cell office:value-type="float" office:value="1.504148">
                <text:p>1.504148</text:p>
              </table:table-cell>
              <table:table-cell office:value-type="float" office:value="1.432358">
                <text:p>1.432358</text:p>
              </table:table-cell>
              <table:table-cell office:value-type="float" office:value="1.406659">
                <text:p>1.406659</text:p>
              </table:table-cell>
              <table:table-cell office:value-type="float" office:value="1.361613">
                <text:p>1.361613</text:p>
              </table:table-cell>
              <table:table-cell office:value-type="float" office:value="1.336669">
                <text:p>1.336669</text:p>
              </table:table-cell>
              <table:table-cell office:value-type="float" office:value="1.276084">
                <text:p>1.276084</text:p>
              </table:table-cell>
              <table:table-cell office:value-type="float" office:value="1.226366">
                <text:p>1.226366</text:p>
              </table:table-cell>
              <table:table-cell office:value-type="float" office:value="1.195813">
                <text:p>1.195813</text:p>
              </table:table-cell>
              <table:table-cell office:value-type="float" office:value="1.155341">
                <text:p>1.155341</text:p>
              </table:table-cell>
              <table:table-cell office:value-type="float" office:value="1.140526">
                <text:p>1.140526</text:p>
              </table:table-cell>
              <table:table-cell office:value-type="float" office:value="1.0841">
                <text:p>1.0841</text:p>
              </table:table-cell>
              <table:table-cell office:value-type="float" office:value="1.063675">
                <text:p>1.063675</text:p>
              </table:table-cell>
              <table:table-cell office:value-type="float" office:value="1.041512">
                <text:p>1.041512</text:p>
              </table:table-cell>
              <table:table-cell office:value-type="float" office:value="1.021574">
                <text:p>1.021574</text:p>
              </table:table-cell>
              <table:table-cell office:value-type="float" office:value="1.007214">
                <text:p>1.007214</text:p>
              </table:table-cell>
              <table:table-cell office:value-type="float" office:value="0.96687">
                <text:p>0.96687</text:p>
              </table:table-cell>
              <table:table-cell office:value-type="float" office:value="0.956025">
                <text:p>0.956025</text:p>
              </table:table-cell>
              <table:table-cell office:value-type="float" office:value="0.936128">
                <text:p>0.936128</text:p>
              </table:table-cell>
              <table:table-cell office:value-type="float" office:value="0.928644">
                <text:p>0.928644</text:p>
              </table:table-cell>
              <table:table-cell office:value-type="float" office:value="0.909361">
                <text:p>0.909361</text:p>
              </table:table-cell>
              <table:table-cell office:value-type="float" office:value="0.9015">
                <text:p>0.9015</text:p>
              </table:table-cell>
              <table:table-cell office:value-type="float" office:value="0.873288">
                <text:p>0.873288</text:p>
              </table:table-cell>
              <table:table-cell office:value-type="float" office:value="0.874096">
                <text:p>0.874096</text:p>
              </table:table-cell>
              <table:table-cell office:value-type="float" office:value="0.860111">
                <text:p>0.860111</text:p>
              </table:table-cell>
              <table:table-cell office:value-type="float" office:value="0.841681">
                <text:p>0.841681</text:p>
              </table:table-cell>
              <table:table-cell office:value-type="float" office:value="0.84007">
                <text:p>0.84007</text:p>
              </table:table-cell>
              <table:table-cell office:value-type="float" office:value="0.815598">
                <text:p>0.815598</text:p>
              </table:table-cell>
              <table:table-cell office:value-type="float" office:value="0.811394">
                <text:p>0.811394</text:p>
              </table:table-cell>
              <table:table-cell office:value-type="float" office:value="0.791742">
                <text:p>0.791742</text:p>
              </table:table-cell>
              <table:table-cell office:value-type="float" office:value="0.799961">
                <text:p>0.799961</text:p>
              </table:table-cell>
              <table:table-cell office:value-type="float" office:value="0.786778">
                <text:p>0.786778</text:p>
              </table:table-cell>
              <table:table-cell office:value-type="float" office:value="0.771945">
                <text:p>0.771945</text:p>
              </table:table-cell>
              <table:table-cell office:value-type="float" office:value="0.775812">
                <text:p>0.775812</text:p>
              </table:table-cell>
              <table:table-cell office:value-type="float" office:value="0.755463">
                <text:p>0.755463</text:p>
              </table:table-cell>
              <table:table-cell office:value-type="float" office:value="0.766874">
                <text:p>0.766874</text:p>
              </table:table-cell>
              <table:table-cell office:value-type="float" office:value="0.757261">
                <text:p>0.757261</text:p>
              </table:table-cell>
              <table:table-cell office:value-type="float" office:value="0.745203">
                <text:p>0.745203</text:p>
              </table:table-cell>
              <table:table-cell office:value-type="float" office:value="0.740116">
                <text:p>0.740116</text:p>
              </table:table-cell>
              <table:table-cell office:value-type="float" office:value="0.73511">
                <text:p>0.73511</text:p>
              </table:table-cell>
              <table:table-cell office:value-type="float" office:value="0.723479">
                <text:p>0.723479</text:p>
              </table:table-cell>
              <table:table-cell office:value-type="float" office:value="0.73212">
                <text:p>0.73212</text:p>
              </table:table-cell>
              <table:table-cell office:value-type="float" office:value="0.725505">
                <text:p>0.725505</text:p>
              </table:table-cell>
              <table:table-cell office:value-type="float" office:value="0.718896">
                <text:p>0.718896</text:p>
              </table:table-cell>
              <table:table-cell office:value-type="float" office:value="0.710122">
                <text:p>0.710122</text:p>
              </table:table-cell>
              <table:table-cell office:value-type="float" office:value="0.720305">
                <text:p>0.720305</text:p>
              </table:table-cell>
              <table:table-cell office:value-type="float" office:value="0.720453">
                <text:p>0.720453</text:p>
              </table:table-cell>
              <table:table-cell office:value-type="float" office:value="0.70498">
                <text:p>0.70498</text:p>
              </table:table-cell>
              <table:table-cell office:value-type="float" office:value="0.702947">
                <text:p>0.702947</text:p>
              </table:table-cell>
              <table:table-cell office:value-type="float" office:value="0.707382">
                <text:p>0.707382</text:p>
              </table:table-cell>
              <table:table-cell office:value-type="float" office:value="0.69665">
                <text:p>0.69665</text:p>
              </table:table-cell>
              <table:table-cell office:value-type="float" office:value="0.695601">
                <text:p>0.695601</text:p>
              </table:table-cell>
              <table:table-cell office:value-type="float" office:value="0.697018">
                <text:p>0.697018</text:p>
              </table:table-cell>
              <table:table-cell office:value-type="float" office:value="0.688652">
                <text:p>0.688652</text:p>
              </table:table-cell>
              <table:table-cell office:value-type="float" office:value="0.69093">
                <text:p>0.69093</text:p>
              </table:table-cell>
              <table:table-cell office:value-type="float" office:value="0.688111">
                <text:p>0.688111</text:p>
              </table:table-cell>
              <table:table-cell office:value-type="float" office:value="0.694409">
                <text:p>0.694409</text:p>
              </table:table-cell>
              <table:table-cell office:value-type="float" office:value="0.667441">
                <text:p>0.667441</text:p>
              </table:table-cell>
              <table:table-cell office:value-type="float" office:value="0.681109">
                <text:p>0.681109</text:p>
              </table:table-cell>
              <table:table-cell office:value-type="float" office:value="0.687937">
                <text:p>0.687937</text:p>
              </table:table-cell>
              <table:table-cell office:value-type="float" office:value="0.676506">
                <text:p>0.676506</text:p>
              </table:table-cell>
              <table:table-cell office:value-type="float" office:value="0.676127">
                <text:p>0.676127</text:p>
              </table:table-cell>
              <table:table-cell office:value-type="float" office:value="0.679244">
                <text:p>0.679244</text:p>
              </table:table-cell>
              <table:table-cell office:value-type="float" office:value="0.680156">
                <text:p>0.680156</text:p>
              </table:table-cell>
              <table:table-cell office:value-type="float" office:value="0.671698">
                <text:p>0.671698</text:p>
              </table:table-cell>
              <table:table-cell office:value-type="float" office:value="0.679107">
                <text:p>0.679107</text:p>
              </table:table-cell>
              <table:table-cell office:value-type="float" office:value="0.6716">
                <text:p>0.6716</text:p>
              </table:table-cell>
              <table:table-cell office:value-type="float" office:value="0.674442">
                <text:p>0.674442</text:p>
              </table:table-cell>
              <table:table-cell office:value-type="float" office:value="0.669533">
                <text:p>0.669533</text:p>
              </table:table-cell>
              <table:table-cell office:value-type="float" office:value="0.67114">
                <text:p>0.67114</text:p>
              </table:table-cell>
              <table:table-cell office:value-type="float" office:value="0.665152">
                <text:p>0.665152</text:p>
              </table:table-cell>
              <table:table-cell office:value-type="float" office:value="0.662991">
                <text:p>0.662991</text:p>
              </table:table-cell>
              <table:table-cell office:value-type="float" office:value="0.665331">
                <text:p>0.665331</text:p>
              </table:table-cell>
              <table:table-cell office:value-type="float" office:value="0.668134">
                <text:p>0.668134</text:p>
              </table:table-cell>
              <table:table-cell office:value-type="float" office:value="0.66167">
                <text:p>0.66167</text:p>
              </table:table-cell>
              <table:table-cell office:value-type="float" office:value="0.659261">
                <text:p>0.659261</text:p>
              </table:table-cell>
              <table:table-cell office:value-type="float" office:value="0.654539">
                <text:p>0.654539</text:p>
              </table:table-cell>
              <table:table-cell office:value-type="float" office:value="0.653512">
                <text:p>0.653512</text:p>
              </table:table-cell>
              <table:table-cell office:value-type="float" office:value="0.649586">
                <text:p>0.649586</text:p>
              </table:table-cell>
              <table:table-cell office:value-type="float" office:value="0.658807">
                <text:p>0.658807</text:p>
              </table:table-cell>
              <table:table-cell office:value-type="float" office:value="0.653951">
                <text:p>0.653951</text:p>
              </table:table-cell>
              <table:table-cell office:value-type="float" office:value="0.655178">
                <text:p>0.655178</text:p>
              </table:table-cell>
              <table:table-cell office:value-type="float" office:value="0.656739">
                <text:p>0.656739</text:p>
              </table:table-cell>
              <table:table-cell office:value-type="float" office:value="0.647458">
                <text:p>0.647458</text:p>
              </table:table-cell>
              <table:table-cell office:value-type="float" office:value="0.661455">
                <text:p>0.661455</text:p>
              </table:table-cell>
              <table:table-cell office:value-type="float" office:value="0.647588">
                <text:p>0.647588</text:p>
              </table:table-cell>
              <table:table-cell office:value-type="float" office:value="0.65112">
                <text:p>0.65112</text:p>
              </table:table-cell>
              <table:table-cell office:value-type="float" office:value="0.660343">
                <text:p>0.660343</text:p>
              </table:table-cell>
              <table:table-cell office:value-type="float" office:value="0.648357">
                <text:p>0.648357</text:p>
              </table:table-cell>
              <table:table-cell office:value-type="float" office:value="0.63982">
                <text:p>0.63982</text:p>
              </table:table-cell>
              <table:table-cell office:value-type="float" office:value="0.65477">
                <text:p>0.65477</text:p>
              </table:table-cell>
              <table:table-cell office:value-type="float" office:value="0.647089">
                <text:p>0.647089</text:p>
              </table:table-cell>
              <table:table-cell office:value-type="float" office:value="0.657103">
                <text:p>0.657103</text:p>
              </table:table-cell>
              <table:table-cell office:value-type="float" office:value="0.641844">
                <text:p>0.641844</text:p>
              </table:table-cell>
              <table:table-cell office:value-type="float" office:value="0.651934">
                <text:p>0.651934</text:p>
              </table:table-cell>
              <table:table-cell office:value-type="float" office:value="0.656242">
                <text:p>0.656242</text:p>
              </table:table-cell>
              <table:table-cell office:value-type="float" office:value="0.645229">
                <text:p>0.645229</text:p>
              </table:table-cell>
              <table:table-cell office:value-type="float" office:value="0.642366">
                <text:p>0.642366</text:p>
              </table:table-cell>
              <table:table-cell office:value-type="float" office:value="0.646008">
                <text:p>0.646008</text:p>
              </table:table-cell>
              <table:table-cell office:value-type="float" office:value="0.643816">
                <text:p>0.643816</text:p>
              </table:table-cell>
              <table:table-cell office:value-type="float" office:value="0.644024">
                <text:p>0.644024</text:p>
              </table:table-cell>
              <table:table-cell office:value-type="float" office:value="0.632255">
                <text:p>0.632255</text:p>
              </table:table-cell>
              <table:table-cell office:value-type="float" office:value="0.632854">
                <text:p>0.632854</text:p>
              </table:table-cell>
              <table:table-cell office:value-type="float" office:value="0.630866">
                <text:p>0.630866</text:p>
              </table:table-cell>
              <table:table-cell office:value-type="float" office:value="0.643964">
                <text:p>0.643964</text:p>
              </table:table-cell>
              <table:table-cell office:value-type="float" office:value="0.635232">
                <text:p>0.635232</text:p>
              </table:table-cell>
              <table:table-cell office:value-type="float" office:value="0.635444">
                <text:p>0.635444</text:p>
              </table:table-cell>
              <table:table-cell office:value-type="float" office:value="0.634654">
                <text:p>0.634654</text:p>
              </table:table-cell>
              <table:table-cell office:value-type="float" office:value="0.63292">
                <text:p>0.63292</text:p>
              </table:table-cell>
              <table:table-cell office:value-type="float" office:value="0.639884">
                <text:p>0.639884</text:p>
              </table:table-cell>
              <table:table-cell office:value-type="float" office:value="0.638728">
                <text:p>0.638728</text:p>
              </table:table-cell>
              <table:table-cell office:value-type="float" office:value="0.631271">
                <text:p>0.631271</text:p>
              </table:table-cell>
              <table:table-cell office:value-type="float" office:value="0.635088">
                <text:p>0.635088</text:p>
              </table:table-cell>
              <table:table-cell office:value-type="float" office:value="0.629978">
                <text:p>0.629978</text:p>
              </table:table-cell>
              <table:table-cell office:value-type="float" office:value="0.623999">
                <text:p>0.623999</text:p>
              </table:table-cell>
              <table:table-cell office:value-type="float" office:value="0.627895">
                <text:p>0.627895</text:p>
              </table:table-cell>
              <table:table-cell office:value-type="float" office:value="0.636667">
                <text:p>0.636667</text:p>
              </table:table-cell>
              <table:table-cell office:value-type="float" office:value="0.621634">
                <text:p>0.621634</text:p>
              </table:table-cell>
              <table:table-cell office:value-type="float" office:value="0.629337">
                <text:p>0.629337</text:p>
              </table:table-cell>
              <table:table-cell office:value-type="float" office:value="0.630202">
                <text:p>0.630202</text:p>
              </table:table-cell>
              <table:table-cell office:value-type="float" office:value="0.621617">
                <text:p>0.621617</text:p>
              </table:table-cell>
              <table:table-cell office:value-type="float" office:value="0.627484">
                <text:p>0.627484</text:p>
              </table:table-cell>
              <table:table-cell office:value-type="float" office:value="0.631185">
                <text:p>0.631185</text:p>
              </table:table-cell>
              <table:table-cell office:value-type="float" office:value="0.626488">
                <text:p>0.626488</text:p>
              </table:table-cell>
              <table:table-cell office:value-type="float" office:value="0.619841">
                <text:p>0.619841</text:p>
              </table:table-cell>
              <table:table-cell office:value-type="float" office:value="0.611659">
                <text:p>0.611659</text:p>
              </table:table-cell>
              <table:table-cell office:value-type="float" office:value="0.617666">
                <text:p>0.617666</text:p>
              </table:table-cell>
              <table:table-cell office:value-type="float" office:value="0.625897">
                <text:p>0.625897</text:p>
              </table:table-cell>
              <table:table-cell office:value-type="float" office:value="0.621503">
                <text:p>0.621503</text:p>
              </table:table-cell>
              <table:table-cell office:value-type="float" office:value="0.628494">
                <text:p>0.628494</text:p>
              </table:table-cell>
              <table:table-cell office:value-type="float" office:value="0.613864">
                <text:p>0.613864</text:p>
              </table:table-cell>
              <table:table-cell office:value-type="float" office:value="0.621365">
                <text:p>0.621365</text:p>
              </table:table-cell>
              <table:table-cell office:value-type="float" office:value="0.613061">
                <text:p>0.613061</text:p>
              </table:table-cell>
              <table:table-cell office:value-type="float" office:value="0.609961">
                <text:p>0.609961</text:p>
              </table:table-cell>
              <table:table-cell office:value-type="float" office:value="0.610798">
                <text:p>0.610798</text:p>
              </table:table-cell>
              <table:table-cell office:value-type="float" office:value="0.614834">
                <text:p>0.614834</text:p>
              </table:table-cell>
              <table:table-cell office:value-type="float" office:value="0.609877">
                <text:p>0.609877</text:p>
              </table:table-cell>
              <table:table-cell office:value-type="float" office:value="0.612553">
                <text:p>0.612553</text:p>
              </table:table-cell>
              <table:table-cell office:value-type="float" office:value="0.612325">
                <text:p>0.612325</text:p>
              </table:table-cell>
              <table:table-cell office:value-type="float" office:value="0.60014">
                <text:p>0.60014</text:p>
              </table:table-cell>
              <table:table-cell office:value-type="float" office:value="0.622352">
                <text:p>0.622352</text:p>
              </table:table-cell>
              <table:table-cell office:value-type="float" office:value="0.601076">
                <text:p>0.601076</text:p>
              </table:table-cell>
              <table:table-cell office:value-type="float" office:value="0.598925">
                <text:p>0.598925</text:p>
              </table:table-cell>
              <table:table-cell office:value-type="float" office:value="0.615832">
                <text:p>0.615832</text:p>
              </table:table-cell>
              <table:table-cell office:value-type="float" office:value="0.614022">
                <text:p>0.614022</text:p>
              </table:table-cell>
              <table:table-cell office:value-type="float" office:value="0.609012">
                <text:p>0.609012</text:p>
              </table:table-cell>
              <table:table-cell office:value-type="float" office:value="0.60839">
                <text:p>0.60839</text:p>
              </table:table-cell>
              <table:table-cell office:value-type="float" office:value="0.615754">
                <text:p>0.615754</text:p>
              </table:table-cell>
              <table:table-cell office:value-type="float" office:value="0.606893">
                <text:p>0.606893</text:p>
              </table:table-cell>
              <table:table-cell office:value-type="float" office:value="0.59953">
                <text:p>0.59953</text:p>
              </table:table-cell>
              <table:table-cell office:value-type="float" office:value="0.613378">
                <text:p>0.613378</text:p>
              </table:table-cell>
              <table:table-cell office:value-type="float" office:value="0.608198">
                <text:p>0.608198</text:p>
              </table:table-cell>
              <table:table-cell office:value-type="float" office:value="0.607929">
                <text:p>0.607929</text:p>
              </table:table-cell>
              <table:table-cell office:value-type="float" office:value="0.605667">
                <text:p>0.605667</text:p>
              </table:table-cell>
              <table:table-cell office:value-type="float" office:value="0.594039">
                <text:p>0.594039</text:p>
              </table:table-cell>
              <table:table-cell office:value-type="float" office:value="0.607039">
                <text:p>0.607039</text:p>
              </table:table-cell>
              <table:table-cell office:value-type="float" office:value="0.602178">
                <text:p>0.602178</text:p>
              </table:table-cell>
              <table:table-cell office:value-type="float" office:value="0.596601">
                <text:p>0.596601</text:p>
              </table:table-cell>
              <table:table-cell office:value-type="float" office:value="0.594845">
                <text:p>0.594845</text:p>
              </table:table-cell>
              <table:table-cell office:value-type="float" office:value="0.601846">
                <text:p>0.601846</text:p>
              </table:table-cell>
              <table:table-cell office:value-type="float" office:value="0.600239">
                <text:p>0.600239</text:p>
              </table:table-cell>
              <table:table-cell office:value-type="float" office:value="0.595893">
                <text:p>0.595893</text:p>
              </table:table-cell>
              <table:table-cell office:value-type="float" office:value="0.597295">
                <text:p>0.597295</text:p>
              </table:table-cell>
              <table:table-cell office:value-type="float" office:value="0.586499">
                <text:p>0.586499</text:p>
              </table:table-cell>
              <table:table-cell office:value-type="float" office:value="0.598848">
                <text:p>0.598848</text:p>
              </table:table-cell>
              <table:table-cell office:value-type="float" office:value="0.600877">
                <text:p>0.600877</text:p>
              </table:table-cell>
              <table:table-cell office:value-type="float" office:value="0.588674">
                <text:p>0.588674</text:p>
              </table:table-cell>
              <table:table-cell office:value-type="float" office:value="0.587284">
                <text:p>0.587284</text:p>
              </table:table-cell>
              <table:table-cell office:value-type="float" office:value="0.595738">
                <text:p>0.595738</text:p>
              </table:table-cell>
              <table:table-cell office:value-type="float" office:value="0.590596">
                <text:p>0.590596</text:p>
              </table:table-cell>
              <table:table-cell office:value-type="float" office:value="0.585702">
                <text:p>0.585702</text:p>
              </table:table-cell>
              <table:table-cell office:value-type="float" office:value="0.596574">
                <text:p>0.596574</text:p>
              </table:table-cell>
              <table:table-cell office:value-type="float" office:value="0.582794">
                <text:p>0.582794</text:p>
              </table:table-cell>
              <table:table-cell office:value-type="float" office:value="0.59104">
                <text:p>0.59104</text:p>
              </table:table-cell>
              <table:table-cell office:value-type="float" office:value="0.596352">
                <text:p>0.596352</text:p>
              </table:table-cell>
              <table:table-cell office:value-type="float" office:value="0.589816">
                <text:p>0.589816</text:p>
              </table:table-cell>
              <table:table-cell office:value-type="float" office:value="0.593092">
                <text:p>0.593092</text:p>
              </table:table-cell>
              <table:table-cell office:value-type="float" office:value="0.592005">
                <text:p>0.592005</text:p>
              </table:table-cell>
              <table:table-cell office:value-type="float" office:value="0.585881">
                <text:p>0.585881</text:p>
              </table:table-cell>
              <table:table-cell office:value-type="float" office:value="0.590718">
                <text:p>0.590718</text:p>
              </table:table-cell>
              <table:table-cell office:value-type="float" office:value="0.579257">
                <text:p>0.579257</text:p>
              </table:table-cell>
              <table:table-cell office:value-type="float" office:value="0.58086">
                <text:p>0.58086</text:p>
              </table:table-cell>
              <table:table-cell office:value-type="float" office:value="0.577861">
                <text:p>0.577861</text:p>
              </table:table-cell>
              <table:table-cell office:value-type="float" office:value="0.581979">
                <text:p>0.581979</text:p>
              </table:table-cell>
              <table:table-cell office:value-type="float" office:value="0.579908">
                <text:p>0.579908</text:p>
              </table:table-cell>
              <table:table-cell office:value-type="float" office:value="0.579029">
                <text:p>0.579029</text:p>
              </table:table-cell>
              <table:table-cell office:value-type="float" office:value="0.583261">
                <text:p>0.583261</text:p>
              </table:table-cell>
              <table:table-cell office:value-type="float" office:value="0.580891">
                <text:p>0.580891</text:p>
              </table:table-cell>
              <table:table-cell office:value-type="float" office:value="0.571716">
                <text:p>0.571716</text:p>
              </table:table-cell>
              <table:table-cell office:value-type="float" office:value="0.571783">
                <text:p>0.571783</text:p>
              </table:table-cell>
              <table:table-cell office:value-type="float" office:value="0.58045">
                <text:p>0.58045</text:p>
              </table:table-cell>
              <table:table-cell office:value-type="float" office:value="0.573335">
                <text:p>0.573335</text:p>
              </table:table-cell>
              <table:table-cell office:value-type="float" office:value="0.572111">
                <text:p>0.572111</text:p>
              </table:table-cell>
              <table:table-cell office:value-type="float" office:value="0.580821">
                <text:p>0.580821</text:p>
              </table:table-cell>
              <table:table-cell office:value-type="float" office:value="0.57543">
                <text:p>0.57543</text:p>
              </table:table-cell>
              <table:table-cell office:value-type="float" office:value="0.580287">
                <text:p>0.580287</text:p>
              </table:table-cell>
              <table:table-cell office:value-type="float" office:value="0.574277">
                <text:p>0.574277</text:p>
              </table:table-cell>
              <table:table-cell office:value-type="float" office:value="0.559893">
                <text:p>0.559893</text:p>
              </table:table-cell>
              <table:table-cell office:value-type="float" office:value="0.570972">
                <text:p>0.570972</text:p>
              </table:table-cell>
              <table:table-cell office:value-type="float" office:value="0.564577">
                <text:p>0.564577</text:p>
              </table:table-cell>
              <table:table-cell office:value-type="float" office:value="0.577591">
                <text:p>0.577591</text:p>
              </table:table-cell>
              <table:table-cell office:value-type="float" office:value="0.56603">
                <text:p>0.56603</text:p>
              </table:table-cell>
              <table:table-cell office:value-type="float" office:value="0.561703">
                <text:p>0.561703</text:p>
              </table:table-cell>
              <table:table-cell office:value-type="float" office:value="0.567966">
                <text:p>0.567966</text:p>
              </table:table-cell>
              <table:table-cell office:value-type="float" office:value="0.570418">
                <text:p>0.570418</text:p>
              </table:table-cell>
              <table:table-cell office:value-type="float" office:value="0.5726">
                <text:p>0.5726</text:p>
              </table:table-cell>
              <table:table-cell office:value-type="float" office:value="0.570817">
                <text:p>0.570817</text:p>
              </table:table-cell>
              <table:table-cell office:value-type="float" office:value="0.571495">
                <text:p>0.571495</text:p>
              </table:table-cell>
              <table:table-cell office:value-type="float" office:value="0.566953">
                <text:p>0.566953</text:p>
              </table:table-cell>
              <table:table-cell office:value-type="float" office:value="0.561945">
                <text:p>0.561945</text:p>
              </table:table-cell>
              <table:table-cell office:value-type="float" office:value="0.558317">
                <text:p>0.558317</text:p>
              </table:table-cell>
              <table:table-cell office:value-type="float" office:value="0.567217">
                <text:p>0.567217</text:p>
              </table:table-cell>
              <table:table-cell office:value-type="float" office:value="0.558403">
                <text:p>0.558403</text:p>
              </table:table-cell>
              <table:table-cell office:value-type="float" office:value="0.567688">
                <text:p>0.567688</text:p>
              </table:table-cell>
              <table:table-cell office:value-type="float" office:value="0.56371">
                <text:p>0.56371</text:p>
              </table:table-cell>
              <table:table-cell office:value-type="float" office:value="0.562231">
                <text:p>0.562231</text:p>
              </table:table-cell>
              <table:table-cell office:value-type="float" office:value="0.557976">
                <text:p>0.557976</text:p>
              </table:table-cell>
              <table:table-cell office:value-type="float" office:value="0.563578">
                <text:p>0.563578</text:p>
              </table:table-cell>
              <table:table-cell office:value-type="float" office:value="0.557819">
                <text:p>0.557819</text:p>
              </table:table-cell>
              <table:table-cell office:value-type="float" office:value="0.556861">
                <text:p>0.556861</text:p>
              </table:table-cell>
              <table:table-cell office:value-type="float" office:value="0.548798">
                <text:p>0.548798</text:p>
              </table:table-cell>
              <table:table-cell office:value-type="float" office:value="0.558067">
                <text:p>0.558067</text:p>
              </table:table-cell>
              <table:table-cell office:value-type="float" office:value="0.558584">
                <text:p>0.558584</text:p>
              </table:table-cell>
              <table:table-cell office:value-type="float" office:value="0.550687">
                <text:p>0.550687</text:p>
              </table:table-cell>
              <table:table-cell office:value-type="float" office:value="0.557903">
                <text:p>0.557903</text:p>
              </table:table-cell>
              <table:table-cell office:value-type="float" office:value="0.5547">
                <text:p>0.5547</text:p>
              </table:table-cell>
              <table:table-cell office:value-type="float" office:value="0.550338">
                <text:p>0.550338</text:p>
              </table:table-cell>
              <table:table-cell office:value-type="float" office:value="0.556411">
                <text:p>0.556411</text:p>
              </table:table-cell>
              <table:table-cell office:value-type="float" office:value="0.555483">
                <text:p>0.555483</text:p>
              </table:table-cell>
              <table:table-cell office:value-type="float" office:value="0.554384">
                <text:p>0.554384</text:p>
              </table:table-cell>
              <table:table-cell office:value-type="float" office:value="0.548024">
                <text:p>0.548024</text:p>
              </table:table-cell>
              <table:table-cell office:value-type="float" office:value="0.536295">
                <text:p>0.536295</text:p>
              </table:table-cell>
              <table:table-cell office:value-type="float" office:value="0.553229">
                <text:p>0.553229</text:p>
              </table:table-cell>
              <table:table-cell office:value-type="float" office:value="0.54973">
                <text:p>0.54973</text:p>
              </table:table-cell>
              <table:table-cell office:value-type="float" office:value="0.545595">
                <text:p>0.545595</text:p>
              </table:table-cell>
              <table:table-cell office:value-type="float" office:value="0.544104">
                <text:p>0.544104</text:p>
              </table:table-cell>
              <table:table-cell office:value-type="float" office:value="0.552742">
                <text:p>0.552742</text:p>
              </table:table-cell>
              <table:table-cell office:value-type="float" office:value="0.544315">
                <text:p>0.544315</text:p>
              </table:table-cell>
              <table:table-cell office:value-type="float" office:value="0.540705">
                <text:p>0.540705</text:p>
              </table:table-cell>
              <table:table-cell office:value-type="float" office:value="0.542955">
                <text:p>0.542955</text:p>
              </table:table-cell>
              <table:table-cell office:value-type="float" office:value="0.546889">
                <text:p>0.546889</text:p>
              </table:table-cell>
              <table:table-cell office:value-type="float" office:value="0.539109">
                <text:p>0.539109</text:p>
              </table:table-cell>
              <table:table-cell office:value-type="float" office:value="0.553047">
                <text:p>0.553047</text:p>
              </table:table-cell>
              <table:table-cell office:value-type="float" office:value="0.536081">
                <text:p>0.536081</text:p>
              </table:table-cell>
              <table:table-cell office:value-type="float" office:value="0.546283">
                <text:p>0.546283</text:p>
              </table:table-cell>
              <table:table-cell office:value-type="float" office:value="0.539282">
                <text:p>0.539282</text:p>
              </table:table-cell>
              <table:table-cell office:value-type="float" office:value="0.54688">
                <text:p>0.54688</text:p>
              </table:table-cell>
              <table:table-cell office:value-type="float" office:value="0.543191">
                <text:p>0.543191</text:p>
              </table:table-cell>
              <table:table-cell office:value-type="float" office:value="0.543781">
                <text:p>0.543781</text:p>
              </table:table-cell>
              <table:table-cell office:value-type="float" office:value="0.542965">
                <text:p>0.542965</text:p>
              </table:table-cell>
              <table:table-cell office:value-type="float" office:value="0.541783">
                <text:p>0.541783</text:p>
              </table:table-cell>
              <table:table-cell office:value-type="float" office:value="0.53697">
                <text:p>0.53697</text:p>
              </table:table-cell>
              <table:table-cell office:value-type="float" office:value="0.536665">
                <text:p>0.536665</text:p>
              </table:table-cell>
              <table:table-cell office:value-type="float" office:value="0.534179">
                <text:p>0.534179</text:p>
              </table:table-cell>
              <table:table-cell office:value-type="float" office:value="0.526858">
                <text:p>0.526858</text:p>
              </table:table-cell>
              <table:table-cell office:value-type="float" office:value="0.5405">
                <text:p>0.5405</text:p>
              </table:table-cell>
              <table:table-cell office:value-type="float" office:value="0.540807">
                <text:p>0.540807</text:p>
              </table:table-cell>
              <table:table-cell office:value-type="float" office:value="0.541113">
                <text:p>0.541113</text:p>
              </table:table-cell>
              <table:table-cell office:value-type="float" office:value="0.532931">
                <text:p>0.532931</text:p>
              </table:table-cell>
              <table:table-cell office:value-type="float" office:value="0.537451">
                <text:p>0.537451</text:p>
              </table:table-cell>
              <table:table-cell office:value-type="float" office:value="0.544417">
                <text:p>0.544417</text:p>
              </table:table-cell>
              <table:table-cell office:value-type="float" office:value="0.526389">
                <text:p>0.526389</text:p>
              </table:table-cell>
              <table:table-cell office:value-type="float" office:value="0.528373">
                <text:p>0.528373</text:p>
              </table:table-cell>
              <table:table-cell office:value-type="float" office:value="0.526699">
                <text:p>0.526699</text:p>
              </table:table-cell>
              <table:table-cell office:value-type="float" office:value="0.53333">
                <text:p>0.53333</text:p>
              </table:table-cell>
              <table:table-cell office:value-type="float" office:value="0.529058">
                <text:p>0.529058</text:p>
              </table:table-cell>
              <table:table-cell office:value-type="float" office:value="0.535883">
                <text:p>0.535883</text:p>
              </table:table-cell>
              <table:table-cell office:value-type="float" office:value="0.527623">
                <text:p>0.527623</text:p>
              </table:table-cell>
              <table:table-cell office:value-type="float" office:value="0.532696">
                <text:p>0.532696</text:p>
              </table:table-cell>
              <table:table-cell office:value-type="float" office:value="0.52608">
                <text:p>0.52608</text:p>
              </table:table-cell>
              <table:table-cell office:value-type="float" office:value="0.534635">
                <text:p>0.534635</text:p>
              </table:table-cell>
              <table:table-cell office:value-type="float" office:value="0.521457">
                <text:p>0.521457</text:p>
              </table:table-cell>
              <table:table-cell office:value-type="float" office:value="0.531705">
                <text:p>0.531705</text:p>
              </table:table-cell>
              <table:table-cell office:value-type="float" office:value="0.526027">
                <text:p>0.526027</text:p>
              </table:table-cell>
              <table:table-cell office:value-type="float" office:value="0.525774">
                <text:p>0.525774</text:p>
              </table:table-cell>
              <table:table-cell office:value-type="float" office:value="0.520038">
                <text:p>0.520038</text:p>
              </table:table-cell>
              <table:table-cell office:value-type="float" office:value="0.519266">
                <text:p>0.519266</text:p>
              </table:table-cell>
              <table:table-cell office:value-type="float" office:value="0.519573">
                <text:p>0.519573</text:p>
              </table:table-cell>
              <table:table-cell office:value-type="float" office:value="0.521554">
                <text:p>0.521554</text:p>
              </table:table-cell>
              <table:table-cell office:value-type="float" office:value="0.524286">
                <text:p>0.524286</text:p>
              </table:table-cell>
              <table:table-cell office:value-type="float" office:value="0.521444">
                <text:p>0.521444</text:p>
              </table:table-cell>
              <table:table-cell office:value-type="float" office:value="0.518053">
                <text:p>0.518053</text:p>
              </table:table-cell>
              <table:table-cell office:value-type="float" office:value="0.525706">
                <text:p>0.525706</text:p>
              </table:table-cell>
              <table:table-cell office:value-type="float" office:value="0.512553">
                <text:p>0.512553</text:p>
              </table:table-cell>
              <table:table-cell office:value-type="float" office:value="0.518508">
                <text:p>0.518508</text:p>
              </table:table-cell>
              <table:table-cell office:value-type="float" office:value="0.518611">
                <text:p>0.518611</text:p>
              </table:table-cell>
              <table:table-cell office:value-type="float" office:value="0.517365">
                <text:p>0.517365</text:p>
              </table:table-cell>
              <table:table-cell office:value-type="float" office:value="0.516003">
                <text:p>0.516003</text:p>
              </table:table-cell>
              <table:table-cell office:value-type="float" office:value="0.526741">
                <text:p>0.526741</text:p>
              </table:table-cell>
              <table:table-cell office:value-type="float" office:value="0.515263">
                <text:p>0.515263</text:p>
              </table:table-cell>
              <table:table-cell office:value-type="float" office:value="0.525535">
                <text:p>0.525535</text:p>
              </table:table-cell>
              <table:table-cell office:value-type="float" office:value="0.513913">
                <text:p>0.513913</text:p>
              </table:table-cell>
              <table:table-cell office:value-type="float" office:value="0.509653">
                <text:p>0.509653</text:p>
              </table:table-cell>
              <table:table-cell office:value-type="float" office:value="0.507587">
                <text:p>0.507587</text:p>
              </table:table-cell>
              <table:table-cell office:value-type="float" office:value="0.512649">
                <text:p>0.512649</text:p>
              </table:table-cell>
              <table:table-cell office:value-type="float" office:value="0.512553">
                <text:p>0.512553</text:p>
              </table:table-cell>
              <table:table-cell office:value-type="float" office:value="0.515632">
                <text:p>0.515632</text:p>
              </table:table-cell>
              <table:table-cell office:value-type="float" office:value="0.505735">
                <text:p>0.505735</text:p>
              </table:table-cell>
              <table:table-cell office:value-type="float" office:value="0.50549">
                <text:p>0.50549</text:p>
              </table:table-cell>
              <table:table-cell office:value-type="float" office:value="0.50786">
                <text:p>0.50786</text:p>
              </table:table-cell>
              <table:table-cell office:value-type="float" office:value="0.5107">
                <text:p>0.5107</text:p>
              </table:table-cell>
              <table:table-cell office:value-type="float" office:value="0.506568">
                <text:p>0.506568</text:p>
              </table:table-cell>
              <table:table-cell office:value-type="float" office:value="0.501235">
                <text:p>0.501235</text:p>
              </table:table-cell>
              <table:table-cell office:value-type="float" office:value="0.513285">
                <text:p>0.513285</text:p>
              </table:table-cell>
              <table:table-cell office:value-type="float" office:value="0.503698">
                <text:p>0.503698</text:p>
              </table:table-cell>
              <table:table-cell office:value-type="float" office:value="0.506691">
                <text:p>0.506691</text:p>
              </table:table-cell>
              <table:table-cell office:value-type="float" office:value="0.512805">
                <text:p>0.512805</text:p>
              </table:table-cell>
              <table:table-cell office:value-type="float" office:value="0.508098">
                <text:p>0.508098</text:p>
              </table:table-cell>
              <table:table-cell office:value-type="float" office:value="0.505518">
                <text:p>0.505518</text:p>
              </table:table-cell>
              <table:table-cell office:value-type="float" office:value="0.515613">
                <text:p>0.515613</text:p>
              </table:table-cell>
              <table:table-cell office:value-type="float" office:value="0.500324">
                <text:p>0.500324</text:p>
              </table:table-cell>
              <table:table-cell office:value-type="float" office:value="0.505145">
                <text:p>0.505145</text:p>
              </table:table-cell>
              <table:table-cell office:value-type="float" office:value="0.505065">
                <text:p>0.505065</text:p>
              </table:table-cell>
              <table:table-cell office:value-type="float" office:value="0.504119">
                <text:p>0.504119</text:p>
              </table:table-cell>
              <table:table-cell office:value-type="float" office:value="0.501227">
                <text:p>0.501227</text:p>
              </table:table-cell>
              <table:table-cell office:value-type="float" office:value="0.503933">
                <text:p>0.503933</text:p>
              </table:table-cell>
              <table:table-cell office:value-type="float" office:value="0.505898">
                <text:p>0.505898</text:p>
              </table:table-cell>
              <table:table-cell office:value-type="float" office:value="0.501029">
                <text:p>0.501029</text:p>
              </table:table-cell>
              <table:table-cell office:value-type="float" office:value="0.504481">
                <text:p>0.504481</text:p>
              </table:table-cell>
              <table:table-cell office:value-type="float" office:value="0.497377">
                <text:p>0.497377</text:p>
              </table:table-cell>
              <table:table-cell office:value-type="float" office:value="0.496225">
                <text:p>0.496225</text:p>
              </table:table-cell>
              <table:table-cell office:value-type="float" office:value="0.495112">
                <text:p>0.495112</text:p>
              </table:table-cell>
              <table:table-cell office:value-type="float" office:value="0.505319">
                <text:p>0.505319</text:p>
              </table:table-cell>
              <table:table-cell office:value-type="float" office:value="0.495138">
                <text:p>0.495138</text:p>
              </table:table-cell>
              <table:table-cell office:value-type="float" office:value="0.496658">
                <text:p>0.496658</text:p>
              </table:table-cell>
              <table:table-cell office:value-type="float" office:value="0.498063">
                <text:p>0.498063</text:p>
              </table:table-cell>
              <table:table-cell office:value-type="float" office:value="0.489347">
                <text:p>0.489347</text:p>
              </table:table-cell>
              <table:table-cell office:value-type="float" office:value="0.496149">
                <text:p>0.496149</text:p>
              </table:table-cell>
              <table:table-cell office:value-type="float" office:value="0.489159">
                <text:p>0.489159</text:p>
              </table:table-cell>
              <table:table-cell office:value-type="float" office:value="0.491648">
                <text:p>0.491648</text:p>
              </table:table-cell>
              <table:table-cell office:value-type="float" office:value="0.487891">
                <text:p>0.487891</text:p>
              </table:table-cell>
              <table:table-cell office:value-type="float" office:value="0.500909">
                <text:p>0.500909</text:p>
              </table:table-cell>
              <table:table-cell office:value-type="float" office:value="0.486268">
                <text:p>0.486268</text:p>
              </table:table-cell>
              <table:table-cell office:value-type="float" office:value="0.494985">
                <text:p>0.494985</text:p>
              </table:table-cell>
              <table:table-cell office:value-type="float" office:value="0.482834">
                <text:p>0.482834</text:p>
              </table:table-cell>
              <table:table-cell office:value-type="float" office:value="0.490714">
                <text:p>0.490714</text:p>
              </table:table-cell>
              <table:table-cell office:value-type="float" office:value="0.491239">
                <text:p>0.491239</text:p>
              </table:table-cell>
              <table:table-cell office:value-type="float" office:value="0.492737">
                <text:p>0.492737</text:p>
              </table:table-cell>
              <table:table-cell office:value-type="float" office:value="0.492087">
                <text:p>0.492087</text:p>
              </table:table-cell>
              <table:table-cell office:value-type="float" office:value="0.48824">
                <text:p>0.48824</text:p>
              </table:table-cell>
              <table:table-cell office:value-type="float" office:value="0.488079">
                <text:p>0.488079</text:p>
              </table:table-cell>
              <table:table-cell office:value-type="float" office:value="0.485185">
                <text:p>0.485185</text:p>
              </table:table-cell>
              <table:table-cell office:value-type="float" office:value="0.482624">
                <text:p>0.482624</text:p>
              </table:table-cell>
              <table:table-cell office:value-type="float" office:value="0.484333">
                <text:p>0.484333</text:p>
              </table:table-cell>
              <table:table-cell office:value-type="float" office:value="0.480388">
                <text:p>0.480388</text:p>
              </table:table-cell>
              <table:table-cell office:value-type="float" office:value="0.48536">
                <text:p>0.48536</text:p>
              </table:table-cell>
              <table:table-cell office:value-type="float" office:value="0.483498">
                <text:p>0.483498</text:p>
              </table:table-cell>
              <table:table-cell office:value-type="float" office:value="0.475995">
                <text:p>0.475995</text:p>
              </table:table-cell>
              <table:table-cell office:value-type="float" office:value="0.483232">
                <text:p>0.483232</text:p>
              </table:table-cell>
              <table:table-cell office:value-type="float" office:value="0.481703">
                <text:p>0.481703</text:p>
              </table:table-cell>
              <table:table-cell office:value-type="float" office:value="0.482041">
                <text:p>0.482041</text:p>
              </table:table-cell>
              <table:table-cell office:value-type="float" office:value="0.479237">
                <text:p>0.479237</text:p>
              </table:table-cell>
              <table:table-cell office:value-type="float" office:value="0.482474">
                <text:p>0.482474</text:p>
              </table:table-cell>
              <table:table-cell office:value-type="float" office:value="0.485">
                <text:p>0.485</text:p>
              </table:table-cell>
              <table:table-cell office:value-type="float" office:value="0.479399">
                <text:p>0.479399</text:p>
              </table:table-cell>
              <table:table-cell office:value-type="float" office:value="0.474078">
                <text:p>0.474078</text:p>
              </table:table-cell>
              <table:table-cell office:value-type="float" office:value="0.472366">
                <text:p>0.472366</text:p>
              </table:table-cell>
              <table:table-cell office:value-type="float" office:value="0.478763">
                <text:p>0.478763</text:p>
              </table:table-cell>
              <table:table-cell office:value-type="float" office:value="0.474827">
                <text:p>0.474827</text:p>
              </table:table-cell>
              <table:table-cell office:value-type="float" office:value="0.475044">
                <text:p>0.475044</text:p>
              </table:table-cell>
              <table:table-cell office:value-type="float" office:value="0.472434">
                <text:p>0.472434</text:p>
              </table:table-cell>
              <table:table-cell office:value-type="float" office:value="0.473053">
                <text:p>0.473053</text:p>
              </table:table-cell>
              <table:table-cell office:value-type="float" office:value="0.470928">
                <text:p>0.470928</text:p>
              </table:table-cell>
              <table:table-cell office:value-type="float" office:value="0.471814">
                <text:p>0.471814</text:p>
              </table:table-cell>
              <table:table-cell office:value-type="float" office:value="0.473122">
                <text:p>0.473122</text:p>
              </table:table-cell>
              <table:table-cell office:value-type="float" office:value="0.472664">
                <text:p>0.472664</text:p>
              </table:table-cell>
              <table:table-cell office:value-type="float" office:value="0.474384">
                <text:p>0.474384</text:p>
              </table:table-cell>
              <table:table-cell office:value-type="float" office:value="0.480497">
                <text:p>0.480497</text:p>
              </table:table-cell>
              <table:table-cell office:value-type="float" office:value="0.473772">
                <text:p>0.473772</text:p>
              </table:table-cell>
              <table:table-cell office:value-type="float" office:value="0.468153">
                <text:p>0.468153</text:p>
              </table:table-cell>
              <table:table-cell office:value-type="float" office:value="0.469006">
                <text:p>0.469006</text:p>
              </table:table-cell>
              <table:table-cell office:value-type="float" office:value="0.46625">
                <text:p>0.46625</text:p>
              </table:table-cell>
              <table:table-cell office:value-type="float" office:value="0.469389">
                <text:p>0.469389</text:p>
              </table:table-cell>
              <table:table-cell office:value-type="float" office:value="0.462911">
                <text:p>0.462911</text:p>
              </table:table-cell>
              <table:table-cell office:value-type="float" office:value="0.47185">
                <text:p>0.47185</text:p>
              </table:table-cell>
              <table:table-cell office:value-type="float" office:value="0.468526">
                <text:p>0.468526</text:p>
              </table:table-cell>
              <table:table-cell office:value-type="float" office:value="0.465461">
                <text:p>0.465461</text:p>
              </table:table-cell>
              <table:table-cell office:value-type="float" office:value="0.457829">
                <text:p>0.457829</text:p>
              </table:table-cell>
              <table:table-cell office:value-type="float" office:value="0.460964">
                <text:p>0.460964</text:p>
              </table:table-cell>
              <table:table-cell office:value-type="float" office:value="0.464298">
                <text:p>0.464298</text:p>
              </table:table-cell>
              <table:table-cell office:value-type="float" office:value="0.46353">
                <text:p>0.46353</text:p>
              </table:table-cell>
              <table:table-cell office:value-type="float" office:value="0.464778">
                <text:p>0.464778</text:p>
              </table:table-cell>
              <table:table-cell office:value-type="float" office:value="0.46607">
                <text:p>0.46607</text:p>
              </table:table-cell>
              <table:table-cell office:value-type="float" office:value="0.465256">
                <text:p>0.465256</text:p>
              </table:table-cell>
              <table:table-cell office:value-type="float" office:value="0.461569">
                <text:p>0.461569</text:p>
              </table:table-cell>
              <table:table-cell office:value-type="float" office:value="0.45691">
                <text:p>0.45691</text:p>
              </table:table-cell>
              <table:table-cell office:value-type="float" office:value="0.46504">
                <text:p>0.46504</text:p>
              </table:table-cell>
              <table:table-cell office:value-type="float" office:value="0.466057">
                <text:p>0.466057</text:p>
              </table:table-cell>
              <table:table-cell office:value-type="float" office:value="0.447413">
                <text:p>0.447413</text:p>
              </table:table-cell>
              <table:table-cell office:value-type="float" office:value="0.459689">
                <text:p>0.459689</text:p>
              </table:table-cell>
              <table:table-cell office:value-type="float" office:value="0.458718">
                <text:p>0.458718</text:p>
              </table:table-cell>
              <table:table-cell office:value-type="float" office:value="0.461694">
                <text:p>0.461694</text:p>
              </table:table-cell>
              <table:table-cell office:value-type="float" office:value="0.464189">
                <text:p>0.464189</text:p>
              </table:table-cell>
              <table:table-cell office:value-type="float" office:value="0.457546">
                <text:p>0.457546</text:p>
              </table:table-cell>
              <table:table-cell office:value-type="float" office:value="0.452975">
                <text:p>0.452975</text:p>
              </table:table-cell>
              <table:table-cell office:value-type="float" office:value="0.461526">
                <text:p>0.461526</text:p>
              </table:table-cell>
              <table:table-cell office:value-type="float" office:value="0.4628">
                <text:p>0.4628</text:p>
              </table:table-cell>
              <table:table-cell office:value-type="float" office:value="0.45785">
                <text:p>0.45785</text:p>
              </table:table-cell>
              <table:table-cell office:value-type="float" office:value="0.455304">
                <text:p>0.455304</text:p>
              </table:table-cell>
              <table:table-cell office:value-type="float" office:value="0.453152">
                <text:p>0.453152</text:p>
              </table:table-cell>
              <table:table-cell office:value-type="float" office:value="0.454989">
                <text:p>0.454989</text:p>
              </table:table-cell>
              <table:table-cell office:value-type="float" office:value="0.456779">
                <text:p>0.456779</text:p>
              </table:table-cell>
              <table:table-cell office:value-type="float" office:value="0.460723">
                <text:p>0.460723</text:p>
              </table:table-cell>
              <table:table-cell office:value-type="float" office:value="0.452417">
                <text:p>0.452417</text:p>
              </table:table-cell>
              <table:table-cell office:value-type="float" office:value="0.453576">
                <text:p>0.453576</text:p>
              </table:table-cell>
              <table:table-cell office:value-type="float" office:value="0.450974">
                <text:p>0.450974</text:p>
              </table:table-cell>
              <table:table-cell office:value-type="float" office:value="0.454006">
                <text:p>0.454006</text:p>
              </table:table-cell>
              <table:table-cell office:value-type="float" office:value="0.457588">
                <text:p>0.457588</text:p>
              </table:table-cell>
              <table:table-cell office:value-type="float" office:value="0.441105">
                <text:p>0.441105</text:p>
              </table:table-cell>
              <table:table-cell office:value-type="float" office:value="0.449391">
                <text:p>0.449391</text:p>
              </table:table-cell>
              <table:table-cell office:value-type="float" office:value="0.449542">
                <text:p>0.449542</text:p>
              </table:table-cell>
              <table:table-cell office:value-type="float" office:value="0.448769">
                <text:p>0.448769</text:p>
              </table:table-cell>
              <table:table-cell office:value-type="float" office:value="0.447273">
                <text:p>0.447273</text:p>
              </table:table-cell>
              <table:table-cell office:value-type="float" office:value="0.447242">
                <text:p>0.447242</text:p>
              </table:table-cell>
              <table:table-cell office:value-type="float" office:value="0.454195">
                <text:p>0.454195</text:p>
              </table:table-cell>
              <table:table-cell office:value-type="float" office:value="0.447672">
                <text:p>0.447672</text:p>
              </table:table-cell>
              <table:table-cell office:value-type="float" office:value="0.441939">
                <text:p>0.441939</text:p>
              </table:table-cell>
              <table:table-cell office:value-type="float" office:value="0.449351">
                <text:p>0.449351</text:p>
              </table:table-cell>
              <table:table-cell office:value-type="float" office:value="0.448453">
                <text:p>0.448453</text:p>
              </table:table-cell>
              <table:table-cell office:value-type="float" office:value="0.452133">
                <text:p>0.452133</text:p>
              </table:table-cell>
              <table:table-cell office:value-type="float" office:value="0.444323">
                <text:p>0.444323</text:p>
              </table:table-cell>
              <table:table-cell office:value-type="float" office:value="0.442504">
                <text:p>0.442504</text:p>
              </table:table-cell>
              <table:table-cell office:value-type="float" office:value="0.444847">
                <text:p>0.444847</text:p>
              </table:table-cell>
              <table:table-cell office:value-type="float" office:value="0.448112">
                <text:p>0.448112</text:p>
              </table:table-cell>
              <table:table-cell office:value-type="float" office:value="0.441101">
                <text:p>0.441101</text:p>
              </table:table-cell>
              <table:table-cell office:value-type="float" office:value="0.441011">
                <text:p>0.441011</text:p>
              </table:table-cell>
              <table:table-cell office:value-type="float" office:value="0.441348">
                <text:p>0.441348</text:p>
              </table:table-cell>
              <table:table-cell office:value-type="float" office:value="0.441704">
                <text:p>0.441704</text:p>
              </table:table-cell>
              <table:table-cell office:value-type="float" office:value="0.445323">
                <text:p>0.445323</text:p>
              </table:table-cell>
              <table:table-cell office:value-type="float" office:value="0.442635">
                <text:p>0.442635</text:p>
              </table:table-cell>
              <table:table-cell office:value-type="float" office:value="0.439976">
                <text:p>0.439976</text:p>
              </table:table-cell>
              <table:table-cell office:value-type="float" office:value="0.43745">
                <text:p>0.43745</text:p>
              </table:table-cell>
              <table:table-cell office:value-type="float" office:value="0.431252">
                <text:p>0.431252</text:p>
              </table:table-cell>
              <table:table-cell office:value-type="float" office:value="0.443261">
                <text:p>0.443261</text:p>
              </table:table-cell>
              <table:table-cell office:value-type="float" office:value="0.439756">
                <text:p>0.439756</text:p>
              </table:table-cell>
              <table:table-cell office:value-type="float" office:value="0.443963">
                <text:p>0.443963</text:p>
              </table:table-cell>
              <table:table-cell office:value-type="float" office:value="0.439284">
                <text:p>0.439284</text:p>
              </table:table-cell>
              <table:table-cell office:value-type="float" office:value="0.433483">
                <text:p>0.433483</text:p>
              </table:table-cell>
              <table:table-cell office:value-type="float" office:value="0.440353">
                <text:p>0.440353</text:p>
              </table:table-cell>
              <table:table-cell office:value-type="float" office:value="0.438914">
                <text:p>0.438914</text:p>
              </table:table-cell>
              <table:table-cell office:value-type="float" office:value="0.440898">
                <text:p>0.440898</text:p>
              </table:table-cell>
              <table:table-cell office:value-type="float" office:value="0.433727">
                <text:p>0.433727</text:p>
              </table:table-cell>
              <table:table-cell office:value-type="float" office:value="0.439662">
                <text:p>0.439662</text:p>
              </table:table-cell>
              <table:table-cell office:value-type="float" office:value="0.431212">
                <text:p>0.431212</text:p>
              </table:table-cell>
              <table:table-cell office:value-type="float" office:value="0.436692">
                <text:p>0.436692</text:p>
              </table:table-cell>
              <table:table-cell office:value-type="float" office:value="0.437169">
                <text:p>0.437169</text:p>
              </table:table-cell>
              <table:table-cell office:value-type="float" office:value="0.432229">
                <text:p>0.432229</text:p>
              </table:table-cell>
              <table:table-cell office:value-type="float" office:value="0.433158">
                <text:p>0.433158</text:p>
              </table:table-cell>
              <table:table-cell office:value-type="float" office:value="0.431795">
                <text:p>0.431795</text:p>
              </table:table-cell>
              <table:table-cell office:value-type="float" office:value="0.429235">
                <text:p>0.429235</text:p>
              </table:table-cell>
              <table:table-cell office:value-type="float" office:value="0.426806">
                <text:p>0.426806</text:p>
              </table:table-cell>
              <table:table-cell office:value-type="float" office:value="0.42364">
                <text:p>0.42364</text:p>
              </table:table-cell>
              <table:table-cell office:value-type="float" office:value="0.427165">
                <text:p>0.427165</text:p>
              </table:table-cell>
              <table:table-cell office:value-type="float" office:value="0.427654">
                <text:p>0.427654</text:p>
              </table:table-cell>
              <table:table-cell office:value-type="float" office:value="0.427038">
                <text:p>0.427038</text:p>
              </table:table-cell>
              <table:table-cell office:value-type="float" office:value="0.430343">
                <text:p>0.430343</text:p>
              </table:table-cell>
              <table:table-cell office:value-type="float" office:value="0.427581">
                <text:p>0.427581</text:p>
              </table:table-cell>
              <table:table-cell office:value-type="float" office:value="0.429296">
                <text:p>0.429296</text:p>
              </table:table-cell>
              <table:table-cell office:value-type="float" office:value="0.427113">
                <text:p>0.427113</text:p>
              </table:table-cell>
              <table:table-cell office:value-type="float" office:value="0.424829">
                <text:p>0.424829</text:p>
              </table:table-cell>
              <table:table-cell office:value-type="float" office:value="0.423703">
                <text:p>0.423703</text:p>
              </table:table-cell>
              <table:table-cell office:value-type="float" office:value="0.426963">
                <text:p>0.426963</text:p>
              </table:table-cell>
              <table:table-cell office:value-type="float" office:value="0.42274">
                <text:p>0.42274</text:p>
              </table:table-cell>
              <table:table-cell office:value-type="float" office:value="0.42726">
                <text:p>0.42726</text:p>
              </table:table-cell>
              <table:table-cell office:value-type="float" office:value="0.424013">
                <text:p>0.424013</text:p>
              </table:table-cell>
              <table:table-cell office:value-type="float" office:value="0.427378">
                <text:p>0.427378</text:p>
              </table:table-cell>
              <table:table-cell office:value-type="float" office:value="0.416562">
                <text:p>0.416562</text:p>
              </table:table-cell>
              <table:table-cell office:value-type="float" office:value="0.421143">
                <text:p>0.421143</text:p>
              </table:table-cell>
              <table:table-cell office:value-type="float" office:value="0.424193">
                <text:p>0.424193</text:p>
              </table:table-cell>
              <table:table-cell office:value-type="float" office:value="0.421515">
                <text:p>0.421515</text:p>
              </table:table-cell>
              <table:table-cell office:value-type="float" office:value="0.417524">
                <text:p>0.417524</text:p>
              </table:table-cell>
              <table:table-cell office:value-type="float" office:value="0.420075">
                <text:p>0.420075</text:p>
              </table:table-cell>
              <table:table-cell office:value-type="float" office:value="0.429005">
                <text:p>0.429005</text:p>
              </table:table-cell>
              <table:table-cell office:value-type="float" office:value="0.416866">
                <text:p>0.416866</text:p>
              </table:table-cell>
              <table:table-cell office:value-type="float" office:value="0.412121">
                <text:p>0.412121</text:p>
              </table:table-cell>
              <table:table-cell office:value-type="float" office:value="0.418446">
                <text:p>0.418446</text:p>
              </table:table-cell>
              <table:table-cell office:value-type="float" office:value="0.418922">
                <text:p>0.418922</text:p>
              </table:table-cell>
              <table:table-cell office:value-type="float" office:value="0.41678">
                <text:p>0.41678</text:p>
              </table:table-cell>
              <table:table-cell office:value-type="float" office:value="0.417611">
                <text:p>0.417611</text:p>
              </table:table-cell>
              <table:table-cell office:value-type="float" office:value="0.410895">
                <text:p>0.410895</text:p>
              </table:table-cell>
              <table:table-cell office:value-type="float" office:value="0.410224">
                <text:p>0.410224</text:p>
              </table:table-cell>
              <table:table-cell office:value-type="float" office:value="0.411409">
                <text:p>0.411409</text:p>
              </table:table-cell>
              <table:table-cell office:value-type="float" office:value="0.411534">
                <text:p>0.411534</text:p>
              </table:table-cell>
              <table:table-cell office:value-type="float" office:value="0.415018">
                <text:p>0.415018</text:p>
              </table:table-cell>
              <table:table-cell office:value-type="float" office:value="0.412129">
                <text:p>0.412129</text:p>
              </table:table-cell>
              <table:table-cell office:value-type="float" office:value="0.417276">
                <text:p>0.417276</text:p>
              </table:table-cell>
              <table:table-cell office:value-type="float" office:value="0.414234">
                <text:p>0.414234</text:p>
              </table:table-cell>
              <table:table-cell office:value-type="float" office:value="0.414915">
                <text:p>0.414915</text:p>
              </table:table-cell>
              <table:table-cell office:value-type="float" office:value="0.409448">
                <text:p>0.409448</text:p>
              </table:table-cell>
              <table:table-cell office:value-type="float" office:value="0.412249">
                <text:p>0.412249</text:p>
              </table:table-cell>
            </table:table-row>
            <table:table-row>
              <table:table-cell office:value-type="string">
                <text:p>Verifying Set Error</text:p>
                <draw:g>
                  <svg:desc>Arkusz1.A4:Arkusz1.A4</svg:desc>
                </draw:g>
              </table:table-cell>
              <table:table-cell office:value-type="float" office:value="2.347424">
                <text:p>2.347424</text:p>
                <draw:g>
                  <svg:desc>Arkusz1.B4:Arkusz1.SG4</svg:desc>
                </draw:g>
              </table:table-cell>
              <table:table-cell office:value-type="float" office:value="2.266242">
                <text:p>2.266242</text:p>
              </table:table-cell>
              <table:table-cell office:value-type="float" office:value="2.119421">
                <text:p>2.119421</text:p>
              </table:table-cell>
              <table:table-cell office:value-type="float" office:value="2.077562">
                <text:p>2.077562</text:p>
              </table:table-cell>
              <table:table-cell office:value-type="float" office:value="1.992783">
                <text:p>1.992783</text:p>
              </table:table-cell>
              <table:table-cell office:value-type="float" office:value="1.908251">
                <text:p>1.908251</text:p>
              </table:table-cell>
              <table:table-cell office:value-type="float" office:value="1.81994">
                <text:p>1.81994</text:p>
              </table:table-cell>
              <table:table-cell office:value-type="float" office:value="1.78377">
                <text:p>1.78377</text:p>
              </table:table-cell>
              <table:table-cell office:value-type="float" office:value="1.699595">
                <text:p>1.699595</text:p>
              </table:table-cell>
              <table:table-cell office:value-type="float" office:value="1.590754">
                <text:p>1.590754</text:p>
              </table:table-cell>
              <table:table-cell office:value-type="float" office:value="1.567172">
                <text:p>1.567172</text:p>
              </table:table-cell>
              <table:table-cell office:value-type="float" office:value="1.487797">
                <text:p>1.487797</text:p>
              </table:table-cell>
              <table:table-cell office:value-type="float" office:value="1.474063">
                <text:p>1.474063</text:p>
              </table:table-cell>
              <table:table-cell office:value-type="float" office:value="1.366582">
                <text:p>1.366582</text:p>
              </table:table-cell>
              <table:table-cell office:value-type="float" office:value="1.313729">
                <text:p>1.313729</text:p>
              </table:table-cell>
              <table:table-cell office:value-type="float" office:value="1.223735">
                <text:p>1.223735</text:p>
              </table:table-cell>
              <table:table-cell office:value-type="float" office:value="1.225562">
                <text:p>1.225562</text:p>
              </table:table-cell>
              <table:table-cell office:value-type="float" office:value="1.212631">
                <text:p>1.212631</text:p>
              </table:table-cell>
              <table:table-cell office:value-type="float" office:value="1.164531">
                <text:p>1.164531</text:p>
              </table:table-cell>
              <table:table-cell office:value-type="float" office:value="1.146921">
                <text:p>1.146921</text:p>
              </table:table-cell>
              <table:table-cell office:value-type="float" office:value="1.077851">
                <text:p>1.077851</text:p>
              </table:table-cell>
              <table:table-cell office:value-type="float" office:value="1.112637">
                <text:p>1.112637</text:p>
              </table:table-cell>
              <table:table-cell office:value-type="float" office:value="1.070512">
                <text:p>1.070512</text:p>
              </table:table-cell>
              <table:table-cell office:value-type="float" office:value="1.037896">
                <text:p>1.037896</text:p>
              </table:table-cell>
              <table:table-cell office:value-type="float" office:value="1.006203">
                <text:p>1.006203</text:p>
              </table:table-cell>
              <table:table-cell office:value-type="float" office:value="0.965826">
                <text:p>0.965826</text:p>
              </table:table-cell>
              <table:table-cell office:value-type="float" office:value="0.991018">
                <text:p>0.991018</text:p>
              </table:table-cell>
              <table:table-cell office:value-type="float" office:value="0.951993">
                <text:p>0.951993</text:p>
              </table:table-cell>
              <table:table-cell office:value-type="float" office:value="0.938128">
                <text:p>0.938128</text:p>
              </table:table-cell>
              <table:table-cell office:value-type="float" office:value="0.898958">
                <text:p>0.898958</text:p>
              </table:table-cell>
              <table:table-cell office:value-type="float" office:value="0.891298">
                <text:p>0.891298</text:p>
              </table:table-cell>
              <table:table-cell office:value-type="float" office:value="0.861079">
                <text:p>0.861079</text:p>
              </table:table-cell>
              <table:table-cell office:value-type="float" office:value="0.880456">
                <text:p>0.880456</text:p>
              </table:table-cell>
              <table:table-cell office:value-type="float" office:value="0.835048">
                <text:p>0.835048</text:p>
              </table:table-cell>
              <table:table-cell office:value-type="float" office:value="0.827251">
                <text:p>0.827251</text:p>
              </table:table-cell>
              <table:table-cell office:value-type="float" office:value="0.833123">
                <text:p>0.833123</text:p>
              </table:table-cell>
              <table:table-cell office:value-type="float" office:value="0.801652">
                <text:p>0.801652</text:p>
              </table:table-cell>
              <table:table-cell office:value-type="float" office:value="0.825465">
                <text:p>0.825465</text:p>
              </table:table-cell>
              <table:table-cell office:value-type="float" office:value="0.804086">
                <text:p>0.804086</text:p>
              </table:table-cell>
              <table:table-cell office:value-type="float" office:value="0.821226">
                <text:p>0.821226</text:p>
              </table:table-cell>
              <table:table-cell office:value-type="float" office:value="0.775417">
                <text:p>0.775417</text:p>
              </table:table-cell>
              <table:table-cell office:value-type="float" office:value="0.780583">
                <text:p>0.780583</text:p>
              </table:table-cell>
              <table:table-cell office:value-type="float" office:value="0.791206">
                <text:p>0.791206</text:p>
              </table:table-cell>
              <table:table-cell office:value-type="float" office:value="0.759451">
                <text:p>0.759451</text:p>
              </table:table-cell>
              <table:table-cell office:value-type="float" office:value="0.785748">
                <text:p>0.785748</text:p>
              </table:table-cell>
              <table:table-cell office:value-type="float" office:value="0.7394">
                <text:p>0.7394</text:p>
              </table:table-cell>
              <table:table-cell office:value-type="float" office:value="0.743104">
                <text:p>0.743104</text:p>
              </table:table-cell>
              <table:table-cell office:value-type="float" office:value="0.753782">
                <text:p>0.753782</text:p>
              </table:table-cell>
              <table:table-cell office:value-type="float" office:value="0.749252">
                <text:p>0.749252</text:p>
              </table:table-cell>
              <table:table-cell office:value-type="float" office:value="0.745727">
                <text:p>0.745727</text:p>
              </table:table-cell>
              <table:table-cell office:value-type="float" office:value="0.758438">
                <text:p>0.758438</text:p>
              </table:table-cell>
              <table:table-cell office:value-type="float" office:value="0.724613">
                <text:p>0.724613</text:p>
              </table:table-cell>
              <table:table-cell office:value-type="float" office:value="0.727253">
                <text:p>0.727253</text:p>
              </table:table-cell>
              <table:table-cell office:value-type="float" office:value="0.73041">
                <text:p>0.73041</text:p>
              </table:table-cell>
              <table:table-cell office:value-type="float" office:value="0.739186">
                <text:p>0.739186</text:p>
              </table:table-cell>
              <table:table-cell office:value-type="float" office:value="0.704302">
                <text:p>0.704302</text:p>
              </table:table-cell>
              <table:table-cell office:value-type="float" office:value="0.693413">
                <text:p>0.693413</text:p>
              </table:table-cell>
              <table:table-cell office:value-type="float" office:value="0.719483">
                <text:p>0.719483</text:p>
              </table:table-cell>
              <table:table-cell office:value-type="float" office:value="0.714712">
                <text:p>0.714712</text:p>
              </table:table-cell>
              <table:table-cell office:value-type="float" office:value="0.695533">
                <text:p>0.695533</text:p>
              </table:table-cell>
              <table:table-cell office:value-type="float" office:value="0.712272">
                <text:p>0.712272</text:p>
              </table:table-cell>
              <table:table-cell office:value-type="float" office:value="0.706702">
                <text:p>0.706702</text:p>
              </table:table-cell>
              <table:table-cell office:value-type="float" office:value="0.695469">
                <text:p>0.695469</text:p>
              </table:table-cell>
              <table:table-cell office:value-type="float" office:value="0.707613">
                <text:p>0.707613</text:p>
              </table:table-cell>
              <table:table-cell office:value-type="float" office:value="0.695187">
                <text:p>0.695187</text:p>
              </table:table-cell>
              <table:table-cell office:value-type="float" office:value="0.694802">
                <text:p>0.694802</text:p>
              </table:table-cell>
              <table:table-cell office:value-type="float" office:value="0.673469">
                <text:p>0.673469</text:p>
              </table:table-cell>
              <table:table-cell office:value-type="float" office:value="0.730094">
                <text:p>0.730094</text:p>
              </table:table-cell>
              <table:table-cell office:value-type="float" office:value="0.692317">
                <text:p>0.692317</text:p>
              </table:table-cell>
              <table:table-cell office:value-type="float" office:value="0.670574">
                <text:p>0.670574</text:p>
              </table:table-cell>
              <table:table-cell office:value-type="float" office:value="0.691681">
                <text:p>0.691681</text:p>
              </table:table-cell>
              <table:table-cell office:value-type="float" office:value="0.687421">
                <text:p>0.687421</text:p>
              </table:table-cell>
              <table:table-cell office:value-type="float" office:value="0.67511">
                <text:p>0.67511</text:p>
              </table:table-cell>
              <table:table-cell office:value-type="float" office:value="0.66809">
                <text:p>0.66809</text:p>
              </table:table-cell>
              <table:table-cell office:value-type="float" office:value="0.683114">
                <text:p>0.683114</text:p>
              </table:table-cell>
              <table:table-cell office:value-type="float" office:value="0.661266">
                <text:p>0.661266</text:p>
              </table:table-cell>
              <table:table-cell office:value-type="float" office:value="0.674308">
                <text:p>0.674308</text:p>
              </table:table-cell>
              <table:table-cell office:value-type="float" office:value="0.663315">
                <text:p>0.663315</text:p>
              </table:table-cell>
              <table:table-cell office:value-type="float" office:value="0.670431">
                <text:p>0.670431</text:p>
              </table:table-cell>
              <table:table-cell office:value-type="float" office:value="0.662567">
                <text:p>0.662567</text:p>
              </table:table-cell>
              <table:table-cell office:value-type="float" office:value="0.672497">
                <text:p>0.672497</text:p>
              </table:table-cell>
              <table:table-cell office:value-type="float" office:value="0.673685">
                <text:p>0.673685</text:p>
              </table:table-cell>
              <table:table-cell office:value-type="float" office:value="0.664615">
                <text:p>0.664615</text:p>
              </table:table-cell>
              <table:table-cell office:value-type="float" office:value="0.654452">
                <text:p>0.654452</text:p>
              </table:table-cell>
              <table:table-cell office:value-type="float" office:value="0.665992">
                <text:p>0.665992</text:p>
              </table:table-cell>
              <table:table-cell office:value-type="float" office:value="0.668071">
                <text:p>0.668071</text:p>
              </table:table-cell>
              <table:table-cell office:value-type="float" office:value="0.675655">
                <text:p>0.675655</text:p>
              </table:table-cell>
              <table:table-cell office:value-type="float" office:value="0.674737">
                <text:p>0.674737</text:p>
              </table:table-cell>
              <table:table-cell office:value-type="float" office:value="0.680686">
                <text:p>0.680686</text:p>
              </table:table-cell>
              <table:table-cell office:value-type="float" office:value="0.656028">
                <text:p>0.656028</text:p>
              </table:table-cell>
              <table:table-cell office:value-type="float" office:value="0.664175">
                <text:p>0.664175</text:p>
              </table:table-cell>
              <table:table-cell office:value-type="float" office:value="0.65817">
                <text:p>0.65817</text:p>
              </table:table-cell>
              <table:table-cell office:value-type="float" office:value="0.651406">
                <text:p>0.651406</text:p>
              </table:table-cell>
              <table:table-cell office:value-type="float" office:value="0.669971">
                <text:p>0.669971</text:p>
              </table:table-cell>
              <table:table-cell office:value-type="float" office:value="0.634339">
                <text:p>0.634339</text:p>
              </table:table-cell>
              <table:table-cell office:value-type="float" office:value="0.663624">
                <text:p>0.663624</text:p>
              </table:table-cell>
              <table:table-cell office:value-type="float" office:value="0.652411">
                <text:p>0.652411</text:p>
              </table:table-cell>
              <table:table-cell office:value-type="float" office:value="0.627944">
                <text:p>0.627944</text:p>
              </table:table-cell>
              <table:table-cell office:value-type="float" office:value="0.653025">
                <text:p>0.653025</text:p>
              </table:table-cell>
              <table:table-cell office:value-type="float" office:value="0.670144">
                <text:p>0.670144</text:p>
              </table:table-cell>
              <table:table-cell office:value-type="float" office:value="0.632486">
                <text:p>0.632486</text:p>
              </table:table-cell>
              <table:table-cell office:value-type="float" office:value="0.64764">
                <text:p>0.64764</text:p>
              </table:table-cell>
              <table:table-cell office:value-type="float" office:value="0.621528">
                <text:p>0.621528</text:p>
              </table:table-cell>
              <table:table-cell office:value-type="float" office:value="0.654324">
                <text:p>0.654324</text:p>
              </table:table-cell>
              <table:table-cell office:value-type="float" office:value="0.628079">
                <text:p>0.628079</text:p>
              </table:table-cell>
              <table:table-cell office:value-type="float" office:value="0.615317">
                <text:p>0.615317</text:p>
              </table:table-cell>
              <table:table-cell office:value-type="float" office:value="0.638329">
                <text:p>0.638329</text:p>
              </table:table-cell>
              <table:table-cell office:value-type="float" office:value="0.642363">
                <text:p>0.642363</text:p>
              </table:table-cell>
              <table:table-cell office:value-type="float" office:value="0.631256">
                <text:p>0.631256</text:p>
              </table:table-cell>
              <table:table-cell office:value-type="float" office:value="0.633805">
                <text:p>0.633805</text:p>
              </table:table-cell>
              <table:table-cell office:value-type="float" office:value="0.630757">
                <text:p>0.630757</text:p>
              </table:table-cell>
              <table:table-cell office:value-type="float" office:value="0.655623">
                <text:p>0.655623</text:p>
              </table:table-cell>
              <table:table-cell office:value-type="float" office:value="0.651641">
                <text:p>0.651641</text:p>
              </table:table-cell>
              <table:table-cell office:value-type="float" office:value="0.653746">
                <text:p>0.653746</text:p>
              </table:table-cell>
              <table:table-cell office:value-type="float" office:value="0.620684">
                <text:p>0.620684</text:p>
              </table:table-cell>
              <table:table-cell office:value-type="float" office:value="0.638537">
                <text:p>0.638537</text:p>
              </table:table-cell>
              <table:table-cell office:value-type="float" office:value="0.635543">
                <text:p>0.635543</text:p>
              </table:table-cell>
              <table:table-cell office:value-type="float" office:value="0.634884">
                <text:p>0.634884</text:p>
              </table:table-cell>
              <table:table-cell office:value-type="float" office:value="0.636434">
                <text:p>0.636434</text:p>
              </table:table-cell>
              <table:table-cell office:value-type="float" office:value="0.617701">
                <text:p>0.617701</text:p>
              </table:table-cell>
              <table:table-cell office:value-type="float" office:value="0.617902">
                <text:p>0.617902</text:p>
              </table:table-cell>
              <table:table-cell office:value-type="float" office:value="0.632814">
                <text:p>0.632814</text:p>
              </table:table-cell>
              <table:table-cell office:value-type="float" office:value="0.621454">
                <text:p>0.621454</text:p>
              </table:table-cell>
              <table:table-cell office:value-type="float" office:value="0.630905">
                <text:p>0.630905</text:p>
              </table:table-cell>
              <table:table-cell office:value-type="float" office:value="0.642396">
                <text:p>0.642396</text:p>
              </table:table-cell>
              <table:table-cell office:value-type="float" office:value="0.63088">
                <text:p>0.63088</text:p>
              </table:table-cell>
              <table:table-cell office:value-type="float" office:value="0.60797">
                <text:p>0.60797</text:p>
              </table:table-cell>
              <table:table-cell office:value-type="float" office:value="0.640603">
                <text:p>0.640603</text:p>
              </table:table-cell>
              <table:table-cell office:value-type="float" office:value="0.620219">
                <text:p>0.620219</text:p>
              </table:table-cell>
              <table:table-cell office:value-type="float" office:value="0.61579">
                <text:p>0.61579</text:p>
              </table:table-cell>
              <table:table-cell office:value-type="float" office:value="0.633429">
                <text:p>0.633429</text:p>
              </table:table-cell>
              <table:table-cell office:value-type="float" office:value="0.617344">
                <text:p>0.617344</text:p>
              </table:table-cell>
              <table:table-cell office:value-type="float" office:value="0.606281">
                <text:p>0.606281</text:p>
              </table:table-cell>
              <table:table-cell office:value-type="float" office:value="0.614824">
                <text:p>0.614824</text:p>
              </table:table-cell>
              <table:table-cell office:value-type="float" office:value="0.627939">
                <text:p>0.627939</text:p>
              </table:table-cell>
              <table:table-cell office:value-type="float" office:value="0.644663">
                <text:p>0.644663</text:p>
              </table:table-cell>
              <table:table-cell office:value-type="float" office:value="0.6283">
                <text:p>0.6283</text:p>
              </table:table-cell>
              <table:table-cell office:value-type="float" office:value="0.606731">
                <text:p>0.606731</text:p>
              </table:table-cell>
              <table:table-cell office:value-type="float" office:value="0.614556">
                <text:p>0.614556</text:p>
              </table:table-cell>
              <table:table-cell office:value-type="float" office:value="0.595853">
                <text:p>0.595853</text:p>
              </table:table-cell>
              <table:table-cell office:value-type="float" office:value="0.627605">
                <text:p>0.627605</text:p>
              </table:table-cell>
              <table:table-cell office:value-type="float" office:value="0.607754">
                <text:p>0.607754</text:p>
              </table:table-cell>
              <table:table-cell office:value-type="float" office:value="0.62476">
                <text:p>0.62476</text:p>
              </table:table-cell>
              <table:table-cell office:value-type="float" office:value="0.629653">
                <text:p>0.629653</text:p>
              </table:table-cell>
              <table:table-cell office:value-type="float" office:value="0.625366">
                <text:p>0.625366</text:p>
              </table:table-cell>
              <table:table-cell office:value-type="float" office:value="0.613618">
                <text:p>0.613618</text:p>
              </table:table-cell>
              <table:table-cell office:value-type="float" office:value="0.622843">
                <text:p>0.622843</text:p>
              </table:table-cell>
              <table:table-cell office:value-type="float" office:value="0.61428">
                <text:p>0.61428</text:p>
              </table:table-cell>
              <table:table-cell office:value-type="float" office:value="0.612476">
                <text:p>0.612476</text:p>
              </table:table-cell>
              <table:table-cell office:value-type="float" office:value="0.638594">
                <text:p>0.638594</text:p>
              </table:table-cell>
              <table:table-cell office:value-type="float" office:value="0.584465">
                <text:p>0.584465</text:p>
              </table:table-cell>
              <table:table-cell office:value-type="float" office:value="0.631768">
                <text:p>0.631768</text:p>
              </table:table-cell>
              <table:table-cell office:value-type="float" office:value="0.634508">
                <text:p>0.634508</text:p>
              </table:table-cell>
              <table:table-cell office:value-type="float" office:value="0.592756">
                <text:p>0.592756</text:p>
              </table:table-cell>
              <table:table-cell office:value-type="float" office:value="0.594646">
                <text:p>0.594646</text:p>
              </table:table-cell>
              <table:table-cell office:value-type="float" office:value="0.604016">
                <text:p>0.604016</text:p>
              </table:table-cell>
              <table:table-cell office:value-type="float" office:value="0.603159">
                <text:p>0.603159</text:p>
              </table:table-cell>
              <table:table-cell office:value-type="float" office:value="0.583663">
                <text:p>0.583663</text:p>
              </table:table-cell>
              <table:table-cell office:value-type="float" office:value="0.602015">
                <text:p>0.602015</text:p>
              </table:table-cell>
              <table:table-cell office:value-type="float" office:value="0.616904">
                <text:p>0.616904</text:p>
              </table:table-cell>
              <table:table-cell office:value-type="float" office:value="0.582305">
                <text:p>0.582305</text:p>
              </table:table-cell>
              <table:table-cell office:value-type="float" office:value="0.592076">
                <text:p>0.592076</text:p>
              </table:table-cell>
              <table:table-cell office:value-type="float" office:value="0.590405">
                <text:p>0.590405</text:p>
              </table:table-cell>
              <table:table-cell office:value-type="float" office:value="0.593383">
                <text:p>0.593383</text:p>
              </table:table-cell>
              <table:table-cell office:value-type="float" office:value="0.61824">
                <text:p>0.61824</text:p>
              </table:table-cell>
              <table:table-cell office:value-type="float" office:value="0.585643">
                <text:p>0.585643</text:p>
              </table:table-cell>
              <table:table-cell office:value-type="float" office:value="0.594692">
                <text:p>0.594692</text:p>
              </table:table-cell>
              <table:table-cell office:value-type="float" office:value="0.605438">
                <text:p>0.605438</text:p>
              </table:table-cell>
              <table:table-cell office:value-type="float" office:value="0.607278">
                <text:p>0.607278</text:p>
              </table:table-cell>
              <table:table-cell office:value-type="float" office:value="0.588682">
                <text:p>0.588682</text:p>
              </table:table-cell>
              <table:table-cell office:value-type="float" office:value="0.590155">
                <text:p>0.590155</text:p>
              </table:table-cell>
              <table:table-cell office:value-type="float" office:value="0.598029">
                <text:p>0.598029</text:p>
              </table:table-cell>
              <table:table-cell office:value-type="float" office:value="0.592499">
                <text:p>0.592499</text:p>
              </table:table-cell>
              <table:table-cell office:value-type="float" office:value="0.615449">
                <text:p>0.615449</text:p>
              </table:table-cell>
              <table:table-cell office:value-type="float" office:value="0.584402">
                <text:p>0.584402</text:p>
              </table:table-cell>
              <table:table-cell office:value-type="float" office:value="0.577397">
                <text:p>0.577397</text:p>
              </table:table-cell>
              <table:table-cell office:value-type="float" office:value="0.603614">
                <text:p>0.603614</text:p>
              </table:table-cell>
              <table:table-cell office:value-type="float" office:value="0.604631">
                <text:p>0.604631</text:p>
              </table:table-cell>
              <table:table-cell office:value-type="float" office:value="0.582668">
                <text:p>0.582668</text:p>
              </table:table-cell>
              <table:table-cell office:value-type="float" office:value="0.592417">
                <text:p>0.592417</text:p>
              </table:table-cell>
              <table:table-cell office:value-type="float" office:value="0.601603">
                <text:p>0.601603</text:p>
              </table:table-cell>
              <table:table-cell office:value-type="float" office:value="0.574006">
                <text:p>0.574006</text:p>
              </table:table-cell>
              <table:table-cell office:value-type="float" office:value="0.603923">
                <text:p>0.603923</text:p>
              </table:table-cell>
              <table:table-cell office:value-type="float" office:value="0.582466">
                <text:p>0.582466</text:p>
              </table:table-cell>
              <table:table-cell office:value-type="float" office:value="0.567837">
                <text:p>0.567837</text:p>
              </table:table-cell>
              <table:table-cell office:value-type="float" office:value="0.580835">
                <text:p>0.580835</text:p>
              </table:table-cell>
              <table:table-cell office:value-type="float" office:value="0.570954">
                <text:p>0.570954</text:p>
              </table:table-cell>
              <table:table-cell office:value-type="float" office:value="0.571244">
                <text:p>0.571244</text:p>
              </table:table-cell>
              <table:table-cell office:value-type="float" office:value="0.583299">
                <text:p>0.583299</text:p>
              </table:table-cell>
              <table:table-cell office:value-type="float" office:value="0.56979">
                <text:p>0.56979</text:p>
              </table:table-cell>
              <table:table-cell office:value-type="float" office:value="0.59431">
                <text:p>0.59431</text:p>
              </table:table-cell>
              <table:table-cell office:value-type="float" office:value="0.588374">
                <text:p>0.588374</text:p>
              </table:table-cell>
              <table:table-cell office:value-type="float" office:value="0.593176">
                <text:p>0.593176</text:p>
              </table:table-cell>
              <table:table-cell office:value-type="float" office:value="0.581389">
                <text:p>0.581389</text:p>
              </table:table-cell>
              <table:table-cell office:value-type="float" office:value="0.584006">
                <text:p>0.584006</text:p>
              </table:table-cell>
              <table:table-cell office:value-type="float" office:value="0.583871">
                <text:p>0.583871</text:p>
              </table:table-cell>
              <table:table-cell office:value-type="float" office:value="0.571799">
                <text:p>0.571799</text:p>
              </table:table-cell>
              <table:table-cell office:value-type="float" office:value="0.575128">
                <text:p>0.575128</text:p>
              </table:table-cell>
              <table:table-cell office:value-type="float" office:value="0.594352">
                <text:p>0.594352</text:p>
              </table:table-cell>
              <table:table-cell office:value-type="float" office:value="0.592027">
                <text:p>0.592027</text:p>
              </table:table-cell>
              <table:table-cell office:value-type="float" office:value="0.569637">
                <text:p>0.569637</text:p>
              </table:table-cell>
              <table:table-cell office:value-type="float" office:value="0.584054">
                <text:p>0.584054</text:p>
              </table:table-cell>
              <table:table-cell office:value-type="float" office:value="0.584742">
                <text:p>0.584742</text:p>
              </table:table-cell>
              <table:table-cell office:value-type="float" office:value="0.562243">
                <text:p>0.562243</text:p>
              </table:table-cell>
              <table:table-cell office:value-type="float" office:value="0.57263">
                <text:p>0.57263</text:p>
              </table:table-cell>
              <table:table-cell office:value-type="float" office:value="0.559118">
                <text:p>0.559118</text:p>
              </table:table-cell>
              <table:table-cell office:value-type="float" office:value="0.570953">
                <text:p>0.570953</text:p>
              </table:table-cell>
              <table:table-cell office:value-type="float" office:value="0.602359">
                <text:p>0.602359</text:p>
              </table:table-cell>
              <table:table-cell office:value-type="float" office:value="0.574381">
                <text:p>0.574381</text:p>
              </table:table-cell>
              <table:table-cell office:value-type="float" office:value="0.587152">
                <text:p>0.587152</text:p>
              </table:table-cell>
              <table:table-cell office:value-type="float" office:value="0.55464">
                <text:p>0.55464</text:p>
              </table:table-cell>
              <table:table-cell office:value-type="float" office:value="0.579439">
                <text:p>0.579439</text:p>
              </table:table-cell>
              <table:table-cell office:value-type="float" office:value="0.5874">
                <text:p>0.5874</text:p>
              </table:table-cell>
              <table:table-cell office:value-type="float" office:value="0.570656">
                <text:p>0.570656</text:p>
              </table:table-cell>
              <table:table-cell office:value-type="float" office:value="0.562784">
                <text:p>0.562784</text:p>
              </table:table-cell>
              <table:table-cell office:value-type="float" office:value="0.555534">
                <text:p>0.555534</text:p>
              </table:table-cell>
              <table:table-cell office:value-type="float" office:value="0.557531">
                <text:p>0.557531</text:p>
              </table:table-cell>
              <table:table-cell office:value-type="float" office:value="0.553798">
                <text:p>0.553798</text:p>
              </table:table-cell>
              <table:table-cell office:value-type="float" office:value="0.56223">
                <text:p>0.56223</text:p>
              </table:table-cell>
              <table:table-cell office:value-type="float" office:value="0.571778">
                <text:p>0.571778</text:p>
              </table:table-cell>
              <table:table-cell office:value-type="float" office:value="0.578121">
                <text:p>0.578121</text:p>
              </table:table-cell>
              <table:table-cell office:value-type="float" office:value="0.555233">
                <text:p>0.555233</text:p>
              </table:table-cell>
              <table:table-cell office:value-type="float" office:value="0.573668">
                <text:p>0.573668</text:p>
              </table:table-cell>
              <table:table-cell office:value-type="float" office:value="0.549882">
                <text:p>0.549882</text:p>
              </table:table-cell>
              <table:table-cell office:value-type="float" office:value="0.557024">
                <text:p>0.557024</text:p>
              </table:table-cell>
              <table:table-cell office:value-type="float" office:value="0.558343">
                <text:p>0.558343</text:p>
              </table:table-cell>
              <table:table-cell office:value-type="float" office:value="0.566151">
                <text:p>0.566151</text:p>
              </table:table-cell>
              <table:table-cell office:value-type="float" office:value="0.550961">
                <text:p>0.550961</text:p>
              </table:table-cell>
              <table:table-cell office:value-type="float" office:value="0.562276">
                <text:p>0.562276</text:p>
              </table:table-cell>
              <table:table-cell office:value-type="float" office:value="0.562409">
                <text:p>0.562409</text:p>
              </table:table-cell>
              <table:table-cell office:value-type="float" office:value="0.579125">
                <text:p>0.579125</text:p>
              </table:table-cell>
              <table:table-cell office:value-type="float" office:value="0.555413">
                <text:p>0.555413</text:p>
              </table:table-cell>
              <table:table-cell office:value-type="float" office:value="0.552096">
                <text:p>0.552096</text:p>
              </table:table-cell>
              <table:table-cell office:value-type="float" office:value="0.568419">
                <text:p>0.568419</text:p>
              </table:table-cell>
              <table:table-cell office:value-type="float" office:value="0.549492">
                <text:p>0.549492</text:p>
              </table:table-cell>
              <table:table-cell office:value-type="float" office:value="0.554865">
                <text:p>0.554865</text:p>
              </table:table-cell>
              <table:table-cell office:value-type="float" office:value="0.562947">
                <text:p>0.562947</text:p>
              </table:table-cell>
              <table:table-cell office:value-type="float" office:value="0.546689">
                <text:p>0.546689</text:p>
              </table:table-cell>
              <table:table-cell office:value-type="float" office:value="0.546751">
                <text:p>0.546751</text:p>
              </table:table-cell>
              <table:table-cell office:value-type="float" office:value="0.547218">
                <text:p>0.547218</text:p>
              </table:table-cell>
              <table:table-cell office:value-type="float" office:value="0.559968">
                <text:p>0.559968</text:p>
              </table:table-cell>
              <table:table-cell office:value-type="float" office:value="0.585279">
                <text:p>0.585279</text:p>
              </table:table-cell>
              <table:table-cell office:value-type="float" office:value="0.54372">
                <text:p>0.54372</text:p>
              </table:table-cell>
              <table:table-cell office:value-type="float" office:value="0.549794">
                <text:p>0.549794</text:p>
              </table:table-cell>
              <table:table-cell office:value-type="float" office:value="0.557372">
                <text:p>0.557372</text:p>
              </table:table-cell>
              <table:table-cell office:value-type="float" office:value="0.558791">
                <text:p>0.558791</text:p>
              </table:table-cell>
              <table:table-cell office:value-type="float" office:value="0.536572">
                <text:p>0.536572</text:p>
              </table:table-cell>
              <table:table-cell office:value-type="float" office:value="0.554154">
                <text:p>0.554154</text:p>
              </table:table-cell>
              <table:table-cell office:value-type="float" office:value="0.560534">
                <text:p>0.560534</text:p>
              </table:table-cell>
              <table:table-cell office:value-type="float" office:value="0.553236">
                <text:p>0.553236</text:p>
              </table:table-cell>
              <table:table-cell office:value-type="float" office:value="0.541996">
                <text:p>0.541996</text:p>
              </table:table-cell>
              <table:table-cell office:value-type="float" office:value="0.558092">
                <text:p>0.558092</text:p>
              </table:table-cell>
              <table:table-cell office:value-type="float" office:value="0.523512">
                <text:p>0.523512</text:p>
              </table:table-cell>
              <table:table-cell office:value-type="float" office:value="0.561039">
                <text:p>0.561039</text:p>
              </table:table-cell>
              <table:table-cell office:value-type="float" office:value="0.535189">
                <text:p>0.535189</text:p>
              </table:table-cell>
              <table:table-cell office:value-type="float" office:value="0.549467">
                <text:p>0.549467</text:p>
              </table:table-cell>
              <table:table-cell office:value-type="float" office:value="0.529695">
                <text:p>0.529695</text:p>
              </table:table-cell>
              <table:table-cell office:value-type="float" office:value="0.53624">
                <text:p>0.53624</text:p>
              </table:table-cell>
              <table:table-cell office:value-type="float" office:value="0.532807">
                <text:p>0.532807</text:p>
              </table:table-cell>
              <table:table-cell office:value-type="float" office:value="0.532652">
                <text:p>0.532652</text:p>
              </table:table-cell>
              <table:table-cell office:value-type="float" office:value="0.533364">
                <text:p>0.533364</text:p>
              </table:table-cell>
              <table:table-cell office:value-type="float" office:value="0.542549">
                <text:p>0.542549</text:p>
              </table:table-cell>
              <table:table-cell office:value-type="float" office:value="0.541229">
                <text:p>0.541229</text:p>
              </table:table-cell>
              <table:table-cell office:value-type="float" office:value="0.545003">
                <text:p>0.545003</text:p>
              </table:table-cell>
              <table:table-cell office:value-type="float" office:value="0.560075">
                <text:p>0.560075</text:p>
              </table:table-cell>
              <table:table-cell office:value-type="float" office:value="0.526234">
                <text:p>0.526234</text:p>
              </table:table-cell>
              <table:table-cell office:value-type="float" office:value="0.523477">
                <text:p>0.523477</text:p>
              </table:table-cell>
              <table:table-cell office:value-type="float" office:value="0.520717">
                <text:p>0.520717</text:p>
              </table:table-cell>
              <table:table-cell office:value-type="float" office:value="0.537772">
                <text:p>0.537772</text:p>
              </table:table-cell>
              <table:table-cell office:value-type="float" office:value="0.525208">
                <text:p>0.525208</text:p>
              </table:table-cell>
              <table:table-cell office:value-type="float" office:value="0.506915">
                <text:p>0.506915</text:p>
              </table:table-cell>
              <table:table-cell office:value-type="float" office:value="0.546942">
                <text:p>0.546942</text:p>
              </table:table-cell>
              <table:table-cell office:value-type="float" office:value="0.540323">
                <text:p>0.540323</text:p>
              </table:table-cell>
              <table:table-cell office:value-type="float" office:value="0.542232">
                <text:p>0.542232</text:p>
              </table:table-cell>
              <table:table-cell office:value-type="float" office:value="0.524761">
                <text:p>0.524761</text:p>
              </table:table-cell>
              <table:table-cell office:value-type="float" office:value="0.532717">
                <text:p>0.532717</text:p>
              </table:table-cell>
              <table:table-cell office:value-type="float" office:value="0.514787">
                <text:p>0.514787</text:p>
              </table:table-cell>
              <table:table-cell office:value-type="float" office:value="0.532045">
                <text:p>0.532045</text:p>
              </table:table-cell>
              <table:table-cell office:value-type="float" office:value="0.518207">
                <text:p>0.518207</text:p>
              </table:table-cell>
              <table:table-cell office:value-type="float" office:value="0.531638">
                <text:p>0.531638</text:p>
              </table:table-cell>
              <table:table-cell office:value-type="float" office:value="0.509682">
                <text:p>0.509682</text:p>
              </table:table-cell>
              <table:table-cell office:value-type="float" office:value="0.538421">
                <text:p>0.538421</text:p>
              </table:table-cell>
              <table:table-cell office:value-type="float" office:value="0.512525">
                <text:p>0.512525</text:p>
              </table:table-cell>
              <table:table-cell office:value-type="float" office:value="0.52377">
                <text:p>0.52377</text:p>
              </table:table-cell>
              <table:table-cell office:value-type="float" office:value="0.522382">
                <text:p>0.522382</text:p>
              </table:table-cell>
              <table:table-cell office:value-type="float" office:value="0.533776">
                <text:p>0.533776</text:p>
              </table:table-cell>
              <table:table-cell office:value-type="float" office:value="0.533614">
                <text:p>0.533614</text:p>
              </table:table-cell>
              <table:table-cell office:value-type="float" office:value="0.530936">
                <text:p>0.530936</text:p>
              </table:table-cell>
              <table:table-cell office:value-type="float" office:value="0.524347">
                <text:p>0.524347</text:p>
              </table:table-cell>
              <table:table-cell office:value-type="float" office:value="0.515995">
                <text:p>0.515995</text:p>
              </table:table-cell>
              <table:table-cell office:value-type="float" office:value="0.520653">
                <text:p>0.520653</text:p>
              </table:table-cell>
              <table:table-cell office:value-type="float" office:value="0.526597">
                <text:p>0.526597</text:p>
              </table:table-cell>
              <table:table-cell office:value-type="float" office:value="0.506775">
                <text:p>0.506775</text:p>
              </table:table-cell>
              <table:table-cell office:value-type="float" office:value="0.535491">
                <text:p>0.535491</text:p>
              </table:table-cell>
              <table:table-cell office:value-type="float" office:value="0.519655">
                <text:p>0.519655</text:p>
              </table:table-cell>
              <table:table-cell office:value-type="float" office:value="0.517452">
                <text:p>0.517452</text:p>
              </table:table-cell>
              <table:table-cell office:value-type="float" office:value="0.518405">
                <text:p>0.518405</text:p>
              </table:table-cell>
              <table:table-cell office:value-type="float" office:value="0.519628">
                <text:p>0.519628</text:p>
              </table:table-cell>
              <table:table-cell office:value-type="float" office:value="0.492616">
                <text:p>0.492616</text:p>
              </table:table-cell>
              <table:table-cell office:value-type="float" office:value="0.517417">
                <text:p>0.517417</text:p>
              </table:table-cell>
              <table:table-cell office:value-type="float" office:value="0.491494">
                <text:p>0.491494</text:p>
              </table:table-cell>
              <table:table-cell office:value-type="float" office:value="0.516638">
                <text:p>0.516638</text:p>
              </table:table-cell>
              <table:table-cell office:value-type="float" office:value="0.52464">
                <text:p>0.52464</text:p>
              </table:table-cell>
              <table:table-cell office:value-type="float" office:value="0.527539">
                <text:p>0.527539</text:p>
              </table:table-cell>
              <table:table-cell office:value-type="float" office:value="0.513811">
                <text:p>0.513811</text:p>
              </table:table-cell>
              <table:table-cell office:value-type="float" office:value="0.512093">
                <text:p>0.512093</text:p>
              </table:table-cell>
              <table:table-cell office:value-type="float" office:value="0.50297">
                <text:p>0.50297</text:p>
              </table:table-cell>
              <table:table-cell office:value-type="float" office:value="0.524123">
                <text:p>0.524123</text:p>
              </table:table-cell>
              <table:table-cell office:value-type="float" office:value="0.522784">
                <text:p>0.522784</text:p>
              </table:table-cell>
              <table:table-cell office:value-type="float" office:value="0.515343">
                <text:p>0.515343</text:p>
              </table:table-cell>
              <table:table-cell office:value-type="float" office:value="0.506793">
                <text:p>0.506793</text:p>
              </table:table-cell>
              <table:table-cell office:value-type="float" office:value="0.514512">
                <text:p>0.514512</text:p>
              </table:table-cell>
              <table:table-cell office:value-type="float" office:value="0.525046">
                <text:p>0.525046</text:p>
              </table:table-cell>
              <table:table-cell office:value-type="float" office:value="0.495028">
                <text:p>0.495028</text:p>
              </table:table-cell>
              <table:table-cell office:value-type="float" office:value="0.515464">
                <text:p>0.515464</text:p>
              </table:table-cell>
              <table:table-cell office:value-type="float" office:value="0.506575">
                <text:p>0.506575</text:p>
              </table:table-cell>
              <table:table-cell office:value-type="float" office:value="0.490388">
                <text:p>0.490388</text:p>
              </table:table-cell>
              <table:table-cell office:value-type="float" office:value="0.499441">
                <text:p>0.499441</text:p>
              </table:table-cell>
              <table:table-cell office:value-type="float" office:value="0.503546">
                <text:p>0.503546</text:p>
              </table:table-cell>
              <table:table-cell office:value-type="float" office:value="0.478071">
                <text:p>0.478071</text:p>
              </table:table-cell>
              <table:table-cell office:value-type="float" office:value="0.51182">
                <text:p>0.51182</text:p>
              </table:table-cell>
              <table:table-cell office:value-type="float" office:value="0.498673">
                <text:p>0.498673</text:p>
              </table:table-cell>
              <table:table-cell office:value-type="float" office:value="0.49695">
                <text:p>0.49695</text:p>
              </table:table-cell>
              <table:table-cell office:value-type="float" office:value="0.497251">
                <text:p>0.497251</text:p>
              </table:table-cell>
              <table:table-cell office:value-type="float" office:value="0.5021">
                <text:p>0.5021</text:p>
              </table:table-cell>
              <table:table-cell office:value-type="float" office:value="0.493891">
                <text:p>0.493891</text:p>
              </table:table-cell>
              <table:table-cell office:value-type="float" office:value="0.487399">
                <text:p>0.487399</text:p>
              </table:table-cell>
              <table:table-cell office:value-type="float" office:value="0.496858">
                <text:p>0.496858</text:p>
              </table:table-cell>
              <table:table-cell office:value-type="float" office:value="0.486904">
                <text:p>0.486904</text:p>
              </table:table-cell>
              <table:table-cell office:value-type="float" office:value="0.501581">
                <text:p>0.501581</text:p>
              </table:table-cell>
              <table:table-cell office:value-type="float" office:value="0.502396">
                <text:p>0.502396</text:p>
              </table:table-cell>
              <table:table-cell office:value-type="float" office:value="0.503116">
                <text:p>0.503116</text:p>
              </table:table-cell>
              <table:table-cell office:value-type="float" office:value="0.477419">
                <text:p>0.477419</text:p>
              </table:table-cell>
              <table:table-cell office:value-type="float" office:value="0.499283">
                <text:p>0.499283</text:p>
              </table:table-cell>
              <table:table-cell office:value-type="float" office:value="0.493858">
                <text:p>0.493858</text:p>
              </table:table-cell>
              <table:table-cell office:value-type="float" office:value="0.488702">
                <text:p>0.488702</text:p>
              </table:table-cell>
              <table:table-cell office:value-type="float" office:value="0.507167">
                <text:p>0.507167</text:p>
              </table:table-cell>
              <table:table-cell office:value-type="float" office:value="0.489441">
                <text:p>0.489441</text:p>
              </table:table-cell>
              <table:table-cell office:value-type="float" office:value="0.503885">
                <text:p>0.503885</text:p>
              </table:table-cell>
              <table:table-cell office:value-type="float" office:value="0.496224">
                <text:p>0.496224</text:p>
              </table:table-cell>
              <table:table-cell office:value-type="float" office:value="0.503142">
                <text:p>0.503142</text:p>
              </table:table-cell>
              <table:table-cell office:value-type="float" office:value="0.470907">
                <text:p>0.470907</text:p>
              </table:table-cell>
              <table:table-cell office:value-type="float" office:value="0.503198">
                <text:p>0.503198</text:p>
              </table:table-cell>
              <table:table-cell office:value-type="float" office:value="0.481008">
                <text:p>0.481008</text:p>
              </table:table-cell>
              <table:table-cell office:value-type="float" office:value="0.507505">
                <text:p>0.507505</text:p>
              </table:table-cell>
              <table:table-cell office:value-type="float" office:value="0.487284">
                <text:p>0.487284</text:p>
              </table:table-cell>
              <table:table-cell office:value-type="float" office:value="0.484206">
                <text:p>0.484206</text:p>
              </table:table-cell>
              <table:table-cell office:value-type="float" office:value="0.478856">
                <text:p>0.478856</text:p>
              </table:table-cell>
              <table:table-cell office:value-type="float" office:value="0.478514">
                <text:p>0.478514</text:p>
              </table:table-cell>
              <table:table-cell office:value-type="float" office:value="0.485638">
                <text:p>0.485638</text:p>
              </table:table-cell>
              <table:table-cell office:value-type="float" office:value="0.484169">
                <text:p>0.484169</text:p>
              </table:table-cell>
              <table:table-cell office:value-type="float" office:value="0.489081">
                <text:p>0.489081</text:p>
              </table:table-cell>
              <table:table-cell office:value-type="float" office:value="0.493228">
                <text:p>0.493228</text:p>
              </table:table-cell>
              <table:table-cell office:value-type="float" office:value="0.487417">
                <text:p>0.487417</text:p>
              </table:table-cell>
              <table:table-cell office:value-type="float" office:value="0.494797">
                <text:p>0.494797</text:p>
              </table:table-cell>
              <table:table-cell office:value-type="float" office:value="0.481379">
                <text:p>0.481379</text:p>
              </table:table-cell>
              <table:table-cell office:value-type="float" office:value="0.483894">
                <text:p>0.483894</text:p>
              </table:table-cell>
              <table:table-cell office:value-type="float" office:value="0.499578">
                <text:p>0.499578</text:p>
              </table:table-cell>
              <table:table-cell office:value-type="float" office:value="0.480887">
                <text:p>0.480887</text:p>
              </table:table-cell>
              <table:table-cell office:value-type="float" office:value="0.482634">
                <text:p>0.482634</text:p>
              </table:table-cell>
              <table:table-cell office:value-type="float" office:value="0.480024">
                <text:p>0.480024</text:p>
              </table:table-cell>
              <table:table-cell office:value-type="float" office:value="0.484752">
                <text:p>0.484752</text:p>
              </table:table-cell>
              <table:table-cell office:value-type="float" office:value="0.475384">
                <text:p>0.475384</text:p>
              </table:table-cell>
              <table:table-cell office:value-type="float" office:value="0.467671">
                <text:p>0.467671</text:p>
              </table:table-cell>
              <table:table-cell office:value-type="float" office:value="0.478912">
                <text:p>0.478912</text:p>
              </table:table-cell>
              <table:table-cell office:value-type="float" office:value="0.489524">
                <text:p>0.489524</text:p>
              </table:table-cell>
              <table:table-cell office:value-type="float" office:value="0.49173">
                <text:p>0.49173</text:p>
              </table:table-cell>
              <table:table-cell office:value-type="float" office:value="0.475012">
                <text:p>0.475012</text:p>
              </table:table-cell>
              <table:table-cell office:value-type="float" office:value="0.482395">
                <text:p>0.482395</text:p>
              </table:table-cell>
              <table:table-cell office:value-type="float" office:value="0.480094">
                <text:p>0.480094</text:p>
              </table:table-cell>
              <table:table-cell office:value-type="float" office:value="0.484393">
                <text:p>0.484393</text:p>
              </table:table-cell>
              <table:table-cell office:value-type="float" office:value="0.481165">
                <text:p>0.481165</text:p>
              </table:table-cell>
              <table:table-cell office:value-type="float" office:value="0.484341">
                <text:p>0.484341</text:p>
              </table:table-cell>
              <table:table-cell office:value-type="float" office:value="0.480502">
                <text:p>0.480502</text:p>
              </table:table-cell>
              <table:table-cell office:value-type="float" office:value="0.475658">
                <text:p>0.475658</text:p>
              </table:table-cell>
              <table:table-cell office:value-type="float" office:value="0.47494">
                <text:p>0.47494</text:p>
              </table:table-cell>
              <table:table-cell office:value-type="float" office:value="0.469142">
                <text:p>0.469142</text:p>
              </table:table-cell>
              <table:table-cell office:value-type="float" office:value="0.453082">
                <text:p>0.453082</text:p>
              </table:table-cell>
              <table:table-cell office:value-type="float" office:value="0.466967">
                <text:p>0.466967</text:p>
              </table:table-cell>
              <table:table-cell office:value-type="float" office:value="0.478296">
                <text:p>0.478296</text:p>
              </table:table-cell>
              <table:table-cell office:value-type="float" office:value="0.474536">
                <text:p>0.474536</text:p>
              </table:table-cell>
              <table:table-cell office:value-type="float" office:value="0.479201">
                <text:p>0.479201</text:p>
              </table:table-cell>
              <table:table-cell office:value-type="float" office:value="0.470114">
                <text:p>0.470114</text:p>
              </table:table-cell>
              <table:table-cell office:value-type="float" office:value="0.483464">
                <text:p>0.483464</text:p>
              </table:table-cell>
              <table:table-cell office:value-type="float" office:value="0.460852">
                <text:p>0.460852</text:p>
              </table:table-cell>
              <table:table-cell office:value-type="float" office:value="0.466829">
                <text:p>0.466829</text:p>
              </table:table-cell>
              <table:table-cell office:value-type="float" office:value="0.472214">
                <text:p>0.472214</text:p>
              </table:table-cell>
              <table:table-cell office:value-type="float" office:value="0.488278">
                <text:p>0.488278</text:p>
              </table:table-cell>
              <table:table-cell office:value-type="float" office:value="0.479244">
                <text:p>0.479244</text:p>
              </table:table-cell>
              <table:table-cell office:value-type="float" office:value="0.469703">
                <text:p>0.469703</text:p>
              </table:table-cell>
              <table:table-cell office:value-type="float" office:value="0.469743">
                <text:p>0.469743</text:p>
              </table:table-cell>
              <table:table-cell office:value-type="float" office:value="0.465078">
                <text:p>0.465078</text:p>
              </table:table-cell>
              <table:table-cell office:value-type="float" office:value="0.46031">
                <text:p>0.46031</text:p>
              </table:table-cell>
              <table:table-cell office:value-type="float" office:value="0.460465">
                <text:p>0.460465</text:p>
              </table:table-cell>
              <table:table-cell office:value-type="float" office:value="0.467305">
                <text:p>0.467305</text:p>
              </table:table-cell>
              <table:table-cell office:value-type="float" office:value="0.476437">
                <text:p>0.476437</text:p>
              </table:table-cell>
              <table:table-cell office:value-type="float" office:value="0.455732">
                <text:p>0.455732</text:p>
              </table:table-cell>
              <table:table-cell office:value-type="float" office:value="0.451602">
                <text:p>0.451602</text:p>
              </table:table-cell>
              <table:table-cell office:value-type="float" office:value="0.493369">
                <text:p>0.493369</text:p>
              </table:table-cell>
              <table:table-cell office:value-type="float" office:value="0.463018">
                <text:p>0.463018</text:p>
              </table:table-cell>
              <table:table-cell office:value-type="float" office:value="0.463548">
                <text:p>0.463548</text:p>
              </table:table-cell>
              <table:table-cell office:value-type="float" office:value="0.454869">
                <text:p>0.454869</text:p>
              </table:table-cell>
              <table:table-cell office:value-type="float" office:value="0.447302">
                <text:p>0.447302</text:p>
              </table:table-cell>
              <table:table-cell office:value-type="float" office:value="0.461057">
                <text:p>0.461057</text:p>
              </table:table-cell>
              <table:table-cell office:value-type="float" office:value="0.470001">
                <text:p>0.470001</text:p>
              </table:table-cell>
              <table:table-cell office:value-type="float" office:value="0.448329">
                <text:p>0.448329</text:p>
              </table:table-cell>
              <table:table-cell office:value-type="float" office:value="0.443615">
                <text:p>0.443615</text:p>
              </table:table-cell>
              <table:table-cell office:value-type="float" office:value="0.453424">
                <text:p>0.453424</text:p>
              </table:table-cell>
              <table:table-cell office:value-type="float" office:value="0.457639">
                <text:p>0.457639</text:p>
              </table:table-cell>
              <table:table-cell office:value-type="float" office:value="0.460946">
                <text:p>0.460946</text:p>
              </table:table-cell>
              <table:table-cell office:value-type="float" office:value="0.454945">
                <text:p>0.454945</text:p>
              </table:table-cell>
              <table:table-cell office:value-type="float" office:value="0.449053">
                <text:p>0.449053</text:p>
              </table:table-cell>
              <table:table-cell office:value-type="float" office:value="0.438125">
                <text:p>0.438125</text:p>
              </table:table-cell>
              <table:table-cell office:value-type="float" office:value="0.455767">
                <text:p>0.455767</text:p>
              </table:table-cell>
              <table:table-cell office:value-type="float" office:value="0.451354">
                <text:p>0.451354</text:p>
              </table:table-cell>
              <table:table-cell office:value-type="float" office:value="0.455717">
                <text:p>0.455717</text:p>
              </table:table-cell>
              <table:table-cell office:value-type="float" office:value="0.446939">
                <text:p>0.446939</text:p>
              </table:table-cell>
              <table:table-cell office:value-type="float" office:value="0.436877">
                <text:p>0.436877</text:p>
              </table:table-cell>
              <table:table-cell office:value-type="float" office:value="0.473616">
                <text:p>0.473616</text:p>
              </table:table-cell>
              <table:table-cell office:value-type="float" office:value="0.452608">
                <text:p>0.452608</text:p>
              </table:table-cell>
              <table:table-cell office:value-type="float" office:value="0.450563">
                <text:p>0.450563</text:p>
              </table:table-cell>
              <table:table-cell office:value-type="float" office:value="0.450664">
                <text:p>0.450664</text:p>
              </table:table-cell>
              <table:table-cell office:value-type="float" office:value="0.452462">
                <text:p>0.452462</text:p>
              </table:table-cell>
              <table:table-cell office:value-type="float" office:value="0.450847">
                <text:p>0.450847</text:p>
              </table:table-cell>
              <table:table-cell office:value-type="float" office:value="0.432928">
                <text:p>0.432928</text:p>
              </table:table-cell>
              <table:table-cell office:value-type="float" office:value="0.44644">
                <text:p>0.44644</text:p>
              </table:table-cell>
              <table:table-cell office:value-type="float" office:value="0.458132">
                <text:p>0.458132</text:p>
              </table:table-cell>
              <table:table-cell office:value-type="float" office:value="0.439161">
                <text:p>0.439161</text:p>
              </table:table-cell>
              <table:table-cell office:value-type="float" office:value="0.439568">
                <text:p>0.439568</text:p>
              </table:table-cell>
              <table:table-cell office:value-type="float" office:value="0.42928">
                <text:p>0.42928</text:p>
              </table:table-cell>
              <table:table-cell office:value-type="float" office:value="0.445809">
                <text:p>0.445809</text:p>
              </table:table-cell>
              <table:table-cell office:value-type="float" office:value="0.448378">
                <text:p>0.448378</text:p>
              </table:table-cell>
              <table:table-cell office:value-type="float" office:value="0.441243">
                <text:p>0.441243</text:p>
              </table:table-cell>
              <table:table-cell office:value-type="float" office:value="0.431938">
                <text:p>0.431938</text:p>
              </table:table-cell>
              <table:table-cell office:value-type="float" office:value="0.446616">
                <text:p>0.446616</text:p>
              </table:table-cell>
              <table:table-cell office:value-type="float" office:value="0.445157">
                <text:p>0.445157</text:p>
              </table:table-cell>
              <table:table-cell office:value-type="float" office:value="0.442707">
                <text:p>0.442707</text:p>
              </table:table-cell>
              <table:table-cell office:value-type="float" office:value="0.440211">
                <text:p>0.440211</text:p>
              </table:table-cell>
              <table:table-cell office:value-type="float" office:value="0.430096">
                <text:p>0.430096</text:p>
              </table:table-cell>
              <table:table-cell office:value-type="float" office:value="0.434694">
                <text:p>0.434694</text:p>
              </table:table-cell>
              <table:table-cell office:value-type="float" office:value="0.439226">
                <text:p>0.439226</text:p>
              </table:table-cell>
              <table:table-cell office:value-type="float" office:value="0.443466">
                <text:p>0.443466</text:p>
              </table:table-cell>
              <table:table-cell office:value-type="float" office:value="0.456282">
                <text:p>0.456282</text:p>
              </table:table-cell>
              <table:table-cell office:value-type="float" office:value="0.426619">
                <text:p>0.426619</text:p>
              </table:table-cell>
              <table:table-cell office:value-type="float" office:value="0.43313">
                <text:p>0.43313</text:p>
              </table:table-cell>
              <table:table-cell office:value-type="float" office:value="0.421646">
                <text:p>0.421646</text:p>
              </table:table-cell>
              <table:table-cell office:value-type="float" office:value="0.430897">
                <text:p>0.430897</text:p>
              </table:table-cell>
              <table:table-cell office:value-type="float" office:value="0.442779">
                <text:p>0.442779</text:p>
              </table:table-cell>
              <table:table-cell office:value-type="float" office:value="0.425108">
                <text:p>0.425108</text:p>
              </table:table-cell>
              <table:table-cell office:value-type="float" office:value="0.426814">
                <text:p>0.426814</text:p>
              </table:table-cell>
              <table:table-cell office:value-type="float" office:value="0.420519">
                <text:p>0.420519</text:p>
              </table:table-cell>
              <table:table-cell office:value-type="float" office:value="0.435602">
                <text:p>0.435602</text:p>
              </table:table-cell>
              <table:table-cell office:value-type="float" office:value="0.420105">
                <text:p>0.420105</text:p>
              </table:table-cell>
              <table:table-cell office:value-type="float" office:value="0.438173">
                <text:p>0.438173</text:p>
              </table:table-cell>
              <table:table-cell office:value-type="float" office:value="0.423758">
                <text:p>0.423758</text:p>
              </table:table-cell>
              <table:table-cell office:value-type="float" office:value="0.420992">
                <text:p>0.420992</text:p>
              </table:table-cell>
              <table:table-cell office:value-type="float" office:value="0.430873">
                <text:p>0.430873</text:p>
              </table:table-cell>
              <table:table-cell office:value-type="float" office:value="0.427074">
                <text:p>0.427074</text:p>
              </table:table-cell>
              <table:table-cell office:value-type="float" office:value="0.428627">
                <text:p>0.428627</text:p>
              </table:table-cell>
              <table:table-cell office:value-type="float" office:value="0.43297">
                <text:p>0.43297</text:p>
              </table:table-cell>
              <table:table-cell office:value-type="float" office:value="0.437022">
                <text:p>0.437022</text:p>
              </table:table-cell>
              <table:table-cell office:value-type="float" office:value="0.442804">
                <text:p>0.442804</text:p>
              </table:table-cell>
              <table:table-cell office:value-type="float" office:value="0.432976">
                <text:p>0.432976</text:p>
              </table:table-cell>
              <table:table-cell office:value-type="float" office:value="0.430228">
                <text:p>0.430228</text:p>
              </table:table-cell>
              <table:table-cell office:value-type="float" office:value="0.430046">
                <text:p>0.430046</text:p>
              </table:table-cell>
              <table:table-cell office:value-type="float" office:value="0.420721">
                <text:p>0.420721</text:p>
              </table:table-cell>
              <table:table-cell office:value-type="float" office:value="0.425546">
                <text:p>0.425546</text:p>
              </table:table-cell>
              <table:table-cell office:value-type="float" office:value="0.419927">
                <text:p>0.419927</text:p>
              </table:table-cell>
              <table:table-cell office:value-type="float" office:value="0.423403">
                <text:p>0.423403</text:p>
              </table:table-cell>
              <table:table-cell office:value-type="float" office:value="0.427126">
                <text:p>0.427126</text:p>
              </table:table-cell>
              <table:table-cell office:value-type="float" office:value="0.428151">
                <text:p>0.428151</text:p>
              </table:table-cell>
              <table:table-cell office:value-type="float" office:value="0.418944">
                <text:p>0.418944</text:p>
              </table:table-cell>
              <table:table-cell office:value-type="float" office:value="0.427192">
                <text:p>0.427192</text:p>
              </table:table-cell>
              <table:table-cell office:value-type="float" office:value="0.415043">
                <text:p>0.415043</text:p>
              </table:table-cell>
              <table:table-cell office:value-type="float" office:value="0.421013">
                <text:p>0.421013</text:p>
              </table:table-cell>
              <table:table-cell office:value-type="float" office:value="0.411565">
                <text:p>0.411565</text:p>
              </table:table-cell>
              <table:table-cell office:value-type="float" office:value="0.435199">
                <text:p>0.435199</text:p>
              </table:table-cell>
              <table:table-cell office:value-type="float" office:value="0.42293">
                <text:p>0.42293</text:p>
              </table:table-cell>
              <table:table-cell office:value-type="float" office:value="0.414223">
                <text:p>0.414223</text:p>
              </table:table-cell>
              <table:table-cell office:value-type="float" office:value="0.418875">
                <text:p>0.418875</text:p>
              </table:table-cell>
              <table:table-cell office:value-type="float" office:value="0.426603">
                <text:p>0.426603</text:p>
              </table:table-cell>
              <table:table-cell office:value-type="float" office:value="0.419072">
                <text:p>0.419072</text:p>
              </table:table-cell>
              <table:table-cell office:value-type="float" office:value="0.396642">
                <text:p>0.396642</text:p>
              </table:table-cell>
              <table:table-cell office:value-type="float" office:value="0.42336">
                <text:p>0.42336</text:p>
              </table:table-cell>
              <table:table-cell office:value-type="float" office:value="0.432865">
                <text:p>0.432865</text:p>
              </table:table-cell>
              <table:table-cell office:value-type="float" office:value="0.416545">
                <text:p>0.416545</text:p>
              </table:table-cell>
              <table:table-cell office:value-type="float" office:value="0.413855">
                <text:p>0.413855</text:p>
              </table:table-cell>
              <table:table-cell office:value-type="float" office:value="0.417275">
                <text:p>0.417275</text:p>
              </table:table-cell>
              <table:table-cell office:value-type="float" office:value="0.413761">
                <text:p>0.413761</text:p>
              </table:table-cell>
              <table:table-cell office:value-type="float" office:value="0.427864">
                <text:p>0.427864</text:p>
              </table:table-cell>
              <table:table-cell office:value-type="float" office:value="0.427883">
                <text:p>0.427883</text:p>
              </table:table-cell>
              <table:table-cell office:value-type="float" office:value="0.423568">
                <text:p>0.423568</text:p>
              </table:table-cell>
              <table:table-cell office:value-type="float" office:value="0.421723">
                <text:p>0.421723</text:p>
              </table:table-cell>
              <table:table-cell office:value-type="float" office:value="0.412041">
                <text:p>0.412041</text:p>
              </table:table-cell>
              <table:table-cell office:value-type="float" office:value="0.417217">
                <text:p>0.417217</text:p>
              </table:table-cell>
              <table:table-cell office:value-type="float" office:value="0.40365">
                <text:p>0.40365</text:p>
              </table:table-cell>
              <table:table-cell office:value-type="float" office:value="0.40918">
                <text:p>0.40918</text:p>
              </table:table-cell>
              <table:table-cell office:value-type="float" office:value="0.406025">
                <text:p>0.406025</text:p>
              </table:table-cell>
              <table:table-cell office:value-type="float" office:value="0.417222">
                <text:p>0.417222</text:p>
              </table:table-cell>
              <table:table-cell office:value-type="float" office:value="0.40914">
                <text:p>0.409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45cm" svg:height="12.354cm" xlink:href=".." xlink:type="simple" chart:class="chart:line" chart:style-name="ch1">
        <chart:title svg:x="5.826cm" svg:y="0.383cm" chart:style-name="ch2">
          <text:p>MSE</text:p>
        </chart:title>
        <chart:subtitle svg:x="5.442cm" svg:y="1.409cm" chart:style-name="ch3">
          <text:p>Network 3</text:p>
        </chart:subtitle>
        <chart:legend chart:legend-position="bottom" svg:x="2.499cm" svg:y="11.545cm" style:legend-expansion="wide" chart:style-name="ch4"/>
        <chart:plot-area chart:style-name="ch5" table:cell-range-address="Arkusz1.A5:Arkusz1.SG6" chart:data-source-has-labels="column" svg:x="0.704cm" svg:y="2.586cm" svg:width="11.533cm" svg:height="8.292cm">
          <chartooo:coordinate-region svg:x="1.431cm" svg:y="2.799cm" svg:width="10.716cm" svg:height="6.982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Arkusz1.B5:Arkusz1.SG5" chart:label-cell-address="Arkusz1.A5:Arkusz1.A5" chart:class="chart:line">
            <chart:data-point chart:repeated="500"/>
          </chart:series>
          <chart:series chart:style-name="ch9" chart:values-cell-range-address="Arkusz1.B6:Arkusz1.SG6" chart:label-cell-address="Arkusz1.A6:Arkusz1.A6" chart:class="chart:line">
            <chart:data-point chart:repeated="5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Training Set Error</text:p>
                <draw:g>
                  <svg:desc>Arkusz1.A5:Arkusz1.A5</svg:desc>
                </draw:g>
              </table:table-cell>
              <table:table-cell office:value-type="float" office:value="1.951462">
                <text:p>1.951462</text:p>
                <draw:g>
                  <svg:desc>Arkusz1.B5:Arkusz1.SG5</svg:desc>
                </draw:g>
              </table:table-cell>
              <table:table-cell office:value-type="float" office:value="1.905319">
                <text:p>1.905319</text:p>
              </table:table-cell>
              <table:table-cell office:value-type="float" office:value="1.806163">
                <text:p>1.806163</text:p>
              </table:table-cell>
              <table:table-cell office:value-type="float" office:value="1.732995">
                <text:p>1.732995</text:p>
              </table:table-cell>
              <table:table-cell office:value-type="float" office:value="1.675043">
                <text:p>1.675043</text:p>
              </table:table-cell>
              <table:table-cell office:value-type="float" office:value="1.61772">
                <text:p>1.61772</text:p>
              </table:table-cell>
              <table:table-cell office:value-type="float" office:value="1.568414">
                <text:p>1.568414</text:p>
              </table:table-cell>
              <table:table-cell office:value-type="float" office:value="1.507344">
                <text:p>1.507344</text:p>
              </table:table-cell>
              <table:table-cell office:value-type="float" office:value="1.450859">
                <text:p>1.450859</text:p>
              </table:table-cell>
              <table:table-cell office:value-type="float" office:value="1.401551">
                <text:p>1.401551</text:p>
              </table:table-cell>
              <table:table-cell office:value-type="float" office:value="1.345073">
                <text:p>1.345073</text:p>
              </table:table-cell>
              <table:table-cell office:value-type="float" office:value="1.313542">
                <text:p>1.313542</text:p>
              </table:table-cell>
              <table:table-cell office:value-type="float" office:value="1.277906">
                <text:p>1.277906</text:p>
              </table:table-cell>
              <table:table-cell office:value-type="float" office:value="1.212554">
                <text:p>1.212554</text:p>
              </table:table-cell>
              <table:table-cell office:value-type="float" office:value="1.193134">
                <text:p>1.193134</text:p>
              </table:table-cell>
              <table:table-cell office:value-type="float" office:value="1.16274">
                <text:p>1.16274</text:p>
              </table:table-cell>
              <table:table-cell office:value-type="float" office:value="1.139476">
                <text:p>1.139476</text:p>
              </table:table-cell>
              <table:table-cell office:value-type="float" office:value="1.10462">
                <text:p>1.10462</text:p>
              </table:table-cell>
              <table:table-cell office:value-type="float" office:value="1.073666">
                <text:p>1.073666</text:p>
              </table:table-cell>
              <table:table-cell office:value-type="float" office:value="1.070837">
                <text:p>1.070837</text:p>
              </table:table-cell>
              <table:table-cell office:value-type="float" office:value="1.041963">
                <text:p>1.041963</text:p>
              </table:table-cell>
              <table:table-cell office:value-type="float" office:value="1.024122">
                <text:p>1.024122</text:p>
              </table:table-cell>
              <table:table-cell office:value-type="float" office:value="0.99857">
                <text:p>0.99857</text:p>
              </table:table-cell>
              <table:table-cell office:value-type="float" office:value="0.980317">
                <text:p>0.980317</text:p>
              </table:table-cell>
              <table:table-cell office:value-type="float" office:value="0.958711">
                <text:p>0.958711</text:p>
              </table:table-cell>
              <table:table-cell office:value-type="float" office:value="0.946707">
                <text:p>0.946707</text:p>
              </table:table-cell>
              <table:table-cell office:value-type="float" office:value="0.939577">
                <text:p>0.939577</text:p>
              </table:table-cell>
              <table:table-cell office:value-type="float" office:value="0.935668">
                <text:p>0.935668</text:p>
              </table:table-cell>
              <table:table-cell office:value-type="float" office:value="0.901729">
                <text:p>0.901729</text:p>
              </table:table-cell>
              <table:table-cell office:value-type="float" office:value="0.892017">
                <text:p>0.892017</text:p>
              </table:table-cell>
              <table:table-cell office:value-type="float" office:value="0.883589">
                <text:p>0.883589</text:p>
              </table:table-cell>
              <table:table-cell office:value-type="float" office:value="0.868029">
                <text:p>0.868029</text:p>
              </table:table-cell>
              <table:table-cell office:value-type="float" office:value="0.871084">
                <text:p>0.871084</text:p>
              </table:table-cell>
              <table:table-cell office:value-type="float" office:value="0.849309">
                <text:p>0.849309</text:p>
              </table:table-cell>
              <table:table-cell office:value-type="float" office:value="0.840176">
                <text:p>0.840176</text:p>
              </table:table-cell>
              <table:table-cell office:value-type="float" office:value="0.834182">
                <text:p>0.834182</text:p>
              </table:table-cell>
              <table:table-cell office:value-type="float" office:value="0.824039">
                <text:p>0.824039</text:p>
              </table:table-cell>
              <table:table-cell office:value-type="float" office:value="0.814008">
                <text:p>0.814008</text:p>
              </table:table-cell>
              <table:table-cell office:value-type="float" office:value="0.807101">
                <text:p>0.807101</text:p>
              </table:table-cell>
              <table:table-cell office:value-type="float" office:value="0.80762">
                <text:p>0.80762</text:p>
              </table:table-cell>
              <table:table-cell office:value-type="float" office:value="0.79631">
                <text:p>0.79631</text:p>
              </table:table-cell>
              <table:table-cell office:value-type="float" office:value="0.80121">
                <text:p>0.80121</text:p>
              </table:table-cell>
              <table:table-cell office:value-type="float" office:value="0.801422">
                <text:p>0.801422</text:p>
              </table:table-cell>
              <table:table-cell office:value-type="float" office:value="0.794626">
                <text:p>0.794626</text:p>
              </table:table-cell>
              <table:table-cell office:value-type="float" office:value="0.791628">
                <text:p>0.791628</text:p>
              </table:table-cell>
              <table:table-cell office:value-type="float" office:value="0.777915">
                <text:p>0.777915</text:p>
              </table:table-cell>
              <table:table-cell office:value-type="float" office:value="0.765049">
                <text:p>0.765049</text:p>
              </table:table-cell>
              <table:table-cell office:value-type="float" office:value="0.753429">
                <text:p>0.753429</text:p>
              </table:table-cell>
              <table:table-cell office:value-type="float" office:value="0.776645">
                <text:p>0.776645</text:p>
              </table:table-cell>
              <table:table-cell office:value-type="float" office:value="0.754899">
                <text:p>0.754899</text:p>
              </table:table-cell>
              <table:table-cell office:value-type="float" office:value="0.758946">
                <text:p>0.758946</text:p>
              </table:table-cell>
              <table:table-cell office:value-type="float" office:value="0.748763">
                <text:p>0.748763</text:p>
              </table:table-cell>
              <table:table-cell office:value-type="float" office:value="0.757096">
                <text:p>0.757096</text:p>
              </table:table-cell>
              <table:table-cell office:value-type="float" office:value="0.747362">
                <text:p>0.747362</text:p>
              </table:table-cell>
              <table:table-cell office:value-type="float" office:value="0.741952">
                <text:p>0.741952</text:p>
              </table:table-cell>
              <table:table-cell office:value-type="float" office:value="0.761957">
                <text:p>0.761957</text:p>
              </table:table-cell>
              <table:table-cell office:value-type="float" office:value="0.748436">
                <text:p>0.748436</text:p>
              </table:table-cell>
              <table:table-cell office:value-type="float" office:value="0.735676">
                <text:p>0.735676</text:p>
              </table:table-cell>
              <table:table-cell office:value-type="float" office:value="0.736358">
                <text:p>0.736358</text:p>
              </table:table-cell>
              <table:table-cell office:value-type="float" office:value="0.733465">
                <text:p>0.733465</text:p>
              </table:table-cell>
              <table:table-cell office:value-type="float" office:value="0.73105">
                <text:p>0.73105</text:p>
              </table:table-cell>
              <table:table-cell office:value-type="float" office:value="0.726308">
                <text:p>0.726308</text:p>
              </table:table-cell>
              <table:table-cell office:value-type="float" office:value="0.732646">
                <text:p>0.732646</text:p>
              </table:table-cell>
              <table:table-cell office:value-type="float" office:value="0.735646">
                <text:p>0.735646</text:p>
              </table:table-cell>
              <table:table-cell office:value-type="float" office:value="0.729684">
                <text:p>0.729684</text:p>
              </table:table-cell>
              <table:table-cell office:value-type="float" office:value="0.7275">
                <text:p>0.7275</text:p>
              </table:table-cell>
              <table:table-cell office:value-type="float" office:value="0.718627">
                <text:p>0.718627</text:p>
              </table:table-cell>
              <table:table-cell office:value-type="float" office:value="0.714908">
                <text:p>0.714908</text:p>
              </table:table-cell>
              <table:table-cell office:value-type="float" office:value="0.72277">
                <text:p>0.72277</text:p>
              </table:table-cell>
              <table:table-cell office:value-type="float" office:value="0.711943">
                <text:p>0.711943</text:p>
              </table:table-cell>
              <table:table-cell office:value-type="float" office:value="0.713516">
                <text:p>0.713516</text:p>
              </table:table-cell>
              <table:table-cell office:value-type="float" office:value="0.715988">
                <text:p>0.715988</text:p>
              </table:table-cell>
              <table:table-cell office:value-type="float" office:value="0.704287">
                <text:p>0.704287</text:p>
              </table:table-cell>
              <table:table-cell office:value-type="float" office:value="0.713498">
                <text:p>0.713498</text:p>
              </table:table-cell>
              <table:table-cell office:value-type="float" office:value="0.710249">
                <text:p>0.710249</text:p>
              </table:table-cell>
              <table:table-cell office:value-type="float" office:value="0.714063">
                <text:p>0.714063</text:p>
              </table:table-cell>
              <table:table-cell office:value-type="float" office:value="0.715123">
                <text:p>0.715123</text:p>
              </table:table-cell>
              <table:table-cell office:value-type="float" office:value="0.710012">
                <text:p>0.710012</text:p>
              </table:table-cell>
              <table:table-cell office:value-type="float" office:value="0.700921">
                <text:p>0.700921</text:p>
              </table:table-cell>
              <table:table-cell office:value-type="float" office:value="0.702331">
                <text:p>0.702331</text:p>
              </table:table-cell>
              <table:table-cell office:value-type="float" office:value="0.701331">
                <text:p>0.701331</text:p>
              </table:table-cell>
              <table:table-cell office:value-type="float" office:value="0.695637">
                <text:p>0.695637</text:p>
              </table:table-cell>
              <table:table-cell office:value-type="float" office:value="0.698724">
                <text:p>0.698724</text:p>
              </table:table-cell>
              <table:table-cell office:value-type="float" office:value="0.699611">
                <text:p>0.699611</text:p>
              </table:table-cell>
              <table:table-cell office:value-type="float" office:value="0.686905">
                <text:p>0.686905</text:p>
              </table:table-cell>
              <table:table-cell office:value-type="float" office:value="0.690623">
                <text:p>0.690623</text:p>
              </table:table-cell>
              <table:table-cell office:value-type="float" office:value="0.695786">
                <text:p>0.695786</text:p>
              </table:table-cell>
              <table:table-cell office:value-type="float" office:value="0.694729">
                <text:p>0.694729</text:p>
              </table:table-cell>
              <table:table-cell office:value-type="float" office:value="0.699872">
                <text:p>0.699872</text:p>
              </table:table-cell>
              <table:table-cell office:value-type="float" office:value="0.694262">
                <text:p>0.694262</text:p>
              </table:table-cell>
              <table:table-cell office:value-type="float" office:value="0.700827">
                <text:p>0.700827</text:p>
              </table:table-cell>
              <table:table-cell office:value-type="float" office:value="0.693324">
                <text:p>0.693324</text:p>
              </table:table-cell>
              <table:table-cell office:value-type="float" office:value="0.690458">
                <text:p>0.690458</text:p>
              </table:table-cell>
              <table:table-cell office:value-type="float" office:value="0.686552">
                <text:p>0.686552</text:p>
              </table:table-cell>
              <table:table-cell office:value-type="float" office:value="0.688627">
                <text:p>0.688627</text:p>
              </table:table-cell>
              <table:table-cell office:value-type="float" office:value="0.689851">
                <text:p>0.689851</text:p>
              </table:table-cell>
              <table:table-cell office:value-type="float" office:value="0.682043">
                <text:p>0.682043</text:p>
              </table:table-cell>
              <table:table-cell office:value-type="float" office:value="0.68939">
                <text:p>0.68939</text:p>
              </table:table-cell>
              <table:table-cell office:value-type="float" office:value="0.686074">
                <text:p>0.686074</text:p>
              </table:table-cell>
              <table:table-cell office:value-type="float" office:value="0.677743">
                <text:p>0.677743</text:p>
              </table:table-cell>
              <table:table-cell office:value-type="float" office:value="0.698437">
                <text:p>0.698437</text:p>
              </table:table-cell>
              <table:table-cell office:value-type="float" office:value="0.691446">
                <text:p>0.691446</text:p>
              </table:table-cell>
              <table:table-cell office:value-type="float" office:value="0.673121">
                <text:p>0.673121</text:p>
              </table:table-cell>
              <table:table-cell office:value-type="float" office:value="0.679485">
                <text:p>0.679485</text:p>
              </table:table-cell>
              <table:table-cell office:value-type="float" office:value="0.67784">
                <text:p>0.67784</text:p>
              </table:table-cell>
              <table:table-cell office:value-type="float" office:value="0.684099">
                <text:p>0.684099</text:p>
              </table:table-cell>
              <table:table-cell office:value-type="float" office:value="0.685139">
                <text:p>0.685139</text:p>
              </table:table-cell>
              <table:table-cell office:value-type="float" office:value="0.665204">
                <text:p>0.665204</text:p>
              </table:table-cell>
              <table:table-cell office:value-type="float" office:value="0.665343">
                <text:p>0.665343</text:p>
              </table:table-cell>
              <table:table-cell office:value-type="float" office:value="0.677954">
                <text:p>0.677954</text:p>
              </table:table-cell>
              <table:table-cell office:value-type="float" office:value="0.688682">
                <text:p>0.688682</text:p>
              </table:table-cell>
              <table:table-cell office:value-type="float" office:value="0.678832">
                <text:p>0.678832</text:p>
              </table:table-cell>
              <table:table-cell office:value-type="float" office:value="0.662271">
                <text:p>0.662271</text:p>
              </table:table-cell>
              <table:table-cell office:value-type="float" office:value="0.675367">
                <text:p>0.675367</text:p>
              </table:table-cell>
              <table:table-cell office:value-type="float" office:value="0.678857">
                <text:p>0.678857</text:p>
              </table:table-cell>
              <table:table-cell office:value-type="float" office:value="0.661188">
                <text:p>0.661188</text:p>
              </table:table-cell>
              <table:table-cell office:value-type="float" office:value="0.680035">
                <text:p>0.680035</text:p>
              </table:table-cell>
              <table:table-cell office:value-type="float" office:value="0.662407">
                <text:p>0.662407</text:p>
              </table:table-cell>
              <table:table-cell office:value-type="float" office:value="0.681273">
                <text:p>0.681273</text:p>
              </table:table-cell>
              <table:table-cell office:value-type="float" office:value="0.667771">
                <text:p>0.667771</text:p>
              </table:table-cell>
              <table:table-cell office:value-type="float" office:value="0.672487">
                <text:p>0.672487</text:p>
              </table:table-cell>
              <table:table-cell office:value-type="float" office:value="0.67336">
                <text:p>0.67336</text:p>
              </table:table-cell>
              <table:table-cell office:value-type="float" office:value="0.678351">
                <text:p>0.678351</text:p>
              </table:table-cell>
              <table:table-cell office:value-type="float" office:value="0.671097">
                <text:p>0.671097</text:p>
              </table:table-cell>
              <table:table-cell office:value-type="float" office:value="0.661325">
                <text:p>0.661325</text:p>
              </table:table-cell>
              <table:table-cell office:value-type="float" office:value="0.658466">
                <text:p>0.658466</text:p>
              </table:table-cell>
              <table:table-cell office:value-type="float" office:value="0.666761">
                <text:p>0.666761</text:p>
              </table:table-cell>
              <table:table-cell office:value-type="float" office:value="0.660047">
                <text:p>0.660047</text:p>
              </table:table-cell>
              <table:table-cell office:value-type="float" office:value="0.659179">
                <text:p>0.659179</text:p>
              </table:table-cell>
              <table:table-cell office:value-type="float" office:value="0.658965">
                <text:p>0.658965</text:p>
              </table:table-cell>
              <table:table-cell office:value-type="float" office:value="0.659381">
                <text:p>0.659381</text:p>
              </table:table-cell>
              <table:table-cell office:value-type="float" office:value="0.664474">
                <text:p>0.664474</text:p>
              </table:table-cell>
              <table:table-cell office:value-type="float" office:value="0.66328">
                <text:p>0.66328</text:p>
              </table:table-cell>
              <table:table-cell office:value-type="float" office:value="0.66256">
                <text:p>0.66256</text:p>
              </table:table-cell>
              <table:table-cell office:value-type="float" office:value="0.656874">
                <text:p>0.656874</text:p>
              </table:table-cell>
              <table:table-cell office:value-type="float" office:value="0.652963">
                <text:p>0.652963</text:p>
              </table:table-cell>
              <table:table-cell office:value-type="float" office:value="0.655441">
                <text:p>0.655441</text:p>
              </table:table-cell>
              <table:table-cell office:value-type="float" office:value="0.658154">
                <text:p>0.658154</text:p>
              </table:table-cell>
              <table:table-cell office:value-type="float" office:value="0.671233">
                <text:p>0.671233</text:p>
              </table:table-cell>
              <table:table-cell office:value-type="float" office:value="0.659399">
                <text:p>0.659399</text:p>
              </table:table-cell>
              <table:table-cell office:value-type="float" office:value="0.649646">
                <text:p>0.649646</text:p>
              </table:table-cell>
              <table:table-cell office:value-type="float" office:value="0.651929">
                <text:p>0.651929</text:p>
              </table:table-cell>
              <table:table-cell office:value-type="float" office:value="0.657419">
                <text:p>0.657419</text:p>
              </table:table-cell>
              <table:table-cell office:value-type="float" office:value="0.646136">
                <text:p>0.646136</text:p>
              </table:table-cell>
              <table:table-cell office:value-type="float" office:value="0.652393">
                <text:p>0.652393</text:p>
              </table:table-cell>
              <table:table-cell office:value-type="float" office:value="0.648535">
                <text:p>0.648535</text:p>
              </table:table-cell>
              <table:table-cell office:value-type="float" office:value="0.653453">
                <text:p>0.653453</text:p>
              </table:table-cell>
              <table:table-cell office:value-type="float" office:value="0.642639">
                <text:p>0.642639</text:p>
              </table:table-cell>
              <table:table-cell office:value-type="float" office:value="0.641668">
                <text:p>0.641668</text:p>
              </table:table-cell>
              <table:table-cell office:value-type="float" office:value="0.638806">
                <text:p>0.638806</text:p>
              </table:table-cell>
              <table:table-cell office:value-type="float" office:value="0.652896">
                <text:p>0.652896</text:p>
              </table:table-cell>
              <table:table-cell office:value-type="float" office:value="0.649181">
                <text:p>0.649181</text:p>
              </table:table-cell>
              <table:table-cell office:value-type="float" office:value="0.644234">
                <text:p>0.644234</text:p>
              </table:table-cell>
              <table:table-cell office:value-type="float" office:value="0.643192">
                <text:p>0.643192</text:p>
              </table:table-cell>
              <table:table-cell office:value-type="float" office:value="0.645399">
                <text:p>0.645399</text:p>
              </table:table-cell>
              <table:table-cell office:value-type="float" office:value="0.644065">
                <text:p>0.644065</text:p>
              </table:table-cell>
              <table:table-cell office:value-type="float" office:value="0.636944">
                <text:p>0.636944</text:p>
              </table:table-cell>
              <table:table-cell office:value-type="float" office:value="0.646623">
                <text:p>0.646623</text:p>
              </table:table-cell>
              <table:table-cell office:value-type="float" office:value="0.646416">
                <text:p>0.646416</text:p>
              </table:table-cell>
              <table:table-cell office:value-type="float" office:value="0.651201">
                <text:p>0.651201</text:p>
              </table:table-cell>
              <table:table-cell office:value-type="float" office:value="0.6418">
                <text:p>0.6418</text:p>
              </table:table-cell>
              <table:table-cell office:value-type="float" office:value="0.633786">
                <text:p>0.633786</text:p>
              </table:table-cell>
              <table:table-cell office:value-type="float" office:value="0.634362">
                <text:p>0.634362</text:p>
              </table:table-cell>
              <table:table-cell office:value-type="float" office:value="0.634261">
                <text:p>0.634261</text:p>
              </table:table-cell>
              <table:table-cell office:value-type="float" office:value="0.635576">
                <text:p>0.635576</text:p>
              </table:table-cell>
              <table:table-cell office:value-type="float" office:value="0.628205">
                <text:p>0.628205</text:p>
              </table:table-cell>
              <table:table-cell office:value-type="float" office:value="0.627304">
                <text:p>0.627304</text:p>
              </table:table-cell>
              <table:table-cell office:value-type="float" office:value="0.634849">
                <text:p>0.634849</text:p>
              </table:table-cell>
              <table:table-cell office:value-type="float" office:value="0.634001">
                <text:p>0.634001</text:p>
              </table:table-cell>
              <table:table-cell office:value-type="float" office:value="0.622335">
                <text:p>0.622335</text:p>
              </table:table-cell>
              <table:table-cell office:value-type="float" office:value="0.619477">
                <text:p>0.619477</text:p>
              </table:table-cell>
              <table:table-cell office:value-type="float" office:value="0.632338">
                <text:p>0.632338</text:p>
              </table:table-cell>
              <table:table-cell office:value-type="float" office:value="0.630105">
                <text:p>0.630105</text:p>
              </table:table-cell>
              <table:table-cell office:value-type="float" office:value="0.628123">
                <text:p>0.628123</text:p>
              </table:table-cell>
              <table:table-cell office:value-type="float" office:value="0.621897">
                <text:p>0.621897</text:p>
              </table:table-cell>
              <table:table-cell office:value-type="float" office:value="0.638128">
                <text:p>0.638128</text:p>
              </table:table-cell>
              <table:table-cell office:value-type="float" office:value="0.622741">
                <text:p>0.622741</text:p>
              </table:table-cell>
              <table:table-cell office:value-type="float" office:value="0.61358">
                <text:p>0.61358</text:p>
              </table:table-cell>
              <table:table-cell office:value-type="float" office:value="0.61027">
                <text:p>0.61027</text:p>
              </table:table-cell>
              <table:table-cell office:value-type="float" office:value="0.630407">
                <text:p>0.630407</text:p>
              </table:table-cell>
              <table:table-cell office:value-type="float" office:value="0.619">
                <text:p>0.619</text:p>
              </table:table-cell>
              <table:table-cell office:value-type="float" office:value="0.626484">
                <text:p>0.626484</text:p>
              </table:table-cell>
              <table:table-cell office:value-type="float" office:value="0.625239">
                <text:p>0.625239</text:p>
              </table:table-cell>
              <table:table-cell office:value-type="float" office:value="0.609946">
                <text:p>0.609946</text:p>
              </table:table-cell>
              <table:table-cell office:value-type="float" office:value="0.613016">
                <text:p>0.613016</text:p>
              </table:table-cell>
              <table:table-cell office:value-type="float" office:value="0.625685">
                <text:p>0.625685</text:p>
              </table:table-cell>
              <table:table-cell office:value-type="float" office:value="0.618395">
                <text:p>0.618395</text:p>
              </table:table-cell>
              <table:table-cell office:value-type="float" office:value="0.620635">
                <text:p>0.620635</text:p>
              </table:table-cell>
              <table:table-cell office:value-type="float" office:value="0.620044">
                <text:p>0.620044</text:p>
              </table:table-cell>
              <table:table-cell office:value-type="float" office:value="0.616334">
                <text:p>0.616334</text:p>
              </table:table-cell>
              <table:table-cell office:value-type="float" office:value="0.613781">
                <text:p>0.613781</text:p>
              </table:table-cell>
              <table:table-cell office:value-type="float" office:value="0.623332">
                <text:p>0.623332</text:p>
              </table:table-cell>
              <table:table-cell office:value-type="float" office:value="0.614566">
                <text:p>0.614566</text:p>
              </table:table-cell>
              <table:table-cell office:value-type="float" office:value="0.615391">
                <text:p>0.615391</text:p>
              </table:table-cell>
              <table:table-cell office:value-type="float" office:value="0.61143">
                <text:p>0.61143</text:p>
              </table:table-cell>
              <table:table-cell office:value-type="float" office:value="0.603907">
                <text:p>0.603907</text:p>
              </table:table-cell>
              <table:table-cell office:value-type="float" office:value="0.617678">
                <text:p>0.617678</text:p>
              </table:table-cell>
              <table:table-cell office:value-type="float" office:value="0.615766">
                <text:p>0.615766</text:p>
              </table:table-cell>
              <table:table-cell office:value-type="float" office:value="0.614314">
                <text:p>0.614314</text:p>
              </table:table-cell>
              <table:table-cell office:value-type="float" office:value="0.602198">
                <text:p>0.602198</text:p>
              </table:table-cell>
              <table:table-cell office:value-type="float" office:value="0.622998">
                <text:p>0.622998</text:p>
              </table:table-cell>
              <table:table-cell office:value-type="float" office:value="0.611232">
                <text:p>0.611232</text:p>
              </table:table-cell>
              <table:table-cell office:value-type="float" office:value="0.600503">
                <text:p>0.600503</text:p>
              </table:table-cell>
              <table:table-cell office:value-type="float" office:value="0.606276">
                <text:p>0.606276</text:p>
              </table:table-cell>
              <table:table-cell office:value-type="float" office:value="0.611944">
                <text:p>0.611944</text:p>
              </table:table-cell>
              <table:table-cell office:value-type="float" office:value="0.614719">
                <text:p>0.614719</text:p>
              </table:table-cell>
              <table:table-cell office:value-type="float" office:value="0.604381">
                <text:p>0.604381</text:p>
              </table:table-cell>
              <table:table-cell office:value-type="float" office:value="0.607111">
                <text:p>0.607111</text:p>
              </table:table-cell>
              <table:table-cell office:value-type="float" office:value="0.595893">
                <text:p>0.595893</text:p>
              </table:table-cell>
              <table:table-cell office:value-type="float" office:value="0.589636">
                <text:p>0.589636</text:p>
              </table:table-cell>
              <table:table-cell office:value-type="float" office:value="0.597978">
                <text:p>0.597978</text:p>
              </table:table-cell>
              <table:table-cell office:value-type="float" office:value="0.598291">
                <text:p>0.598291</text:p>
              </table:table-cell>
              <table:table-cell office:value-type="float" office:value="0.603238">
                <text:p>0.603238</text:p>
              </table:table-cell>
              <table:table-cell office:value-type="float" office:value="0.602398">
                <text:p>0.602398</text:p>
              </table:table-cell>
              <table:table-cell office:value-type="float" office:value="0.596894">
                <text:p>0.596894</text:p>
              </table:table-cell>
              <table:table-cell office:value-type="float" office:value="0.5938">
                <text:p>0.5938</text:p>
              </table:table-cell>
              <table:table-cell office:value-type="float" office:value="0.607461">
                <text:p>0.607461</text:p>
              </table:table-cell>
              <table:table-cell office:value-type="float" office:value="0.597882">
                <text:p>0.597882</text:p>
              </table:table-cell>
              <table:table-cell office:value-type="float" office:value="0.599581">
                <text:p>0.599581</text:p>
              </table:table-cell>
              <table:table-cell office:value-type="float" office:value="0.600447">
                <text:p>0.600447</text:p>
              </table:table-cell>
              <table:table-cell office:value-type="float" office:value="0.592507">
                <text:p>0.592507</text:p>
              </table:table-cell>
              <table:table-cell office:value-type="float" office:value="0.590606">
                <text:p>0.590606</text:p>
              </table:table-cell>
              <table:table-cell office:value-type="float" office:value="0.588566">
                <text:p>0.588566</text:p>
              </table:table-cell>
              <table:table-cell office:value-type="float" office:value="0.592741">
                <text:p>0.592741</text:p>
              </table:table-cell>
              <table:table-cell office:value-type="float" office:value="0.587272">
                <text:p>0.587272</text:p>
              </table:table-cell>
              <table:table-cell office:value-type="float" office:value="0.593184">
                <text:p>0.593184</text:p>
              </table:table-cell>
              <table:table-cell office:value-type="float" office:value="0.590168">
                <text:p>0.590168</text:p>
              </table:table-cell>
              <table:table-cell office:value-type="float" office:value="0.593577">
                <text:p>0.593577</text:p>
              </table:table-cell>
              <table:table-cell office:value-type="float" office:value="0.583156">
                <text:p>0.583156</text:p>
              </table:table-cell>
              <table:table-cell office:value-type="float" office:value="0.596616">
                <text:p>0.596616</text:p>
              </table:table-cell>
              <table:table-cell office:value-type="float" office:value="0.593363">
                <text:p>0.593363</text:p>
              </table:table-cell>
              <table:table-cell office:value-type="float" office:value="0.585493">
                <text:p>0.585493</text:p>
              </table:table-cell>
              <table:table-cell office:value-type="float" office:value="0.592607">
                <text:p>0.592607</text:p>
              </table:table-cell>
              <table:table-cell office:value-type="float" office:value="0.578902">
                <text:p>0.578902</text:p>
              </table:table-cell>
              <table:table-cell office:value-type="float" office:value="0.58391">
                <text:p>0.58391</text:p>
              </table:table-cell>
              <table:table-cell office:value-type="float" office:value="0.584444">
                <text:p>0.584444</text:p>
              </table:table-cell>
              <table:table-cell office:value-type="float" office:value="0.583586">
                <text:p>0.583586</text:p>
              </table:table-cell>
              <table:table-cell office:value-type="float" office:value="0.583103">
                <text:p>0.583103</text:p>
              </table:table-cell>
              <table:table-cell office:value-type="float" office:value="0.576302">
                <text:p>0.576302</text:p>
              </table:table-cell>
              <table:table-cell office:value-type="float" office:value="0.582041">
                <text:p>0.582041</text:p>
              </table:table-cell>
              <table:table-cell office:value-type="float" office:value="0.572492">
                <text:p>0.572492</text:p>
              </table:table-cell>
              <table:table-cell office:value-type="float" office:value="0.584785">
                <text:p>0.584785</text:p>
              </table:table-cell>
              <table:table-cell office:value-type="float" office:value="0.574215">
                <text:p>0.574215</text:p>
              </table:table-cell>
              <table:table-cell office:value-type="float" office:value="0.583898">
                <text:p>0.583898</text:p>
              </table:table-cell>
              <table:table-cell office:value-type="float" office:value="0.581269">
                <text:p>0.581269</text:p>
              </table:table-cell>
              <table:table-cell office:value-type="float" office:value="0.579407">
                <text:p>0.579407</text:p>
              </table:table-cell>
              <table:table-cell office:value-type="float" office:value="0.578386">
                <text:p>0.578386</text:p>
              </table:table-cell>
              <table:table-cell office:value-type="float" office:value="0.57752">
                <text:p>0.57752</text:p>
              </table:table-cell>
              <table:table-cell office:value-type="float" office:value="0.564765">
                <text:p>0.564765</text:p>
              </table:table-cell>
              <table:table-cell office:value-type="float" office:value="0.576694">
                <text:p>0.576694</text:p>
              </table:table-cell>
              <table:table-cell office:value-type="float" office:value="0.572952">
                <text:p>0.572952</text:p>
              </table:table-cell>
              <table:table-cell office:value-type="float" office:value="0.568137">
                <text:p>0.568137</text:p>
              </table:table-cell>
              <table:table-cell office:value-type="float" office:value="0.569929">
                <text:p>0.569929</text:p>
              </table:table-cell>
              <table:table-cell office:value-type="float" office:value="0.573373">
                <text:p>0.573373</text:p>
              </table:table-cell>
              <table:table-cell office:value-type="float" office:value="0.573817">
                <text:p>0.573817</text:p>
              </table:table-cell>
              <table:table-cell office:value-type="float" office:value="0.572499">
                <text:p>0.572499</text:p>
              </table:table-cell>
              <table:table-cell office:value-type="float" office:value="0.577809">
                <text:p>0.577809</text:p>
              </table:table-cell>
              <table:table-cell office:value-type="float" office:value="0.56942">
                <text:p>0.56942</text:p>
              </table:table-cell>
              <table:table-cell office:value-type="float" office:value="0.573769">
                <text:p>0.573769</text:p>
              </table:table-cell>
              <table:table-cell office:value-type="float" office:value="0.566533">
                <text:p>0.566533</text:p>
              </table:table-cell>
              <table:table-cell office:value-type="float" office:value="0.562109">
                <text:p>0.562109</text:p>
              </table:table-cell>
              <table:table-cell office:value-type="float" office:value="0.562106">
                <text:p>0.562106</text:p>
              </table:table-cell>
              <table:table-cell office:value-type="float" office:value="0.570366">
                <text:p>0.570366</text:p>
              </table:table-cell>
              <table:table-cell office:value-type="float" office:value="0.570525">
                <text:p>0.570525</text:p>
              </table:table-cell>
              <table:table-cell office:value-type="float" office:value="0.564624">
                <text:p>0.564624</text:p>
              </table:table-cell>
              <table:table-cell office:value-type="float" office:value="0.557724">
                <text:p>0.557724</text:p>
              </table:table-cell>
              <table:table-cell office:value-type="float" office:value="0.569308">
                <text:p>0.569308</text:p>
              </table:table-cell>
              <table:table-cell office:value-type="float" office:value="0.564817">
                <text:p>0.564817</text:p>
              </table:table-cell>
              <table:table-cell office:value-type="float" office:value="0.555448">
                <text:p>0.555448</text:p>
              </table:table-cell>
              <table:table-cell office:value-type="float" office:value="0.557299">
                <text:p>0.557299</text:p>
              </table:table-cell>
              <table:table-cell office:value-type="float" office:value="0.558304">
                <text:p>0.558304</text:p>
              </table:table-cell>
              <table:table-cell office:value-type="float" office:value="0.563413">
                <text:p>0.563413</text:p>
              </table:table-cell>
              <table:table-cell office:value-type="float" office:value="0.557882">
                <text:p>0.557882</text:p>
              </table:table-cell>
              <table:table-cell office:value-type="float" office:value="0.560415">
                <text:p>0.560415</text:p>
              </table:table-cell>
              <table:table-cell office:value-type="float" office:value="0.560761">
                <text:p>0.560761</text:p>
              </table:table-cell>
              <table:table-cell office:value-type="float" office:value="0.56525">
                <text:p>0.56525</text:p>
              </table:table-cell>
              <table:table-cell office:value-type="float" office:value="0.555567">
                <text:p>0.555567</text:p>
              </table:table-cell>
              <table:table-cell office:value-type="float" office:value="0.552237">
                <text:p>0.552237</text:p>
              </table:table-cell>
              <table:table-cell office:value-type="float" office:value="0.554639">
                <text:p>0.554639</text:p>
              </table:table-cell>
              <table:table-cell office:value-type="float" office:value="0.553138">
                <text:p>0.553138</text:p>
              </table:table-cell>
              <table:table-cell office:value-type="float" office:value="0.557982">
                <text:p>0.557982</text:p>
              </table:table-cell>
              <table:table-cell office:value-type="float" office:value="0.552436">
                <text:p>0.552436</text:p>
              </table:table-cell>
              <table:table-cell office:value-type="float" office:value="0.557998">
                <text:p>0.557998</text:p>
              </table:table-cell>
              <table:table-cell office:value-type="float" office:value="0.556723">
                <text:p>0.556723</text:p>
              </table:table-cell>
              <table:table-cell office:value-type="float" office:value="0.559237">
                <text:p>0.559237</text:p>
              </table:table-cell>
              <table:table-cell office:value-type="float" office:value="0.549936">
                <text:p>0.549936</text:p>
              </table:table-cell>
              <table:table-cell office:value-type="float" office:value="0.559342">
                <text:p>0.559342</text:p>
              </table:table-cell>
              <table:table-cell office:value-type="float" office:value="0.550481">
                <text:p>0.550481</text:p>
              </table:table-cell>
              <table:table-cell office:value-type="float" office:value="0.545103">
                <text:p>0.545103</text:p>
              </table:table-cell>
              <table:table-cell office:value-type="float" office:value="0.559124">
                <text:p>0.559124</text:p>
              </table:table-cell>
              <table:table-cell office:value-type="float" office:value="0.554776">
                <text:p>0.554776</text:p>
              </table:table-cell>
              <table:table-cell office:value-type="float" office:value="0.549259">
                <text:p>0.549259</text:p>
              </table:table-cell>
              <table:table-cell office:value-type="float" office:value="0.554548">
                <text:p>0.554548</text:p>
              </table:table-cell>
              <table:table-cell office:value-type="float" office:value="0.548213">
                <text:p>0.548213</text:p>
              </table:table-cell>
              <table:table-cell office:value-type="float" office:value="0.541576">
                <text:p>0.541576</text:p>
              </table:table-cell>
              <table:table-cell office:value-type="float" office:value="0.550997">
                <text:p>0.550997</text:p>
              </table:table-cell>
              <table:table-cell office:value-type="float" office:value="0.544459">
                <text:p>0.544459</text:p>
              </table:table-cell>
              <table:table-cell office:value-type="float" office:value="0.547403">
                <text:p>0.547403</text:p>
              </table:table-cell>
              <table:table-cell office:value-type="float" office:value="0.553464">
                <text:p>0.553464</text:p>
              </table:table-cell>
              <table:table-cell office:value-type="float" office:value="0.544051">
                <text:p>0.544051</text:p>
              </table:table-cell>
              <table:table-cell office:value-type="float" office:value="0.550309">
                <text:p>0.550309</text:p>
              </table:table-cell>
              <table:table-cell office:value-type="float" office:value="0.542268">
                <text:p>0.542268</text:p>
              </table:table-cell>
              <table:table-cell office:value-type="float" office:value="0.538082">
                <text:p>0.538082</text:p>
              </table:table-cell>
              <table:table-cell office:value-type="float" office:value="0.540003">
                <text:p>0.540003</text:p>
              </table:table-cell>
              <table:table-cell office:value-type="float" office:value="0.543118">
                <text:p>0.543118</text:p>
              </table:table-cell>
              <table:table-cell office:value-type="float" office:value="0.535356">
                <text:p>0.535356</text:p>
              </table:table-cell>
              <table:table-cell office:value-type="float" office:value="0.540337">
                <text:p>0.540337</text:p>
              </table:table-cell>
              <table:table-cell office:value-type="float" office:value="0.545142">
                <text:p>0.545142</text:p>
              </table:table-cell>
              <table:table-cell office:value-type="float" office:value="0.537554">
                <text:p>0.537554</text:p>
              </table:table-cell>
              <table:table-cell office:value-type="float" office:value="0.544964">
                <text:p>0.544964</text:p>
              </table:table-cell>
              <table:table-cell office:value-type="float" office:value="0.53187">
                <text:p>0.53187</text:p>
              </table:table-cell>
              <table:table-cell office:value-type="float" office:value="0.540682">
                <text:p>0.540682</text:p>
              </table:table-cell>
              <table:table-cell office:value-type="float" office:value="0.530197">
                <text:p>0.530197</text:p>
              </table:table-cell>
              <table:table-cell office:value-type="float" office:value="0.540914">
                <text:p>0.540914</text:p>
              </table:table-cell>
              <table:table-cell office:value-type="float" office:value="0.533883">
                <text:p>0.533883</text:p>
              </table:table-cell>
              <table:table-cell office:value-type="float" office:value="0.539885">
                <text:p>0.539885</text:p>
              </table:table-cell>
              <table:table-cell office:value-type="float" office:value="0.529753">
                <text:p>0.529753</text:p>
              </table:table-cell>
              <table:table-cell office:value-type="float" office:value="0.539057">
                <text:p>0.539057</text:p>
              </table:table-cell>
              <table:table-cell office:value-type="float" office:value="0.530825">
                <text:p>0.530825</text:p>
              </table:table-cell>
              <table:table-cell office:value-type="float" office:value="0.53174">
                <text:p>0.53174</text:p>
              </table:table-cell>
              <table:table-cell office:value-type="float" office:value="0.532784">
                <text:p>0.532784</text:p>
              </table:table-cell>
              <table:table-cell office:value-type="float" office:value="0.525579">
                <text:p>0.525579</text:p>
              </table:table-cell>
              <table:table-cell office:value-type="float" office:value="0.524012">
                <text:p>0.524012</text:p>
              </table:table-cell>
              <table:table-cell office:value-type="float" office:value="0.525625">
                <text:p>0.525625</text:p>
              </table:table-cell>
              <table:table-cell office:value-type="float" office:value="0.533022">
                <text:p>0.533022</text:p>
              </table:table-cell>
              <table:table-cell office:value-type="float" office:value="0.525986">
                <text:p>0.525986</text:p>
              </table:table-cell>
              <table:table-cell office:value-type="float" office:value="0.535942">
                <text:p>0.535942</text:p>
              </table:table-cell>
              <table:table-cell office:value-type="float" office:value="0.521631">
                <text:p>0.521631</text:p>
              </table:table-cell>
              <table:table-cell office:value-type="float" office:value="0.536505">
                <text:p>0.536505</text:p>
              </table:table-cell>
              <table:table-cell office:value-type="float" office:value="0.525763">
                <text:p>0.525763</text:p>
              </table:table-cell>
              <table:table-cell office:value-type="float" office:value="0.518037">
                <text:p>0.518037</text:p>
              </table:table-cell>
              <table:table-cell office:value-type="float" office:value="0.524829">
                <text:p>0.524829</text:p>
              </table:table-cell>
              <table:table-cell office:value-type="float" office:value="0.5198">
                <text:p>0.5198</text:p>
              </table:table-cell>
              <table:table-cell office:value-type="float" office:value="0.519182">
                <text:p>0.519182</text:p>
              </table:table-cell>
              <table:table-cell office:value-type="float" office:value="0.523012">
                <text:p>0.523012</text:p>
              </table:table-cell>
              <table:table-cell office:value-type="float" office:value="0.523377">
                <text:p>0.523377</text:p>
              </table:table-cell>
              <table:table-cell office:value-type="float" office:value="0.527898">
                <text:p>0.527898</text:p>
              </table:table-cell>
              <table:table-cell office:value-type="float" office:value="0.522315">
                <text:p>0.522315</text:p>
              </table:table-cell>
              <table:table-cell office:value-type="float" office:value="0.516316">
                <text:p>0.516316</text:p>
              </table:table-cell>
              <table:table-cell office:value-type="float" office:value="0.51238">
                <text:p>0.51238</text:p>
              </table:table-cell>
              <table:table-cell office:value-type="float" office:value="0.517825">
                <text:p>0.517825</text:p>
              </table:table-cell>
              <table:table-cell office:value-type="float" office:value="0.517224">
                <text:p>0.517224</text:p>
              </table:table-cell>
              <table:table-cell office:value-type="float" office:value="0.520644">
                <text:p>0.520644</text:p>
              </table:table-cell>
              <table:table-cell office:value-type="float" office:value="0.526057">
                <text:p>0.526057</text:p>
              </table:table-cell>
              <table:table-cell office:value-type="float" office:value="0.51822">
                <text:p>0.51822</text:p>
              </table:table-cell>
              <table:table-cell office:value-type="float" office:value="0.514">
                <text:p>0.514</text:p>
              </table:table-cell>
              <table:table-cell office:value-type="float" office:value="0.511703">
                <text:p>0.511703</text:p>
              </table:table-cell>
              <table:table-cell office:value-type="float" office:value="0.513399">
                <text:p>0.513399</text:p>
              </table:table-cell>
              <table:table-cell office:value-type="float" office:value="0.516074">
                <text:p>0.516074</text:p>
              </table:table-cell>
              <table:table-cell office:value-type="float" office:value="0.503943">
                <text:p>0.503943</text:p>
              </table:table-cell>
              <table:table-cell office:value-type="float" office:value="0.512892">
                <text:p>0.512892</text:p>
              </table:table-cell>
              <table:table-cell office:value-type="float" office:value="0.509559">
                <text:p>0.509559</text:p>
              </table:table-cell>
              <table:table-cell office:value-type="float" office:value="0.512396">
                <text:p>0.512396</text:p>
              </table:table-cell>
              <table:table-cell office:value-type="float" office:value="0.502894">
                <text:p>0.502894</text:p>
              </table:table-cell>
              <table:table-cell office:value-type="float" office:value="0.506691">
                <text:p>0.506691</text:p>
              </table:table-cell>
              <table:table-cell office:value-type="float" office:value="0.505077">
                <text:p>0.505077</text:p>
              </table:table-cell>
              <table:table-cell office:value-type="float" office:value="0.505506">
                <text:p>0.505506</text:p>
              </table:table-cell>
              <table:table-cell office:value-type="float" office:value="0.499701">
                <text:p>0.499701</text:p>
              </table:table-cell>
              <table:table-cell office:value-type="float" office:value="0.501906">
                <text:p>0.501906</text:p>
              </table:table-cell>
              <table:table-cell office:value-type="float" office:value="0.510216">
                <text:p>0.510216</text:p>
              </table:table-cell>
              <table:table-cell office:value-type="float" office:value="0.499136">
                <text:p>0.499136</text:p>
              </table:table-cell>
              <table:table-cell office:value-type="float" office:value="0.499602">
                <text:p>0.499602</text:p>
              </table:table-cell>
              <table:table-cell office:value-type="float" office:value="0.500029">
                <text:p>0.500029</text:p>
              </table:table-cell>
              <table:table-cell office:value-type="float" office:value="0.502143">
                <text:p>0.502143</text:p>
              </table:table-cell>
              <table:table-cell office:value-type="float" office:value="0.503292">
                <text:p>0.503292</text:p>
              </table:table-cell>
              <table:table-cell office:value-type="float" office:value="0.502628">
                <text:p>0.502628</text:p>
              </table:table-cell>
              <table:table-cell office:value-type="float" office:value="0.501649">
                <text:p>0.501649</text:p>
              </table:table-cell>
              <table:table-cell office:value-type="float" office:value="0.502424">
                <text:p>0.502424</text:p>
              </table:table-cell>
              <table:table-cell office:value-type="float" office:value="0.498473">
                <text:p>0.498473</text:p>
              </table:table-cell>
              <table:table-cell office:value-type="float" office:value="0.500124">
                <text:p>0.500124</text:p>
              </table:table-cell>
              <table:table-cell office:value-type="float" office:value="0.495287">
                <text:p>0.495287</text:p>
              </table:table-cell>
              <table:table-cell office:value-type="float" office:value="0.500794">
                <text:p>0.500794</text:p>
              </table:table-cell>
              <table:table-cell office:value-type="float" office:value="0.501437">
                <text:p>0.501437</text:p>
              </table:table-cell>
              <table:table-cell office:value-type="float" office:value="0.499753">
                <text:p>0.499753</text:p>
              </table:table-cell>
              <table:table-cell office:value-type="float" office:value="0.502132">
                <text:p>0.502132</text:p>
              </table:table-cell>
              <table:table-cell office:value-type="float" office:value="0.493258">
                <text:p>0.493258</text:p>
              </table:table-cell>
              <table:table-cell office:value-type="float" office:value="0.506896">
                <text:p>0.506896</text:p>
              </table:table-cell>
              <table:table-cell office:value-type="float" office:value="0.494721">
                <text:p>0.494721</text:p>
              </table:table-cell>
              <table:table-cell office:value-type="float" office:value="0.48371">
                <text:p>0.48371</text:p>
              </table:table-cell>
              <table:table-cell office:value-type="float" office:value="0.498586">
                <text:p>0.498586</text:p>
              </table:table-cell>
              <table:table-cell office:value-type="float" office:value="0.49158">
                <text:p>0.49158</text:p>
              </table:table-cell>
              <table:table-cell office:value-type="float" office:value="0.490995">
                <text:p>0.490995</text:p>
              </table:table-cell>
              <table:table-cell office:value-type="float" office:value="0.486342">
                <text:p>0.486342</text:p>
              </table:table-cell>
              <table:table-cell office:value-type="float" office:value="0.489428">
                <text:p>0.489428</text:p>
              </table:table-cell>
              <table:table-cell office:value-type="float" office:value="0.493975">
                <text:p>0.493975</text:p>
              </table:table-cell>
              <table:table-cell office:value-type="float" office:value="0.487275">
                <text:p>0.487275</text:p>
              </table:table-cell>
              <table:table-cell office:value-type="float" office:value="0.495264">
                <text:p>0.495264</text:p>
              </table:table-cell>
              <table:table-cell office:value-type="float" office:value="0.482935">
                <text:p>0.482935</text:p>
              </table:table-cell>
              <table:table-cell office:value-type="float" office:value="0.489105">
                <text:p>0.489105</text:p>
              </table:table-cell>
              <table:table-cell office:value-type="float" office:value="0.4966">
                <text:p>0.4966</text:p>
              </table:table-cell>
              <table:table-cell office:value-type="float" office:value="0.486096">
                <text:p>0.486096</text:p>
              </table:table-cell>
              <table:table-cell office:value-type="float" office:value="0.484354">
                <text:p>0.484354</text:p>
              </table:table-cell>
              <table:table-cell office:value-type="float" office:value="0.482153">
                <text:p>0.482153</text:p>
              </table:table-cell>
              <table:table-cell office:value-type="float" office:value="0.489826">
                <text:p>0.489826</text:p>
              </table:table-cell>
              <table:table-cell office:value-type="float" office:value="0.480306">
                <text:p>0.480306</text:p>
              </table:table-cell>
              <table:table-cell office:value-type="float" office:value="0.493202">
                <text:p>0.493202</text:p>
              </table:table-cell>
              <table:table-cell office:value-type="float" office:value="0.489065">
                <text:p>0.489065</text:p>
              </table:table-cell>
              <table:table-cell office:value-type="float" office:value="0.488996">
                <text:p>0.488996</text:p>
              </table:table-cell>
              <table:table-cell office:value-type="float" office:value="0.493894">
                <text:p>0.493894</text:p>
              </table:table-cell>
              <table:table-cell office:value-type="float" office:value="0.48518">
                <text:p>0.48518</text:p>
              </table:table-cell>
              <table:table-cell office:value-type="float" office:value="0.484971">
                <text:p>0.484971</text:p>
              </table:table-cell>
              <table:table-cell office:value-type="float" office:value="0.48154">
                <text:p>0.48154</text:p>
              </table:table-cell>
              <table:table-cell office:value-type="float" office:value="0.472833">
                <text:p>0.472833</text:p>
              </table:table-cell>
              <table:table-cell office:value-type="float" office:value="0.48969">
                <text:p>0.48969</text:p>
              </table:table-cell>
              <table:table-cell office:value-type="float" office:value="0.480302">
                <text:p>0.480302</text:p>
              </table:table-cell>
              <table:table-cell office:value-type="float" office:value="0.487953">
                <text:p>0.487953</text:p>
              </table:table-cell>
              <table:table-cell office:value-type="float" office:value="0.473542">
                <text:p>0.473542</text:p>
              </table:table-cell>
              <table:table-cell office:value-type="float" office:value="0.47945">
                <text:p>0.47945</text:p>
              </table:table-cell>
              <table:table-cell office:value-type="float" office:value="0.472746">
                <text:p>0.472746</text:p>
              </table:table-cell>
              <table:table-cell office:value-type="float" office:value="0.478896">
                <text:p>0.478896</text:p>
              </table:table-cell>
              <table:table-cell office:value-type="float" office:value="0.477748">
                <text:p>0.477748</text:p>
              </table:table-cell>
              <table:table-cell office:value-type="float" office:value="0.478678">
                <text:p>0.478678</text:p>
              </table:table-cell>
              <table:table-cell office:value-type="float" office:value="0.47352">
                <text:p>0.47352</text:p>
              </table:table-cell>
              <table:table-cell office:value-type="float" office:value="0.478939">
                <text:p>0.478939</text:p>
              </table:table-cell>
              <table:table-cell office:value-type="float" office:value="0.484557">
                <text:p>0.484557</text:p>
              </table:table-cell>
              <table:table-cell office:value-type="float" office:value="0.470324">
                <text:p>0.470324</text:p>
              </table:table-cell>
              <table:table-cell office:value-type="float" office:value="0.482586">
                <text:p>0.482586</text:p>
              </table:table-cell>
              <table:table-cell office:value-type="float" office:value="0.473363">
                <text:p>0.473363</text:p>
              </table:table-cell>
              <table:table-cell office:value-type="float" office:value="0.47396">
                <text:p>0.47396</text:p>
              </table:table-cell>
              <table:table-cell office:value-type="float" office:value="0.472232">
                <text:p>0.472232</text:p>
              </table:table-cell>
              <table:table-cell office:value-type="float" office:value="0.470909">
                <text:p>0.470909</text:p>
              </table:table-cell>
              <table:table-cell office:value-type="float" office:value="0.473146">
                <text:p>0.473146</text:p>
              </table:table-cell>
              <table:table-cell office:value-type="float" office:value="0.474948">
                <text:p>0.474948</text:p>
              </table:table-cell>
              <table:table-cell office:value-type="float" office:value="0.467643">
                <text:p>0.467643</text:p>
              </table:table-cell>
              <table:table-cell office:value-type="float" office:value="0.472254">
                <text:p>0.472254</text:p>
              </table:table-cell>
              <table:table-cell office:value-type="float" office:value="0.471265">
                <text:p>0.471265</text:p>
              </table:table-cell>
              <table:table-cell office:value-type="float" office:value="0.467444">
                <text:p>0.467444</text:p>
              </table:table-cell>
              <table:table-cell office:value-type="float" office:value="0.464482">
                <text:p>0.464482</text:p>
              </table:table-cell>
              <table:table-cell office:value-type="float" office:value="0.46278">
                <text:p>0.46278</text:p>
              </table:table-cell>
              <table:table-cell office:value-type="float" office:value="0.474661">
                <text:p>0.474661</text:p>
              </table:table-cell>
              <table:table-cell office:value-type="float" office:value="0.461528">
                <text:p>0.461528</text:p>
              </table:table-cell>
              <table:table-cell office:value-type="float" office:value="0.472173">
                <text:p>0.472173</text:p>
              </table:table-cell>
              <table:table-cell office:value-type="float" office:value="0.462275">
                <text:p>0.462275</text:p>
              </table:table-cell>
              <table:table-cell office:value-type="float" office:value="0.459483">
                <text:p>0.459483</text:p>
              </table:table-cell>
              <table:table-cell office:value-type="float" office:value="0.463614">
                <text:p>0.463614</text:p>
              </table:table-cell>
              <table:table-cell office:value-type="float" office:value="0.458915">
                <text:p>0.458915</text:p>
              </table:table-cell>
              <table:table-cell office:value-type="float" office:value="0.463993">
                <text:p>0.463993</text:p>
              </table:table-cell>
              <table:table-cell office:value-type="float" office:value="0.463663">
                <text:p>0.463663</text:p>
              </table:table-cell>
              <table:table-cell office:value-type="float" office:value="0.465718">
                <text:p>0.465718</text:p>
              </table:table-cell>
              <table:table-cell office:value-type="float" office:value="0.459952">
                <text:p>0.459952</text:p>
              </table:table-cell>
              <table:table-cell office:value-type="float" office:value="0.455985">
                <text:p>0.455985</text:p>
              </table:table-cell>
              <table:table-cell office:value-type="float" office:value="0.469065">
                <text:p>0.469065</text:p>
              </table:table-cell>
              <table:table-cell office:value-type="float" office:value="0.466603">
                <text:p>0.466603</text:p>
              </table:table-cell>
              <table:table-cell office:value-type="float" office:value="0.468321">
                <text:p>0.468321</text:p>
              </table:table-cell>
              <table:table-cell office:value-type="float" office:value="0.46238">
                <text:p>0.46238</text:p>
              </table:table-cell>
              <table:table-cell office:value-type="float" office:value="0.46417">
                <text:p>0.46417</text:p>
              </table:table-cell>
              <table:table-cell office:value-type="float" office:value="0.458579">
                <text:p>0.458579</text:p>
              </table:table-cell>
              <table:table-cell office:value-type="float" office:value="0.461686">
                <text:p>0.461686</text:p>
              </table:table-cell>
              <table:table-cell office:value-type="float" office:value="0.455311">
                <text:p>0.455311</text:p>
              </table:table-cell>
              <table:table-cell office:value-type="float" office:value="0.459259">
                <text:p>0.459259</text:p>
              </table:table-cell>
              <table:table-cell office:value-type="float" office:value="0.452602">
                <text:p>0.452602</text:p>
              </table:table-cell>
              <table:table-cell office:value-type="float" office:value="0.45519">
                <text:p>0.45519</text:p>
              </table:table-cell>
              <table:table-cell office:value-type="float" office:value="0.452431">
                <text:p>0.452431</text:p>
              </table:table-cell>
              <table:table-cell office:value-type="float" office:value="0.457911">
                <text:p>0.457911</text:p>
              </table:table-cell>
              <table:table-cell office:value-type="float" office:value="0.456192">
                <text:p>0.456192</text:p>
              </table:table-cell>
              <table:table-cell office:value-type="float" office:value="0.457611">
                <text:p>0.457611</text:p>
              </table:table-cell>
              <table:table-cell office:value-type="float" office:value="0.452364">
                <text:p>0.452364</text:p>
              </table:table-cell>
              <table:table-cell office:value-type="float" office:value="0.449737">
                <text:p>0.449737</text:p>
              </table:table-cell>
              <table:table-cell office:value-type="float" office:value="0.451213">
                <text:p>0.451213</text:p>
              </table:table-cell>
              <table:table-cell office:value-type="float" office:value="0.450856">
                <text:p>0.450856</text:p>
              </table:table-cell>
              <table:table-cell office:value-type="float" office:value="0.45053">
                <text:p>0.45053</text:p>
              </table:table-cell>
              <table:table-cell office:value-type="float" office:value="0.446102">
                <text:p>0.446102</text:p>
              </table:table-cell>
              <table:table-cell office:value-type="float" office:value="0.442813">
                <text:p>0.442813</text:p>
              </table:table-cell>
              <table:table-cell office:value-type="float" office:value="0.441049">
                <text:p>0.441049</text:p>
              </table:table-cell>
              <table:table-cell office:value-type="float" office:value="0.446767">
                <text:p>0.446767</text:p>
              </table:table-cell>
              <table:table-cell office:value-type="float" office:value="0.444626">
                <text:p>0.444626</text:p>
              </table:table-cell>
              <table:table-cell office:value-type="float" office:value="0.445813">
                <text:p>0.445813</text:p>
              </table:table-cell>
              <table:table-cell office:value-type="float" office:value="0.44538">
                <text:p>0.44538</text:p>
              </table:table-cell>
              <table:table-cell office:value-type="float" office:value="0.446633">
                <text:p>0.446633</text:p>
              </table:table-cell>
              <table:table-cell office:value-type="float" office:value="0.447227">
                <text:p>0.447227</text:p>
              </table:table-cell>
              <table:table-cell office:value-type="float" office:value="0.442937">
                <text:p>0.442937</text:p>
              </table:table-cell>
              <table:table-cell office:value-type="float" office:value="0.439054">
                <text:p>0.439054</text:p>
              </table:table-cell>
              <table:table-cell office:value-type="float" office:value="0.44273">
                <text:p>0.44273</text:p>
              </table:table-cell>
              <table:table-cell office:value-type="float" office:value="0.445208">
                <text:p>0.445208</text:p>
              </table:table-cell>
              <table:table-cell office:value-type="float" office:value="0.441927">
                <text:p>0.441927</text:p>
              </table:table-cell>
              <table:table-cell office:value-type="float" office:value="0.448233">
                <text:p>0.448233</text:p>
              </table:table-cell>
              <table:table-cell office:value-type="float" office:value="0.443103">
                <text:p>0.443103</text:p>
              </table:table-cell>
              <table:table-cell office:value-type="float" office:value="0.441575">
                <text:p>0.441575</text:p>
              </table:table-cell>
              <table:table-cell office:value-type="float" office:value="0.443831">
                <text:p>0.443831</text:p>
              </table:table-cell>
              <table:table-cell office:value-type="float" office:value="0.439275">
                <text:p>0.439275</text:p>
              </table:table-cell>
              <table:table-cell office:value-type="float" office:value="0.440269">
                <text:p>0.440269</text:p>
              </table:table-cell>
              <table:table-cell office:value-type="float" office:value="0.436048">
                <text:p>0.436048</text:p>
              </table:table-cell>
              <table:table-cell office:value-type="float" office:value="0.436965">
                <text:p>0.436965</text:p>
              </table:table-cell>
              <table:table-cell office:value-type="float" office:value="0.439824">
                <text:p>0.439824</text:p>
              </table:table-cell>
              <table:table-cell office:value-type="float" office:value="0.436519">
                <text:p>0.436519</text:p>
              </table:table-cell>
              <table:table-cell office:value-type="float" office:value="0.441839">
                <text:p>0.441839</text:p>
              </table:table-cell>
              <table:table-cell office:value-type="float" office:value="0.437014">
                <text:p>0.437014</text:p>
              </table:table-cell>
              <table:table-cell office:value-type="float" office:value="0.439312">
                <text:p>0.439312</text:p>
              </table:table-cell>
              <table:table-cell office:value-type="float" office:value="0.446824">
                <text:p>0.446824</text:p>
              </table:table-cell>
              <table:table-cell office:value-type="float" office:value="0.439614">
                <text:p>0.439614</text:p>
              </table:table-cell>
              <table:table-cell office:value-type="float" office:value="0.437273">
                <text:p>0.437273</text:p>
              </table:table-cell>
              <table:table-cell office:value-type="float" office:value="0.43114">
                <text:p>0.43114</text:p>
              </table:table-cell>
              <table:table-cell office:value-type="float" office:value="0.435547">
                <text:p>0.435547</text:p>
              </table:table-cell>
              <table:table-cell office:value-type="float" office:value="0.435791">
                <text:p>0.435791</text:p>
              </table:table-cell>
              <table:table-cell office:value-type="float" office:value="0.435388">
                <text:p>0.435388</text:p>
              </table:table-cell>
              <table:table-cell office:value-type="float" office:value="0.435294">
                <text:p>0.435294</text:p>
              </table:table-cell>
              <table:table-cell office:value-type="float" office:value="0.425231">
                <text:p>0.425231</text:p>
              </table:table-cell>
              <table:table-cell office:value-type="float" office:value="0.432324">
                <text:p>0.432324</text:p>
              </table:table-cell>
              <table:table-cell office:value-type="float" office:value="0.437822">
                <text:p>0.437822</text:p>
              </table:table-cell>
              <table:table-cell office:value-type="float" office:value="0.437395">
                <text:p>0.437395</text:p>
              </table:table-cell>
            </table:table-row>
            <table:table-row>
              <table:table-cell office:value-type="string">
                <text:p>Verifying Set Error</text:p>
                <draw:g>
                  <svg:desc>Arkusz1.A6:Arkusz1.A6</svg:desc>
                </draw:g>
              </table:table-cell>
              <table:table-cell office:value-type="float" office:value="1.976928">
                <text:p>1.976928</text:p>
                <draw:g>
                  <svg:desc>Arkusz1.B6:Arkusz1.SG6</svg:desc>
                </draw:g>
              </table:table-cell>
              <table:table-cell office:value-type="float" office:value="1.809913">
                <text:p>1.809913</text:p>
              </table:table-cell>
              <table:table-cell office:value-type="float" office:value="1.783424">
                <text:p>1.783424</text:p>
              </table:table-cell>
              <table:table-cell office:value-type="float" office:value="1.715374">
                <text:p>1.715374</text:p>
              </table:table-cell>
              <table:table-cell office:value-type="float" office:value="1.628566">
                <text:p>1.628566</text:p>
              </table:table-cell>
              <table:table-cell office:value-type="float" office:value="1.554662">
                <text:p>1.554662</text:p>
              </table:table-cell>
              <table:table-cell office:value-type="float" office:value="1.4746">
                <text:p>1.4746</text:p>
              </table:table-cell>
              <table:table-cell office:value-type="float" office:value="1.434586">
                <text:p>1.434586</text:p>
              </table:table-cell>
              <table:table-cell office:value-type="float" office:value="1.397358">
                <text:p>1.397358</text:p>
              </table:table-cell>
              <table:table-cell office:value-type="float" office:value="1.354843">
                <text:p>1.354843</text:p>
              </table:table-cell>
              <table:table-cell office:value-type="float" office:value="1.340645">
                <text:p>1.340645</text:p>
              </table:table-cell>
              <table:table-cell office:value-type="float" office:value="1.277909">
                <text:p>1.277909</text:p>
              </table:table-cell>
              <table:table-cell office:value-type="float" office:value="1.233238">
                <text:p>1.233238</text:p>
              </table:table-cell>
              <table:table-cell office:value-type="float" office:value="1.267706">
                <text:p>1.267706</text:p>
              </table:table-cell>
              <table:table-cell office:value-type="float" office:value="1.203976">
                <text:p>1.203976</text:p>
              </table:table-cell>
              <table:table-cell office:value-type="float" office:value="1.171691">
                <text:p>1.171691</text:p>
              </table:table-cell>
              <table:table-cell office:value-type="float" office:value="1.129161">
                <text:p>1.129161</text:p>
              </table:table-cell>
              <table:table-cell office:value-type="float" office:value="1.119486">
                <text:p>1.119486</text:p>
              </table:table-cell>
              <table:table-cell office:value-type="float" office:value="1.107715">
                <text:p>1.107715</text:p>
              </table:table-cell>
              <table:table-cell office:value-type="float" office:value="1.035832">
                <text:p>1.035832</text:p>
              </table:table-cell>
              <table:table-cell office:value-type="float" office:value="1.028953">
                <text:p>1.028953</text:p>
              </table:table-cell>
              <table:table-cell office:value-type="float" office:value="1.00194">
                <text:p>1.00194</text:p>
              </table:table-cell>
              <table:table-cell office:value-type="float" office:value="0.997496">
                <text:p>0.997496</text:p>
              </table:table-cell>
              <table:table-cell office:value-type="float" office:value="0.98035">
                <text:p>0.98035</text:p>
              </table:table-cell>
              <table:table-cell office:value-type="float" office:value="0.974996">
                <text:p>0.974996</text:p>
              </table:table-cell>
              <table:table-cell office:value-type="float" office:value="0.951083">
                <text:p>0.951083</text:p>
              </table:table-cell>
              <table:table-cell office:value-type="float" office:value="0.918921">
                <text:p>0.918921</text:p>
              </table:table-cell>
              <table:table-cell office:value-type="float" office:value="0.882493">
                <text:p>0.882493</text:p>
              </table:table-cell>
              <table:table-cell office:value-type="float" office:value="0.918776">
                <text:p>0.918776</text:p>
              </table:table-cell>
              <table:table-cell office:value-type="float" office:value="0.901772">
                <text:p>0.901772</text:p>
              </table:table-cell>
              <table:table-cell office:value-type="float" office:value="0.883972">
                <text:p>0.883972</text:p>
              </table:table-cell>
              <table:table-cell office:value-type="float" office:value="0.885354">
                <text:p>0.885354</text:p>
              </table:table-cell>
              <table:table-cell office:value-type="float" office:value="0.845274">
                <text:p>0.845274</text:p>
              </table:table-cell>
              <table:table-cell office:value-type="float" office:value="0.865022">
                <text:p>0.865022</text:p>
              </table:table-cell>
              <table:table-cell office:value-type="float" office:value="0.856939">
                <text:p>0.856939</text:p>
              </table:table-cell>
              <table:table-cell office:value-type="float" office:value="0.843393">
                <text:p>0.843393</text:p>
              </table:table-cell>
              <table:table-cell office:value-type="float" office:value="0.841593">
                <text:p>0.841593</text:p>
              </table:table-cell>
              <table:table-cell office:value-type="float" office:value="0.840963">
                <text:p>0.840963</text:p>
              </table:table-cell>
              <table:table-cell office:value-type="float" office:value="0.83464">
                <text:p>0.83464</text:p>
              </table:table-cell>
              <table:table-cell office:value-type="float" office:value="0.812384">
                <text:p>0.812384</text:p>
              </table:table-cell>
              <table:table-cell office:value-type="float" office:value="0.81881">
                <text:p>0.81881</text:p>
              </table:table-cell>
              <table:table-cell office:value-type="float" office:value="0.788966">
                <text:p>0.788966</text:p>
              </table:table-cell>
              <table:table-cell office:value-type="float" office:value="0.770903">
                <text:p>0.770903</text:p>
              </table:table-cell>
              <table:table-cell office:value-type="float" office:value="0.769727">
                <text:p>0.769727</text:p>
              </table:table-cell>
              <table:table-cell office:value-type="float" office:value="0.760919">
                <text:p>0.760919</text:p>
              </table:table-cell>
              <table:table-cell office:value-type="float" office:value="0.77817">
                <text:p>0.77817</text:p>
              </table:table-cell>
              <table:table-cell office:value-type="float" office:value="0.794288">
                <text:p>0.794288</text:p>
              </table:table-cell>
              <table:table-cell office:value-type="float" office:value="0.808423">
                <text:p>0.808423</text:p>
              </table:table-cell>
              <table:table-cell office:value-type="float" office:value="0.742024">
                <text:p>0.742024</text:p>
              </table:table-cell>
              <table:table-cell office:value-type="float" office:value="0.780518">
                <text:p>0.780518</text:p>
              </table:table-cell>
              <table:table-cell office:value-type="float" office:value="0.759578">
                <text:p>0.759578</text:p>
              </table:table-cell>
              <table:table-cell office:value-type="float" office:value="0.772722">
                <text:p>0.772722</text:p>
              </table:table-cell>
              <table:table-cell office:value-type="float" office:value="0.743196">
                <text:p>0.743196</text:p>
              </table:table-cell>
              <table:table-cell office:value-type="float" office:value="0.75611">
                <text:p>0.75611</text:p>
              </table:table-cell>
              <table:table-cell office:value-type="float" office:value="0.759382">
                <text:p>0.759382</text:p>
              </table:table-cell>
              <table:table-cell office:value-type="float" office:value="0.704126">
                <text:p>0.704126</text:p>
              </table:table-cell>
              <table:table-cell office:value-type="float" office:value="0.727306">
                <text:p>0.727306</text:p>
              </table:table-cell>
              <table:table-cell office:value-type="float" office:value="0.749031">
                <text:p>0.749031</text:p>
              </table:table-cell>
              <table:table-cell office:value-type="float" office:value="0.739912">
                <text:p>0.739912</text:p>
              </table:table-cell>
              <table:table-cell office:value-type="float" office:value="0.739321">
                <text:p>0.739321</text:p>
              </table:table-cell>
              <table:table-cell office:value-type="float" office:value="0.737952">
                <text:p>0.737952</text:p>
              </table:table-cell>
              <table:table-cell office:value-type="float" office:value="0.74226">
                <text:p>0.74226</text:p>
              </table:table-cell>
              <table:table-cell office:value-type="float" office:value="0.721157">
                <text:p>0.721157</text:p>
              </table:table-cell>
              <table:table-cell office:value-type="float" office:value="0.708004">
                <text:p>0.708004</text:p>
              </table:table-cell>
              <table:table-cell office:value-type="float" office:value="0.716045">
                <text:p>0.716045</text:p>
              </table:table-cell>
              <table:table-cell office:value-type="float" office:value="0.715602">
                <text:p>0.715602</text:p>
              </table:table-cell>
              <table:table-cell office:value-type="float" office:value="0.731109">
                <text:p>0.731109</text:p>
              </table:table-cell>
              <table:table-cell office:value-type="float" office:value="0.73452">
                <text:p>0.73452</text:p>
              </table:table-cell>
              <table:table-cell office:value-type="float" office:value="0.711063">
                <text:p>0.711063</text:p>
              </table:table-cell>
              <table:table-cell office:value-type="float" office:value="0.731394">
                <text:p>0.731394</text:p>
              </table:table-cell>
              <table:table-cell office:value-type="float" office:value="0.723087">
                <text:p>0.723087</text:p>
              </table:table-cell>
              <table:table-cell office:value-type="float" office:value="0.712685">
                <text:p>0.712685</text:p>
              </table:table-cell>
              <table:table-cell office:value-type="float" office:value="0.73541">
                <text:p>0.73541</text:p>
              </table:table-cell>
              <table:table-cell office:value-type="float" office:value="0.709445">
                <text:p>0.709445</text:p>
              </table:table-cell>
              <table:table-cell office:value-type="float" office:value="0.712695">
                <text:p>0.712695</text:p>
              </table:table-cell>
              <table:table-cell office:value-type="float" office:value="0.699748">
                <text:p>0.699748</text:p>
              </table:table-cell>
              <table:table-cell office:value-type="float" office:value="0.693253">
                <text:p>0.693253</text:p>
              </table:table-cell>
              <table:table-cell office:value-type="float" office:value="0.70111">
                <text:p>0.70111</text:p>
              </table:table-cell>
              <table:table-cell office:value-type="float" office:value="0.718448">
                <text:p>0.718448</text:p>
              </table:table-cell>
              <table:table-cell office:value-type="float" office:value="0.711466">
                <text:p>0.711466</text:p>
              </table:table-cell>
              <table:table-cell office:value-type="float" office:value="0.710016">
                <text:p>0.710016</text:p>
              </table:table-cell>
              <table:table-cell office:value-type="float" office:value="0.71972">
                <text:p>0.71972</text:p>
              </table:table-cell>
              <table:table-cell office:value-type="float" office:value="0.709031">
                <text:p>0.709031</text:p>
              </table:table-cell>
              <table:table-cell office:value-type="float" office:value="0.703481">
                <text:p>0.703481</text:p>
              </table:table-cell>
              <table:table-cell office:value-type="float" office:value="0.729759">
                <text:p>0.729759</text:p>
              </table:table-cell>
              <table:table-cell office:value-type="float" office:value="0.717657">
                <text:p>0.717657</text:p>
              </table:table-cell>
              <table:table-cell office:value-type="float" office:value="0.702227">
                <text:p>0.702227</text:p>
              </table:table-cell>
              <table:table-cell office:value-type="float" office:value="0.701406">
                <text:p>0.701406</text:p>
              </table:table-cell>
              <table:table-cell office:value-type="float" office:value="0.68622">
                <text:p>0.68622</text:p>
              </table:table-cell>
              <table:table-cell office:value-type="float" office:value="0.696224">
                <text:p>0.696224</text:p>
              </table:table-cell>
              <table:table-cell office:value-type="float" office:value="0.677844">
                <text:p>0.677844</text:p>
              </table:table-cell>
              <table:table-cell office:value-type="float" office:value="0.692258">
                <text:p>0.692258</text:p>
              </table:table-cell>
              <table:table-cell office:value-type="float" office:value="0.695855">
                <text:p>0.695855</text:p>
              </table:table-cell>
              <table:table-cell office:value-type="float" office:value="0.701923">
                <text:p>0.701923</text:p>
              </table:table-cell>
              <table:table-cell office:value-type="float" office:value="0.694058">
                <text:p>0.694058</text:p>
              </table:table-cell>
              <table:table-cell office:value-type="float" office:value="0.688204">
                <text:p>0.688204</text:p>
              </table:table-cell>
              <table:table-cell office:value-type="float" office:value="0.703473">
                <text:p>0.703473</text:p>
              </table:table-cell>
              <table:table-cell office:value-type="float" office:value="0.683347">
                <text:p>0.683347</text:p>
              </table:table-cell>
              <table:table-cell office:value-type="float" office:value="0.688086">
                <text:p>0.688086</text:p>
              </table:table-cell>
              <table:table-cell office:value-type="float" office:value="0.704672">
                <text:p>0.704672</text:p>
              </table:table-cell>
              <table:table-cell office:value-type="float" office:value="0.653519">
                <text:p>0.653519</text:p>
              </table:table-cell>
              <table:table-cell office:value-type="float" office:value="0.666904">
                <text:p>0.666904</text:p>
              </table:table-cell>
              <table:table-cell office:value-type="float" office:value="0.706749">
                <text:p>0.706749</text:p>
              </table:table-cell>
              <table:table-cell office:value-type="float" office:value="0.689029">
                <text:p>0.689029</text:p>
              </table:table-cell>
              <table:table-cell office:value-type="float" office:value="0.690082">
                <text:p>0.690082</text:p>
              </table:table-cell>
              <table:table-cell office:value-type="float" office:value="0.672715">
                <text:p>0.672715</text:p>
              </table:table-cell>
              <table:table-cell office:value-type="float" office:value="0.667473">
                <text:p>0.667473</text:p>
              </table:table-cell>
              <table:table-cell office:value-type="float" office:value="0.711223">
                <text:p>0.711223</text:p>
              </table:table-cell>
              <table:table-cell office:value-type="float" office:value="0.708179">
                <text:p>0.708179</text:p>
              </table:table-cell>
              <table:table-cell office:value-type="float" office:value="0.676036">
                <text:p>0.676036</text:p>
              </table:table-cell>
              <table:table-cell office:value-type="float" office:value="0.648266">
                <text:p>0.648266</text:p>
              </table:table-cell>
              <table:table-cell office:value-type="float" office:value="0.668517">
                <text:p>0.668517</text:p>
              </table:table-cell>
              <table:table-cell office:value-type="float" office:value="0.704488">
                <text:p>0.704488</text:p>
              </table:table-cell>
              <table:table-cell office:value-type="float" office:value="0.67127">
                <text:p>0.67127</text:p>
              </table:table-cell>
              <table:table-cell office:value-type="float" office:value="0.660409">
                <text:p>0.660409</text:p>
              </table:table-cell>
              <table:table-cell office:value-type="float" office:value="0.698936">
                <text:p>0.698936</text:p>
              </table:table-cell>
              <table:table-cell office:value-type="float" office:value="0.652306">
                <text:p>0.652306</text:p>
              </table:table-cell>
              <table:table-cell office:value-type="float" office:value="0.690758">
                <text:p>0.690758</text:p>
              </table:table-cell>
              <table:table-cell office:value-type="float" office:value="0.644098">
                <text:p>0.644098</text:p>
              </table:table-cell>
              <table:table-cell office:value-type="float" office:value="0.672953">
                <text:p>0.672953</text:p>
              </table:table-cell>
              <table:table-cell office:value-type="float" office:value="0.659336">
                <text:p>0.659336</text:p>
              </table:table-cell>
              <table:table-cell office:value-type="float" office:value="0.654656">
                <text:p>0.654656</text:p>
              </table:table-cell>
              <table:table-cell office:value-type="float" office:value="0.640365">
                <text:p>0.640365</text:p>
              </table:table-cell>
              <table:table-cell office:value-type="float" office:value="0.654645">
                <text:p>0.654645</text:p>
              </table:table-cell>
              <table:table-cell office:value-type="float" office:value="0.674823">
                <text:p>0.674823</text:p>
              </table:table-cell>
              <table:table-cell office:value-type="float" office:value="0.678898">
                <text:p>0.678898</text:p>
              </table:table-cell>
              <table:table-cell office:value-type="float" office:value="0.656968">
                <text:p>0.656968</text:p>
              </table:table-cell>
              <table:table-cell office:value-type="float" office:value="0.670043">
                <text:p>0.670043</text:p>
              </table:table-cell>
              <table:table-cell office:value-type="float" office:value="0.669478">
                <text:p>0.669478</text:p>
              </table:table-cell>
              <table:table-cell office:value-type="float" office:value="0.667379">
                <text:p>0.667379</text:p>
              </table:table-cell>
              <table:table-cell office:value-type="float" office:value="0.663818">
                <text:p>0.663818</text:p>
              </table:table-cell>
              <table:table-cell office:value-type="float" office:value="0.649371">
                <text:p>0.649371</text:p>
              </table:table-cell>
              <table:table-cell office:value-type="float" office:value="0.649574">
                <text:p>0.649574</text:p>
              </table:table-cell>
              <table:table-cell office:value-type="float" office:value="0.648664">
                <text:p>0.648664</text:p>
              </table:table-cell>
              <table:table-cell office:value-type="float" office:value="0.659353">
                <text:p>0.659353</text:p>
              </table:table-cell>
              <table:table-cell office:value-type="float" office:value="0.665938">
                <text:p>0.665938</text:p>
              </table:table-cell>
              <table:table-cell office:value-type="float" office:value="0.657619">
                <text:p>0.657619</text:p>
              </table:table-cell>
              <table:table-cell office:value-type="float" office:value="0.648737">
                <text:p>0.648737</text:p>
              </table:table-cell>
              <table:table-cell office:value-type="float" office:value="0.615648">
                <text:p>0.615648</text:p>
              </table:table-cell>
              <table:table-cell office:value-type="float" office:value="0.640661">
                <text:p>0.640661</text:p>
              </table:table-cell>
              <table:table-cell office:value-type="float" office:value="0.660874">
                <text:p>0.660874</text:p>
              </table:table-cell>
              <table:table-cell office:value-type="float" office:value="0.653027">
                <text:p>0.653027</text:p>
              </table:table-cell>
              <table:table-cell office:value-type="float" office:value="0.637683">
                <text:p>0.637683</text:p>
              </table:table-cell>
              <table:table-cell office:value-type="float" office:value="0.661486">
                <text:p>0.661486</text:p>
              </table:table-cell>
              <table:table-cell office:value-type="float" office:value="0.644382">
                <text:p>0.644382</text:p>
              </table:table-cell>
              <table:table-cell office:value-type="float" office:value="0.650847">
                <text:p>0.650847</text:p>
              </table:table-cell>
              <table:table-cell office:value-type="float" office:value="0.636851">
                <text:p>0.636851</text:p>
              </table:table-cell>
              <table:table-cell office:value-type="float" office:value="0.659569">
                <text:p>0.659569</text:p>
              </table:table-cell>
              <table:table-cell office:value-type="float" office:value="0.659355">
                <text:p>0.659355</text:p>
              </table:table-cell>
              <table:table-cell office:value-type="float" office:value="0.663557">
                <text:p>0.663557</text:p>
              </table:table-cell>
              <table:table-cell office:value-type="float" office:value="0.628184">
                <text:p>0.628184</text:p>
              </table:table-cell>
              <table:table-cell office:value-type="float" office:value="0.634336">
                <text:p>0.634336</text:p>
              </table:table-cell>
              <table:table-cell office:value-type="float" office:value="0.643375">
                <text:p>0.643375</text:p>
              </table:table-cell>
              <table:table-cell office:value-type="float" office:value="0.64332">
                <text:p>0.64332</text:p>
              </table:table-cell>
              <table:table-cell office:value-type="float" office:value="0.635683">
                <text:p>0.635683</text:p>
              </table:table-cell>
              <table:table-cell office:value-type="float" office:value="0.636313">
                <text:p>0.636313</text:p>
              </table:table-cell>
              <table:table-cell office:value-type="float" office:value="0.650451">
                <text:p>0.650451</text:p>
              </table:table-cell>
              <table:table-cell office:value-type="float" office:value="0.625397">
                <text:p>0.625397</text:p>
              </table:table-cell>
              <table:table-cell office:value-type="float" office:value="0.62339">
                <text:p>0.62339</text:p>
              </table:table-cell>
              <table:table-cell office:value-type="float" office:value="0.609726">
                <text:p>0.609726</text:p>
              </table:table-cell>
              <table:table-cell office:value-type="float" office:value="0.62917">
                <text:p>0.62917</text:p>
              </table:table-cell>
              <table:table-cell office:value-type="float" office:value="0.645401">
                <text:p>0.645401</text:p>
              </table:table-cell>
              <table:table-cell office:value-type="float" office:value="0.641611">
                <text:p>0.641611</text:p>
              </table:table-cell>
              <table:table-cell office:value-type="float" office:value="0.639396">
                <text:p>0.639396</text:p>
              </table:table-cell>
              <table:table-cell office:value-type="float" office:value="0.633889">
                <text:p>0.633889</text:p>
              </table:table-cell>
              <table:table-cell office:value-type="float" office:value="0.648624">
                <text:p>0.648624</text:p>
              </table:table-cell>
              <table:table-cell office:value-type="float" office:value="0.648295">
                <text:p>0.648295</text:p>
              </table:table-cell>
              <table:table-cell office:value-type="float" office:value="0.628262">
                <text:p>0.628262</text:p>
              </table:table-cell>
              <table:table-cell office:value-type="float" office:value="0.627792">
                <text:p>0.627792</text:p>
              </table:table-cell>
              <table:table-cell office:value-type="float" office:value="0.652577">
                <text:p>0.652577</text:p>
              </table:table-cell>
              <table:table-cell office:value-type="float" office:value="0.656862">
                <text:p>0.656862</text:p>
              </table:table-cell>
              <table:table-cell office:value-type="float" office:value="0.624447">
                <text:p>0.624447</text:p>
              </table:table-cell>
              <table:table-cell office:value-type="float" office:value="0.627212">
                <text:p>0.627212</text:p>
              </table:table-cell>
              <table:table-cell office:value-type="float" office:value="0.62941">
                <text:p>0.62941</text:p>
              </table:table-cell>
              <table:table-cell office:value-type="float" office:value="0.641522">
                <text:p>0.641522</text:p>
              </table:table-cell>
              <table:table-cell office:value-type="float" office:value="0.601235">
                <text:p>0.601235</text:p>
              </table:table-cell>
              <table:table-cell office:value-type="float" office:value="0.6347">
                <text:p>0.6347</text:p>
              </table:table-cell>
              <table:table-cell office:value-type="float" office:value="0.653685">
                <text:p>0.653685</text:p>
              </table:table-cell>
              <table:table-cell office:value-type="float" office:value="0.659047">
                <text:p>0.659047</text:p>
              </table:table-cell>
              <table:table-cell office:value-type="float" office:value="0.609703">
                <text:p>0.609703</text:p>
              </table:table-cell>
              <table:table-cell office:value-type="float" office:value="0.633893">
                <text:p>0.633893</text:p>
              </table:table-cell>
              <table:table-cell office:value-type="float" office:value="0.614032">
                <text:p>0.614032</text:p>
              </table:table-cell>
              <table:table-cell office:value-type="float" office:value="0.614526">
                <text:p>0.614526</text:p>
              </table:table-cell>
              <table:table-cell office:value-type="float" office:value="0.647811">
                <text:p>0.647811</text:p>
              </table:table-cell>
              <table:table-cell office:value-type="float" office:value="0.638287">
                <text:p>0.638287</text:p>
              </table:table-cell>
              <table:table-cell office:value-type="float" office:value="0.606352">
                <text:p>0.606352</text:p>
              </table:table-cell>
              <table:table-cell office:value-type="float" office:value="0.620959">
                <text:p>0.620959</text:p>
              </table:table-cell>
              <table:table-cell office:value-type="float" office:value="0.613348">
                <text:p>0.613348</text:p>
              </table:table-cell>
              <table:table-cell office:value-type="float" office:value="0.612337">
                <text:p>0.612337</text:p>
              </table:table-cell>
              <table:table-cell office:value-type="float" office:value="0.618611">
                <text:p>0.618611</text:p>
              </table:table-cell>
              <table:table-cell office:value-type="float" office:value="0.622194">
                <text:p>0.622194</text:p>
              </table:table-cell>
              <table:table-cell office:value-type="float" office:value="0.597532">
                <text:p>0.597532</text:p>
              </table:table-cell>
              <table:table-cell office:value-type="float" office:value="0.615595">
                <text:p>0.615595</text:p>
              </table:table-cell>
              <table:table-cell office:value-type="float" office:value="0.611302">
                <text:p>0.611302</text:p>
              </table:table-cell>
              <table:table-cell office:value-type="float" office:value="0.618178">
                <text:p>0.618178</text:p>
              </table:table-cell>
              <table:table-cell office:value-type="float" office:value="0.633382">
                <text:p>0.633382</text:p>
              </table:table-cell>
              <table:table-cell office:value-type="float" office:value="0.598911">
                <text:p>0.598911</text:p>
              </table:table-cell>
              <table:table-cell office:value-type="float" office:value="0.600994">
                <text:p>0.600994</text:p>
              </table:table-cell>
              <table:table-cell office:value-type="float" office:value="0.602018">
                <text:p>0.602018</text:p>
              </table:table-cell>
              <table:table-cell office:value-type="float" office:value="0.62793">
                <text:p>0.62793</text:p>
              </table:table-cell>
              <table:table-cell office:value-type="float" office:value="0.577052">
                <text:p>0.577052</text:p>
              </table:table-cell>
              <table:table-cell office:value-type="float" office:value="0.602124">
                <text:p>0.602124</text:p>
              </table:table-cell>
              <table:table-cell office:value-type="float" office:value="0.624814">
                <text:p>0.624814</text:p>
              </table:table-cell>
              <table:table-cell office:value-type="float" office:value="0.609023">
                <text:p>0.609023</text:p>
              </table:table-cell>
              <table:table-cell office:value-type="float" office:value="0.593461">
                <text:p>0.593461</text:p>
              </table:table-cell>
              <table:table-cell office:value-type="float" office:value="0.584622">
                <text:p>0.584622</text:p>
              </table:table-cell>
              <table:table-cell office:value-type="float" office:value="0.60639">
                <text:p>0.60639</text:p>
              </table:table-cell>
              <table:table-cell office:value-type="float" office:value="0.597685">
                <text:p>0.597685</text:p>
              </table:table-cell>
              <table:table-cell office:value-type="float" office:value="0.621534">
                <text:p>0.621534</text:p>
              </table:table-cell>
              <table:table-cell office:value-type="float" office:value="0.633844">
                <text:p>0.633844</text:p>
              </table:table-cell>
              <table:table-cell office:value-type="float" office:value="0.612099">
                <text:p>0.612099</text:p>
              </table:table-cell>
              <table:table-cell office:value-type="float" office:value="0.609068">
                <text:p>0.609068</text:p>
              </table:table-cell>
              <table:table-cell office:value-type="float" office:value="0.595212">
                <text:p>0.595212</text:p>
              </table:table-cell>
              <table:table-cell office:value-type="float" office:value="0.594855">
                <text:p>0.594855</text:p>
              </table:table-cell>
              <table:table-cell office:value-type="float" office:value="0.605377">
                <text:p>0.605377</text:p>
              </table:table-cell>
              <table:table-cell office:value-type="float" office:value="0.6103">
                <text:p>0.6103</text:p>
              </table:table-cell>
              <table:table-cell office:value-type="float" office:value="0.576125">
                <text:p>0.576125</text:p>
              </table:table-cell>
              <table:table-cell office:value-type="float" office:value="0.596149">
                <text:p>0.596149</text:p>
              </table:table-cell>
              <table:table-cell office:value-type="float" office:value="0.589874">
                <text:p>0.589874</text:p>
              </table:table-cell>
              <table:table-cell office:value-type="float" office:value="0.585543">
                <text:p>0.585543</text:p>
              </table:table-cell>
              <table:table-cell office:value-type="float" office:value="0.601766">
                <text:p>0.601766</text:p>
              </table:table-cell>
              <table:table-cell office:value-type="float" office:value="0.603918">
                <text:p>0.603918</text:p>
              </table:table-cell>
              <table:table-cell office:value-type="float" office:value="0.606404">
                <text:p>0.606404</text:p>
              </table:table-cell>
              <table:table-cell office:value-type="float" office:value="0.594393">
                <text:p>0.594393</text:p>
              </table:table-cell>
              <table:table-cell office:value-type="float" office:value="0.604882">
                <text:p>0.604882</text:p>
              </table:table-cell>
              <table:table-cell office:value-type="float" office:value="0.588818">
                <text:p>0.588818</text:p>
              </table:table-cell>
              <table:table-cell office:value-type="float" office:value="0.593577">
                <text:p>0.593577</text:p>
              </table:table-cell>
              <table:table-cell office:value-type="float" office:value="0.583351">
                <text:p>0.583351</text:p>
              </table:table-cell>
              <table:table-cell office:value-type="float" office:value="0.605388">
                <text:p>0.605388</text:p>
              </table:table-cell>
              <table:table-cell office:value-type="float" office:value="0.571724">
                <text:p>0.571724</text:p>
              </table:table-cell>
              <table:table-cell office:value-type="float" office:value="0.577017">
                <text:p>0.577017</text:p>
              </table:table-cell>
              <table:table-cell office:value-type="float" office:value="0.593101">
                <text:p>0.593101</text:p>
              </table:table-cell>
              <table:table-cell office:value-type="float" office:value="0.574241">
                <text:p>0.574241</text:p>
              </table:table-cell>
              <table:table-cell office:value-type="float" office:value="0.603957">
                <text:p>0.603957</text:p>
              </table:table-cell>
              <table:table-cell office:value-type="float" office:value="0.590032">
                <text:p>0.590032</text:p>
              </table:table-cell>
              <table:table-cell office:value-type="float" office:value="0.586536">
                <text:p>0.586536</text:p>
              </table:table-cell>
              <table:table-cell office:value-type="float" office:value="0.586289">
                <text:p>0.586289</text:p>
              </table:table-cell>
              <table:table-cell office:value-type="float" office:value="0.585181">
                <text:p>0.585181</text:p>
              </table:table-cell>
              <table:table-cell office:value-type="float" office:value="0.598801">
                <text:p>0.598801</text:p>
              </table:table-cell>
              <table:table-cell office:value-type="float" office:value="0.583181">
                <text:p>0.583181</text:p>
              </table:table-cell>
              <table:table-cell office:value-type="float" office:value="0.603231">
                <text:p>0.603231</text:p>
              </table:table-cell>
              <table:table-cell office:value-type="float" office:value="0.572332">
                <text:p>0.572332</text:p>
              </table:table-cell>
              <table:table-cell office:value-type="float" office:value="0.594749">
                <text:p>0.594749</text:p>
              </table:table-cell>
              <table:table-cell office:value-type="float" office:value="0.569933">
                <text:p>0.569933</text:p>
              </table:table-cell>
              <table:table-cell office:value-type="float" office:value="0.573831">
                <text:p>0.573831</text:p>
              </table:table-cell>
              <table:table-cell office:value-type="float" office:value="0.575931">
                <text:p>0.575931</text:p>
              </table:table-cell>
              <table:table-cell office:value-type="float" office:value="0.576089">
                <text:p>0.576089</text:p>
              </table:table-cell>
              <table:table-cell office:value-type="float" office:value="0.57588">
                <text:p>0.57588</text:p>
              </table:table-cell>
              <table:table-cell office:value-type="float" office:value="0.603448">
                <text:p>0.603448</text:p>
              </table:table-cell>
              <table:table-cell office:value-type="float" office:value="0.57341">
                <text:p>0.57341</text:p>
              </table:table-cell>
              <table:table-cell office:value-type="float" office:value="0.579926">
                <text:p>0.579926</text:p>
              </table:table-cell>
              <table:table-cell office:value-type="float" office:value="0.588961">
                <text:p>0.588961</text:p>
              </table:table-cell>
              <table:table-cell office:value-type="float" office:value="0.582591">
                <text:p>0.582591</text:p>
              </table:table-cell>
              <table:table-cell office:value-type="float" office:value="0.572355">
                <text:p>0.572355</text:p>
              </table:table-cell>
              <table:table-cell office:value-type="float" office:value="0.56911">
                <text:p>0.56911</text:p>
              </table:table-cell>
              <table:table-cell office:value-type="float" office:value="0.569978">
                <text:p>0.569978</text:p>
              </table:table-cell>
              <table:table-cell office:value-type="float" office:value="0.555376">
                <text:p>0.555376</text:p>
              </table:table-cell>
              <table:table-cell office:value-type="float" office:value="0.572736">
                <text:p>0.572736</text:p>
              </table:table-cell>
              <table:table-cell office:value-type="float" office:value="0.560388">
                <text:p>0.560388</text:p>
              </table:table-cell>
              <table:table-cell office:value-type="float" office:value="0.575075">
                <text:p>0.575075</text:p>
              </table:table-cell>
              <table:table-cell office:value-type="float" office:value="0.583227">
                <text:p>0.583227</text:p>
              </table:table-cell>
              <table:table-cell office:value-type="float" office:value="0.581066">
                <text:p>0.581066</text:p>
              </table:table-cell>
              <table:table-cell office:value-type="float" office:value="0.559618">
                <text:p>0.559618</text:p>
              </table:table-cell>
              <table:table-cell office:value-type="float" office:value="0.557051">
                <text:p>0.557051</text:p>
              </table:table-cell>
              <table:table-cell office:value-type="float" office:value="0.568631">
                <text:p>0.568631</text:p>
              </table:table-cell>
              <table:table-cell office:value-type="float" office:value="0.582567">
                <text:p>0.582567</text:p>
              </table:table-cell>
              <table:table-cell office:value-type="float" office:value="0.553382">
                <text:p>0.553382</text:p>
              </table:table-cell>
              <table:table-cell office:value-type="float" office:value="0.561671">
                <text:p>0.561671</text:p>
              </table:table-cell>
              <table:table-cell office:value-type="float" office:value="0.581366">
                <text:p>0.581366</text:p>
              </table:table-cell>
              <table:table-cell office:value-type="float" office:value="0.574905">
                <text:p>0.574905</text:p>
              </table:table-cell>
              <table:table-cell office:value-type="float" office:value="0.570413">
                <text:p>0.570413</text:p>
              </table:table-cell>
              <table:table-cell office:value-type="float" office:value="0.556339">
                <text:p>0.556339</text:p>
              </table:table-cell>
              <table:table-cell office:value-type="float" office:value="0.567082">
                <text:p>0.567082</text:p>
              </table:table-cell>
              <table:table-cell office:value-type="float" office:value="0.559029">
                <text:p>0.559029</text:p>
              </table:table-cell>
              <table:table-cell office:value-type="float" office:value="0.556055">
                <text:p>0.556055</text:p>
              </table:table-cell>
              <table:table-cell office:value-type="float" office:value="0.543423">
                <text:p>0.543423</text:p>
              </table:table-cell>
              <table:table-cell office:value-type="float" office:value="0.563849">
                <text:p>0.563849</text:p>
              </table:table-cell>
              <table:table-cell office:value-type="float" office:value="0.569485">
                <text:p>0.569485</text:p>
              </table:table-cell>
              <table:table-cell office:value-type="float" office:value="0.561753">
                <text:p>0.561753</text:p>
              </table:table-cell>
              <table:table-cell office:value-type="float" office:value="0.563122">
                <text:p>0.563122</text:p>
              </table:table-cell>
              <table:table-cell office:value-type="float" office:value="0.549681">
                <text:p>0.549681</text:p>
              </table:table-cell>
              <table:table-cell office:value-type="float" office:value="0.560482">
                <text:p>0.560482</text:p>
              </table:table-cell>
              <table:table-cell office:value-type="float" office:value="0.54537">
                <text:p>0.54537</text:p>
              </table:table-cell>
              <table:table-cell office:value-type="float" office:value="0.546198">
                <text:p>0.546198</text:p>
              </table:table-cell>
              <table:table-cell office:value-type="float" office:value="0.538188">
                <text:p>0.538188</text:p>
              </table:table-cell>
              <table:table-cell office:value-type="float" office:value="0.557747">
                <text:p>0.557747</text:p>
              </table:table-cell>
              <table:table-cell office:value-type="float" office:value="0.533676">
                <text:p>0.533676</text:p>
              </table:table-cell>
              <table:table-cell office:value-type="float" office:value="0.552208">
                <text:p>0.552208</text:p>
              </table:table-cell>
              <table:table-cell office:value-type="float" office:value="0.562643">
                <text:p>0.562643</text:p>
              </table:table-cell>
              <table:table-cell office:value-type="float" office:value="0.527811">
                <text:p>0.527811</text:p>
              </table:table-cell>
              <table:table-cell office:value-type="float" office:value="0.53581">
                <text:p>0.53581</text:p>
              </table:table-cell>
              <table:table-cell office:value-type="float" office:value="0.546556">
                <text:p>0.546556</text:p>
              </table:table-cell>
              <table:table-cell office:value-type="float" office:value="0.532093">
                <text:p>0.532093</text:p>
              </table:table-cell>
              <table:table-cell office:value-type="float" office:value="0.544753">
                <text:p>0.544753</text:p>
              </table:table-cell>
              <table:table-cell office:value-type="float" office:value="0.558131">
                <text:p>0.558131</text:p>
              </table:table-cell>
              <table:table-cell office:value-type="float" office:value="0.534055">
                <text:p>0.534055</text:p>
              </table:table-cell>
              <table:table-cell office:value-type="float" office:value="0.547196">
                <text:p>0.547196</text:p>
              </table:table-cell>
              <table:table-cell office:value-type="float" office:value="0.538229">
                <text:p>0.538229</text:p>
              </table:table-cell>
              <table:table-cell office:value-type="float" office:value="0.521974">
                <text:p>0.521974</text:p>
              </table:table-cell>
              <table:table-cell office:value-type="float" office:value="0.54182">
                <text:p>0.54182</text:p>
              </table:table-cell>
              <table:table-cell office:value-type="float" office:value="0.525118">
                <text:p>0.525118</text:p>
              </table:table-cell>
              <table:table-cell office:value-type="float" office:value="0.54177">
                <text:p>0.54177</text:p>
              </table:table-cell>
              <table:table-cell office:value-type="float" office:value="0.549456">
                <text:p>0.549456</text:p>
              </table:table-cell>
              <table:table-cell office:value-type="float" office:value="0.542901">
                <text:p>0.542901</text:p>
              </table:table-cell>
              <table:table-cell office:value-type="float" office:value="0.533552">
                <text:p>0.533552</text:p>
              </table:table-cell>
              <table:table-cell office:value-type="float" office:value="0.549581">
                <text:p>0.549581</text:p>
              </table:table-cell>
              <table:table-cell office:value-type="float" office:value="0.535898">
                <text:p>0.535898</text:p>
              </table:table-cell>
              <table:table-cell office:value-type="float" office:value="0.522599">
                <text:p>0.522599</text:p>
              </table:table-cell>
              <table:table-cell office:value-type="float" office:value="0.538214">
                <text:p>0.538214</text:p>
              </table:table-cell>
              <table:table-cell office:value-type="float" office:value="0.518846">
                <text:p>0.518846</text:p>
              </table:table-cell>
              <table:table-cell office:value-type="float" office:value="0.547315">
                <text:p>0.547315</text:p>
              </table:table-cell>
              <table:table-cell office:value-type="float" office:value="0.524696">
                <text:p>0.524696</text:p>
              </table:table-cell>
              <table:table-cell office:value-type="float" office:value="0.547095">
                <text:p>0.547095</text:p>
              </table:table-cell>
              <table:table-cell office:value-type="float" office:value="0.520037">
                <text:p>0.520037</text:p>
              </table:table-cell>
              <table:table-cell office:value-type="float" office:value="0.534374">
                <text:p>0.534374</text:p>
              </table:table-cell>
              <table:table-cell office:value-type="float" office:value="0.518309">
                <text:p>0.518309</text:p>
              </table:table-cell>
              <table:table-cell office:value-type="float" office:value="0.539881">
                <text:p>0.539881</text:p>
              </table:table-cell>
              <table:table-cell office:value-type="float" office:value="0.516123">
                <text:p>0.516123</text:p>
              </table:table-cell>
              <table:table-cell office:value-type="float" office:value="0.533268">
                <text:p>0.533268</text:p>
              </table:table-cell>
              <table:table-cell office:value-type="float" office:value="0.529086">
                <text:p>0.529086</text:p>
              </table:table-cell>
              <table:table-cell office:value-type="float" office:value="0.524604">
                <text:p>0.524604</text:p>
              </table:table-cell>
              <table:table-cell office:value-type="float" office:value="0.539375">
                <text:p>0.539375</text:p>
              </table:table-cell>
              <table:table-cell office:value-type="float" office:value="0.54101">
                <text:p>0.54101</text:p>
              </table:table-cell>
              <table:table-cell office:value-type="float" office:value="0.535227">
                <text:p>0.535227</text:p>
              </table:table-cell>
              <table:table-cell office:value-type="float" office:value="0.515938">
                <text:p>0.515938</text:p>
              </table:table-cell>
              <table:table-cell office:value-type="float" office:value="0.530313">
                <text:p>0.530313</text:p>
              </table:table-cell>
              <table:table-cell office:value-type="float" office:value="0.505046">
                <text:p>0.505046</text:p>
              </table:table-cell>
              <table:table-cell office:value-type="float" office:value="0.536396">
                <text:p>0.536396</text:p>
              </table:table-cell>
              <table:table-cell office:value-type="float" office:value="0.499667">
                <text:p>0.499667</text:p>
              </table:table-cell>
              <table:table-cell office:value-type="float" office:value="0.522678">
                <text:p>0.522678</text:p>
              </table:table-cell>
              <table:table-cell office:value-type="float" office:value="0.538689">
                <text:p>0.538689</text:p>
              </table:table-cell>
              <table:table-cell office:value-type="float" office:value="0.520839">
                <text:p>0.520839</text:p>
              </table:table-cell>
              <table:table-cell office:value-type="float" office:value="0.53056">
                <text:p>0.53056</text:p>
              </table:table-cell>
              <table:table-cell office:value-type="float" office:value="0.530002">
                <text:p>0.530002</text:p>
              </table:table-cell>
              <table:table-cell office:value-type="float" office:value="0.519062">
                <text:p>0.519062</text:p>
              </table:table-cell>
              <table:table-cell office:value-type="float" office:value="0.516198">
                <text:p>0.516198</text:p>
              </table:table-cell>
              <table:table-cell office:value-type="float" office:value="0.503632">
                <text:p>0.503632</text:p>
              </table:table-cell>
              <table:table-cell office:value-type="float" office:value="0.514634">
                <text:p>0.514634</text:p>
              </table:table-cell>
              <table:table-cell office:value-type="float" office:value="0.526632">
                <text:p>0.526632</text:p>
              </table:table-cell>
              <table:table-cell office:value-type="float" office:value="0.53383">
                <text:p>0.53383</text:p>
              </table:table-cell>
              <table:table-cell office:value-type="float" office:value="0.519146">
                <text:p>0.519146</text:p>
              </table:table-cell>
              <table:table-cell office:value-type="float" office:value="0.518557">
                <text:p>0.518557</text:p>
              </table:table-cell>
              <table:table-cell office:value-type="float" office:value="0.508587">
                <text:p>0.508587</text:p>
              </table:table-cell>
              <table:table-cell office:value-type="float" office:value="0.493947">
                <text:p>0.493947</text:p>
              </table:table-cell>
              <table:table-cell office:value-type="float" office:value="0.510222">
                <text:p>0.510222</text:p>
              </table:table-cell>
              <table:table-cell office:value-type="float" office:value="0.518076">
                <text:p>0.518076</text:p>
              </table:table-cell>
              <table:table-cell office:value-type="float" office:value="0.521465">
                <text:p>0.521465</text:p>
              </table:table-cell>
              <table:table-cell office:value-type="float" office:value="0.515532">
                <text:p>0.515532</text:p>
              </table:table-cell>
              <table:table-cell office:value-type="float" office:value="0.507314">
                <text:p>0.507314</text:p>
              </table:table-cell>
              <table:table-cell office:value-type="float" office:value="0.533648">
                <text:p>0.533648</text:p>
              </table:table-cell>
              <table:table-cell office:value-type="float" office:value="0.510814">
                <text:p>0.510814</text:p>
              </table:table-cell>
              <table:table-cell office:value-type="float" office:value="0.516625">
                <text:p>0.516625</text:p>
              </table:table-cell>
              <table:table-cell office:value-type="float" office:value="0.508039">
                <text:p>0.508039</text:p>
              </table:table-cell>
              <table:table-cell office:value-type="float" office:value="0.528255">
                <text:p>0.528255</text:p>
              </table:table-cell>
              <table:table-cell office:value-type="float" office:value="0.517458">
                <text:p>0.517458</text:p>
              </table:table-cell>
              <table:table-cell office:value-type="float" office:value="0.519277">
                <text:p>0.519277</text:p>
              </table:table-cell>
              <table:table-cell office:value-type="float" office:value="0.516332">
                <text:p>0.516332</text:p>
              </table:table-cell>
              <table:table-cell office:value-type="float" office:value="0.527939">
                <text:p>0.527939</text:p>
              </table:table-cell>
              <table:table-cell office:value-type="float" office:value="0.520879">
                <text:p>0.520879</text:p>
              </table:table-cell>
              <table:table-cell office:value-type="float" office:value="0.499542">
                <text:p>0.499542</text:p>
              </table:table-cell>
              <table:table-cell office:value-type="float" office:value="0.523444">
                <text:p>0.523444</text:p>
              </table:table-cell>
              <table:table-cell office:value-type="float" office:value="0.520436">
                <text:p>0.520436</text:p>
              </table:table-cell>
              <table:table-cell office:value-type="float" office:value="0.517518">
                <text:p>0.517518</text:p>
              </table:table-cell>
              <table:table-cell office:value-type="float" office:value="0.510661">
                <text:p>0.510661</text:p>
              </table:table-cell>
              <table:table-cell office:value-type="float" office:value="0.506046">
                <text:p>0.506046</text:p>
              </table:table-cell>
              <table:table-cell office:value-type="float" office:value="0.505662">
                <text:p>0.505662</text:p>
              </table:table-cell>
              <table:table-cell office:value-type="float" office:value="0.506009">
                <text:p>0.506009</text:p>
              </table:table-cell>
              <table:table-cell office:value-type="float" office:value="0.502273">
                <text:p>0.502273</text:p>
              </table:table-cell>
              <table:table-cell office:value-type="float" office:value="0.509564">
                <text:p>0.509564</text:p>
              </table:table-cell>
              <table:table-cell office:value-type="float" office:value="0.503792">
                <text:p>0.503792</text:p>
              </table:table-cell>
              <table:table-cell office:value-type="float" office:value="0.513159">
                <text:p>0.513159</text:p>
              </table:table-cell>
              <table:table-cell office:value-type="float" office:value="0.498402">
                <text:p>0.498402</text:p>
              </table:table-cell>
              <table:table-cell office:value-type="float" office:value="0.494972">
                <text:p>0.494972</text:p>
              </table:table-cell>
              <table:table-cell office:value-type="float" office:value="0.496977">
                <text:p>0.496977</text:p>
              </table:table-cell>
              <table:table-cell office:value-type="float" office:value="0.489501">
                <text:p>0.489501</text:p>
              </table:table-cell>
              <table:table-cell office:value-type="float" office:value="0.508293">
                <text:p>0.508293</text:p>
              </table:table-cell>
              <table:table-cell office:value-type="float" office:value="0.474551">
                <text:p>0.474551</text:p>
              </table:table-cell>
              <table:table-cell office:value-type="float" office:value="0.501022">
                <text:p>0.501022</text:p>
              </table:table-cell>
              <table:table-cell office:value-type="float" office:value="0.524825">
                <text:p>0.524825</text:p>
              </table:table-cell>
              <table:table-cell office:value-type="float" office:value="0.488237">
                <text:p>0.488237</text:p>
              </table:table-cell>
              <table:table-cell office:value-type="float" office:value="0.502674">
                <text:p>0.502674</text:p>
              </table:table-cell>
              <table:table-cell office:value-type="float" office:value="0.502148">
                <text:p>0.502148</text:p>
              </table:table-cell>
              <table:table-cell office:value-type="float" office:value="0.511125">
                <text:p>0.511125</text:p>
              </table:table-cell>
              <table:table-cell office:value-type="float" office:value="0.502049">
                <text:p>0.502049</text:p>
              </table:table-cell>
              <table:table-cell office:value-type="float" office:value="0.489554">
                <text:p>0.489554</text:p>
              </table:table-cell>
              <table:table-cell office:value-type="float" office:value="0.503294">
                <text:p>0.503294</text:p>
              </table:table-cell>
              <table:table-cell office:value-type="float" office:value="0.48277">
                <text:p>0.48277</text:p>
              </table:table-cell>
              <table:table-cell office:value-type="float" office:value="0.509652">
                <text:p>0.509652</text:p>
              </table:table-cell>
              <table:table-cell office:value-type="float" office:value="0.493389">
                <text:p>0.493389</text:p>
              </table:table-cell>
              <table:table-cell office:value-type="float" office:value="0.474007">
                <text:p>0.474007</text:p>
              </table:table-cell>
              <table:table-cell office:value-type="float" office:value="0.496628">
                <text:p>0.496628</text:p>
              </table:table-cell>
              <table:table-cell office:value-type="float" office:value="0.498822">
                <text:p>0.498822</text:p>
              </table:table-cell>
              <table:table-cell office:value-type="float" office:value="0.502096">
                <text:p>0.502096</text:p>
              </table:table-cell>
              <table:table-cell office:value-type="float" office:value="0.482332">
                <text:p>0.482332</text:p>
              </table:table-cell>
              <table:table-cell office:value-type="float" office:value="0.502671">
                <text:p>0.502671</text:p>
              </table:table-cell>
              <table:table-cell office:value-type="float" office:value="0.470719">
                <text:p>0.470719</text:p>
              </table:table-cell>
              <table:table-cell office:value-type="float" office:value="0.478478">
                <text:p>0.478478</text:p>
              </table:table-cell>
              <table:table-cell office:value-type="float" office:value="0.476759">
                <text:p>0.476759</text:p>
              </table:table-cell>
              <table:table-cell office:value-type="float" office:value="0.46345">
                <text:p>0.46345</text:p>
              </table:table-cell>
              <table:table-cell office:value-type="float" office:value="0.481886">
                <text:p>0.481886</text:p>
              </table:table-cell>
              <table:table-cell office:value-type="float" office:value="0.480512">
                <text:p>0.480512</text:p>
              </table:table-cell>
              <table:table-cell office:value-type="float" office:value="0.486656">
                <text:p>0.486656</text:p>
              </table:table-cell>
              <table:table-cell office:value-type="float" office:value="0.505138">
                <text:p>0.505138</text:p>
              </table:table-cell>
              <table:table-cell office:value-type="float" office:value="0.463956">
                <text:p>0.463956</text:p>
              </table:table-cell>
              <table:table-cell office:value-type="float" office:value="0.48399">
                <text:p>0.48399</text:p>
              </table:table-cell>
              <table:table-cell office:value-type="float" office:value="0.464283">
                <text:p>0.464283</text:p>
              </table:table-cell>
              <table:table-cell office:value-type="float" office:value="0.49605">
                <text:p>0.49605</text:p>
              </table:table-cell>
              <table:table-cell office:value-type="float" office:value="0.480437">
                <text:p>0.480437</text:p>
              </table:table-cell>
              <table:table-cell office:value-type="float" office:value="0.494244">
                <text:p>0.494244</text:p>
              </table:table-cell>
              <table:table-cell office:value-type="float" office:value="0.478073">
                <text:p>0.478073</text:p>
              </table:table-cell>
              <table:table-cell office:value-type="float" office:value="0.478909">
                <text:p>0.478909</text:p>
              </table:table-cell>
              <table:table-cell office:value-type="float" office:value="0.474898">
                <text:p>0.474898</text:p>
              </table:table-cell>
              <table:table-cell office:value-type="float" office:value="0.485098">
                <text:p>0.485098</text:p>
              </table:table-cell>
              <table:table-cell office:value-type="float" office:value="0.47063">
                <text:p>0.47063</text:p>
              </table:table-cell>
              <table:table-cell office:value-type="float" office:value="0.455672">
                <text:p>0.455672</text:p>
              </table:table-cell>
              <table:table-cell office:value-type="float" office:value="0.487037">
                <text:p>0.487037</text:p>
              </table:table-cell>
              <table:table-cell office:value-type="float" office:value="0.456601">
                <text:p>0.456601</text:p>
              </table:table-cell>
              <table:table-cell office:value-type="float" office:value="0.476275">
                <text:p>0.476275</text:p>
              </table:table-cell>
              <table:table-cell office:value-type="float" office:value="0.473064">
                <text:p>0.473064</text:p>
              </table:table-cell>
              <table:table-cell office:value-type="float" office:value="0.475277">
                <text:p>0.475277</text:p>
              </table:table-cell>
              <table:table-cell office:value-type="float" office:value="0.476547">
                <text:p>0.476547</text:p>
              </table:table-cell>
              <table:table-cell office:value-type="float" office:value="0.469515">
                <text:p>0.469515</text:p>
              </table:table-cell>
              <table:table-cell office:value-type="float" office:value="0.463488">
                <text:p>0.463488</text:p>
              </table:table-cell>
              <table:table-cell office:value-type="float" office:value="0.478717">
                <text:p>0.478717</text:p>
              </table:table-cell>
              <table:table-cell office:value-type="float" office:value="0.466152">
                <text:p>0.466152</text:p>
              </table:table-cell>
              <table:table-cell office:value-type="float" office:value="0.466643">
                <text:p>0.466643</text:p>
              </table:table-cell>
              <table:table-cell office:value-type="float" office:value="0.473752">
                <text:p>0.473752</text:p>
              </table:table-cell>
              <table:table-cell office:value-type="float" office:value="0.478874">
                <text:p>0.478874</text:p>
              </table:table-cell>
              <table:table-cell office:value-type="float" office:value="0.481065">
                <text:p>0.481065</text:p>
              </table:table-cell>
              <table:table-cell office:value-type="float" office:value="0.451545">
                <text:p>0.451545</text:p>
              </table:table-cell>
              <table:table-cell office:value-type="float" office:value="0.480379">
                <text:p>0.480379</text:p>
              </table:table-cell>
              <table:table-cell office:value-type="float" office:value="0.453754">
                <text:p>0.453754</text:p>
              </table:table-cell>
              <table:table-cell office:value-type="float" office:value="0.475049">
                <text:p>0.475049</text:p>
              </table:table-cell>
              <table:table-cell office:value-type="float" office:value="0.479791">
                <text:p>0.479791</text:p>
              </table:table-cell>
              <table:table-cell office:value-type="float" office:value="0.468393">
                <text:p>0.468393</text:p>
              </table:table-cell>
              <table:table-cell office:value-type="float" office:value="0.477568">
                <text:p>0.477568</text:p>
              </table:table-cell>
              <table:table-cell office:value-type="float" office:value="0.463948">
                <text:p>0.463948</text:p>
              </table:table-cell>
              <table:table-cell office:value-type="float" office:value="0.462934">
                <text:p>0.462934</text:p>
              </table:table-cell>
              <table:table-cell office:value-type="float" office:value="0.456355">
                <text:p>0.456355</text:p>
              </table:table-cell>
              <table:table-cell office:value-type="float" office:value="0.468026">
                <text:p>0.468026</text:p>
              </table:table-cell>
              <table:table-cell office:value-type="float" office:value="0.47552">
                <text:p>0.47552</text:p>
              </table:table-cell>
              <table:table-cell office:value-type="float" office:value="0.44323">
                <text:p>0.44323</text:p>
              </table:table-cell>
              <table:table-cell office:value-type="float" office:value="0.447176">
                <text:p>0.447176</text:p>
              </table:table-cell>
              <table:table-cell office:value-type="float" office:value="0.44137">
                <text:p>0.44137</text:p>
              </table:table-cell>
              <table:table-cell office:value-type="float" office:value="0.453441">
                <text:p>0.453441</text:p>
              </table:table-cell>
              <table:table-cell office:value-type="float" office:value="0.447484">
                <text:p>0.447484</text:p>
              </table:table-cell>
              <table:table-cell office:value-type="float" office:value="0.458753">
                <text:p>0.458753</text:p>
              </table:table-cell>
              <table:table-cell office:value-type="float" office:value="0.449735">
                <text:p>0.449735</text:p>
              </table:table-cell>
              <table:table-cell office:value-type="float" office:value="0.462851">
                <text:p>0.462851</text:p>
              </table:table-cell>
              <table:table-cell office:value-type="float" office:value="0.451878">
                <text:p>0.451878</text:p>
              </table:table-cell>
              <table:table-cell office:value-type="float" office:value="0.465651">
                <text:p>0.465651</text:p>
              </table:table-cell>
              <table:table-cell office:value-type="float" office:value="0.457872">
                <text:p>0.457872</text:p>
              </table:table-cell>
              <table:table-cell office:value-type="float" office:value="0.462562">
                <text:p>0.462562</text:p>
              </table:table-cell>
              <table:table-cell office:value-type="float" office:value="0.44803">
                <text:p>0.44803</text:p>
              </table:table-cell>
              <table:table-cell office:value-type="float" office:value="0.450283">
                <text:p>0.450283</text:p>
              </table:table-cell>
              <table:table-cell office:value-type="float" office:value="0.445218">
                <text:p>0.445218</text:p>
              </table:table-cell>
              <table:table-cell office:value-type="float" office:value="0.455708">
                <text:p>0.455708</text:p>
              </table:table-cell>
              <table:table-cell office:value-type="float" office:value="0.460118">
                <text:p>0.460118</text:p>
              </table:table-cell>
              <table:table-cell office:value-type="float" office:value="0.454926">
                <text:p>0.454926</text:p>
              </table:table-cell>
              <table:table-cell office:value-type="float" office:value="0.454028">
                <text:p>0.454028</text:p>
              </table:table-cell>
              <table:table-cell office:value-type="float" office:value="0.45306">
                <text:p>0.45306</text:p>
              </table:table-cell>
              <table:table-cell office:value-type="float" office:value="0.461661">
                <text:p>0.461661</text:p>
              </table:table-cell>
              <table:table-cell office:value-type="float" office:value="0.467628">
                <text:p>0.467628</text:p>
              </table:table-cell>
              <table:table-cell office:value-type="float" office:value="0.470043">
                <text:p>0.470043</text:p>
              </table:table-cell>
              <table:table-cell office:value-type="float" office:value="0.455">
                <text:p>0.455</text:p>
              </table:table-cell>
              <table:table-cell office:value-type="float" office:value="0.45828">
                <text:p>0.45828</text:p>
              </table:table-cell>
              <table:table-cell office:value-type="float" office:value="0.453812">
                <text:p>0.453812</text:p>
              </table:table-cell>
              <table:table-cell office:value-type="float" office:value="0.453103">
                <text:p>0.453103</text:p>
              </table:table-cell>
              <table:table-cell office:value-type="float" office:value="0.448473">
                <text:p>0.448473</text:p>
              </table:table-cell>
              <table:table-cell office:value-type="float" office:value="0.445365">
                <text:p>0.445365</text:p>
              </table:table-cell>
              <table:table-cell office:value-type="float" office:value="0.453658">
                <text:p>0.453658</text:p>
              </table:table-cell>
              <table:table-cell office:value-type="float" office:value="0.461021">
                <text:p>0.461021</text:p>
              </table:table-cell>
              <table:table-cell office:value-type="float" office:value="0.45075">
                <text:p>0.45075</text:p>
              </table:table-cell>
              <table:table-cell office:value-type="float" office:value="0.443264">
                <text:p>0.443264</text:p>
              </table:table-cell>
              <table:table-cell office:value-type="float" office:value="0.449213">
                <text:p>0.449213</text:p>
              </table:table-cell>
              <table:table-cell office:value-type="float" office:value="0.432803">
                <text:p>0.432803</text:p>
              </table:table-cell>
              <table:table-cell office:value-type="float" office:value="0.443051">
                <text:p>0.443051</text:p>
              </table:table-cell>
              <table:table-cell office:value-type="float" office:value="0.444915">
                <text:p>0.444915</text:p>
              </table:table-cell>
              <table:table-cell office:value-type="float" office:value="0.43795">
                <text:p>0.43795</text:p>
              </table:table-cell>
              <table:table-cell office:value-type="float" office:value="0.446881">
                <text:p>0.446881</text:p>
              </table:table-cell>
              <table:table-cell office:value-type="float" office:value="0.442872">
                <text:p>0.442872</text:p>
              </table:table-cell>
              <table:table-cell office:value-type="float" office:value="0.451034">
                <text:p>0.451034</text:p>
              </table:table-cell>
              <table:table-cell office:value-type="float" office:value="0.447217">
                <text:p>0.447217</text:p>
              </table:table-cell>
              <table:table-cell office:value-type="float" office:value="0.438862">
                <text:p>0.438862</text:p>
              </table:table-cell>
              <table:table-cell office:value-type="float" office:value="0.444885">
                <text:p>0.444885</text:p>
              </table:table-cell>
              <table:table-cell office:value-type="float" office:value="0.430787">
                <text:p>0.430787</text:p>
              </table:table-cell>
              <table:table-cell office:value-type="float" office:value="0.440352">
                <text:p>0.440352</text:p>
              </table:table-cell>
              <table:table-cell office:value-type="float" office:value="0.433308">
                <text:p>0.433308</text:p>
              </table:table-cell>
              <table:table-cell office:value-type="float" office:value="0.414088">
                <text:p>0.414088</text:p>
              </table:table-cell>
              <table:table-cell office:value-type="float" office:value="0.429199">
                <text:p>0.429199</text:p>
              </table:table-cell>
              <table:table-cell office:value-type="float" office:value="0.432975">
                <text:p>0.432975</text:p>
              </table:table-cell>
              <table:table-cell office:value-type="float" office:value="0.445613">
                <text:p>0.445613</text:p>
              </table:table-cell>
              <table:table-cell office:value-type="float" office:value="0.433673">
                <text:p>0.433673</text:p>
              </table:table-cell>
              <table:table-cell office:value-type="float" office:value="0.431427">
                <text:p>0.431427</text:p>
              </table:table-cell>
              <table:table-cell office:value-type="float" office:value="0.430693">
                <text:p>0.430693</text:p>
              </table:table-cell>
              <table:table-cell office:value-type="float" office:value="0.429239">
                <text:p>0.429239</text:p>
              </table:table-cell>
              <table:table-cell office:value-type="float" office:value="0.45106">
                <text:p>0.45106</text:p>
              </table:table-cell>
              <table:table-cell office:value-type="float" office:value="0.43287">
                <text:p>0.43287</text:p>
              </table:table-cell>
              <table:table-cell office:value-type="float" office:value="0.418371">
                <text:p>0.418371</text:p>
              </table:table-cell>
              <table:table-cell office:value-type="float" office:value="0.417687">
                <text:p>0.4176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